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6728in"/>
    </style:style>
    <style:style style:name="co2" style:family="table-column">
      <style:table-column-properties fo:break-before="auto" style:column-width="1.0189in"/>
    </style:style>
    <style:style style:name="co3" style:family="table-column">
      <style:table-column-properties fo:break-before="auto" style:column-width="1.2634in"/>
    </style:style>
    <style:style style:name="co5" style:family="table-column">
      <style:table-column-properties fo:break-before="auto" style:column-width="0.8752in"/>
    </style:style>
    <style:style style:name="co6" style:family="table-column">
      <style:table-column-properties fo:break-before="auto" style:column-width="5.1307in"/>
    </style:style>
    <style:style style:name="co7" style:family="table-column">
      <style:table-column-properties fo:break-before="auto" style:column-width="3.0772in"/>
    </style:style>
    <style:style style:name="co8" style:family="table-column">
      <style:table-column-properties fo:break-before="auto" style:column-width="1.4661in"/>
    </style:style>
    <style:style style:name="co9" style:family="table-column">
      <style:table-column-properties fo:break-before="auto" style:column-width="2.2091in"/>
    </style:style>
    <style:style style:name="co10" style:family="table-column">
      <style:table-column-properties fo:break-before="auto" style:column-width="0.9953in"/>
    </style:style>
    <style:style style:name="ro1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118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1953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ta3" style:family="table" style:master-page-name="PageStyle_5f_AboutTheData">
      <style:table-properties table:display="true" style:writing-mode="lr-tb" tableooo:tab-color="#ffffff"/>
    </style:style>
    <style:style style:name="ta2" style:family="table" style:master-page-name="PageStyle_5f_PivotTableAnalysis">
      <style:table-properties table:display="true" style:writing-mode="lr-tb" tableooo:tab-color="#ffffff"/>
    </style:style>
    <style:style style:name="ta4" style:family="table" style:master-page-name="PageStyle_5f_ChurchProperty1998-2007">
      <style:table-properties table:display="true" style:writing-mode="lr-tb" tableooo:tab-color="#ffffff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8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Excel_20_Built-in_20_Campo_20_de_20_la_20_tabla_20_dinámica">
      <style:table-cell-properties fo:border-bottom="0.99pt solid #000000" style:cell-protect="protected" style:print-content="tru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Excel_20_Built-in_20_Categoría_20_de_20_la_20_tabla_20_dinámica">
      <style:table-cell-properties fo:border-bottom="none" style:cell-protect="protected" style:print-content="true" style:diagonal-bl-tr="none" style:diagonal-tl-br="none" fo:border-left="2.49pt solid #000000" fo:border-right="0.99pt solid #000000" style:rotation-align="none" fo:border-top="0.9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Excel_20_Built-in_20_Categoría_20_de_20_la_20_tabla_20_dinámica">
      <style:table-cell-properties fo:border-bottom="none" style:cell-protect="protected" style:print-content="tru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Excel_20_Built-in_20_Título_20_de_20_la_20_tabla_20_dinámica">
      <style:table-cell-properties fo:border-bottom="2.49pt solid #000000" style:cell-protect="protected" style:print-content="true" style:diagonal-bl-tr="none" style:diagonal-tl-br="none" fo:border-left="2.49pt solid #000000" fo:border-right="0.99pt solid #000000" style:rotation-align="none" fo:border-top="0.9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Excel_20_Built-in_20_Esquina_20_de_20_la_20_tabla_20_dinámica">
      <style:table-cell-properties fo:border-bottom="0.99pt solid #000000" style:cell-protect="protected" style:print-content="true" style:diagonal-bl-tr="none" style:diagonal-tl-br="none" fo:border-left="0.99pt solid #000000" fo:border-right="2.49pt solid #000000" style:rotation-align="none" fo:border-top="2.49pt solid #000000"/>
    </style:style>
    <style:style style:name="ce8" style:family="table-cell" style:parent-style-name="Excel_20_Built-in_20_Excel_20_Built-in_20_Valor_20_de_20_la_20_tabla_20_dinámica">
      <style:table-cell-properties fo:border-bottom="none" style:cell-protect="protected" style:print-content="true" style:diagonal-bl-tr="none" style:diagonal-tl-br="none" fo:border-left="0.99pt solid #000000" fo:border-right="2.49pt solid #000000" style:rotation-align="none" fo:border-top="0.99pt solid #000000"/>
    </style:style>
    <style:style style:name="ce9" style:family="table-cell" style:parent-style-name="Excel_20_Built-in_20_Excel_20_Built-in_20_Valor_20_de_20_la_20_tabla_20_dinámica">
      <style:table-cell-properties fo:border-bottom="none" style:cell-protect="protected" style:print-content="true" style:diagonal-bl-tr="none" style:diagonal-tl-br="none" fo:border-left="0.99pt solid #000000" fo:border-right="2.49pt solid #000000" style:rotation-align="none" fo:border-top="none"/>
    </style:style>
    <style:style style:name="ce10" style:family="table-cell" style:parent-style-name="Excel_20_Built-in_20_Excel_20_Built-in_20_Valor_20_de_20_la_20_tabla_20_dinámica">
      <style:table-cell-properties fo:border-bottom="0.99pt solid #000000" style:cell-protect="protected" style:print-content="true" style:diagonal-bl-tr="none" style:diagonal-tl-br="none" fo:border-left="0.99pt solid #000000" fo:border-right="2.49pt solid #000000" style:rotation-align="none" fo:border-top="none"/>
    </style:style>
    <style:style style:name="ce11" style:family="table-cell" style:parent-style-name="Excel_20_Built-in_20_Excel_20_Built-in_20_Resultado_20_de_20_la_20_tabla_20_dinámica">
      <style:table-cell-properties fo:border-bottom="2.49pt solid #000000" style:cell-protect="protected" style:print-content="true" style:diagonal-bl-tr="none" style:diagonal-tl-br="none" fo:border-left="0.99pt solid #000000" fo:border-right="2.49pt solid #000000" style:rotation-align="none" fo:border-top="0.99pt solid #000000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0000" style:font-name="Arial" fo:language="none" fo:country="none" style:font-name-asian="Segoe UI" style:language-asian="none" style:country-asian="none" style:font-name-complex="Segoe UI" style:language-complex="none" style:country-complex="none"/>
    </style:style>
    <style:style style:name="ce19" style:family="table-cell" style:parent-style-name="Default" style:data-style-name="N36"/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1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fo:font-size="10pt" fo:country="none" style:country-asian="none" style:country-complex="none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ivotTableAnalysis" table:style-name="ta2" table:print="false">
        <office:forms form:automatic-focus="false" form:apply-design-mode="false"/>
        <table:table-column table:style-name="co2" table:default-cell-style-name="ce5"/>
        <table:table-column table:style-name="co2" table:default-cell-style-name="ce9"/>
        <table:table-column table:style-name="co3" table:number-columns-repeated="15" table:default-cell-style-name="Default"/>
        <table:table-column table:style-name="co5" table:default-cell-style-name="Default"/>
        <table:table-column table:style-name="co4" table:number-columns-repeated="1006" table:default-cell-style-name="Default"/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7">
          <table:table-cell table:style-name="ce3" office:value-type="string" calcext:value-type="string">
            <text:p>Year</text:p>
          </table:table-cell>
          <table:table-cell table:style-name="ce7"/>
          <table:table-cell table:number-columns-repeated="1022"/>
        </table:table-row>
        <table:table-row table:style-name="ro8">
          <table:table-cell table:style-name="ce4" office:value-type="string" calcext:value-type="string">
            <text:p>1998</text:p>
          </table:table-cell>
          <table:table-cell table:style-name="ce8"/>
          <table:table-cell table:number-columns-repeated="1022"/>
        </table:table-row>
        <table:table-row table:style-name="ro7">
          <table:table-cell office:value-type="string" calcext:value-type="string">
            <text:p>1999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2000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2001</text:p>
          </table:table-cell>
          <table:table-cell table:number-columns-repeated="2"/>
          <table:table-cell>
            <draw:frame table:end-cell-address="PivotTableAnalysis.H23" table:end-x="0.4835in" table:end-y="0.0323in" draw:z-index="0" draw:name="Chart 1" draw:style-name="gr1" draw:text-style-name="P1" svg:width="5.2984in" svg:height="3.013in" svg:x="0.2386in" svg:y="0.1244in">
              <draw:object draw:notify-on-update-of-ranges="PivotTableAnalysis.A4:PivotTableAnalysis.A21 PivotTableAnalysis.B3:PivotTableAnalysis.B3 PivotTableAnalysis.A4:PivotTableAnalysis.A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7">
          <table:table-cell office:value-type="string" calcext:value-type="string">
            <text:p>200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2003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2004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2005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2006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2007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2008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2201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2205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8149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8446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8660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DATE</text:p>
          </table:table-cell>
          <table:table-cell table:style-name="ce10"/>
          <table:table-cell table:number-columns-repeated="1022"/>
        </table:table-row>
        <table:table-row table:style-name="ro7">
          <table:table-cell table:style-name="ce6" office:value-type="string" calcext:value-type="string">
            <text:p>Total Resultado</text:p>
          </table:table-cell>
          <table:table-cell table:style-name="ce11"/>
          <table:table-cell table:number-columns-repeated="1022"/>
        </table:table-row>
      </table:table>
      <table:table table:name="ChurchProperty1998-2007" table:style-name="ta4" table:print="false">
        <office:forms form:automatic-focus="false" form:apply-design-mode="false"/>
        <table:table-column table:style-name="co6" table:default-cell-style-name="ce1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1019" table:default-cell-style-name="Default"/>
        <table:table-row table:style-name="ro1">
          <table:table-cell table:style-name="ce12" office:value-type="string" calcext:value-type="string">
            <text:p>Registration Area</text:p>
          </table:table-cell>
          <table:table-cell table:style-name="ce12" office:value-type="string" calcext:value-type="string">
            <text:p>INMUEBLE</text:p>
          </table:table-cell>
          <table:table-cell table:style-name="ce12" office:value-type="string" calcext:value-type="string">
            <text:p>AYUNTAMIENTO</text:p>
          </table:table-cell>
          <table:table-cell table:style-name="ce12" office:value-type="string" calcext:value-type="string">
            <text:p>LOCALIDAD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YEAR</text:p>
          </table:table-cell>
          <table:table-cell table:style-name="ce12" table:number-columns-repeated="1015"/>
          <table:table-cell table:number-columns-repeated="3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an Miguel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Galdeano</text:p>
          </table:table-cell>
          <table:table-cell office:value-type="string" calcext:value-type="string">
            <text:p>14/04/2005</text:p>
          </table:table-cell>
          <table:table-cell table:formula="of:=RIGHT(TRIM([.E2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Julian y Santa Basilisa</text:p>
          </table:table-cell>
          <table:table-cell office:value-type="string" calcext:value-type="string">
            <text:p>Andosilla</text:p>
          </table:table-cell>
          <table:table-cell/>
          <table:table-cell office:value-type="string" calcext:value-type="string">
            <text:p>14/06/2006</text:p>
          </table:table-cell>
          <table:table-cell table:formula="of:=RIGHT(TRIM([.E3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Nuestra Señora de los Remedios</text:p>
          </table:table-cell>
          <table:table-cell office:value-type="string" calcext:value-type="string">
            <text:p>Arroniz</text:p>
          </table:table-cell>
          <table:table-cell/>
          <table:table-cell office:value-type="string" calcext:value-type="string">
            <text:p>21/01/2002</text:p>
          </table:table-cell>
          <table:table-cell table:formula="of:=RIGHT(TRIM([.E4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Arnotegui</text:p>
          </table:table-cell>
          <table:table-cell office:value-type="string" calcext:value-type="string">
            <text:p>Obanos</text:p>
          </table:table-cell>
          <table:table-cell table:number-columns-repeated="2"/>
          <table:table-cell table:formula="of:=RIGHT(TRIM([.E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Bartolome</text:p>
          </table:table-cell>
          <table:table-cell table:style-name="ce14" office:value-type="string" calcext:value-type="string">
            <text:p>Juslapeña</text:p>
          </table:table-cell>
          <table:table-cell table:style-name="ce14" office:value-type="string" calcext:value-type="string">
            <text:p>Beorburu</text:p>
          </table:table-cell>
          <table:table-cell/>
          <table:table-cell table:formula="of:=RIGHT(TRIM([.E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Bartolome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<text:s/>Azpirotz</text:p>
          </table:table-cell>
          <table:table-cell/>
          <table:table-cell table:formula="of:=RIGHT(TRIM([.E7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Bartolome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<text:s/>Gorriti </text:p>
          </table:table-cell>
          <table:table-cell/>
          <table:table-cell table:formula="of:=RIGHT(TRIM([.E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Bartolome</text:p>
          </table:table-cell>
          <table:table-cell office:value-type="string" calcext:value-type="string">
            <text:p>Uharte Araquil</text:p>
          </table:table-cell>
          <table:table-cell table:number-columns-repeated="2"/>
          <table:table-cell table:formula="of:=RIGHT(TRIM([.E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. Cristóbal</text:p>
          </table:table-cell>
          <table:table-cell office:value-type="string" calcext:value-type="string">
            <text:p>Adiós </text:p>
          </table:table-cell>
          <table:table-cell table:number-columns-repeated="2"/>
          <table:table-cell table:formula="of:=RIGHT(TRIM([.E1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Cristóbal</text:p>
          </table:table-cell>
          <table:table-cell office:value-type="string" calcext:value-type="string">
            <text:p>Juslapeña</text:p>
          </table:table-cell>
          <table:table-cell office:value-type="string" calcext:value-type="string">
            <text:p>Osacar </text:p>
          </table:table-cell>
          <table:table-cell/>
          <table:table-cell table:formula="of:=RIGHT(TRIM([.E11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Cristóbal</text:p>
          </table:table-cell>
          <table:table-cell office:value-type="string" calcext:value-type="string">
            <text:p>Atez</text:p>
          </table:table-cell>
          <table:table-cell office:value-type="string" calcext:value-type="string">
            <text:p>Berasain </text:p>
          </table:table-cell>
          <table:table-cell/>
          <table:table-cell table:formula="of:=RIGHT(TRIM([.E12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Cristóbal</text:p>
          </table:table-cell>
          <table:table-cell office:value-type="string" calcext:value-type="string">
            <text:p>Imoz</text:p>
          </table:table-cell>
          <table:table-cell office:value-type="string" calcext:value-type="string">
            <text:p>Oskotz (Oscoz)</text:p>
          </table:table-cell>
          <table:table-cell/>
          <table:table-cell table:formula="of:=RIGHT(TRIM([.E13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Cristóbal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<text:s/>Arruitz</text:p>
          </table:table-cell>
          <table:table-cell/>
          <table:table-cell table:formula="of:=RIGHT(TRIM([.E14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Cristo de Otadia</text:p>
          </table:table-cell>
          <table:table-cell office:value-type="string" calcext:value-type="string">
            <text:p>Alsasua</text:p>
          </table:table-cell>
          <table:table-cell table:number-columns-repeated="2"/>
          <table:table-cell table:formula="of:=RIGHT(TRIM([.E1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de pastos</text:p>
          </table:table-cell>
          <table:table-cell office:value-type="string" calcext:value-type="string">
            <text:p>Araiz</text:p>
          </table:table-cell>
          <table:table-cell office:value-type="string" calcext:value-type="string">
            <text:p>Gainza</text:p>
          </table:table-cell>
          <table:table-cell/>
          <table:table-cell table:formula="of:=RIGHT(TRIM([.E1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Virgen de Velate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Alkotz</text:p>
          </table:table-cell>
          <table:table-cell/>
          <table:table-cell table:formula="of:=RIGHT(TRIM([.E17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Virgen del Pilar</text:p>
          </table:table-cell>
          <table:table-cell office:value-type="string" calcext:value-type="string">
            <text:p>Iturmendi </text:p>
          </table:table-cell>
          <table:table-cell table:number-columns-repeated="2"/>
          <table:table-cell table:formula="of:=RIGHT(TRIM([.E1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Benito – Irimendi</text:p>
          </table:table-cell>
          <table:table-cell office:value-type="string" calcext:value-type="string">
            <text:p>Bacaicoa </text:p>
          </table:table-cell>
          <table:table-cell table:number-columns-repeated="2"/>
          <table:table-cell table:formula="of:=RIGHT(TRIM([.E1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anta Maria Magdalena</text:p>
          </table:table-cell>
          <table:table-cell office:value-type="string" calcext:value-type="string">
            <text:p>Eneriz </text:p>
          </table:table-cell>
          <table:table-cell table:number-columns-repeated="2"/>
          <table:table-cell table:formula="of:=RIGHT(TRIM([.E2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Natividad</text:p>
          </table:table-cell>
          <table:table-cell office:value-type="string" calcext:value-type="string">
            <text:p>Galar</text:p>
          </table:table-cell>
          <table:table-cell office:value-type="string" calcext:value-type="string">
            <text:p>Olaz Subiza</text:p>
          </table:table-cell>
          <table:table-cell/>
          <table:table-cell table:formula="of:=RIGHT(TRIM([.E21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Natividad</text:p>
          </table:table-cell>
          <table:table-cell office:value-type="string" calcext:value-type="string">
            <text:p>Basaburua</text:p>
          </table:table-cell>
          <table:table-cell office:value-type="string" calcext:value-type="string">
            <text:p>Erviti</text:p>
          </table:table-cell>
          <table:table-cell/>
          <table:table-cell table:formula="of:=RIGHT(TRIM([.E22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Natividad</text:p>
          </table:table-cell>
          <table:table-cell office:value-type="string" calcext:value-type="string">
            <text:p>Basaburua</text:p>
          </table:table-cell>
          <table:table-cell office:value-type="string" calcext:value-type="string">
            <text:p>Garzaron</text:p>
          </table:table-cell>
          <table:table-cell/>
          <table:table-cell table:formula="of:=RIGHT(TRIM([.E23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Natividad</text:p>
          </table:table-cell>
          <table:table-cell office:value-type="string" calcext:value-type="string">
            <text:p>Basaburua</text:p>
          </table:table-cell>
          <table:table-cell office:value-type="string" calcext:value-type="string">
            <text:p>Yaben</text:p>
          </table:table-cell>
          <table:table-cell/>
          <table:table-cell table:formula="of:=RIGHT(TRIM([.E24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Natividad</text:p>
          </table:table-cell>
          <table:table-cell office:value-type="string" calcext:value-type="string">
            <text:p>Imoz</text:p>
          </table:table-cell>
          <table:table-cell office:value-type="string" calcext:value-type="string">
            <text:p>Goldaratz </text:p>
          </table:table-cell>
          <table:table-cell/>
          <table:table-cell table:formula="of:=RIGHT(TRIM([.E2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</text:p>
          </table:table-cell>
          <table:table-cell office:value-type="string" calcext:value-type="string">
            <text:p>Iza</text:p>
          </table:table-cell>
          <table:table-cell office:value-type="string" calcext:value-type="string">
            <text:p>Orderiz </text:p>
          </table:table-cell>
          <table:table-cell/>
          <table:table-cell table:formula="of:=RIGHT(TRIM([.E2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Adrian</text:p>
          </table:table-cell>
          <table:table-cell office:value-type="string" calcext:value-type="string">
            <text:p>Ergoyena</text:p>
          </table:table-cell>
          <table:table-cell office:value-type="string" calcext:value-type="string">
            <text:p>Lizarraga</text:p>
          </table:table-cell>
          <table:table-cell/>
          <table:table-cell table:formula="of:=RIGHT(TRIM([.E27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Adrián</text:p>
          </table:table-cell>
          <table:table-cell office:value-type="string" calcext:value-type="string">
            <text:p>Galar </text:p>
          </table:table-cell>
          <table:table-cell office:value-type="string" calcext:value-type="string">
            <text:p>Esquiroz</text:p>
          </table:table-cell>
          <table:table-cell/>
          <table:table-cell table:formula="of:=RIGHT(TRIM([.E2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Andres</text:p>
          </table:table-cell>
          <table:table-cell office:value-type="string" calcext:value-type="string">
            <text:p>Ergoyena</text:p>
          </table:table-cell>
          <table:table-cell office:value-type="string" calcext:value-type="string">
            <text:p>Unanua</text:p>
          </table:table-cell>
          <table:table-cell/>
          <table:table-cell table:formula="of:=RIGHT(TRIM([.E2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Andrés</text:p>
          </table:table-cell>
          <table:table-cell office:value-type="string" calcext:value-type="string">
            <text:p>Adiós</text:p>
          </table:table-cell>
          <table:table-cell table:number-columns-repeated="2"/>
          <table:table-cell table:formula="of:=RIGHT(TRIM([.E3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Andrés</text:p>
          </table:table-cell>
          <table:table-cell office:value-type="string" calcext:value-type="string">
            <text:p>Berrioplano</text:p>
          </table:table-cell>
          <table:table-cell office:value-type="string" calcext:value-type="string">
            <text:p>Añezcar</text:p>
          </table:table-cell>
          <table:table-cell/>
          <table:table-cell table:formula="of:=RIGHT(TRIM([.E31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Andrés</text:p>
          </table:table-cell>
          <table:table-cell office:value-type="string" calcext:value-type="string">
            <text:p>Ezcabarte</text:p>
          </table:table-cell>
          <table:table-cell office:value-type="string" calcext:value-type="string">
            <text:p>Sorauren</text:p>
          </table:table-cell>
          <table:table-cell/>
          <table:table-cell table:formula="of:=RIGHT(TRIM([.E32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Andrés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Zuasti</text:p>
          </table:table-cell>
          <table:table-cell/>
          <table:table-cell table:formula="of:=RIGHT(TRIM([.E33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Andrés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Erice de Iza </text:p>
          </table:table-cell>
          <table:table-cell/>
          <table:table-cell table:formula="of:=RIGHT(TRIM([.E34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Andrés</text:p>
          </table:table-cell>
          <table:table-cell office:value-type="string" calcext:value-type="string">
            <text:p>Araquil</text:p>
          </table:table-cell>
          <table:table-cell office:value-type="string" calcext:value-type="string">
            <text:p>Aizcorbe</text:p>
          </table:table-cell>
          <table:table-cell/>
          <table:table-cell table:formula="of:=RIGHT(TRIM([.E3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Andrés</text:p>
          </table:table-cell>
          <table:table-cell office:value-type="string" calcext:value-type="string">
            <text:p>Araquil</text:p>
          </table:table-cell>
          <table:table-cell office:value-type="string" calcext:value-type="string">
            <text:p>Ecay</text:p>
          </table:table-cell>
          <table:table-cell/>
          <table:table-cell table:formula="of:=RIGHT(TRIM([.E3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Donato</text:p>
          </table:table-cell>
          <table:table-cell office:value-type="string" calcext:value-type="string">
            <text:p>Betelu </text:p>
          </table:table-cell>
          <table:table-cell table:number-columns-repeated="2"/>
          <table:table-cell table:formula="of:=RIGHT(TRIM([.E37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Donato</text:p>
          </table:table-cell>
          <table:table-cell office:value-type="string" calcext:value-type="string">
            <text:p>Ergoyena</text:p>
          </table:table-cell>
          <table:table-cell office:value-type="string" calcext:value-type="string">
            <text:p>Lizarraga</text:p>
          </table:table-cell>
          <table:table-cell/>
          <table:table-cell table:formula="of:=RIGHT(TRIM([.E3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Donato</text:p>
          </table:table-cell>
          <table:table-cell office:value-type="string" calcext:value-type="string">
            <text:p>Uharte Araquil</text:p>
          </table:table-cell>
          <table:table-cell table:number-columns-repeated="2"/>
          <table:table-cell table:formula="of:=RIGHT(TRIM([.E3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Julián</text:p>
          </table:table-cell>
          <table:table-cell office:value-type="string" calcext:value-type="string">
            <text:p>Olza</text:p>
          </table:table-cell>
          <table:table-cell office:value-type="string" calcext:value-type="string">
            <text:p>Ororbia </text:p>
          </table:table-cell>
          <table:table-cell/>
          <table:table-cell table:formula="of:=RIGHT(TRIM([.E4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Julián</text:p>
          </table:table-cell>
          <table:table-cell office:value-type="string" calcext:value-type="string">
            <text:p>Vidaurreta</text:p>
          </table:table-cell>
          <table:table-cell table:number-columns-repeated="2"/>
          <table:table-cell table:formula="of:=RIGHT(TRIM([.E41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. Martin</text:p>
          </table:table-cell>
          <table:table-cell office:value-type="string" calcext:value-type="string">
            <text:p>Añorbe</text:p>
          </table:table-cell>
          <table:table-cell table:number-columns-repeated="2"/>
          <table:table-cell table:formula="of:=RIGHT(TRIM([.E42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Berrioplano </text:p>
          </table:table-cell>
          <table:table-cell office:value-type="string" calcext:value-type="string">
            <text:p>Loza </text:p>
          </table:table-cell>
          <table:table-cell/>
          <table:table-cell table:formula="of:=RIGHT(TRIM([.E43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Ezcabarte </text:p>
          </table:table-cell>
          <table:table-cell office:value-type="string" calcext:value-type="string">
            <text:p>Maquirriain</text:p>
          </table:table-cell>
          <table:table-cell/>
          <table:table-cell table:formula="of:=RIGHT(TRIM([.E44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Galar</text:p>
          </table:table-cell>
          <table:table-cell office:value-type="string" calcext:value-type="string">
            <text:p>Beriain</text:p>
          </table:table-cell>
          <table:table-cell/>
          <table:table-cell table:formula="of:=RIGHT(TRIM([.E4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Galar </text:p>
          </table:table-cell>
          <table:table-cell office:value-type="string" calcext:value-type="string">
            <text:p>Arlegui </text:p>
          </table:table-cell>
          <table:table-cell/>
          <table:table-cell table:formula="of:=RIGHT(TRIM([.E4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table:number-columns-repeated="2" office:value-type="string" calcext:value-type="string">
            <text:p>Galar </text:p>
          </table:table-cell>
          <table:table-cell/>
          <table:table-cell table:formula="of:=RIGHT(TRIM([.E47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Iza</text:p>
          </table:table-cell>
          <table:table-cell/>
          <table:table-cell table:formula="of:=RIGHT(TRIM([.E4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Aritz </text:p>
          </table:table-cell>
          <table:table-cell/>
          <table:table-cell table:formula="of:=RIGHT(TRIM([.E4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Atondo</text:p>
          </table:table-cell>
          <table:table-cell/>
          <table:table-cell table:formula="of:=RIGHT(TRIM([.E5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Sarasa</text:p>
          </table:table-cell>
          <table:table-cell/>
          <table:table-cell table:formula="of:=RIGHT(TRIM([.E51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Juslapeña </text:p>
          </table:table-cell>
          <table:table-cell office:value-type="string" calcext:value-type="string">
            <text:p>Labaz </text:p>
          </table:table-cell>
          <table:table-cell/>
          <table:table-cell table:formula="of:=RIGHT(TRIM([.E52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Juslapeña </text:p>
          </table:table-cell>
          <table:table-cell office:value-type="string" calcext:value-type="string">
            <text:p>Nuin</text:p>
          </table:table-cell>
          <table:table-cell/>
          <table:table-cell table:formula="of:=RIGHT(TRIM([.E53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Odieta </text:p>
          </table:table-cell>
          <table:table-cell office:value-type="string" calcext:value-type="string">
            <text:p>Latasa </text:p>
          </table:table-cell>
          <table:table-cell/>
          <table:table-cell table:formula="of:=RIGHT(TRIM([.E54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Odieta </text:p>
          </table:table-cell>
          <table:table-cell office:value-type="string" calcext:value-type="string">
            <text:p>Ripa</text:p>
          </table:table-cell>
          <table:table-cell/>
          <table:table-cell table:formula="of:=RIGHT(TRIM([.E5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Olaibar </text:p>
          </table:table-cell>
          <table:table-cell office:value-type="string" calcext:value-type="string">
            <text:p>Osacain</text:p>
          </table:table-cell>
          <table:table-cell/>
          <table:table-cell table:formula="of:=RIGHT(TRIM([.E5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Ollo </text:p>
          </table:table-cell>
          <table:table-cell office:value-type="string" calcext:value-type="string">
            <text:p>Senosiain</text:p>
          </table:table-cell>
          <table:table-cell/>
          <table:table-cell table:formula="of:=RIGHT(TRIM([.E57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Ollo </text:p>
          </table:table-cell>
          <table:table-cell office:value-type="string" calcext:value-type="string">
            <text:p>Ulzurrun</text:p>
          </table:table-cell>
          <table:table-cell/>
          <table:table-cell table:formula="of:=RIGHT(TRIM([.E5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Ollo </text:p>
          </table:table-cell>
          <table:table-cell office:value-type="string" calcext:value-type="string">
            <text:p>Beasoain</text:p>
          </table:table-cell>
          <table:table-cell/>
          <table:table-cell table:formula="of:=RIGHT(TRIM([.E5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Olza </text:p>
          </table:table-cell>
          <table:table-cell office:value-type="string" calcext:value-type="string">
            <text:p>Artazcoz </text:p>
          </table:table-cell>
          <table:table-cell/>
          <table:table-cell table:formula="of:=RIGHT(TRIM([.E6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Zabalza </text:p>
          </table:table-cell>
          <table:table-cell office:value-type="string" calcext:value-type="string">
            <text:p>Ubani </text:p>
          </table:table-cell>
          <table:table-cell/>
          <table:table-cell table:formula="of:=RIGHT(TRIM([.E61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Araiz</text:p>
          </table:table-cell>
          <table:table-cell office:value-type="string" calcext:value-type="string">
            <text:p>Gainza</text:p>
          </table:table-cell>
          <table:table-cell/>
          <table:table-cell table:formula="of:=RIGHT(TRIM([.E62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Araquil </text:p>
          </table:table-cell>
          <table:table-cell office:value-type="string" calcext:value-type="string">
            <text:p>Villanueva</text:p>
          </table:table-cell>
          <table:table-cell/>
          <table:table-cell table:formula="of:=RIGHT(TRIM([.E63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Araquil</text:p>
          </table:table-cell>
          <table:table-cell office:value-type="string" calcext:value-type="string">
            <text:p><text:s/>Zuazu</text:p>
          </table:table-cell>
          <table:table-cell/>
          <table:table-cell table:formula="of:=RIGHT(TRIM([.E64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Imoz</text:p>
          </table:table-cell>
          <table:table-cell office:value-type="string" calcext:value-type="string">
            <text:p><text:s/>Muskitz</text:p>
          </table:table-cell>
          <table:table-cell/>
          <table:table-cell table:formula="of:=RIGHT(TRIM([.E6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Irurzun</text:p>
          </table:table-cell>
          <table:table-cell table:number-columns-repeated="2"/>
          <table:table-cell table:formula="of:=RIGHT(TRIM([.E6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Aldaz</text:p>
          </table:table-cell>
          <table:table-cell/>
          <table:table-cell table:formula="of:=RIGHT(TRIM([.E67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Errazquin</text:p>
          </table:table-cell>
          <table:table-cell/>
          <table:table-cell table:formula="of:=RIGHT(TRIM([.E6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<text:s/>Auza</text:p>
          </table:table-cell>
          <table:table-cell/>
          <table:table-cell table:formula="of:=RIGHT(TRIM([.E6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Iraizotz</text:p>
          </table:table-cell>
          <table:table-cell/>
          <table:table-cell table:formula="of:=RIGHT(TRIM([.E7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Anué</text:p>
          </table:table-cell>
          <table:table-cell office:value-type="string" calcext:value-type="string">
            <text:p>Egozcue</text:p>
          </table:table-cell>
          <table:table-cell/>
          <table:table-cell table:formula="of:=RIGHT(TRIM([.E71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Ciriza </text:p>
          </table:table-cell>
          <table:table-cell table:number-columns-repeated="2"/>
          <table:table-cell table:formula="of:=RIGHT(TRIM([.E72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Cia </text:p>
          </table:table-cell>
          <table:table-cell/>
          <table:table-cell table:formula="of:=RIGHT(TRIM([.E73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Juslapeña </text:p>
          </table:table-cell>
          <table:table-cell office:value-type="string" calcext:value-type="string">
            <text:p>Marcalain</text:p>
          </table:table-cell>
          <table:table-cell/>
          <table:table-cell table:formula="of:=RIGHT(TRIM([.E74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Olaibar </text:p>
          </table:table-cell>
          <table:table-cell office:value-type="string" calcext:value-type="string">
            <text:p>Olaiz</text:p>
          </table:table-cell>
          <table:table-cell/>
          <table:table-cell table:formula="of:=RIGHT(TRIM([.E7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iguel</text:p>
          </table:table-cell>
          <table:table-cell table:style-name="ce15" office:value-type="string" calcext:value-type="string">
            <text:p> Biurrun-Olcoz </text:p>
          </table:table-cell>
          <table:table-cell office:value-type="string" calcext:value-type="string">
            <text:p>Olcoz </text:p>
          </table:table-cell>
          <table:table-cell/>
          <table:table-cell table:formula="of:=RIGHT(TRIM([.E7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Ollo </text:p>
          </table:table-cell>
          <table:table-cell office:value-type="string" calcext:value-type="string">
            <text:p>Eguillor</text:p>
          </table:table-cell>
          <table:table-cell/>
          <table:table-cell table:formula="of:=RIGHT(TRIM([.E77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Orcoyen</text:p>
          </table:table-cell>
          <table:table-cell table:number-columns-repeated="2"/>
          <table:table-cell table:formula="of:=RIGHT(TRIM([.E7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Zabalza</text:p>
          </table:table-cell>
          <table:table-cell office:value-type="string" calcext:value-type="string">
            <text:p>Arraiza</text:p>
          </table:table-cell>
          <table:table-cell/>
          <table:table-cell table:formula="of:=RIGHT(TRIM([.E7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Araiz</text:p>
          </table:table-cell>
          <table:table-cell office:value-type="string" calcext:value-type="string">
            <text:p>Arriba</text:p>
          </table:table-cell>
          <table:table-cell/>
          <table:table-cell table:formula="of:=RIGHT(TRIM([.E8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Araquil</text:p>
          </table:table-cell>
          <table:table-cell office:value-type="string" calcext:value-type="string">
            <text:p>Satrústegui </text:p>
          </table:table-cell>
          <table:table-cell/>
          <table:table-cell table:formula="of:=RIGHT(TRIM([.E81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Miguel</text:p>
          </table:table-cell>
          <table:table-cell office:value-type="string" calcext:value-type="string">
            <text:p>Atez</text:p>
          </table:table-cell>
          <table:table-cell office:value-type="string" calcext:value-type="string">
            <text:p>Beunza</text:p>
          </table:table-cell>
          <table:table-cell/>
          <table:table-cell table:formula="of:=RIGHT(TRIM([.E82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Miguel</text:p>
          </table:table-cell>
          <table:table-cell office:value-type="string" calcext:value-type="string">
            <text:p>Atez</text:p>
          </table:table-cell>
          <table:table-cell office:value-type="string" calcext:value-type="string">
            <text:p>Beunza- Larrea </text:p>
          </table:table-cell>
          <table:table-cell/>
          <table:table-cell table:formula="of:=RIGHT(TRIM([.E83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Atez</text:p>
          </table:table-cell>
          <table:table-cell office:value-type="string" calcext:value-type="string">
            <text:p>Erice </text:p>
          </table:table-cell>
          <table:table-cell/>
          <table:table-cell table:formula="of:=RIGHT(TRIM([.E84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Basaburua</text:p>
          </table:table-cell>
          <table:table-cell office:value-type="string" calcext:value-type="string">
            <text:p>Beramendi</text:p>
          </table:table-cell>
          <table:table-cell/>
          <table:table-cell table:formula="of:=RIGHT(TRIM([.E8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Basaburua</text:p>
          </table:table-cell>
          <table:table-cell office:value-type="string" calcext:value-type="string">
            <text:p>Udabe</text:p>
          </table:table-cell>
          <table:table-cell/>
          <table:table-cell table:formula="of:=RIGHT(TRIM([.E8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Miguel</text:p>
          </table:table-cell>
          <table:table-cell office:value-type="string" calcext:value-type="string">
            <text:p>Ergoyena</text:p>
          </table:table-cell>
          <table:table-cell office:value-type="string" calcext:value-type="string">
            <text:p>Lizarraga</text:p>
          </table:table-cell>
          <table:table-cell/>
          <table:table-cell table:formula="of:=RIGHT(TRIM([.E87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Imoz</text:p>
          </table:table-cell>
          <table:table-cell office:value-type="string" calcext:value-type="string">
            <text:p>Eraso</text:p>
          </table:table-cell>
          <table:table-cell/>
          <table:table-cell table:formula="of:=RIGHT(TRIM([.E8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Imoz</text:p>
          </table:table-cell>
          <table:table-cell office:value-type="string" calcext:value-type="string">
            <text:p>Zarranz</text:p>
          </table:table-cell>
          <table:table-cell/>
          <table:table-cell table:formula="of:=RIGHT(TRIM([.E8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Liatzeta – S. Miguel</text:p>
          </table:table-cell>
          <table:table-cell office:value-type="string" calcext:value-type="string">
            <text:p>Irañeta </text:p>
          </table:table-cell>
          <table:table-cell table:number-columns-repeated="2"/>
          <table:table-cell table:formula="of:=RIGHT(TRIM([.E9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Iturmendi </text:p>
          </table:table-cell>
          <table:table-cell table:number-columns-repeated="2"/>
          <table:table-cell table:formula="of:=RIGHT(TRIM([.E91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Baraibar</text:p>
          </table:table-cell>
          <table:table-cell/>
          <table:table-cell table:formula="of:=RIGHT(TRIM([.E92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Etxarri </text:p>
          </table:table-cell>
          <table:table-cell/>
          <table:table-cell table:formula="of:=RIGHT(TRIM([.E93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Huici </text:p>
          </table:table-cell>
          <table:table-cell/>
          <table:table-cell table:formula="of:=RIGHT(TRIM([.E94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Leitza </text:p>
          </table:table-cell>
          <table:table-cell table:number-columns-repeated="2"/>
          <table:table-cell table:formula="of:=RIGHT(TRIM([.E9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Olazagutia </text:p>
          </table:table-cell>
          <table:table-cell table:number-columns-repeated="2"/>
          <table:table-cell table:formula="of:=RIGHT(TRIM([.E9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Ilarregui </text:p>
          </table:table-cell>
          <table:table-cell/>
          <table:table-cell table:formula="of:=RIGHT(TRIM([.E97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illán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Lete </text:p>
          </table:table-cell>
          <table:table-cell/>
          <table:table-cell table:formula="of:=RIGHT(TRIM([.E9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. Urbano</text:p>
          </table:table-cell>
          <table:table-cell office:value-type="string" calcext:value-type="string">
            <text:p>Odieta </text:p>
          </table:table-cell>
          <table:table-cell office:value-type="string" calcext:value-type="string">
            <text:p>Gascue </text:p>
          </table:table-cell>
          <table:table-cell/>
          <table:table-cell table:formula="of:=RIGHT(TRIM([.E9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Sebastian</text:p>
          </table:table-cell>
          <table:table-cell office:value-type="string" calcext:value-type="string">
            <text:p>Lakuntza </text:p>
          </table:table-cell>
          <table:table-cell table:number-columns-repeated="2"/>
          <table:table-cell table:formula="of:=RIGHT(TRIM([.E10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Sebastian</text:p>
          </table:table-cell>
          <table:table-cell office:value-type="string" calcext:value-type="string">
            <text:p>Olazagutia </text:p>
          </table:table-cell>
          <table:table-cell table:number-columns-repeated="2"/>
          <table:table-cell table:formula="of:=RIGHT(TRIM([.E101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Sebastian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Juarbe </text:p>
          </table:table-cell>
          <table:table-cell/>
          <table:table-cell table:formula="of:=RIGHT(TRIM([.E102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Tierra de labor Urdaizoko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Larumbe </text:p>
          </table:table-cell>
          <table:table-cell/>
          <table:table-cell table:formula="of:=RIGHT(TRIM([.E103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Clemente</text:p>
          </table:table-cell>
          <table:table-cell office:value-type="string" calcext:value-type="string">
            <text:p>Ergoyena</text:p>
          </table:table-cell>
          <table:table-cell office:value-type="string" calcext:value-type="string">
            <text:p>Lizarraga</text:p>
          </table:table-cell>
          <table:table-cell/>
          <table:table-cell table:formula="of:=RIGHT(TRIM([.E104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Gregorio</text:p>
          </table:table-cell>
          <table:table-cell office:value-type="string" calcext:value-type="string">
            <text:p>Ollo </text:p>
          </table:table-cell>
          <table:table-cell office:value-type="string" calcext:value-type="string">
            <text:p>Saldise</text:p>
          </table:table-cell>
          <table:table-cell/>
          <table:table-cell table:formula="of:=RIGHT(TRIM([.E10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Gregorio</text:p>
          </table:table-cell>
          <table:table-cell office:value-type="string" calcext:value-type="string">
            <text:p>Etxarri </text:p>
          </table:table-cell>
          <table:table-cell office:value-type="string" calcext:value-type="string">
            <text:p>Aranaz </text:p>
          </table:table-cell>
          <table:table-cell/>
          <table:table-cell table:formula="of:=RIGHT(TRIM([.E10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Gregorio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Albiasu </text:p>
          </table:table-cell>
          <table:table-cell/>
          <table:table-cell table:formula="of:=RIGHT(TRIM([.E107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. Salvador</text:p>
          </table:table-cell>
          <table:table-cell office:value-type="string" calcext:value-type="string">
            <text:p>Obanos </text:p>
          </table:table-cell>
          <table:table-cell table:number-columns-repeated="2"/>
          <table:table-cell table:formula="of:=RIGHT(TRIM([.E10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Salvador</text:p>
          </table:table-cell>
          <table:table-cell office:value-type="string" calcext:value-type="string">
            <text:p>Ollo </text:p>
          </table:table-cell>
          <table:table-cell office:value-type="string" calcext:value-type="string">
            <text:p>Arteta </text:p>
          </table:table-cell>
          <table:table-cell/>
          <table:table-cell table:formula="of:=RIGHT(TRIM([.E10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Salvador</text:p>
          </table:table-cell>
          <table:table-cell office:value-type="string" calcext:value-type="string">
            <text:p>Lakuntza</text:p>
          </table:table-cell>
          <table:table-cell table:number-columns-repeated="2"/>
          <table:table-cell table:formula="of:=RIGHT(TRIM([.E11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Tiburcio</text:p>
          </table:table-cell>
          <table:table-cell office:value-type="string" calcext:value-type="string">
            <text:p>Basaburua</text:p>
          </table:table-cell>
          <table:table-cell office:value-type="string" calcext:value-type="string">
            <text:p>Oroquieta </text:p>
          </table:table-cell>
          <table:table-cell/>
          <table:table-cell table:formula="of:=RIGHT(TRIM([.E111]);4)">
            <text:p/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Vivienda nº 2 San Cosme y San Damian</text:p>
          </table:table-cell>
          <table:table-cell office:value-type="string" calcext:value-type="string">
            <text:p>Cendea de Cizur </text:p>
          </table:table-cell>
          <table:table-cell office:value-type="string" calcext:value-type="string">
            <text:p>Astrain </text:p>
          </table:table-cell>
          <table:table-cell office:value-type="string" calcext:value-type="string">
            <text:p>01/02/2000</text:p>
          </table:table-cell>
          <table:table-cell table:formula="of:=RIGHT(TRIM([.E112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Despacho nº2 ” ” 01/02/2000</text:p>
          </table:table-cell>
          <table:table-cell office:value-type="string" calcext:value-type="string">
            <text:p>Cendea de Cizur </text:p>
          </table:table-cell>
          <table:table-cell office:value-type="string" calcext:value-type="string">
            <text:p>Astrain </text:p>
          </table:table-cell>
          <table:table-cell office:value-type="string" calcext:value-type="string">
            <text:p>01/02/2000</text:p>
          </table:table-cell>
          <table:table-cell table:formula="of:=RIGHT(TRIM([.E113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Centro Catequesis</text:p>
          </table:table-cell>
          <table:table-cell office:value-type="string" calcext:value-type="string">
            <text:p>Cendea de Cizur </text:p>
          </table:table-cell>
          <table:table-cell office:value-type="string" calcext:value-type="string">
            <text:p>Astrain </text:p>
          </table:table-cell>
          <table:table-cell office:value-type="string" calcext:value-type="string">
            <text:p>01/02/2000</text:p>
          </table:table-cell>
          <table:table-cell table:formula="of:=RIGHT(TRIM([.E114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Centro Catequesis Planta 1ª Calle San Cosme</text:p>
          </table:table-cell>
          <table:table-cell office:value-type="string" calcext:value-type="string">
            <text:p>Cendea de Cizur </text:p>
          </table:table-cell>
          <table:table-cell office:value-type="string" calcext:value-type="string">
            <text:p>Astrain </text:p>
          </table:table-cell>
          <table:table-cell office:value-type="string" calcext:value-type="string">
            <text:p>01/02/2000</text:p>
          </table:table-cell>
          <table:table-cell table:formula="of:=RIGHT(TRIM([.E115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Vivienda nº2 Calle San Cosme y San Dam.</text:p>
          </table:table-cell>
          <table:table-cell office:value-type="string" calcext:value-type="string">
            <text:p>Cendea de Cizur </text:p>
          </table:table-cell>
          <table:table-cell office:value-type="string" calcext:value-type="string">
            <text:p>Astrain </text:p>
          </table:table-cell>
          <table:table-cell office:value-type="string" calcext:value-type="string">
            <text:p>01/02/2000</text:p>
          </table:table-cell>
          <table:table-cell table:formula="of:=RIGHT(TRIM([.E116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Almacén Parroquial c. San Cosme y Sn. Da</text:p>
          </table:table-cell>
          <table:table-cell office:value-type="string" calcext:value-type="string">
            <text:p>Cendea de Cizur </text:p>
          </table:table-cell>
          <table:table-cell office:value-type="string" calcext:value-type="string">
            <text:p>Astrain </text:p>
          </table:table-cell>
          <table:table-cell office:value-type="string" calcext:value-type="string">
            <text:p>01/02/2000</text:p>
          </table:table-cell>
          <table:table-cell table:formula="of:=RIGHT(TRIM([.E117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Local comercial nº 10 calle Miguel Pérez</text:p>
          </table:table-cell>
          <table:table-cell office:value-type="string" calcext:value-type="string">
            <text:p>Mendavia</text:p>
          </table:table-cell>
          <table:table-cell/>
          <table:table-cell office:value-type="string" calcext:value-type="string">
            <text:p>01/03/2005</text:p>
          </table:table-cell>
          <table:table-cell table:formula="of:=RIGHT(TRIM([.E118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Local Comercial nº 29 calle Estación</text:p>
          </table:table-cell>
          <table:table-cell office:value-type="string" calcext:value-type="string">
            <text:p>Mendavia</text:p>
          </table:table-cell>
          <table:table-cell/>
          <table:table-cell office:value-type="string" calcext:value-type="string">
            <text:p>01/03/2005</text:p>
          </table:table-cell>
          <table:table-cell table:formula="of:=RIGHT(TRIM([.E119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Local nº 5 Calle de La estación</text:p>
          </table:table-cell>
          <table:table-cell office:value-type="string" calcext:value-type="string">
            <text:p>Mendavia</text:p>
          </table:table-cell>
          <table:table-cell/>
          <table:table-cell office:value-type="string" calcext:value-type="string">
            <text:p>01/03/2005</text:p>
          </table:table-cell>
          <table:table-cell table:formula="of:=RIGHT(TRIM([.E120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Local Comercial nº2 Calle de La Estación</text:p>
          </table:table-cell>
          <table:table-cell office:value-type="string" calcext:value-type="string">
            <text:p>Mendavia</text:p>
          </table:table-cell>
          <table:table-cell/>
          <table:table-cell office:value-type="string" calcext:value-type="string">
            <text:p>01/03/2005</text:p>
          </table:table-cell>
          <table:table-cell table:formula="of:=RIGHT(TRIM([.E121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22 concentración parcelaria</text:p>
          </table:table-cell>
          <table:table-cell office:value-type="string" calcext:value-type="string">
            <text:p>Zuñiga </text:p>
          </table:table-cell>
          <table:table-cell/>
          <table:table-cell office:value-type="string" calcext:value-type="string">
            <text:p>01/04/2000</text:p>
          </table:table-cell>
          <table:table-cell table:formula="of:=RIGHT(TRIM([.E122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30 concentración parcelaria</text:p>
          </table:table-cell>
          <table:table-cell office:value-type="string" calcext:value-type="string">
            <text:p>Zuñiga </text:p>
          </table:table-cell>
          <table:table-cell/>
          <table:table-cell office:value-type="string" calcext:value-type="string">
            <text:p>01/04/2000</text:p>
          </table:table-cell>
          <table:table-cell table:formula="of:=RIGHT(TRIM([.E123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85 concentración parcelaria</text:p>
          </table:table-cell>
          <table:table-cell office:value-type="string" calcext:value-type="string">
            <text:p>Zuñiga </text:p>
          </table:table-cell>
          <table:table-cell/>
          <table:table-cell office:value-type="string" calcext:value-type="string">
            <text:p>01/04/2000</text:p>
          </table:table-cell>
          <table:table-cell table:formula="of:=RIGHT(TRIM([.E124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157 concentración parcelaria</text:p>
          </table:table-cell>
          <table:table-cell office:value-type="string" calcext:value-type="string">
            <text:p>Zuñiga </text:p>
          </table:table-cell>
          <table:table-cell/>
          <table:table-cell office:value-type="string" calcext:value-type="string">
            <text:p>01/04/2000</text:p>
          </table:table-cell>
          <table:table-cell table:formula="of:=RIGHT(TRIM([.E125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93 concentración parcelaria</text:p>
          </table:table-cell>
          <table:table-cell office:value-type="string" calcext:value-type="string">
            <text:p>Zuñiga </text:p>
          </table:table-cell>
          <table:table-cell/>
          <table:table-cell office:value-type="string" calcext:value-type="string">
            <text:p>01/04/2000</text:p>
          </table:table-cell>
          <table:table-cell table:formula="of:=RIGHT(TRIM([.E126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136 concentración parcelaria</text:p>
          </table:table-cell>
          <table:table-cell office:value-type="string" calcext:value-type="string">
            <text:p>Zuñiga </text:p>
          </table:table-cell>
          <table:table-cell/>
          <table:table-cell office:value-type="string" calcext:value-type="string">
            <text:p>01/04/2000</text:p>
          </table:table-cell>
          <table:table-cell table:formula="of:=RIGHT(TRIM([.E127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151 concentración parcelaria</text:p>
          </table:table-cell>
          <table:table-cell office:value-type="string" calcext:value-type="string">
            <text:p>Zuñiga </text:p>
          </table:table-cell>
          <table:table-cell/>
          <table:table-cell office:value-type="string" calcext:value-type="string">
            <text:p>01/04/2000</text:p>
          </table:table-cell>
          <table:table-cell table:formula="of:=RIGHT(TRIM([.E128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<text:s/>Finca nº 147 concentración parcelaria</text:p>
          </table:table-cell>
          <table:table-cell office:value-type="string" calcext:value-type="string">
            <text:p>Zuñiga </text:p>
          </table:table-cell>
          <table:table-cell/>
          <table:table-cell office:value-type="string" calcext:value-type="string">
            <text:p>01/04/2000</text:p>
          </table:table-cell>
          <table:table-cell table:formula="of:=RIGHT(TRIM([.E129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Huerta camino de las huertas</text:p>
          </table:table-cell>
          <table:table-cell office:value-type="string" calcext:value-type="string">
            <text:p>Zuñiga </text:p>
          </table:table-cell>
          <table:table-cell/>
          <table:table-cell office:value-type="string" calcext:value-type="string">
            <text:p>01/04/2000</text:p>
          </table:table-cell>
          <table:table-cell table:formula="of:=RIGHT(TRIM([.E130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Andrés 01/04/2004</text:p>
          </table:table-cell>
          <table:table-cell office:value-type="string" calcext:value-type="string">
            <text:p>Goñi </text:p>
          </table:table-cell>
          <table:table-cell/>
          <table:table-cell office:value-type="string" calcext:value-type="string">
            <text:p>01/04/2004</text:p>
          </table:table-cell>
          <table:table-cell table:formula="of:=RIGHT(TRIM([.E131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Antonio y San Quiriaco</text:p>
          </table:table-cell>
          <table:table-cell office:value-type="string" calcext:value-type="string">
            <text:p>Goñi </text:p>
          </table:table-cell>
          <table:table-cell/>
          <table:table-cell office:value-type="string" calcext:value-type="string">
            <text:p>01/04/2004</text:p>
          </table:table-cell>
          <table:table-cell table:formula="of:=RIGHT(TRIM([.E132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Expectación</text:p>
          </table:table-cell>
          <table:table-cell office:value-type="string" calcext:value-type="string">
            <text:p>Goñi </text:p>
          </table:table-cell>
          <table:table-cell office:value-type="string" calcext:value-type="string">
            <text:p>Munárriz <text:s/></text:p>
          </table:table-cell>
          <table:table-cell office:value-type="string" calcext:value-type="string">
            <text:p>01/04/2004</text:p>
          </table:table-cell>
          <table:table-cell table:formula="of:=RIGHT(TRIM([.E133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Román</text:p>
          </table:table-cell>
          <table:table-cell office:value-type="string" calcext:value-type="string">
            <text:p>Goñi </text:p>
          </table:table-cell>
          <table:table-cell office:value-type="string" calcext:value-type="string">
            <text:p>Urdanoz</text:p>
          </table:table-cell>
          <table:table-cell office:value-type="string" calcext:value-type="string">
            <text:p>01/04/2004</text:p>
          </table:table-cell>
          <table:table-cell table:formula="of:=RIGHT(TRIM([.E134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Goñi </text:p>
          </table:table-cell>
          <table:table-cell office:value-type="string" calcext:value-type="string">
            <text:p>Azanza</text:p>
          </table:table-cell>
          <table:table-cell office:value-type="string" calcext:value-type="string">
            <text:p>01/04/2004</text:p>
          </table:table-cell>
          <table:table-cell table:formula="of:=RIGHT(TRIM([.E135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Terreno secano nº 119 Concentración Parc.</text:p>
          </table:table-cell>
          <table:table-cell office:value-type="string" calcext:value-type="string">
            <text:p>Los Arcos</text:p>
          </table:table-cell>
          <table:table-cell/>
          <table:table-cell office:value-type="string" calcext:value-type="string">
            <text:p>01/04/2004</text:p>
          </table:table-cell>
          <table:table-cell table:formula="of:=RIGHT(TRIM([.E136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1119 Concentración Parcelaria</text:p>
          </table:table-cell>
          <table:table-cell office:value-type="string" calcext:value-type="string">
            <text:p>Los Arcos</text:p>
          </table:table-cell>
          <table:table-cell/>
          <table:table-cell office:value-type="string" calcext:value-type="string">
            <text:p>01/04/2004</text:p>
          </table:table-cell>
          <table:table-cell table:formula="of:=RIGHT(TRIM([.E137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ta. Barbara</text:p>
          </table:table-cell>
          <table:table-cell office:value-type="string" calcext:value-type="string">
            <text:p>Lerga </text:p>
          </table:table-cell>
          <table:table-cell/>
          <table:table-cell office:value-type="string" calcext:value-type="string">
            <text:p>01/10/2001</text:p>
          </table:table-cell>
          <table:table-cell table:formula="of:=RIGHT(TRIM([.E138]);4)" office:value-type="string" office:string-value="2001" calcext:value-type="string">
            <text:p>200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ra. De Belen</text:p>
          </table:table-cell>
          <table:table-cell table:style-name="ce16" office:value-type="string" calcext:value-type="string">
            <text:p><text:span text:style-name="T1">Roncal – Isaba </text:span></text:p>
          </table:table-cell>
          <table:table-cell/>
          <table:table-cell office:value-type="string" calcext:value-type="string">
            <text:p>01/10/2001</text:p>
          </table:table-cell>
          <table:table-cell table:formula="of:=RIGHT(TRIM([.E139]);4)" office:value-type="string" office:string-value="2001" calcext:value-type="string">
            <text:p>200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Terreno nº 12 A</text:p>
          </table:table-cell>
          <table:table-cell office:value-type="string" calcext:value-type="string">
            <text:p>Oteiza y Baigorri</text:p>
          </table:table-cell>
          <table:table-cell/>
          <table:table-cell office:value-type="string" calcext:value-type="string">
            <text:p>01/12/1998</text:p>
          </table:table-cell>
          <table:table-cell table:formula="of:=RIGHT(TRIM([.E140]);4)" office:value-type="string" office:string-value="1998" calcext:value-type="string">
            <text:p>1998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</text:p>
          </table:table-cell>
          <table:table-cell office:value-type="string" calcext:value-type="string">
            <text:p>San Adrian </text:p>
          </table:table-cell>
          <table:table-cell/>
          <table:table-cell office:value-type="string" calcext:value-type="string">
            <text:p>01/12/1998</text:p>
          </table:table-cell>
          <table:table-cell table:formula="of:=RIGHT(TRIM([.E141]);4)" office:value-type="string" office:string-value="1998" calcext:value-type="string">
            <text:p>1998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María</text:p>
          </table:table-cell>
          <table:table-cell office:value-type="string" calcext:value-type="string">
            <text:p>Torralba del Rio </text:p>
          </table:table-cell>
          <table:table-cell/>
          <table:table-cell office:value-type="string" calcext:value-type="string">
            <text:p>02/02/2002</text:p>
          </table:table-cell>
          <table:table-cell table:formula="of:=RIGHT(TRIM([.E142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María</text:p>
          </table:table-cell>
          <table:table-cell office:value-type="string" calcext:value-type="string">
            <text:p>Torres del Río </text:p>
          </table:table-cell>
          <table:table-cell/>
          <table:table-cell office:value-type="string" calcext:value-type="string">
            <text:p>02/02/2002</text:p>
          </table:table-cell>
          <table:table-cell table:formula="of:=RIGHT(TRIM([.E143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Santo Sepulcro</text:p>
          </table:table-cell>
          <table:table-cell office:value-type="string" calcext:value-type="string">
            <text:p>Torres del Río </text:p>
          </table:table-cell>
          <table:table-cell/>
          <table:table-cell office:value-type="string" calcext:value-type="string">
            <text:p>02/02/2002</text:p>
          </table:table-cell>
          <table:table-cell table:formula="of:=RIGHT(TRIM([.E144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Eulalia</text:p>
          </table:table-cell>
          <table:table-cell office:value-type="string" calcext:value-type="string">
            <text:p>Ganuza</text:p>
          </table:table-cell>
          <table:table-cell office:value-type="string" calcext:value-type="string">
            <text:p>Metauten </text:p>
          </table:table-cell>
          <table:table-cell office:value-type="string" calcext:value-type="string">
            <text:p>02/02/2005</text:p>
          </table:table-cell>
          <table:table-cell table:formula="of:=RIGHT(TRIM([.E145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Solar bilabakoiz nº 10 A</text:p>
          </table:table-cell>
          <table:table-cell office:value-type="string" calcext:value-type="string">
            <text:p>Aranguren</text:p>
          </table:table-cell>
          <table:table-cell office:value-type="string" calcext:value-type="string">
            <text:p>Labiano </text:p>
          </table:table-cell>
          <table:table-cell office:value-type="string" calcext:value-type="string">
            <text:p>02/03/2004</text:p>
          </table:table-cell>
          <table:table-cell table:formula="of:=RIGHT(TRIM([.E146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Purificacion</text:p>
          </table:table-cell>
          <table:table-cell office:value-type="string" calcext:value-type="string">
            <text:p>Aranguren</text:p>
          </table:table-cell>
          <table:table-cell office:value-type="string" calcext:value-type="string">
            <text:p>Labiano </text:p>
          </table:table-cell>
          <table:table-cell office:value-type="string" calcext:value-type="string">
            <text:p>02/03/2004</text:p>
          </table:table-cell>
          <table:table-cell table:formula="of:=RIGHT(TRIM([.E147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meterio</text:p>
          </table:table-cell>
          <table:table-cell office:value-type="string" calcext:value-type="string">
            <text:p>Aranguren</text:p>
          </table:table-cell>
          <table:table-cell office:value-type="string" calcext:value-type="string">
            <text:p>Tajonar </text:p>
          </table:table-cell>
          <table:table-cell office:value-type="string" calcext:value-type="string">
            <text:p>02/03/2004</text:p>
          </table:table-cell>
          <table:table-cell table:formula="of:=RIGHT(TRIM([.E148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 </text:p>
          </table:table-cell>
          <table:table-cell office:value-type="string" calcext:value-type="string">
            <text:p>Aranguren</text:p>
          </table:table-cell>
          <table:table-cell office:value-type="string" calcext:value-type="string">
            <text:p>Zolina </text:p>
          </table:table-cell>
          <table:table-cell office:value-type="string" calcext:value-type="string">
            <text:p>02/03/2004</text:p>
          </table:table-cell>
          <table:table-cell table:formula="of:=RIGHT(TRIM([.E149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Labereku</text:p>
          </table:table-cell>
          <table:table-cell office:value-type="string" calcext:value-type="string">
            <text:p>Aranguren</text:p>
          </table:table-cell>
          <table:table-cell office:value-type="string" calcext:value-type="string">
            <text:p>Zolina</text:p>
          </table:table-cell>
          <table:table-cell office:value-type="string" calcext:value-type="string">
            <text:p>02/03/2004</text:p>
          </table:table-cell>
          <table:table-cell table:formula="of:=RIGHT(TRIM([.E150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Egües</text:p>
          </table:table-cell>
          <table:table-cell office:value-type="string" calcext:value-type="string">
            <text:p>Badostain</text:p>
          </table:table-cell>
          <table:table-cell office:value-type="string" calcext:value-type="string">
            <text:p>02/03/2004</text:p>
          </table:table-cell>
          <table:table-cell table:formula="of:=RIGHT(TRIM([.E151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Ntra. Señora</text:p>
          </table:table-cell>
          <table:table-cell office:value-type="string" calcext:value-type="string">
            <text:p>Elorz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/03/2004</text:p>
          </table:table-cell>
          <table:table-cell table:formula="of:=RIGHT(TRIM([.E152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Elorz</text:p>
          </table:table-cell>
          <table:table-cell office:value-type="string" calcext:value-type="string">
            <text:p>Ezperun</text:p>
          </table:table-cell>
          <table:table-cell office:value-type="string" calcext:value-type="string">
            <text:p>02/03/2004</text:p>
          </table:table-cell>
          <table:table-cell table:formula="of:=RIGHT(TRIM([.E153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Elorz</text:p>
          </table:table-cell>
          <table:table-cell office:value-type="string" calcext:value-type="string">
            <text:p>Imarcoain</text:p>
          </table:table-cell>
          <table:table-cell office:value-type="string" calcext:value-type="string">
            <text:p>02/03/2004</text:p>
          </table:table-cell>
          <table:table-cell table:formula="of:=RIGHT(TRIM([.E154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Elorz</text:p>
          </table:table-cell>
          <table:table-cell office:value-type="string" calcext:value-type="string">
            <text:p>Noain </text:p>
          </table:table-cell>
          <table:table-cell office:value-type="string" calcext:value-type="string">
            <text:p>02/03/2004</text:p>
          </table:table-cell>
          <table:table-cell table:formula="of:=RIGHT(TRIM([.E155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Salvador</text:p>
          </table:table-cell>
          <table:table-cell office:value-type="string" calcext:value-type="string">
            <text:p>Elorz</text:p>
          </table:table-cell>
          <table:table-cell office:value-type="string" calcext:value-type="string">
            <text:p>Otano</text:p>
          </table:table-cell>
          <table:table-cell office:value-type="string" calcext:value-type="string">
            <text:p>02/03/2004</text:p>
          </table:table-cell>
          <table:table-cell table:formula="of:=RIGHT(TRIM([.E156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Elorz</text:p>
          </table:table-cell>
          <table:table-cell office:value-type="string" calcext:value-type="string">
            <text:p>Torres de Elorz</text:p>
          </table:table-cell>
          <table:table-cell office:value-type="string" calcext:value-type="string">
            <text:p>02/03/2004</text:p>
          </table:table-cell>
          <table:table-cell table:formula="of:=RIGHT(TRIM([.E157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Natividad</text:p>
          </table:table-cell>
          <table:table-cell office:value-type="string" calcext:value-type="string">
            <text:p>Elorz</text:p>
          </table:table-cell>
          <table:table-cell office:value-type="string" calcext:value-type="string">
            <text:p>Yarnoz </text:p>
          </table:table-cell>
          <table:table-cell office:value-type="string" calcext:value-type="string">
            <text:p>02/03/2004</text:p>
          </table:table-cell>
          <table:table-cell table:formula="of:=RIGHT(TRIM([.E158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Purificacion</text:p>
          </table:table-cell>
          <table:table-cell office:value-type="string" calcext:value-type="string">
            <text:p>Elorz</text:p>
          </table:table-cell>
          <table:table-cell office:value-type="string" calcext:value-type="string">
            <text:p>Zabalegui</text:p>
          </table:table-cell>
          <table:table-cell office:value-type="string" calcext:value-type="string">
            <text:p>02/03/2004</text:p>
          </table:table-cell>
          <table:table-cell table:formula="of:=RIGHT(TRIM([.E159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Elorz</text:p>
          </table:table-cell>
          <table:table-cell office:value-type="string" calcext:value-type="string">
            <text:p>Zulueta</text:p>
          </table:table-cell>
          <table:table-cell office:value-type="string" calcext:value-type="string">
            <text:p>02/03/2004</text:p>
          </table:table-cell>
          <table:table-cell table:formula="of:=RIGHT(TRIM([.E160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an Clemente</text:p>
          </table:table-cell>
          <table:table-cell office:value-type="string" calcext:value-type="string">
            <text:p>Ibargoiti</text:p>
          </table:table-cell>
          <table:table-cell office:value-type="string" calcext:value-type="string">
            <text:p>Izco</text:p>
          </table:table-cell>
          <table:table-cell office:value-type="string" calcext:value-type="string">
            <text:p>02/03/2004</text:p>
          </table:table-cell>
          <table:table-cell table:formula="of:=RIGHT(TRIM([.E161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Natividad</text:p>
          </table:table-cell>
          <table:table-cell office:value-type="string" calcext:value-type="string">
            <text:p>Monreal </text:p>
          </table:table-cell>
          <table:table-cell/>
          <table:table-cell office:value-type="string" calcext:value-type="string">
            <text:p>02/03/2004</text:p>
          </table:table-cell>
          <table:table-cell table:formula="of:=RIGHT(TRIM([.E162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Tiebas</text:p>
          </table:table-cell>
          <table:table-cell office:value-type="string" calcext:value-type="string">
            <text:p>Muruarte de Reta </text:p>
          </table:table-cell>
          <table:table-cell office:value-type="string" calcext:value-type="string">
            <text:p>02/03/2004</text:p>
          </table:table-cell>
          <table:table-cell table:formula="of:=RIGHT(TRIM([.E163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Casa Parroquial</text:p>
          </table:table-cell>
          <table:table-cell office:value-type="string" calcext:value-type="string">
            <text:p>Tiebas</text:p>
          </table:table-cell>
          <table:table-cell office:value-type="string" calcext:value-type="string">
            <text:p>Muruarte de Reta </text:p>
          </table:table-cell>
          <table:table-cell office:value-type="string" calcext:value-type="string">
            <text:p>02/03/2004</text:p>
          </table:table-cell>
          <table:table-cell table:formula="of:=RIGHT(TRIM([.E164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to. Cristo</text:p>
          </table:table-cell>
          <table:table-cell office:value-type="string" calcext:value-type="string">
            <text:p>Tiebas</text:p>
          </table:table-cell>
          <table:table-cell office:value-type="string" calcext:value-type="string">
            <text:p>Muruarte de Reta </text:p>
          </table:table-cell>
          <table:table-cell office:value-type="string" calcext:value-type="string">
            <text:p>02/03/2004</text:p>
          </table:table-cell>
          <table:table-cell table:formula="of:=RIGHT(TRIM([.E165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ta. Eufemia</text:p>
          </table:table-cell>
          <table:table-cell office:value-type="string" calcext:value-type="string">
            <text:p>Tiebas</text:p>
          </table:table-cell>
          <table:table-cell/>
          <table:table-cell office:value-type="string" calcext:value-type="string">
            <text:p>02/03/2004</text:p>
          </table:table-cell>
          <table:table-cell table:formula="of:=RIGHT(TRIM([.E166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Unciti </text:p>
          </table:table-cell>
          <table:table-cell/>
          <table:table-cell office:value-type="string" calcext:value-type="string">
            <text:p>02/03/2004</text:p>
          </table:table-cell>
          <table:table-cell table:formula="of:=RIGHT(TRIM([.E167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Unciti</text:p>
          </table:table-cell>
          <table:table-cell office:value-type="string" calcext:value-type="string">
            <text:p>Artaiz </text:p>
          </table:table-cell>
          <table:table-cell office:value-type="string" calcext:value-type="string">
            <text:p>02/03/2004</text:p>
          </table:table-cell>
          <table:table-cell table:formula="of:=RIGHT(TRIM([.E168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ta. Maria</text:p>
          </table:table-cell>
          <table:table-cell office:value-type="string" calcext:value-type="string">
            <text:p>Unciti</text:p>
          </table:table-cell>
          <table:table-cell office:value-type="string" calcext:value-type="string">
            <text:p>Alzorriz </text:p>
          </table:table-cell>
          <table:table-cell office:value-type="string" calcext:value-type="string">
            <text:p>02/03/2004</text:p>
          </table:table-cell>
          <table:table-cell table:formula="of:=RIGHT(TRIM([.E169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Visitacion</text:p>
          </table:table-cell>
          <table:table-cell office:value-type="string" calcext:value-type="string">
            <text:p>Unciti</text:p>
          </table:table-cell>
          <table:table-cell office:value-type="string" calcext:value-type="string">
            <text:p>Cemborain</text:p>
          </table:table-cell>
          <table:table-cell office:value-type="string" calcext:value-type="string">
            <text:p>02/03/2004</text:p>
          </table:table-cell>
          <table:table-cell table:formula="of:=RIGHT(TRIM([.E170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to. Tomas</text:p>
          </table:table-cell>
          <table:table-cell office:value-type="string" calcext:value-type="string">
            <text:p>Unciti</text:p>
          </table:table-cell>
          <table:table-cell office:value-type="string" calcext:value-type="string">
            <text:p>Najurieta </text:p>
          </table:table-cell>
          <table:table-cell office:value-type="string" calcext:value-type="string">
            <text:p>02/03/2004</text:p>
          </table:table-cell>
          <table:table-cell table:formula="of:=RIGHT(TRIM([.E171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Solar 329 m2</text:p>
          </table:table-cell>
          <table:table-cell office:value-type="string" calcext:value-type="string">
            <text:p>Unciti</text:p>
          </table:table-cell>
          <table:table-cell office:value-type="string" calcext:value-type="string">
            <text:p>Najurieta </text:p>
          </table:table-cell>
          <table:table-cell office:value-type="string" calcext:value-type="string">
            <text:p>02/03/2004</text:p>
          </table:table-cell>
          <table:table-cell table:formula="of:=RIGHT(TRIM([.E172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Lorenzo</text:p>
          </table:table-cell>
          <table:table-cell office:value-type="string" calcext:value-type="string">
            <text:p>Unciti</text:p>
          </table:table-cell>
          <table:table-cell office:value-type="string" calcext:value-type="string">
            <text:p>Zabalceta</text:p>
          </table:table-cell>
          <table:table-cell office:value-type="string" calcext:value-type="string">
            <text:p>02/03/2004</text:p>
          </table:table-cell>
          <table:table-cell table:formula="of:=RIGHT(TRIM([.E173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Andres</text:p>
          </table:table-cell>
          <table:table-cell office:value-type="string" calcext:value-type="string">
            <text:p>Unciti</text:p>
          </table:table-cell>
          <table:table-cell office:value-type="string" calcext:value-type="string">
            <text:p>Zoroquiain </text:p>
          </table:table-cell>
          <table:table-cell office:value-type="string" calcext:value-type="string">
            <text:p>02/03/2004</text:p>
          </table:table-cell>
          <table:table-cell table:formula="of:=RIGHT(TRIM([.E174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Adrian</text:p>
          </table:table-cell>
          <table:table-cell office:value-type="string" calcext:value-type="string">
            <text:p>Oroz Betelu </text:p>
          </table:table-cell>
          <table:table-cell/>
          <table:table-cell office:value-type="string" calcext:value-type="string">
            <text:p>02/05/2003</text:p>
          </table:table-cell>
          <table:table-cell table:formula="of:=RIGHT(TRIM([.E175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ta. Engracia</text:p>
          </table:table-cell>
          <table:table-cell office:value-type="string" calcext:value-type="string">
            <text:p>Uztarroz </text:p>
          </table:table-cell>
          <table:table-cell/>
          <table:table-cell office:value-type="string" calcext:value-type="string">
            <text:p>02/05/2003</text:p>
          </table:table-cell>
          <table:table-cell table:formula="of:=RIGHT(TRIM([.E176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Abárzuza </text:p>
          </table:table-cell>
          <table:table-cell/>
          <table:table-cell office:value-type="string" calcext:value-type="string">
            <text:p>02/05/2005</text:p>
          </table:table-cell>
          <table:table-cell table:formula="of:=RIGHT(TRIM([.E177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Aberin </text:p>
          </table:table-cell>
          <table:table-cell/>
          <table:table-cell office:value-type="string" calcext:value-type="string">
            <text:p>02/05/2005</text:p>
          </table:table-cell>
          <table:table-cell table:formula="of:=RIGHT(TRIM([.E178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aquia La Asunción</text:p>
          </table:table-cell>
          <table:table-cell office:value-type="string" calcext:value-type="string">
            <text:p>Aberin </text:p>
          </table:table-cell>
          <table:table-cell office:value-type="string" calcext:value-type="string">
            <text:p>Muniain </text:p>
          </table:table-cell>
          <table:table-cell office:value-type="string" calcext:value-type="string">
            <text:p>02/05/2005</text:p>
          </table:table-cell>
          <table:table-cell table:formula="of:=RIGHT(TRIM([.E179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Bartolomé</text:p>
          </table:table-cell>
          <table:table-cell office:value-type="string" calcext:value-type="string">
            <text:p>Amescoa Baja</text:p>
          </table:table-cell>
          <table:table-cell office:value-type="string" calcext:value-type="string">
            <text:p>Goleano </text:p>
          </table:table-cell>
          <table:table-cell office:value-type="string" calcext:value-type="string">
            <text:p>02/05/2005</text:p>
          </table:table-cell>
          <table:table-cell table:formula="of:=RIGHT(TRIM([.E180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Andres</text:p>
          </table:table-cell>
          <table:table-cell office:value-type="string" calcext:value-type="string">
            <text:p>Amescoa Baja</text:p>
          </table:table-cell>
          <table:table-cell office:value-type="string" calcext:value-type="string">
            <text:p>Zudaire</text:p>
          </table:table-cell>
          <table:table-cell office:value-type="string" calcext:value-type="string">
            <text:p>02/05/2005</text:p>
          </table:table-cell>
          <table:table-cell table:formula="of:=RIGHT(TRIM([.E181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de La Natividad de Ntra Señora</text:p>
          </table:table-cell>
          <table:table-cell office:value-type="string" calcext:value-type="string">
            <text:p>Amescoa Baja</text:p>
          </table:table-cell>
          <table:table-cell office:value-type="string" calcext:value-type="string">
            <text:p>Artaza </text:p>
          </table:table-cell>
          <table:table-cell office:value-type="string" calcext:value-type="string">
            <text:p>02/05/2005</text:p>
          </table:table-cell>
          <table:table-cell table:formula="of:=RIGHT(TRIM([.E182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Juan Bautista</text:p>
          </table:table-cell>
          <table:table-cell office:value-type="string" calcext:value-type="string">
            <text:p>Amescoa Baja</text:p>
          </table:table-cell>
          <table:table-cell office:value-type="string" calcext:value-type="string">
            <text:p>Baquedano </text:p>
          </table:table-cell>
          <table:table-cell office:value-type="string" calcext:value-type="string">
            <text:p>02/05/2005</text:p>
          </table:table-cell>
          <table:table-cell table:formula="of:=RIGHT(TRIM([.E183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illán</text:p>
          </table:table-cell>
          <table:table-cell office:value-type="string" calcext:value-type="string">
            <text:p>Amescoa Baja</text:p>
          </table:table-cell>
          <table:table-cell office:value-type="string" calcext:value-type="string">
            <text:p>Baríndano </text:p>
          </table:table-cell>
          <table:table-cell office:value-type="string" calcext:value-type="string">
            <text:p>02/05/2005</text:p>
          </table:table-cell>
          <table:table-cell table:formula="of:=RIGHT(TRIM([.E184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iguel</text:p>
          </table:table-cell>
          <table:table-cell office:value-type="string" calcext:value-type="string">
            <text:p>Amescoa Baja</text:p>
          </table:table-cell>
          <table:table-cell office:value-type="string" calcext:value-type="string">
            <text:p>Ecala </text:p>
          </table:table-cell>
          <table:table-cell office:value-type="string" calcext:value-type="string">
            <text:p>02/05/2005</text:p>
          </table:table-cell>
          <table:table-cell table:formula="of:=RIGHT(TRIM([.E185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Amescoa Baja</text:p>
          </table:table-cell>
          <table:table-cell office:value-type="string" calcext:value-type="string">
            <text:p>Urra</text:p>
          </table:table-cell>
          <table:table-cell office:value-type="string" calcext:value-type="string">
            <text:p>02/05/2005</text:p>
          </table:table-cell>
          <table:table-cell table:formula="of:=RIGHT(TRIM([.E186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Amescoa Baja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02/05/2005</text:p>
          </table:table-cell>
          <table:table-cell table:formula="of:=RIGHT(TRIM([.E187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Aranaratxe </text:p>
          </table:table-cell>
          <table:table-cell/>
          <table:table-cell office:value-type="string" calcext:value-type="string">
            <text:p>02/05/2005</text:p>
          </table:table-cell>
          <table:table-cell table:formula="of:=RIGHT(TRIM([.E188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de San Román</text:p>
          </table:table-cell>
          <table:table-cell office:value-type="string" calcext:value-type="string">
            <text:p>Arellano </text:p>
          </table:table-cell>
          <table:table-cell/>
          <table:table-cell office:value-type="string" calcext:value-type="string">
            <text:p>02/05/2005</text:p>
          </table:table-cell>
          <table:table-cell table:formula="of:=RIGHT(TRIM([.E189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Salvador</text:p>
          </table:table-cell>
          <table:table-cell office:value-type="string" calcext:value-type="string">
            <text:p>Arroniz </text:p>
          </table:table-cell>
          <table:table-cell/>
          <table:table-cell office:value-type="string" calcext:value-type="string">
            <text:p>02/05/2005</text:p>
          </table:table-cell>
          <table:table-cell table:formula="of:=RIGHT(TRIM([.E190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Pedro</text:p>
          </table:table-cell>
          <table:table-cell office:value-type="string" calcext:value-type="string">
            <text:p>Azqueta</text:p>
          </table:table-cell>
          <table:table-cell office:value-type="string" calcext:value-type="string">
            <text:p>Iguzquiza</text:p>
          </table:table-cell>
          <table:table-cell office:value-type="string" calcext:value-type="string">
            <text:p>02/05/2005</text:p>
          </table:table-cell>
          <table:table-cell table:formula="of:=RIGHT(TRIM([.E191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Juan Evangelista</text:p>
          </table:table-cell>
          <table:table-cell office:value-type="string" calcext:value-type="string">
            <text:p>Barbarin </text:p>
          </table:table-cell>
          <table:table-cell/>
          <table:table-cell office:value-type="string" calcext:value-type="string">
            <text:p>02/05/2005</text:p>
          </table:table-cell>
          <table:table-cell table:formula="of:=RIGHT(TRIM([.E192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. Jorge</text:p>
          </table:table-cell>
          <table:table-cell office:value-type="string" calcext:value-type="string">
            <text:p>Barbarin </text:p>
          </table:table-cell>
          <table:table-cell/>
          <table:table-cell office:value-type="string" calcext:value-type="string">
            <text:p>02/05/2005</text:p>
          </table:table-cell>
          <table:table-cell table:formula="of:=RIGHT(TRIM([.E193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Eulate </text:p>
          </table:table-cell>
          <table:table-cell/>
          <table:table-cell office:value-type="string" calcext:value-type="string">
            <text:p>02/05/2005</text:p>
          </table:table-cell>
          <table:table-cell table:formula="of:=RIGHT(TRIM([.E194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stos y Frutales, paaraje Sardegi</text:p>
          </table:table-cell>
          <table:table-cell office:value-type="string" calcext:value-type="string">
            <text:p>Metauten </text:p>
          </table:table-cell>
          <table:table-cell office:value-type="string" calcext:value-type="string">
            <text:p>Ganuza</text:p>
          </table:table-cell>
          <table:table-cell office:value-type="string" calcext:value-type="string">
            <text:p>02/05/2005</text:p>
          </table:table-cell>
          <table:table-cell table:formula="of:=RIGHT(TRIM([.E195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Andres</text:p>
          </table:table-cell>
          <table:table-cell office:value-type="string" calcext:value-type="string">
            <text:p>Iguzquiza </text:p>
          </table:table-cell>
          <table:table-cell/>
          <table:table-cell office:value-type="string" calcext:value-type="string">
            <text:p>02/05/2005</text:p>
          </table:table-cell>
          <table:table-cell table:formula="of:=RIGHT(TRIM([.E196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Andrés</text:p>
          </table:table-cell>
          <table:table-cell office:value-type="string" calcext:value-type="string">
            <text:p>Iguzquiza </text:p>
          </table:table-cell>
          <table:table-cell office:value-type="string" calcext:value-type="string">
            <text:p>Labeaga</text:p>
          </table:table-cell>
          <table:table-cell office:value-type="string" calcext:value-type="string">
            <text:p>02/05/2005</text:p>
          </table:table-cell>
          <table:table-cell table:formula="of:=RIGHT(TRIM([.E197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Salvador</text:p>
          </table:table-cell>
          <table:table-cell office:value-type="string" calcext:value-type="string">
            <text:p>Iguzquiza </text:p>
          </table:table-cell>
          <table:table-cell office:value-type="string" calcext:value-type="string">
            <text:p>Urbiola</text:p>
          </table:table-cell>
          <table:table-cell office:value-type="string" calcext:value-type="string">
            <text:p>02/05/2005</text:p>
          </table:table-cell>
          <table:table-cell table:formula="of:=RIGHT(TRIM([.E198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Cristóbal</text:p>
          </table:table-cell>
          <table:table-cell office:value-type="string" calcext:value-type="string">
            <text:p>Larraona </text:p>
          </table:table-cell>
          <table:table-cell/>
          <table:table-cell office:value-type="string" calcext:value-type="string">
            <text:p>02/05/2005</text:p>
          </table:table-cell>
          <table:table-cell table:formula="of:=RIGHT(TRIM([.E199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Virgen Blanca</text:p>
          </table:table-cell>
          <table:table-cell office:value-type="string" calcext:value-type="string">
            <text:p>Larraona </text:p>
          </table:table-cell>
          <table:table-cell/>
          <table:table-cell office:value-type="string" calcext:value-type="string">
            <text:p>02/05/2005</text:p>
          </table:table-cell>
          <table:table-cell table:formula="of:=RIGHT(TRIM([.E200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Luquin </text:p>
          </table:table-cell>
          <table:table-cell/>
          <table:table-cell office:value-type="string" calcext:value-type="string">
            <text:p>02/05/2005</text:p>
          </table:table-cell>
          <table:table-cell table:formula="of:=RIGHT(TRIM([.E201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Andrés</text:p>
          </table:table-cell>
          <table:table-cell office:value-type="string" calcext:value-type="string">
            <text:p>Morentin </text:p>
          </table:table-cell>
          <table:table-cell/>
          <table:table-cell office:value-type="string" calcext:value-type="string">
            <text:p>02/05/2005</text:p>
          </table:table-cell>
          <table:table-cell table:formula="of:=RIGHT(TRIM([.E202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María</text:p>
          </table:table-cell>
          <table:table-cell office:value-type="string" calcext:value-type="string">
            <text:p>Sesma </text:p>
          </table:table-cell>
          <table:table-cell/>
          <table:table-cell office:value-type="string" calcext:value-type="string">
            <text:p>02/05/2005</text:p>
          </table:table-cell>
          <table:table-cell table:formula="of:=RIGHT(TRIM([.E203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Andres</text:p>
          </table:table-cell>
          <table:table-cell office:value-type="string" calcext:value-type="string">
            <text:p>Villamayor de Monjardin </text:p>
          </table:table-cell>
          <table:table-cell/>
          <table:table-cell office:value-type="string" calcext:value-type="string">
            <text:p>02/05/2005</text:p>
          </table:table-cell>
          <table:table-cell table:formula="of:=RIGHT(TRIM([.E204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Villatuerta </text:p>
          </table:table-cell>
          <table:table-cell/>
          <table:table-cell office:value-type="string" calcext:value-type="string">
            <text:p>02/05/2005</text:p>
          </table:table-cell>
          <table:table-cell table:formula="of:=RIGHT(TRIM([.E205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Local usos múltiples c/ La Iglesia</text:p>
          </table:table-cell>
          <table:table-cell office:value-type="string" calcext:value-type="string">
            <text:p>Allin</text:p>
          </table:table-cell>
          <table:table-cell office:value-type="string" calcext:value-type="string">
            <text:p>Artabia </text:p>
          </table:table-cell>
          <table:table-cell office:value-type="string" calcext:value-type="string">
            <text:p>02/09/2002</text:p>
          </table:table-cell>
          <table:table-cell table:formula="of:=RIGHT(TRIM([.E206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Vivienda planta 1ª casa parroquial</text:p>
          </table:table-cell>
          <table:table-cell office:value-type="string" calcext:value-type="string">
            <text:p>Allin</text:p>
          </table:table-cell>
          <table:table-cell office:value-type="string" calcext:value-type="string">
            <text:p>Artabia </text:p>
          </table:table-cell>
          <table:table-cell office:value-type="string" calcext:value-type="string">
            <text:p>02/09/2002</text:p>
          </table:table-cell>
          <table:table-cell table:formula="of:=RIGHT(TRIM([.E207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Almacen 2ª planta casa parroquial</text:p>
          </table:table-cell>
          <table:table-cell office:value-type="string" calcext:value-type="string">
            <text:p>Allin</text:p>
          </table:table-cell>
          <table:table-cell office:value-type="string" calcext:value-type="string">
            <text:p>Artabia </text:p>
          </table:table-cell>
          <table:table-cell office:value-type="string" calcext:value-type="string">
            <text:p>02/09/2002</text:p>
          </table:table-cell>
          <table:table-cell table:formula="of:=RIGHT(TRIM([.E208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Vivienda planta 2ª casa parroquial</text:p>
          </table:table-cell>
          <table:table-cell office:value-type="string" calcext:value-type="string">
            <text:p>Allin</text:p>
          </table:table-cell>
          <table:table-cell office:value-type="string" calcext:value-type="string">
            <text:p>Artabia </text:p>
          </table:table-cell>
          <table:table-cell office:value-type="string" calcext:value-type="string">
            <text:p>02/09/2002</text:p>
          </table:table-cell>
          <table:table-cell table:formula="of:=RIGHT(TRIM([.E209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Andrés</text:p>
          </table:table-cell>
          <table:table-cell office:value-type="string" calcext:value-type="string">
            <text:p>Ziga </text:p>
          </table:table-cell>
          <table:table-cell/>
          <table:table-cell office:value-type="string" calcext:value-type="string">
            <text:p>02/10/2000</text:p>
          </table:table-cell>
          <table:table-cell table:formula="of:=RIGHT(TRIM([.E210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Terreno nº 47 Concentración Parcelaria</text:p>
          </table:table-cell>
          <table:table-cell office:value-type="string" calcext:value-type="string">
            <text:p>Arellano </text:p>
          </table:table-cell>
          <table:table-cell/>
          <table:table-cell office:value-type="string" calcext:value-type="string">
            <text:p>03/01/2004</text:p>
          </table:table-cell>
          <table:table-cell table:formula="of:=RIGHT(TRIM([.E211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Terreno nº 324 Polígono 8 Concentración Par.</text:p>
          </table:table-cell>
          <table:table-cell office:value-type="string" calcext:value-type="string">
            <text:p>Arellano </text:p>
          </table:table-cell>
          <table:table-cell/>
          <table:table-cell office:value-type="string" calcext:value-type="string">
            <text:p>03/01/2004</text:p>
          </table:table-cell>
          <table:table-cell table:formula="of:=RIGHT(TRIM([.E212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47 Concentreción Parcelaria</text:p>
          </table:table-cell>
          <table:table-cell office:value-type="string" calcext:value-type="string">
            <text:p>Arellano </text:p>
          </table:table-cell>
          <table:table-cell/>
          <table:table-cell office:value-type="string" calcext:value-type="string">
            <text:p>03/01/2004</text:p>
          </table:table-cell>
          <table:table-cell table:formula="of:=RIGHT(TRIM([.E213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324 Concentración Parcelaria</text:p>
          </table:table-cell>
          <table:table-cell office:value-type="string" calcext:value-type="string">
            <text:p>Arellano </text:p>
          </table:table-cell>
          <table:table-cell/>
          <table:table-cell office:value-type="string" calcext:value-type="string">
            <text:p>03/01/2004</text:p>
          </table:table-cell>
          <table:table-cell table:formula="of:=RIGHT(TRIM([.E214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<text:s/>Ermita Virgen de las Cuevas</text:p>
          </table:table-cell>
          <table:table-cell office:value-type="string" calcext:value-type="string">
            <text:p>Viana</text:p>
          </table:table-cell>
          <table:table-cell/>
          <table:table-cell office:value-type="string" calcext:value-type="string">
            <text:p>03/03/2001</text:p>
          </table:table-cell>
          <table:table-cell table:formula="of:=RIGHT(TRIM([.E215]);4)" office:value-type="string" office:string-value="2001" calcext:value-type="string">
            <text:p>200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Lorenzo</text:p>
          </table:table-cell>
          <table:table-cell office:value-type="string" calcext:value-type="string">
            <text:p>Arce</text:p>
          </table:table-cell>
          <table:table-cell office:value-type="string" calcext:value-type="string">
            <text:p>Arrieta</text:p>
          </table:table-cell>
          <table:table-cell office:value-type="string" calcext:value-type="string">
            <text:p>03/03/2003</text:p>
          </table:table-cell>
          <table:table-cell table:formula="of:=RIGHT(TRIM([.E216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Arce</text:p>
          </table:table-cell>
          <table:table-cell office:value-type="string" calcext:value-type="string">
            <text:p>Azparren </text:p>
          </table:table-cell>
          <table:table-cell office:value-type="string" calcext:value-type="string">
            <text:p>03/03/2003</text:p>
          </table:table-cell>
          <table:table-cell table:formula="of:=RIGHT(TRIM([.E217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stos en Ligarrieta</text:p>
          </table:table-cell>
          <table:table-cell office:value-type="string" calcext:value-type="string">
            <text:p>Arce</text:p>
          </table:table-cell>
          <table:table-cell office:value-type="string" calcext:value-type="string">
            <text:p>Azparren</text:p>
          </table:table-cell>
          <table:table-cell office:value-type="string" calcext:value-type="string">
            <text:p>03/03/2003</text:p>
          </table:table-cell>
          <table:table-cell table:formula="of:=RIGHT(TRIM([.E218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Arce</text:p>
          </table:table-cell>
          <table:table-cell office:value-type="string" calcext:value-type="string">
            <text:p>Gorraiz</text:p>
          </table:table-cell>
          <table:table-cell office:value-type="string" calcext:value-type="string">
            <text:p>03/03/2003</text:p>
          </table:table-cell>
          <table:table-cell table:formula="of:=RIGHT(TRIM([.E219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Arce</text:p>
          </table:table-cell>
          <table:table-cell office:value-type="string" calcext:value-type="string">
            <text:p>Imizcoz</text:p>
          </table:table-cell>
          <table:table-cell office:value-type="string" calcext:value-type="string">
            <text:p>03/03/2003</text:p>
          </table:table-cell>
          <table:table-cell table:formula="of:=RIGHT(TRIM([.E220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 y cementerio</text:p>
          </table:table-cell>
          <table:table-cell office:value-type="string" calcext:value-type="string">
            <text:p>Arce</text:p>
          </table:table-cell>
          <table:table-cell office:value-type="string" calcext:value-type="string">
            <text:p>Lusarreta</text:p>
          </table:table-cell>
          <table:table-cell office:value-type="string" calcext:value-type="string">
            <text:p>03/03/2003</text:p>
          </table:table-cell>
          <table:table-cell table:formula="of:=RIGHT(TRIM([.E221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Arce</text:p>
          </table:table-cell>
          <table:table-cell office:value-type="string" calcext:value-type="string">
            <text:p>Saragüeta</text:p>
          </table:table-cell>
          <table:table-cell office:value-type="string" calcext:value-type="string">
            <text:p>03/03/2003</text:p>
          </table:table-cell>
          <table:table-cell table:formula="of:=RIGHT(TRIM([.E222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Sagardi</text:p>
          </table:table-cell>
          <table:table-cell office:value-type="string" calcext:value-type="string">
            <text:p>Arce</text:p>
          </table:table-cell>
          <table:table-cell office:value-type="string" calcext:value-type="string">
            <text:p>Saragüeta</text:p>
          </table:table-cell>
          <table:table-cell office:value-type="string" calcext:value-type="string">
            <text:p>03/03/2003</text:p>
          </table:table-cell>
          <table:table-cell table:formula="of:=RIGHT(TRIM([.E223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Saturnino</text:p>
          </table:table-cell>
          <table:table-cell office:value-type="string" calcext:value-type="string">
            <text:p>Arce</text:p>
          </table:table-cell>
          <table:table-cell office:value-type="string" calcext:value-type="string">
            <text:p>Uriz</text:p>
          </table:table-cell>
          <table:table-cell office:value-type="string" calcext:value-type="string">
            <text:p>03/03/2003</text:p>
          </table:table-cell>
          <table:table-cell table:formula="of:=RIGHT(TRIM([.E224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Andres</text:p>
          </table:table-cell>
          <table:table-cell office:value-type="string" calcext:value-type="string">
            <text:p>Arce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03/03/2003</text:p>
          </table:table-cell>
          <table:table-cell table:formula="of:=RIGHT(TRIM([.E225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Donamaría</text:p>
          </table:table-cell>
          <table:table-cell office:value-type="string" calcext:value-type="string">
            <text:p>Gaztelu</text:p>
          </table:table-cell>
          <table:table-cell office:value-type="string" calcext:value-type="string">
            <text:p>03/11/2004</text:p>
          </table:table-cell>
          <table:table-cell table:formula="of:=RIGHT(TRIM([.E226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to Domingo</text:p>
          </table:table-cell>
          <table:table-cell office:value-type="string" calcext:value-type="string">
            <text:p>Donamaría</text:p>
          </table:table-cell>
          <table:table-cell office:value-type="string" calcext:value-type="string">
            <text:p>Gaztelu </text:p>
          </table:table-cell>
          <table:table-cell office:value-type="string" calcext:value-type="string">
            <text:p>03/11/2004</text:p>
          </table:table-cell>
          <table:table-cell table:formula="of:=RIGHT(TRIM([.E227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La Natividad</text:p>
          </table:table-cell>
          <table:table-cell office:value-type="string" calcext:value-type="string">
            <text:p>Oiz </text:p>
          </table:table-cell>
          <table:table-cell/>
          <table:table-cell office:value-type="string" calcext:value-type="string">
            <text:p>03/11/2004</text:p>
          </table:table-cell>
          <table:table-cell table:formula="of:=RIGHT(TRIM([.E228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Miguel</text:p>
          </table:table-cell>
          <table:table-cell office:value-type="string" calcext:value-type="string">
            <text:p>Urroz </text:p>
          </table:table-cell>
          <table:table-cell/>
          <table:table-cell office:value-type="string" calcext:value-type="string">
            <text:p>03/11/2004</text:p>
          </table:table-cell>
          <table:table-cell table:formula="of:=RIGHT(TRIM([.E229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Almacén Leurtzako</text:p>
          </table:table-cell>
          <table:table-cell office:value-type="string" calcext:value-type="string">
            <text:p>Urroz </text:p>
          </table:table-cell>
          <table:table-cell/>
          <table:table-cell office:value-type="string" calcext:value-type="string">
            <text:p>03/11/2004</text:p>
          </table:table-cell>
          <table:table-cell table:formula="of:=RIGHT(TRIM([.E230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Almacén Leuzako</text:p>
          </table:table-cell>
          <table:table-cell office:value-type="string" calcext:value-type="string">
            <text:p>Urroz </text:p>
          </table:table-cell>
          <table:table-cell/>
          <table:table-cell office:value-type="string" calcext:value-type="string">
            <text:p>03/11/2004</text:p>
          </table:table-cell>
          <table:table-cell table:formula="of:=RIGHT(TRIM([.E231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Larraga</text:p>
          </table:table-cell>
          <table:table-cell/>
          <table:table-cell office:value-type="string" calcext:value-type="string">
            <text:p>04/01/2006</text:p>
          </table:table-cell>
          <table:table-cell table:formula="of:=RIGHT(TRIM([.E232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Solar jardin 292 m2</text:p>
          </table:table-cell>
          <table:table-cell office:value-type="string" calcext:value-type="string">
            <text:p>Leoz </text:p>
          </table:table-cell>
          <table:table-cell/>
          <table:table-cell office:value-type="string" calcext:value-type="string">
            <text:p>04/01/2006</text:p>
          </table:table-cell>
          <table:table-cell table:formula="of:=RIGHT(TRIM([.E233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Bartolomé</text:p>
          </table:table-cell>
          <table:table-cell office:value-type="string" calcext:value-type="string">
            <text:p>Leoz </text:p>
          </table:table-cell>
          <table:table-cell office:value-type="string" calcext:value-type="string">
            <text:p>Benegorri</text:p>
          </table:table-cell>
          <table:table-cell office:value-type="string" calcext:value-type="string">
            <text:p>04/01/2006</text:p>
          </table:table-cell>
          <table:table-cell table:formula="of:=RIGHT(TRIM([.E234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Ntra. Sra de la Asunción</text:p>
          </table:table-cell>
          <table:table-cell office:value-type="string" calcext:value-type="string">
            <text:p>Leoz </text:p>
          </table:table-cell>
          <table:table-cell office:value-type="string" calcext:value-type="string">
            <text:p>Olleta </text:p>
          </table:table-cell>
          <table:table-cell office:value-type="string" calcext:value-type="string">
            <text:p>04/01/2006</text:p>
          </table:table-cell>
          <table:table-cell table:formula="of:=RIGHT(TRIM([.E235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Leoz </text:p>
          </table:table-cell>
          <table:table-cell office:value-type="string" calcext:value-type="string">
            <text:p>Artariain </text:p>
          </table:table-cell>
          <table:table-cell office:value-type="string" calcext:value-type="string">
            <text:p>04/01/2006</text:p>
          </table:table-cell>
          <table:table-cell table:formula="of:=RIGHT(TRIM([.E236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Clemente</text:p>
          </table:table-cell>
          <table:table-cell office:value-type="string" calcext:value-type="string">
            <text:p>Leoz </text:p>
          </table:table-cell>
          <table:table-cell office:value-type="string" calcext:value-type="string">
            <text:p>Uzquita </text:p>
          </table:table-cell>
          <table:table-cell office:value-type="string" calcext:value-type="string">
            <text:p>04/01/2006</text:p>
          </table:table-cell>
          <table:table-cell table:formula="of:=RIGHT(TRIM([.E237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Almacen c/ Santa Maria 17 A</text:p>
          </table:table-cell>
          <table:table-cell office:value-type="string" calcext:value-type="string">
            <text:p>Leoz </text:p>
          </table:table-cell>
          <table:table-cell/>
          <table:table-cell office:value-type="string" calcext:value-type="string">
            <text:p>04/01/2006</text:p>
          </table:table-cell>
          <table:table-cell table:formula="of:=RIGHT(TRIM([.E238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Iglesia de San Andrés</text:p>
          </table:table-cell>
          <table:table-cell office:value-type="string" calcext:value-type="string">
            <text:p>Leoz </text:p>
          </table:table-cell>
          <table:table-cell office:value-type="string" calcext:value-type="string">
            <text:p>Bezquiz </text:p>
          </table:table-cell>
          <table:table-cell office:value-type="string" calcext:value-type="string">
            <text:p>04/01/2006</text:p>
          </table:table-cell>
          <table:table-cell table:formula="of:=RIGHT(TRIM([.E239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La Natividad</text:p>
          </table:table-cell>
          <table:table-cell office:value-type="string" calcext:value-type="string">
            <text:p>Leoz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/01/2006</text:p>
          </table:table-cell>
          <table:table-cell table:formula="of:=RIGHT(TRIM([.E240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Leoz </text:p>
          </table:table-cell>
          <table:table-cell office:value-type="string" calcext:value-type="string">
            <text:p>Iracheta </text:p>
          </table:table-cell>
          <table:table-cell office:value-type="string" calcext:value-type="string">
            <text:p>04/01/2006</text:p>
          </table:table-cell>
          <table:table-cell table:formula="of:=RIGHT(TRIM([.E241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ta. Catalina</text:p>
          </table:table-cell>
          <table:table-cell office:value-type="string" calcext:value-type="string">
            <text:p>Leoz </text:p>
          </table:table-cell>
          <table:table-cell office:value-type="string" calcext:value-type="string">
            <text:p>Maquirriain </text:p>
          </table:table-cell>
          <table:table-cell office:value-type="string" calcext:value-type="string">
            <text:p>04/01/2006</text:p>
          </table:table-cell>
          <table:table-cell table:formula="of:=RIGHT(TRIM([.E242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Ntra. Sra de la Asunción</text:p>
          </table:table-cell>
          <table:table-cell office:value-type="string" calcext:value-type="string">
            <text:p>Leoz </text:p>
          </table:table-cell>
          <table:table-cell office:value-type="string" calcext:value-type="string">
            <text:p>Sansoain </text:p>
          </table:table-cell>
          <table:table-cell office:value-type="string" calcext:value-type="string">
            <text:p>04/01/2006</text:p>
          </table:table-cell>
          <table:table-cell table:formula="of:=RIGHT(TRIM([.E243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Bartolome</text:p>
          </table:table-cell>
          <table:table-cell office:value-type="string" calcext:value-type="string">
            <text:p>Marcilla </text:p>
          </table:table-cell>
          <table:table-cell/>
          <table:table-cell office:value-type="string" calcext:value-type="string">
            <text:p>04/01/2006</text:p>
          </table:table-cell>
          <table:table-cell table:formula="of:=RIGHT(TRIM([.E244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Ntra. Sra de la Asunción</text:p>
          </table:table-cell>
          <table:table-cell office:value-type="string" calcext:value-type="string">
            <text:p>Miranda de Arga </text:p>
          </table:table-cell>
          <table:table-cell/>
          <table:table-cell office:value-type="string" calcext:value-type="string">
            <text:p>04/01/2006</text:p>
          </table:table-cell>
          <table:table-cell table:formula="of:=RIGHT(TRIM([.E245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ta. Fe</text:p>
          </table:table-cell>
          <table:table-cell office:value-type="string" calcext:value-type="string">
            <text:p>Murillo El Cuende </text:p>
          </table:table-cell>
          <table:table-cell/>
          <table:table-cell office:value-type="string" calcext:value-type="string">
            <text:p>04/01/2006</text:p>
          </table:table-cell>
          <table:table-cell table:formula="of:=RIGHT(TRIM([.E246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ta. Maria</text:p>
          </table:table-cell>
          <table:table-cell office:value-type="string" calcext:value-type="string">
            <text:p>Murillo El Fruto </text:p>
          </table:table-cell>
          <table:table-cell/>
          <table:table-cell office:value-type="string" calcext:value-type="string">
            <text:p>04/01/2006</text:p>
          </table:table-cell>
          <table:table-cell table:formula="of:=RIGHT(TRIM([.E247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Olite </text:p>
          </table:table-cell>
          <table:table-cell/>
          <table:table-cell office:value-type="string" calcext:value-type="string">
            <text:p>04/01/2006</text:p>
          </table:table-cell>
          <table:table-cell table:formula="of:=RIGHT(TRIM([.E248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ta María</text:p>
          </table:table-cell>
          <table:table-cell office:value-type="string" calcext:value-type="string">
            <text:p>Olite </text:p>
          </table:table-cell>
          <table:table-cell/>
          <table:table-cell office:value-type="string" calcext:value-type="string">
            <text:p>04/01/2006</text:p>
          </table:table-cell>
          <table:table-cell table:formula="of:=RIGHT(TRIM([.E249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Oloriz </text:p>
          </table:table-cell>
          <table:table-cell/>
          <table:table-cell office:value-type="string" calcext:value-type="string">
            <text:p>04/01/2006</text:p>
          </table:table-cell>
          <table:table-cell table:formula="of:=RIGHT(TRIM([.E250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Andrés</text:p>
          </table:table-cell>
          <table:table-cell office:value-type="string" calcext:value-type="string">
            <text:p>Oloriz</text:p>
          </table:table-cell>
          <table:table-cell office:value-type="string" calcext:value-type="string">
            <text:p>Oricin </text:p>
          </table:table-cell>
          <table:table-cell office:value-type="string" calcext:value-type="string">
            <text:p>04/01/2006</text:p>
          </table:table-cell>
          <table:table-cell table:formula="of:=RIGHT(TRIM([.E251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Juan Evangelista</text:p>
          </table:table-cell>
          <table:table-cell office:value-type="string" calcext:value-type="string">
            <text:p>Peralta </text:p>
          </table:table-cell>
          <table:table-cell/>
          <table:table-cell office:value-type="string" calcext:value-type="string">
            <text:p>04/01/2006</text:p>
          </table:table-cell>
          <table:table-cell table:formula="of:=RIGHT(TRIM([.E252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Torre antiguo Templo</text:p>
          </table:table-cell>
          <table:table-cell office:value-type="string" calcext:value-type="string">
            <text:p>Peralta </text:p>
          </table:table-cell>
          <table:table-cell/>
          <table:table-cell office:value-type="string" calcext:value-type="string">
            <text:p>04/01/2006</text:p>
          </table:table-cell>
          <table:table-cell table:formula="of:=RIGHT(TRIM([.E253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ta. María</text:p>
          </table:table-cell>
          <table:table-cell office:value-type="string" calcext:value-type="string">
            <text:p>Pueyo </text:p>
          </table:table-cell>
          <table:table-cell/>
          <table:table-cell office:value-type="string" calcext:value-type="string">
            <text:p>04/01/2006</text:p>
          </table:table-cell>
          <table:table-cell table:formula="of:=RIGHT(TRIM([.E254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Ntra. Sra. De la Asunción</text:p>
          </table:table-cell>
          <table:table-cell office:value-type="string" calcext:value-type="string">
            <text:p>Santacara </text:p>
          </table:table-cell>
          <table:table-cell/>
          <table:table-cell office:value-type="string" calcext:value-type="string">
            <text:p>04/01/2006</text:p>
          </table:table-cell>
          <table:table-cell table:formula="of:=RIGHT(TRIM([.E255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Ermita Santa Eufemia</text:p>
          </table:table-cell>
          <table:table-cell office:value-type="string" calcext:value-type="string">
            <text:p>Santacara </text:p>
          </table:table-cell>
          <table:table-cell/>
          <table:table-cell office:value-type="string" calcext:value-type="string">
            <text:p>04/01/2006</text:p>
          </table:table-cell>
          <table:table-cell table:formula="of:=RIGHT(TRIM([.E256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ta. Maria la Real</text:p>
          </table:table-cell>
          <table:table-cell office:value-type="string" calcext:value-type="string">
            <text:p>Ujué </text:p>
          </table:table-cell>
          <table:table-cell/>
          <table:table-cell office:value-type="string" calcext:value-type="string">
            <text:p>04/01/2006</text:p>
          </table:table-cell>
          <table:table-cell table:formula="of:=RIGHT(TRIM([.E257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Millan</text:p>
          </table:table-cell>
          <table:table-cell office:value-type="string" calcext:value-type="string">
            <text:p>Unzué </text:p>
          </table:table-cell>
          <table:table-cell/>
          <table:table-cell office:value-type="string" calcext:value-type="string">
            <text:p>04/01/2006</text:p>
          </table:table-cell>
          <table:table-cell table:formula="of:=RIGHT(TRIM([.E258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Ermita Artederreta</text:p>
          </table:table-cell>
          <table:table-cell office:value-type="string" calcext:value-type="string">
            <text:p>Unzué</text:p>
          </table:table-cell>
          <table:table-cell/>
          <table:table-cell office:value-type="string" calcext:value-type="string">
            <text:p>04/01/2006</text:p>
          </table:table-cell>
          <table:table-cell table:formula="of:=RIGHT(TRIM([.E259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Lizoain</text:p>
          </table:table-cell>
          <table:table-cell office:value-type="string" calcext:value-type="string">
            <text:p>Urricelqui </text:p>
          </table:table-cell>
          <table:table-cell office:value-type="string" calcext:value-type="string">
            <text:p>04/02/2008</text:p>
          </table:table-cell>
          <table:table-cell table:formula="of:=RIGHT(TRIM([.E260]);4)" office:value-type="string" office:string-value="2008" calcext:value-type="string">
            <text:p>2008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Abaurrea Alta </text:p>
          </table:table-cell>
          <table:table-cell/>
          <table:table-cell office:value-type="string" calcext:value-type="string">
            <text:p>04/03/2003</text:p>
          </table:table-cell>
          <table:table-cell table:formula="of:=RIGHT(TRIM([.E261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Abaurrea Baja</text:p>
          </table:table-cell>
          <table:table-cell/>
          <table:table-cell office:value-type="string" calcext:value-type="string">
            <text:p>04/03/2003</text:p>
          </table:table-cell>
          <table:table-cell table:formula="of:=RIGHT(TRIM([.E262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Andres</text:p>
          </table:table-cell>
          <table:table-cell office:value-type="string" calcext:value-type="string">
            <text:p>Arce </text:p>
          </table:table-cell>
          <table:table-cell/>
          <table:table-cell office:value-type="string" calcext:value-type="string">
            <text:p>04/03/2003</text:p>
          </table:table-cell>
          <table:table-cell table:formula="of:=RIGHT(TRIM([.E263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Orbaizeta </text:p>
          </table:table-cell>
          <table:table-cell/>
          <table:table-cell office:value-type="string" calcext:value-type="string">
            <text:p>04/03/2003</text:p>
          </table:table-cell>
          <table:table-cell table:formula="of:=RIGHT(TRIM([.E264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Roman</text:p>
          </table:table-cell>
          <table:table-cell office:value-type="string" calcext:value-type="string">
            <text:p>Orbara </text:p>
          </table:table-cell>
          <table:table-cell/>
          <table:table-cell office:value-type="string" calcext:value-type="string">
            <text:p>04/03/2003</text:p>
          </table:table-cell>
          <table:table-cell table:formula="of:=RIGHT(TRIM([.E265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Cosme y S. Damian</text:p>
          </table:table-cell>
          <table:table-cell office:value-type="string" calcext:value-type="string">
            <text:p>Orontz </text:p>
          </table:table-cell>
          <table:table-cell/>
          <table:table-cell office:value-type="string" calcext:value-type="string">
            <text:p>04/03/2003</text:p>
          </table:table-cell>
          <table:table-cell table:formula="of:=RIGHT(TRIM([.E266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Salvador</text:p>
          </table:table-cell>
          <table:table-cell office:value-type="string" calcext:value-type="string">
            <text:p>Villanueva de Aezcoa</text:p>
          </table:table-cell>
          <table:table-cell/>
          <table:table-cell office:value-type="string" calcext:value-type="string">
            <text:p>04/03/2003</text:p>
          </table:table-cell>
          <table:table-cell table:formula="of:=RIGHT(TRIM([.E267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Ermita Virgen del Plu</text:p>
          </table:table-cell>
          <table:table-cell office:value-type="string" calcext:value-type="string">
            <text:p>Marcilla </text:p>
          </table:table-cell>
          <table:table-cell/>
          <table:table-cell office:value-type="string" calcext:value-type="string">
            <text:p>04/05/2007</text:p>
          </table:table-cell>
          <table:table-cell table:formula="of:=RIGHT(TRIM([.E268]);4)" office:value-type="string" office:string-value="2007" calcext:value-type="string">
            <text:p>200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ta. Maria</text:p>
          </table:table-cell>
          <table:table-cell office:value-type="string" calcext:value-type="string">
            <text:p>Aibar </text:p>
          </table:table-cell>
          <table:table-cell/>
          <table:table-cell office:value-type="string" calcext:value-type="string">
            <text:p>04/10/1999</text:p>
          </table:table-cell>
          <table:table-cell table:formula="of:=RIGHT(TRIM([.E269]);4)" office:value-type="string" office:string-value="1999" calcext:value-type="string">
            <text:p>199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Estanislao</text:p>
          </table:table-cell>
          <table:table-cell office:value-type="string" calcext:value-type="string">
            <text:p>Erasun </text:p>
          </table:table-cell>
          <table:table-cell/>
          <table:table-cell office:value-type="string" calcext:value-type="string">
            <text:p>04/11/2004</text:p>
          </table:table-cell>
          <table:table-cell table:formula="of:=RIGHT(TRIM([.E270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Ezcurra </text:p>
          </table:table-cell>
          <table:table-cell/>
          <table:table-cell office:value-type="string" calcext:value-type="string">
            <text:p>04/11/2004</text:p>
          </table:table-cell>
          <table:table-cell table:formula="of:=RIGHT(TRIM([.E271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Lesaca </text:p>
          </table:table-cell>
          <table:table-cell/>
          <table:table-cell office:value-type="string" calcext:value-type="string">
            <text:p>04/11/2004</text:p>
          </table:table-cell>
          <table:table-cell table:formula="of:=RIGHT(TRIM([.E272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Solar PG UE-20</text:p>
          </table:table-cell>
          <table:table-cell office:value-type="string" calcext:value-type="string">
            <text:p>Lesaca </text:p>
          </table:table-cell>
          <table:table-cell/>
          <table:table-cell office:value-type="string" calcext:value-type="string">
            <text:p>04/11/2004</text:p>
          </table:table-cell>
          <table:table-cell table:formula="of:=RIGHT(TRIM([.E273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 Antón</text:p>
          </table:table-cell>
          <table:table-cell office:value-type="string" calcext:value-type="string">
            <text:p>Lesaca </text:p>
          </table:table-cell>
          <table:table-cell/>
          <table:table-cell office:value-type="string" calcext:value-type="string">
            <text:p>04/11/2004</text:p>
          </table:table-cell>
          <table:table-cell table:formula="of:=RIGHT(TRIM([.E274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Vicente</text:p>
          </table:table-cell>
          <table:table-cell office:value-type="string" calcext:value-type="string">
            <text:p>Aranguren </text:p>
          </table:table-cell>
          <table:table-cell/>
          <table:table-cell office:value-type="string" calcext:value-type="string">
            <text:p>05/01/2004</text:p>
          </table:table-cell>
          <table:table-cell table:formula="of:=RIGHT(TRIM([.E275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Aranguren</text:p>
          </table:table-cell>
          <table:table-cell office:value-type="string" calcext:value-type="string">
            <text:p><text:s/>Laquidain</text:p>
          </table:table-cell>
          <table:table-cell office:value-type="string" calcext:value-type="string">
            <text:p>05/01/2004</text:p>
          </table:table-cell>
          <table:table-cell table:formula="of:=RIGHT(TRIM([.E276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Egües</text:p>
          </table:table-cell>
          <table:table-cell office:value-type="string" calcext:value-type="string">
            <text:p>Alzuza</text:p>
          </table:table-cell>
          <table:table-cell office:value-type="string" calcext:value-type="string">
            <text:p>05/01/2004</text:p>
          </table:table-cell>
          <table:table-cell table:formula="of:=RIGHT(TRIM([.E277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Vicente</text:p>
          </table:table-cell>
          <table:table-cell office:value-type="string" calcext:value-type="string">
            <text:p>Egües</text:p>
          </table:table-cell>
          <table:table-cell office:value-type="string" calcext:value-type="string">
            <text:p>Ardanaz</text:p>
          </table:table-cell>
          <table:table-cell office:value-type="string" calcext:value-type="string">
            <text:p>05/01/2004</text:p>
          </table:table-cell>
          <table:table-cell table:formula="of:=RIGHT(TRIM([.E278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Egües</text:p>
          </table:table-cell>
          <table:table-cell/>
          <table:table-cell office:value-type="string" calcext:value-type="string">
            <text:p>05/01/2004</text:p>
          </table:table-cell>
          <table:table-cell table:formula="of:=RIGHT(TRIM([.E279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Purificacion</text:p>
          </table:table-cell>
          <table:table-cell office:value-type="string" calcext:value-type="string">
            <text:p>Egües</text:p>
          </table:table-cell>
          <table:table-cell office:value-type="string" calcext:value-type="string">
            <text:p>Elcano</text:p>
          </table:table-cell>
          <table:table-cell office:value-type="string" calcext:value-type="string">
            <text:p>05/01/2004</text:p>
          </table:table-cell>
          <table:table-cell table:formula="of:=RIGHT(TRIM([.E280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Egües</text:p>
          </table:table-cell>
          <table:table-cell office:value-type="string" calcext:value-type="string">
            <text:p>Elia</text:p>
          </table:table-cell>
          <table:table-cell office:value-type="string" calcext:value-type="string">
            <text:p>05/01/2004</text:p>
          </table:table-cell>
          <table:table-cell table:formula="of:=RIGHT(TRIM([.E281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 Juan Bautista</text:p>
          </table:table-cell>
          <table:table-cell office:value-type="string" calcext:value-type="string">
            <text:p>Egües</text:p>
          </table:table-cell>
          <table:table-cell office:value-type="string" calcext:value-type="string">
            <text:p>Ibiricu</text:p>
          </table:table-cell>
          <table:table-cell office:value-type="string" calcext:value-type="string">
            <text:p>05/01/2004</text:p>
          </table:table-cell>
          <table:table-cell table:formula="of:=RIGHT(TRIM([.E282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Egües</text:p>
          </table:table-cell>
          <table:table-cell office:value-type="string" calcext:value-type="string">
            <text:p>Olaz</text:p>
          </table:table-cell>
          <table:table-cell office:value-type="string" calcext:value-type="string">
            <text:p>05/01/2004</text:p>
          </table:table-cell>
          <table:table-cell table:formula="of:=RIGHT(TRIM([.E283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ta. Engracia</text:p>
          </table:table-cell>
          <table:table-cell office:value-type="string" calcext:value-type="string">
            <text:p>Egües</text:p>
          </table:table-cell>
          <table:table-cell office:value-type="string" calcext:value-type="string">
            <text:p>Sagaseta</text:p>
          </table:table-cell>
          <table:table-cell office:value-type="string" calcext:value-type="string">
            <text:p>05/01/2004</text:p>
          </table:table-cell>
          <table:table-cell table:formula="of:=RIGHT(TRIM([.E284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Bartolome</text:p>
          </table:table-cell>
          <table:table-cell office:value-type="string" calcext:value-type="string">
            <text:p>Egües</text:p>
          </table:table-cell>
          <table:table-cell office:value-type="string" calcext:value-type="string">
            <text:p>Ustarroz</text:p>
          </table:table-cell>
          <table:table-cell office:value-type="string" calcext:value-type="string">
            <text:p>05/01/2004</text:p>
          </table:table-cell>
          <table:table-cell table:formula="of:=RIGHT(TRIM([.E285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UDELA/TUTERA Nº .1.</text:p>
          </table:table-cell>
          <table:table-cell office:value-type="string" calcext:value-type="string">
            <text:p>Parroquia de Ntra Sñra. De la asunción</text:p>
          </table:table-cell>
          <table:table-cell office:value-type="string" calcext:value-type="string">
            <text:p>Murchante </text:p>
          </table:table-cell>
          <table:table-cell/>
          <table:table-cell office:value-type="string" calcext:value-type="string">
            <text:p>05/03/2007</text:p>
          </table:table-cell>
          <table:table-cell table:formula="of:=RIGHT(TRIM([.E286]);4)" office:value-type="string" office:string-value="2007" calcext:value-type="string">
            <text:p>200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ta. Quiteria</text:p>
          </table:table-cell>
          <table:table-cell office:value-type="string" calcext:value-type="string">
            <text:p>Romanzado</text:p>
          </table:table-cell>
          <table:table-cell office:value-type="string" calcext:value-type="string">
            <text:p>Biguezal</text:p>
          </table:table-cell>
          <table:table-cell office:value-type="string" calcext:value-type="string">
            <text:p>05/04/2000</text:p>
          </table:table-cell>
          <table:table-cell table:formula="of:=RIGHT(TRIM([.E287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antiago</text:p>
          </table:table-cell>
          <table:table-cell office:value-type="string" calcext:value-type="string">
            <text:p>Sangüesa</text:p>
          </table:table-cell>
          <table:table-cell/>
          <table:table-cell office:value-type="string" calcext:value-type="string">
            <text:p>05/11/2003</text:p>
          </table:table-cell>
          <table:table-cell table:formula="of:=RIGHT(TRIM([.E288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Iglesia S. Salvador</text:p>
          </table:table-cell>
          <table:table-cell office:value-type="string" calcext:value-type="string">
            <text:p>Sangüesa</text:p>
          </table:table-cell>
          <table:table-cell/>
          <table:table-cell office:value-type="string" calcext:value-type="string">
            <text:p>05/11/2003</text:p>
          </table:table-cell>
          <table:table-cell table:formula="of:=RIGHT(TRIM([.E289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ta Maria</text:p>
          </table:table-cell>
          <table:table-cell office:value-type="string" calcext:value-type="string">
            <text:p>Sangüesa</text:p>
          </table:table-cell>
          <table:table-cell/>
          <table:table-cell office:value-type="string" calcext:value-type="string">
            <text:p>05/11/2003</text:p>
          </table:table-cell>
          <table:table-cell table:formula="of:=RIGHT(TRIM([.E290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Sangüesa</text:p>
          </table:table-cell>
          <table:table-cell office:value-type="string" calcext:value-type="string">
            <text:p>Rocaforte</text:p>
          </table:table-cell>
          <table:table-cell office:value-type="string" calcext:value-type="string">
            <text:p>05/11/2003</text:p>
          </table:table-cell>
          <table:table-cell table:formula="of:=RIGHT(TRIM([.E291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2.</text:p>
          </table:table-cell>
          <table:table-cell office:value-type="string" calcext:value-type="string">
            <text:p>Parroquia S. Lorenzo</text:p>
          </table:table-cell>
          <table:table-cell office:value-type="string" calcext:value-type="string">
            <text:p>Pamplona </text:p>
          </table:table-cell>
          <table:table-cell/>
          <table:table-cell office:value-type="string" calcext:value-type="string">
            <text:p>05/12/2003</text:p>
          </table:table-cell>
          <table:table-cell table:formula="of:=RIGHT(TRIM([.E292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2.</text:p>
          </table:table-cell>
          <table:table-cell office:value-type="string" calcext:value-type="string">
            <text:p>Parroquia S. Saturnino</text:p>
          </table:table-cell>
          <table:table-cell office:value-type="string" calcext:value-type="string">
            <text:p>Pamplona </text:p>
          </table:table-cell>
          <table:table-cell/>
          <table:table-cell office:value-type="string" calcext:value-type="string">
            <text:p>05/12/2003</text:p>
          </table:table-cell>
          <table:table-cell table:formula="of:=RIGHT(TRIM([.E293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2.</text:p>
          </table:table-cell>
          <table:table-cell office:value-type="string" calcext:value-type="string">
            <text:p>Parroquia S. Agustin</text:p>
          </table:table-cell>
          <table:table-cell office:value-type="string" calcext:value-type="string">
            <text:p>Pamplona </text:p>
          </table:table-cell>
          <table:table-cell/>
          <table:table-cell office:value-type="string" calcext:value-type="string">
            <text:p>05/12/2003</text:p>
          </table:table-cell>
          <table:table-cell table:formula="of:=RIGHT(TRIM([.E294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2.</text:p>
          </table:table-cell>
          <table:table-cell office:value-type="string" calcext:value-type="string">
            <text:p>Parroquia S. Nicolas</text:p>
          </table:table-cell>
          <table:table-cell office:value-type="string" calcext:value-type="string">
            <text:p>Pamplona </text:p>
          </table:table-cell>
          <table:table-cell/>
          <table:table-cell office:value-type="string" calcext:value-type="string">
            <text:p>05/12/2003</text:p>
          </table:table-cell>
          <table:table-cell table:formula="of:=RIGHT(TRIM([.E295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an Cristóbal</text:p>
          </table:table-cell>
          <table:table-cell office:value-type="string" calcext:value-type="string">
            <text:p>Aguilar de Codés</text:p>
          </table:table-cell>
          <table:table-cell/>
          <table:table-cell office:value-type="string" calcext:value-type="string">
            <text:p>06/03/2000</text:p>
          </table:table-cell>
          <table:table-cell table:formula="of:=RIGHT(TRIM([.E296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anto Cristo del Humilladero</text:p>
          </table:table-cell>
          <table:table-cell office:value-type="string" calcext:value-type="string">
            <text:p>Aras</text:p>
          </table:table-cell>
          <table:table-cell/>
          <table:table-cell office:value-type="string" calcext:value-type="string">
            <text:p>06/03/2000</text:p>
          </table:table-cell>
          <table:table-cell table:formula="of:=RIGHT(TRIM([.E297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a San isidro</text:p>
          </table:table-cell>
          <table:table-cell office:value-type="string" calcext:value-type="string">
            <text:p>Aras </text:p>
          </table:table-cell>
          <table:table-cell/>
          <table:table-cell office:value-type="string" calcext:value-type="string">
            <text:p>06/03/2000</text:p>
          </table:table-cell>
          <table:table-cell table:formula="of:=RIGHT(TRIM([.E298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de San Esteban</text:p>
          </table:table-cell>
          <table:table-cell office:value-type="string" calcext:value-type="string">
            <text:p>Azagra </text:p>
          </table:table-cell>
          <table:table-cell/>
          <table:table-cell office:value-type="string" calcext:value-type="string">
            <text:p>06/03/2000</text:p>
          </table:table-cell>
          <table:table-cell table:formula="of:=RIGHT(TRIM([.E299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Nuestra Señora del Olmo</text:p>
          </table:table-cell>
          <table:table-cell office:value-type="string" calcext:value-type="string">
            <text:p>Azagra </text:p>
          </table:table-cell>
          <table:table-cell/>
          <table:table-cell office:value-type="string" calcext:value-type="string">
            <text:p>06/03/2000</text:p>
          </table:table-cell>
          <table:table-cell table:formula="of:=RIGHT(TRIM([.E300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UDELA/TUTERA Nº .1.</text:p>
          </table:table-cell>
          <table:table-cell office:value-type="string" calcext:value-type="string">
            <text:p>Antiguo templo San Nicolás</text:p>
          </table:table-cell>
          <table:table-cell office:value-type="string" calcext:value-type="string">
            <text:p>Tudela </text:p>
          </table:table-cell>
          <table:table-cell/>
          <table:table-cell office:value-type="string" calcext:value-type="string">
            <text:p>06/06/2005</text:p>
          </table:table-cell>
          <table:table-cell table:formula="of:=RIGHT(TRIM([.E301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Mendigorria</text:p>
          </table:table-cell>
          <table:table-cell/>
          <table:table-cell office:value-type="string" calcext:value-type="string">
            <text:p>06/09/2006</text:p>
          </table:table-cell>
          <table:table-cell table:formula="of:=RIGHT(TRIM([.E302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Iglesia de Santa María</text:p>
          </table:table-cell>
          <table:table-cell office:value-type="string" calcext:value-type="string">
            <text:p>Mendigorria </text:p>
          </table:table-cell>
          <table:table-cell/>
          <table:table-cell office:value-type="string" calcext:value-type="string">
            <text:p>06/09/2006</text:p>
          </table:table-cell>
          <table:table-cell table:formula="of:=RIGHT(TRIM([.E303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Ermita de Santiago</text:p>
          </table:table-cell>
          <table:table-cell office:value-type="string" calcext:value-type="string">
            <text:p>Mendigorria </text:p>
          </table:table-cell>
          <table:table-cell/>
          <table:table-cell office:value-type="string" calcext:value-type="string">
            <text:p>06/09/2006</text:p>
          </table:table-cell>
          <table:table-cell table:formula="of:=RIGHT(TRIM([.E304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Ermita Nuestra Sra. De Andión</text:p>
          </table:table-cell>
          <table:table-cell office:value-type="string" calcext:value-type="string">
            <text:p>Mendigorria </text:p>
          </table:table-cell>
          <table:table-cell/>
          <table:table-cell office:value-type="string" calcext:value-type="string">
            <text:p>06/09/2006</text:p>
          </table:table-cell>
          <table:table-cell table:formula="of:=RIGHT(TRIM([.E305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Nuestra Señora del Carrascal</text:p>
          </table:table-cell>
          <table:table-cell office:value-type="string" calcext:value-type="string">
            <text:p>Cabredo </text:p>
          </table:table-cell>
          <table:table-cell/>
          <table:table-cell office:value-type="string" calcext:value-type="string">
            <text:p>06/10/2000</text:p>
          </table:table-cell>
          <table:table-cell table:formula="of:=RIGHT(TRIM([.E306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de San Simón</text:p>
          </table:table-cell>
          <table:table-cell office:value-type="string" calcext:value-type="string">
            <text:p>Cabredo </text:p>
          </table:table-cell>
          <table:table-cell/>
          <table:table-cell office:value-type="string" calcext:value-type="string">
            <text:p>06/10/2000</text:p>
          </table:table-cell>
          <table:table-cell table:formula="of:=RIGHT(TRIM([.E307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Egües</text:p>
          </table:table-cell>
          <table:table-cell office:value-type="string" calcext:value-type="string">
            <text:p>Azpa</text:p>
          </table:table-cell>
          <table:table-cell office:value-type="string" calcext:value-type="string">
            <text:p>06/11/2003</text:p>
          </table:table-cell>
          <table:table-cell table:formula="of:=RIGHT(TRIM([.E308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Vivienda nº 49 Calle Santa Cruz</text:p>
          </table:table-cell>
          <table:table-cell office:value-type="string" calcext:value-type="string">
            <text:p>Cizur Mayor </text:p>
          </table:table-cell>
          <table:table-cell/>
          <table:table-cell office:value-type="string" calcext:value-type="string">
            <text:p>07/03/2001</text:p>
          </table:table-cell>
          <table:table-cell table:formula="of:=RIGHT(TRIM([.E309]);4)" office:value-type="string" office:string-value="2001" calcext:value-type="string">
            <text:p>200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Yerri</text:p>
          </table:table-cell>
          <table:table-cell/>
          <table:table-cell office:value-type="string" calcext:value-type="string">
            <text:p>07/04/2005</text:p>
          </table:table-cell>
          <table:table-cell table:formula="of:=RIGHT(TRIM([.E310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Juan Evangelista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Iruñela </text:p>
          </table:table-cell>
          <table:table-cell office:value-type="string" calcext:value-type="string">
            <text:p>07/04/2005</text:p>
          </table:table-cell>
          <table:table-cell table:formula="of:=RIGHT(TRIM([.E311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María de Eguiarte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Lacar </text:p>
          </table:table-cell>
          <table:table-cell office:value-type="string" calcext:value-type="string">
            <text:p>07/04/2005</text:p>
          </table:table-cell>
          <table:table-cell table:formula="of:=RIGHT(TRIM([.E312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oquia de Santa Cecilia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Arizala </text:p>
          </table:table-cell>
          <table:table-cell office:value-type="string" calcext:value-type="string">
            <text:p>07/04/2005</text:p>
          </table:table-cell>
          <table:table-cell table:formula="of:=RIGHT(TRIM([.E313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iguel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Erraul </text:p>
          </table:table-cell>
          <table:table-cell office:value-type="string" calcext:value-type="string">
            <text:p>07/04/2005</text:p>
          </table:table-cell>
          <table:table-cell table:formula="of:=RIGHT(TRIM([.E314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Juan Evangelista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Ibiricu </text:p>
          </table:table-cell>
          <table:table-cell office:value-type="string" calcext:value-type="string">
            <text:p>07/04/2005</text:p>
          </table:table-cell>
          <table:table-cell table:formula="of:=RIGHT(TRIM([.E315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Ntra. Sra de la Asunción</text:p>
          </table:table-cell>
          <table:table-cell office:value-type="string" calcext:value-type="string">
            <text:p>Orisoain </text:p>
          </table:table-cell>
          <table:table-cell/>
          <table:table-cell office:value-type="string" calcext:value-type="string">
            <text:p>07/10/2003</text:p>
          </table:table-cell>
          <table:table-cell table:formula="of:=RIGHT(TRIM([.E316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stos en Elkea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08/06/2004</text:p>
          </table:table-cell>
          <table:table-cell table:formula="of:=RIGHT(TRIM([.E317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stos en Larrasoil 4.352 m2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08/06/2004</text:p>
          </table:table-cell>
          <table:table-cell table:formula="of:=RIGHT(TRIM([.E318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stos en Larrasoil 1.856 m2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08/06/2004</text:p>
          </table:table-cell>
          <table:table-cell table:formula="of:=RIGHT(TRIM([.E319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stos en Larrasoil 3.396 m2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08/06/2004</text:p>
          </table:table-cell>
          <table:table-cell table:formula="of:=RIGHT(TRIM([.E320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stos en Larrasoil 8.218 m2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08/06/2004</text:p>
          </table:table-cell>
          <table:table-cell table:formula="of:=RIGHT(TRIM([.E321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Altos de Jandua 6.664 m2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08/06/2004</text:p>
          </table:table-cell>
          <table:table-cell table:formula="of:=RIGHT(TRIM([.E322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El Ginebro 1.472 m2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08/06/2004</text:p>
          </table:table-cell>
          <table:table-cell table:formula="of:=RIGHT(TRIM([.E323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El Ginebro 3.675 m2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08/06/2004</text:p>
          </table:table-cell>
          <table:table-cell table:formula="of:=RIGHT(TRIM([.E324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l Saso 5.123 m2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08/06/2004</text:p>
          </table:table-cell>
          <table:table-cell table:formula="of:=RIGHT(TRIM([.E325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Los Pozos 3.335 m2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08/06/2004</text:p>
          </table:table-cell>
          <table:table-cell table:formula="of:=RIGHT(TRIM([.E326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Los pozos 2.002 m2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08/06/2004</text:p>
          </table:table-cell>
          <table:table-cell table:formula="of:=RIGHT(TRIM([.E327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Gezari Bajo 6.396 m2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08/06/2004</text:p>
          </table:table-cell>
          <table:table-cell table:formula="of:=RIGHT(TRIM([.E328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Euntzeberri 11.725 m2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08/06/2004</text:p>
          </table:table-cell>
          <table:table-cell table:formula="of:=RIGHT(TRIM([.E329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Viñas y pastos en Zurbaran 4.205 m2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08/06/2004</text:p>
          </table:table-cell>
          <table:table-cell table:formula="of:=RIGHT(TRIM([.E330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l Lezcal 1.180 m2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08/06/2004</text:p>
          </table:table-cell>
          <table:table-cell table:formula="of:=RIGHT(TRIM([.E331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l Ezcal 2.368 m2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08/06/2004</text:p>
          </table:table-cell>
          <table:table-cell table:formula="of:=RIGHT(TRIM([.E332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, viña y olivar 2.072 m2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08/06/2004</text:p>
          </table:table-cell>
          <table:table-cell table:formula="of:=RIGHT(TRIM([.E333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Artadubarren 2.164 m2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08/06/2004</text:p>
          </table:table-cell>
          <table:table-cell table:formula="of:=RIGHT(TRIM([.E334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Artadubarren 3.715 m2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08/06/2004</text:p>
          </table:table-cell>
          <table:table-cell table:formula="of:=RIGHT(TRIM([.E335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olivar Ezpondabe 2.967 m2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08/06/2004</text:p>
          </table:table-cell>
          <table:table-cell table:formula="of:=RIGHT(TRIM([.E336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Baluriaran 3.549 m2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08/06/2004</text:p>
          </table:table-cell>
          <table:table-cell table:formula="of:=RIGHT(TRIM([.E337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stos olivar Artadubarren 1.003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08/06/2004</text:p>
          </table:table-cell>
          <table:table-cell table:formula="of:=RIGHT(TRIM([.E338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Balurriaran 3.256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08/06/2004</text:p>
          </table:table-cell>
          <table:table-cell table:formula="of:=RIGHT(TRIM([.E339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stos El Lezcal 12.006 m2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08/06/2004</text:p>
          </table:table-cell>
          <table:table-cell table:formula="of:=RIGHT(TRIM([.E340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stos Santa Criz 2.972 m2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08/06/2004</text:p>
          </table:table-cell>
          <table:table-cell table:formula="of:=RIGHT(TRIM([.E341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stos Santa Criz 3.022 m2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08/06/2004</text:p>
          </table:table-cell>
          <table:table-cell table:formula="of:=RIGHT(TRIM([.E342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Dorreta 4.529 m2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08/06/2004</text:p>
          </table:table-cell>
          <table:table-cell table:formula="of:=RIGHT(TRIM([.E343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l Epaizaral 5.250 m2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08/06/2004</text:p>
          </table:table-cell>
          <table:table-cell table:formula="of:=RIGHT(TRIM([.E344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Zaldinaga 6.898 m2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08/06/2004</text:p>
          </table:table-cell>
          <table:table-cell table:formula="of:=RIGHT(TRIM([.E345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166 concentración parcelaria</text:p>
          </table:table-cell>
          <table:table-cell office:value-type="string" calcext:value-type="string">
            <text:p>Cirauqui </text:p>
          </table:table-cell>
          <table:table-cell/>
          <table:table-cell office:value-type="string" calcext:value-type="string">
            <text:p>09/01/2007</text:p>
          </table:table-cell>
          <table:table-cell table:formula="of:=RIGHT(TRIM([.E346]);4)" office:value-type="string" office:string-value="2007" calcext:value-type="string">
            <text:p>200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1100 concentración parcelaria</text:p>
          </table:table-cell>
          <table:table-cell office:value-type="string" calcext:value-type="string">
            <text:p>Cirauqui </text:p>
          </table:table-cell>
          <table:table-cell/>
          <table:table-cell office:value-type="string" calcext:value-type="string">
            <text:p>09/01/2007</text:p>
          </table:table-cell>
          <table:table-cell table:formula="of:=RIGHT(TRIM([.E347]);4)" office:value-type="string" office:string-value="2007" calcext:value-type="string">
            <text:p>200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Bartolome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ilveti</text:p>
          </table:table-cell>
          <table:table-cell office:value-type="string" calcext:value-type="string">
            <text:p>09/09/2003</text:p>
          </table:table-cell>
          <table:table-cell table:formula="of:=RIGHT(TRIM([.E348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Esquiroz-Ilarraz</text:p>
          </table:table-cell>
          <table:table-cell office:value-type="string" calcext:value-type="string">
            <text:p>09/09/2003</text:p>
          </table:table-cell>
          <table:table-cell table:formula="of:=RIGHT(TRIM([.E349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Gil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Agorreta</text:p>
          </table:table-cell>
          <table:table-cell office:value-type="string" calcext:value-type="string">
            <text:p>09/09/2003</text:p>
          </table:table-cell>
          <table:table-cell table:formula="of:=RIGHT(TRIM([.E350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Inmaculada y cementerio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Antxoriz</text:p>
          </table:table-cell>
          <table:table-cell office:value-type="string" calcext:value-type="string">
            <text:p>09/09/2003</text:p>
          </table:table-cell>
          <table:table-cell table:formula="of:=RIGHT(TRIM([.E351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Justo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Aquerreta </text:p>
          </table:table-cell>
          <table:table-cell office:value-type="string" calcext:value-type="string">
            <text:p>09/09/2003</text:p>
          </table:table-cell>
          <table:table-cell table:formula="of:=RIGHT(TRIM([.E352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Inmaculada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Errea </text:p>
          </table:table-cell>
          <table:table-cell office:value-type="string" calcext:value-type="string">
            <text:p>09/09/2003</text:p>
          </table:table-cell>
          <table:table-cell table:formula="of:=RIGHT(TRIM([.E353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, porche y cementerio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Esquiroz-Ilarraz </text:p>
          </table:table-cell>
          <table:table-cell office:value-type="string" calcext:value-type="string">
            <text:p>09/09/2003</text:p>
          </table:table-cell>
          <table:table-cell table:formula="of:=RIGHT(TRIM([.E354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Gil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Eugui </text:p>
          </table:table-cell>
          <table:table-cell office:value-type="string" calcext:value-type="string">
            <text:p>09/09/2003</text:p>
          </table:table-cell>
          <table:table-cell table:formula="of:=RIGHT(TRIM([.E355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ta. Eulalia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Guendulain </text:p>
          </table:table-cell>
          <table:table-cell office:value-type="string" calcext:value-type="string">
            <text:p>09/09/2003</text:p>
          </table:table-cell>
          <table:table-cell table:formula="of:=RIGHT(TRIM([.E356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Idoy </text:p>
          </table:table-cell>
          <table:table-cell office:value-type="string" calcext:value-type="string">
            <text:p>09/09/2003</text:p>
          </table:table-cell>
          <table:table-cell table:formula="of:=RIGHT(TRIM([.E357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del Rosario y cementerio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Ilurdoz </text:p>
          </table:table-cell>
          <table:table-cell office:value-type="string" calcext:value-type="string">
            <text:p>09/09/2003</text:p>
          </table:table-cell>
          <table:table-cell table:formula="of:=RIGHT(TRIM([.E358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Imbuluzqueta </text:p>
          </table:table-cell>
          <table:table-cell office:value-type="string" calcext:value-type="string">
            <text:p>09/09/2003</text:p>
          </table:table-cell>
          <table:table-cell table:formula="of:=RIGHT(TRIM([.E359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Lorenzo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Iragui </text:p>
          </table:table-cell>
          <table:table-cell office:value-type="string" calcext:value-type="string">
            <text:p>09/09/2003</text:p>
          </table:table-cell>
          <table:table-cell table:formula="of:=RIGHT(TRIM([.E360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Iroz </text:p>
          </table:table-cell>
          <table:table-cell office:value-type="string" calcext:value-type="string">
            <text:p>09/09/2003</text:p>
          </table:table-cell>
          <table:table-cell table:formula="of:=RIGHT(TRIM([.E361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Irure </text:p>
          </table:table-cell>
          <table:table-cell office:value-type="string" calcext:value-type="string">
            <text:p>09/09/2003</text:p>
          </table:table-cell>
          <table:table-cell table:formula="of:=RIGHT(TRIM([.E362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Nicolas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Larrasoaña</text:p>
          </table:table-cell>
          <table:table-cell office:value-type="string" calcext:value-type="string">
            <text:p>09/09/2003</text:p>
          </table:table-cell>
          <table:table-cell table:formula="of:=RIGHT(TRIM([.E363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Adrian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Leranoz </text:p>
          </table:table-cell>
          <table:table-cell office:value-type="string" calcext:value-type="string">
            <text:p>09/09/2003</text:p>
          </table:table-cell>
          <table:table-cell table:formula="of:=RIGHT(TRIM([.E364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Adrian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Olloki </text:p>
          </table:table-cell>
          <table:table-cell office:value-type="string" calcext:value-type="string">
            <text:p>09/09/2003</text:p>
          </table:table-cell>
          <table:table-cell table:formula="of:=RIGHT(TRIM([.E365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Osteritz</text:p>
          </table:table-cell>
          <table:table-cell office:value-type="string" calcext:value-type="string">
            <text:p>09/09/2003</text:p>
          </table:table-cell>
          <table:table-cell table:formula="of:=RIGHT(TRIM([.E366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Cristóbal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Saigos </text:p>
          </table:table-cell>
          <table:table-cell office:value-type="string" calcext:value-type="string">
            <text:p>09/09/2003</text:p>
          </table:table-cell>
          <table:table-cell table:formula="of:=RIGHT(TRIM([.E367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tas. Nunilo y Arrodia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Sarasibar </text:p>
          </table:table-cell>
          <table:table-cell office:value-type="string" calcext:value-type="string">
            <text:p>09/09/2003</text:p>
          </table:table-cell>
          <table:table-cell table:formula="of:=RIGHT(TRIM([.E368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Setuain </text:p>
          </table:table-cell>
          <table:table-cell office:value-type="string" calcext:value-type="string">
            <text:p>09/09/2003</text:p>
          </table:table-cell>
          <table:table-cell table:formula="of:=RIGHT(TRIM([.E369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Urdaniz </text:p>
          </table:table-cell>
          <table:table-cell office:value-type="string" calcext:value-type="string">
            <text:p>09/09/2003</text:p>
          </table:table-cell>
          <table:table-cell table:formula="of:=RIGHT(TRIM([.E370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Urtasun </text:p>
          </table:table-cell>
          <table:table-cell office:value-type="string" calcext:value-type="string">
            <text:p>09/09/2003</text:p>
          </table:table-cell>
          <table:table-cell table:formula="of:=RIGHT(TRIM([.E371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Usetxi </text:p>
          </table:table-cell>
          <table:table-cell office:value-type="string" calcext:value-type="string">
            <text:p>09/09/2003</text:p>
          </table:table-cell>
          <table:table-cell table:formula="of:=RIGHT(TRIM([.E372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Zubiri </text:p>
          </table:table-cell>
          <table:table-cell office:value-type="string" calcext:value-type="string">
            <text:p>09/09/2003</text:p>
          </table:table-cell>
          <table:table-cell table:formula="of:=RIGHT(TRIM([.E373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illan, almacen y cementerio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Zubiain </text:p>
          </table:table-cell>
          <table:table-cell office:value-type="string" calcext:value-type="string">
            <text:p>09/09/2003</text:p>
          </table:table-cell>
          <table:table-cell table:formula="of:=RIGHT(TRIM([.E374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rado en Zuriainbide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Antxoriz </text:p>
          </table:table-cell>
          <table:table-cell office:value-type="string" calcext:value-type="string">
            <text:p>09/09/2003</text:p>
          </table:table-cell>
          <table:table-cell table:formula="of:=RIGHT(TRIM([.E375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Longuida </text:p>
          </table:table-cell>
          <table:table-cell/>
          <table:table-cell office:value-type="string" calcext:value-type="string">
            <text:p>09/09/2003</text:p>
          </table:table-cell>
          <table:table-cell table:formula="of:=RIGHT(TRIM([.E376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s Nieves</text:p>
          </table:table-cell>
          <table:table-cell office:value-type="string" calcext:value-type="string">
            <text:p>Longuida </text:p>
          </table:table-cell>
          <table:table-cell office:value-type="string" calcext:value-type="string">
            <text:p>Erdozain </text:p>
          </table:table-cell>
          <table:table-cell office:value-type="string" calcext:value-type="string">
            <text:p>09/09/2003</text:p>
          </table:table-cell>
          <table:table-cell table:formula="of:=RIGHT(TRIM([.E377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Martin</text:p>
          </table:table-cell>
          <table:table-cell office:value-type="string" calcext:value-type="string">
            <text:p>Arce </text:p>
          </table:table-cell>
          <table:table-cell/>
          <table:table-cell office:value-type="string" calcext:value-type="string">
            <text:p>09/11/1999</text:p>
          </table:table-cell>
          <table:table-cell table:formula="of:=RIGHT(TRIM([.E378]);4)" office:value-type="string" office:string-value="1999" calcext:value-type="string">
            <text:p>199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Virgen Del Camino</text:p>
          </table:table-cell>
          <table:table-cell office:value-type="string" calcext:value-type="string">
            <text:p>Arce </text:p>
          </table:table-cell>
          <table:table-cell/>
          <table:table-cell office:value-type="string" calcext:value-type="string">
            <text:p>09/11/1999</text:p>
          </table:table-cell>
          <table:table-cell table:formula="of:=RIGHT(TRIM([.E379]);4)" office:value-type="string" office:string-value="1999" calcext:value-type="string">
            <text:p>199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antos Justo y Pastor</text:p>
          </table:table-cell>
          <table:table-cell office:value-type="string" calcext:value-type="string">
            <text:p>Izagaondoa</text:p>
          </table:table-cell>
          <table:table-cell office:value-type="string" calcext:value-type="string">
            <text:p>Indurain </text:p>
          </table:table-cell>
          <table:table-cell office:value-type="string" calcext:value-type="string">
            <text:p>09/11/1999</text:p>
          </table:table-cell>
          <table:table-cell table:formula="of:=RIGHT(TRIM([.E380]);4)" office:value-type="string" office:string-value="1999" calcext:value-type="string">
            <text:p>199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Virgen de Muskilda</text:p>
          </table:table-cell>
          <table:table-cell office:value-type="string" calcext:value-type="string">
            <text:p>Ochagavía</text:p>
          </table:table-cell>
          <table:table-cell/>
          <table:table-cell office:value-type="string" calcext:value-type="string">
            <text:p>09/11/1999</text:p>
          </table:table-cell>
          <table:table-cell table:formula="of:=RIGHT(TRIM([.E381]);4)" office:value-type="string" office:string-value="1999" calcext:value-type="string">
            <text:p>199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Virgen de Las Nieves</text:p>
          </table:table-cell>
          <table:table-cell office:value-type="string" calcext:value-type="string">
            <text:p>Ochagavía</text:p>
          </table:table-cell>
          <table:table-cell/>
          <table:table-cell office:value-type="string" calcext:value-type="string">
            <text:p>09/11/1999</text:p>
          </table:table-cell>
          <table:table-cell table:formula="of:=RIGHT(TRIM([.E382]);4)" office:value-type="string" office:string-value="1999" calcext:value-type="string">
            <text:p>199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Pedro</text:p>
          </table:table-cell>
          <table:table-cell office:value-type="string" calcext:value-type="string">
            <text:p>Romanzado</text:p>
          </table:table-cell>
          <table:table-cell office:value-type="string" calcext:value-type="string">
            <text:p>Usun </text:p>
          </table:table-cell>
          <table:table-cell office:value-type="string" calcext:value-type="string">
            <text:p>09/11/1999</text:p>
          </table:table-cell>
          <table:table-cell table:formula="of:=RIGHT(TRIM([.E383]);4)" office:value-type="string" office:string-value="1999" calcext:value-type="string">
            <text:p>199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Salvador</text:p>
          </table:table-cell>
          <table:table-cell office:value-type="string" calcext:value-type="string">
            <text:p>Urzainqui </text:p>
          </table:table-cell>
          <table:table-cell/>
          <table:table-cell office:value-type="string" calcext:value-type="string">
            <text:p>09/11/1999</text:p>
          </table:table-cell>
          <table:table-cell table:formula="of:=RIGHT(TRIM([.E384]);4)" office:value-type="string" office:string-value="1999" calcext:value-type="string">
            <text:p>199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Anitz </text:p>
          </table:table-cell>
          <table:table-cell/>
          <table:table-cell office:value-type="string" calcext:value-type="string">
            <text:p>10/04/2002</text:p>
          </table:table-cell>
          <table:table-cell table:formula="of:=RIGHT(TRIM([.E385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ta Cruz</text:p>
          </table:table-cell>
          <table:table-cell office:value-type="string" calcext:value-type="string">
            <text:p>Elbetea </text:p>
          </table:table-cell>
          <table:table-cell/>
          <table:table-cell office:value-type="string" calcext:value-type="string">
            <text:p>10/04/2002</text:p>
          </table:table-cell>
          <table:table-cell table:formula="of:=RIGHT(TRIM([.E386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Garzain </text:p>
          </table:table-cell>
          <table:table-cell/>
          <table:table-cell office:value-type="string" calcext:value-type="string">
            <text:p>10/04/2002</text:p>
          </table:table-cell>
          <table:table-cell table:formula="of:=RIGHT(TRIM([.E387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Basílica Ntra. Sñra dei Oilar</text:p>
          </table:table-cell>
          <table:table-cell office:value-type="string" calcext:value-type="string">
            <text:p>Garzain </text:p>
          </table:table-cell>
          <table:table-cell/>
          <table:table-cell office:value-type="string" calcext:value-type="string">
            <text:p>10/04/2002</text:p>
          </table:table-cell>
          <table:table-cell table:formula="of:=RIGHT(TRIM([.E388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Oronoz Mugaire </text:p>
          </table:table-cell>
          <table:table-cell/>
          <table:table-cell office:value-type="string" calcext:value-type="string">
            <text:p>10/04/2002</text:p>
          </table:table-cell>
          <table:table-cell table:formula="of:=RIGHT(TRIM([.E389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Ermita Ntra. Sra de Jerusalen</text:p>
          </table:table-cell>
          <table:table-cell office:value-type="string" calcext:value-type="string">
            <text:p>Artajona </text:p>
          </table:table-cell>
          <table:table-cell/>
          <table:table-cell office:value-type="string" calcext:value-type="string">
            <text:p>10/07/2001</text:p>
          </table:table-cell>
          <table:table-cell table:formula="of:=RIGHT(TRIM([.E390]);4)" office:value-type="string" office:string-value="2001" calcext:value-type="string">
            <text:p>200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Basilica S. Saturnino del Cerco</text:p>
          </table:table-cell>
          <table:table-cell office:value-type="string" calcext:value-type="string">
            <text:p>Artajona </text:p>
          </table:table-cell>
          <table:table-cell/>
          <table:table-cell office:value-type="string" calcext:value-type="string">
            <text:p>10/07/2001</text:p>
          </table:table-cell>
          <table:table-cell table:formula="of:=RIGHT(TRIM([.E391]);4)" office:value-type="string" office:string-value="2001" calcext:value-type="string">
            <text:p>200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Ermita de San Pedro</text:p>
          </table:table-cell>
          <table:table-cell office:value-type="string" calcext:value-type="string">
            <text:p>Barasoain </text:p>
          </table:table-cell>
          <table:table-cell/>
          <table:table-cell office:value-type="string" calcext:value-type="string">
            <text:p>10/07/2001</text:p>
          </table:table-cell>
          <table:table-cell table:formula="of:=RIGHT(TRIM([.E392]);4)" office:value-type="string" office:string-value="2001" calcext:value-type="string">
            <text:p>200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Ermita San Miguel</text:p>
          </table:table-cell>
          <table:table-cell office:value-type="string" calcext:value-type="string">
            <text:p>Barasoain </text:p>
          </table:table-cell>
          <table:table-cell/>
          <table:table-cell office:value-type="string" calcext:value-type="string">
            <text:p>10/07/2001</text:p>
          </table:table-cell>
          <table:table-cell table:formula="of:=RIGHT(TRIM([.E393]);4)" office:value-type="string" office:string-value="2001" calcext:value-type="string">
            <text:p>200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Ermita Santa Lucia</text:p>
          </table:table-cell>
          <table:table-cell office:value-type="string" calcext:value-type="string">
            <text:p>Barasoain </text:p>
          </table:table-cell>
          <table:table-cell/>
          <table:table-cell office:value-type="string" calcext:value-type="string">
            <text:p>10/07/2001</text:p>
          </table:table-cell>
          <table:table-cell table:formula="of:=RIGHT(TRIM([.E394]);4)" office:value-type="string" office:string-value="2001" calcext:value-type="string">
            <text:p>200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Ermita Cristo de Catalain</text:p>
          </table:table-cell>
          <table:table-cell office:value-type="string" calcext:value-type="string">
            <text:p>Garinoain </text:p>
          </table:table-cell>
          <table:table-cell/>
          <table:table-cell office:value-type="string" calcext:value-type="string">
            <text:p>10/07/2001</text:p>
          </table:table-cell>
          <table:table-cell table:formula="of:=RIGHT(TRIM([.E395]);4)" office:value-type="string" office:string-value="2001" calcext:value-type="string">
            <text:p>200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Ermita Santa Cecilia</text:p>
          </table:table-cell>
          <table:table-cell office:value-type="string" calcext:value-type="string">
            <text:p>Garinoain </text:p>
          </table:table-cell>
          <table:table-cell/>
          <table:table-cell office:value-type="string" calcext:value-type="string">
            <text:p>10/07/2001</text:p>
          </table:table-cell>
          <table:table-cell table:formula="of:=RIGHT(TRIM([.E396]);4)" office:value-type="string" office:string-value="2001" calcext:value-type="string">
            <text:p>200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Ermita de Santiago</text:p>
          </table:table-cell>
          <table:table-cell office:value-type="string" calcext:value-type="string">
            <text:p>Pueyo </text:p>
          </table:table-cell>
          <table:table-cell/>
          <table:table-cell office:value-type="string" calcext:value-type="string">
            <text:p>10/07/2001</text:p>
          </table:table-cell>
          <table:table-cell table:formula="of:=RIGHT(TRIM([.E397]);4)" office:value-type="string" office:string-value="2001" calcext:value-type="string">
            <text:p>200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Ntra. Sra. De Mendigaña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Azcona </text:p>
          </table:table-cell>
          <table:table-cell office:value-type="string" calcext:value-type="string">
            <text:p>10/09/2007</text:p>
          </table:table-cell>
          <table:table-cell table:formula="of:=RIGHT(TRIM([.E398]);4)" office:value-type="string" office:string-value="2007" calcext:value-type="string">
            <text:p>200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Miguel</text:p>
          </table:table-cell>
          <table:table-cell office:value-type="string" calcext:value-type="string">
            <text:p>Sangüesa</text:p>
          </table:table-cell>
          <table:table-cell/>
          <table:table-cell office:value-type="string" calcext:value-type="string">
            <text:p>11/03/2000</text:p>
          </table:table-cell>
          <table:table-cell table:formula="of:=RIGHT(TRIM([.E399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de San Martín</text:p>
          </table:table-cell>
          <table:table-cell office:value-type="string" calcext:value-type="string">
            <text:p>Allín </text:p>
          </table:table-cell>
          <table:table-cell/>
          <table:table-cell office:value-type="string" calcext:value-type="string">
            <text:p>11/04/2005</text:p>
          </table:table-cell>
          <table:table-cell table:formula="of:=RIGHT(TRIM([.E400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de San Román</text:p>
          </table:table-cell>
          <table:table-cell office:value-type="string" calcext:value-type="string">
            <text:p>Allín </text:p>
          </table:table-cell>
          <table:table-cell office:value-type="string" calcext:value-type="string">
            <text:p>Amillano </text:p>
          </table:table-cell>
          <table:table-cell office:value-type="string" calcext:value-type="string">
            <text:p>11/04/2005</text:p>
          </table:table-cell>
          <table:table-cell table:formula="of:=RIGHT(TRIM([.E401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Pedro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<text:s/>Lezaun </text:p>
          </table:table-cell>
          <table:table-cell office:value-type="string" calcext:value-type="string">
            <text:p>11/04/2005</text:p>
          </table:table-cell>
          <table:table-cell table:formula="of:=RIGHT(TRIM([.E402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Román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Murugarren </text:p>
          </table:table-cell>
          <table:table-cell office:value-type="string" calcext:value-type="string">
            <text:p>11/04/2005</text:p>
          </table:table-cell>
          <table:table-cell table:formula="of:=RIGHT(TRIM([.E403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Clemente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Zabal </text:p>
          </table:table-cell>
          <table:table-cell office:value-type="string" calcext:value-type="string">
            <text:p>11/04/2005</text:p>
          </table:table-cell>
          <table:table-cell table:formula="of:=RIGHT(TRIM([.E404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Emeterio y San Celedonio</text:p>
          </table:table-cell>
          <table:table-cell office:value-type="string" calcext:value-type="string">
            <text:p>Dicastillo </text:p>
          </table:table-cell>
          <table:table-cell/>
          <table:table-cell office:value-type="string" calcext:value-type="string">
            <text:p>11/04/2205</text:p>
          </table:table-cell>
          <table:table-cell table:formula="of:=RIGHT(TRIM([.E405]);4)" office:value-type="string" office:string-value="2205" calcext:value-type="string">
            <text:p>22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Sebastian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Aramendía </text:p>
          </table:table-cell>
          <table:table-cell table:style-name="ce19" office:value-type="date" office:date-value="2005-11-04" calcext:value-type="date">
            <text:p>11/04/2005</text:p>
          </table:table-cell>
          <table:table-cell table:formula="of:=RIGHT(TRIM([.E406]);4)" office:value-type="string" office:string-value="8660" calcext:value-type="string">
            <text:p>866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iguel</text:p>
          </table:table-cell>
          <table:table-cell office:value-type="string" calcext:value-type="string">
            <text:p>Artazu </text:p>
          </table:table-cell>
          <table:table-cell/>
          <table:table-cell office:value-type="string" calcext:value-type="string">
            <text:p>13/02/2004</text:p>
          </table:table-cell>
          <table:table-cell table:formula="of:=RIGHT(TRIM([.E407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Tierra de labor en término Unea</text:p>
          </table:table-cell>
          <table:table-cell office:value-type="string" calcext:value-type="string">
            <text:p>Artazu </text:p>
          </table:table-cell>
          <table:table-cell/>
          <table:table-cell office:value-type="string" calcext:value-type="string">
            <text:p>13/02/2004</text:p>
          </table:table-cell>
          <table:table-cell table:formula="of:=RIGHT(TRIM([.E408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Román</text:p>
          </table:table-cell>
          <table:table-cell office:value-type="string" calcext:value-type="string">
            <text:p>Cirauqui </text:p>
          </table:table-cell>
          <table:table-cell/>
          <table:table-cell office:value-type="string" calcext:value-type="string">
            <text:p>13/02/2004</text:p>
          </table:table-cell>
          <table:table-cell table:formula="of:=RIGHT(TRIM([.E409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Catalina</text:p>
          </table:table-cell>
          <table:table-cell office:value-type="string" calcext:value-type="string">
            <text:p>Cirauqui </text:p>
          </table:table-cell>
          <table:table-cell/>
          <table:table-cell office:value-type="string" calcext:value-type="string">
            <text:p>13/02/2004</text:p>
          </table:table-cell>
          <table:table-cell table:formula="of:=RIGHT(TRIM([.E410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Casa parroquial</text:p>
          </table:table-cell>
          <table:table-cell office:value-type="string" calcext:value-type="string">
            <text:p>Cirauqui </text:p>
          </table:table-cell>
          <table:table-cell/>
          <table:table-cell office:value-type="string" calcext:value-type="string">
            <text:p>13/02/2004</text:p>
          </table:table-cell>
          <table:table-cell table:formula="of:=RIGHT(TRIM([.E411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Almaccén , calle Portal nº 13</text:p>
          </table:table-cell>
          <table:table-cell office:value-type="string" calcext:value-type="string">
            <text:p>Cirauqui </text:p>
          </table:table-cell>
          <table:table-cell/>
          <table:table-cell office:value-type="string" calcext:value-type="string">
            <text:p>13/02/2004</text:p>
          </table:table-cell>
          <table:table-cell table:formula="of:=RIGHT(TRIM([.E412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stos en el paraje Iturmendi</text:p>
          </table:table-cell>
          <table:table-cell office:value-type="string" calcext:value-type="string">
            <text:p>Cirauqui </text:p>
          </table:table-cell>
          <table:table-cell/>
          <table:table-cell office:value-type="string" calcext:value-type="string">
            <text:p>13/02/2004</text:p>
          </table:table-cell>
          <table:table-cell table:formula="of:=RIGHT(TRIM([.E413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stos en el paraje Zabalburua</text:p>
          </table:table-cell>
          <table:table-cell office:value-type="string" calcext:value-type="string">
            <text:p>Cirauqui </text:p>
          </table:table-cell>
          <table:table-cell/>
          <table:table-cell office:value-type="string" calcext:value-type="string">
            <text:p>13/02/2004</text:p>
          </table:table-cell>
          <table:table-cell table:formula="of:=RIGHT(TRIM([.E414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Cereal en paraje Arradiaq</text:p>
          </table:table-cell>
          <table:table-cell office:value-type="string" calcext:value-type="string">
            <text:p>Cirauqui </text:p>
          </table:table-cell>
          <table:table-cell/>
          <table:table-cell office:value-type="string" calcext:value-type="string">
            <text:p>13/02/2004</text:p>
          </table:table-cell>
          <table:table-cell table:formula="of:=RIGHT(TRIM([.E415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stos en “Bitartea”</text:p>
          </table:table-cell>
          <table:table-cell office:value-type="string" calcext:value-type="string">
            <text:p>Guirguillano </text:p>
          </table:table-cell>
          <table:table-cell/>
          <table:table-cell office:value-type="string" calcext:value-type="string">
            <text:p>13/02/2004</text:p>
          </table:table-cell>
          <table:table-cell table:formula="of:=RIGHT(TRIM([.E416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stos en “camino de S. Andrés”</text:p>
          </table:table-cell>
          <table:table-cell office:value-type="string" calcext:value-type="string">
            <text:p>Guirguillano </text:p>
          </table:table-cell>
          <table:table-cell/>
          <table:table-cell office:value-type="string" calcext:value-type="string">
            <text:p>13/02/2004</text:p>
          </table:table-cell>
          <table:table-cell table:formula="of:=RIGHT(TRIM([.E417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Guirguillano </text:p>
          </table:table-cell>
          <table:table-cell/>
          <table:table-cell office:value-type="string" calcext:value-type="string">
            <text:p>13/02/2004</text:p>
          </table:table-cell>
          <table:table-cell table:formula="of:=RIGHT(TRIM([.E418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stos en “Aparra”</text:p>
          </table:table-cell>
          <table:table-cell office:value-type="string" calcext:value-type="string">
            <text:p>Guirguillano </text:p>
          </table:table-cell>
          <table:table-cell/>
          <table:table-cell office:value-type="string" calcext:value-type="string">
            <text:p>13/02/2004</text:p>
          </table:table-cell>
          <table:table-cell table:formula="of:=RIGHT(TRIM([.E419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Román</text:p>
          </table:table-cell>
          <table:table-cell office:value-type="string" calcext:value-type="string">
            <text:p>Guirguillano </text:p>
          </table:table-cell>
          <table:table-cell office:value-type="string" calcext:value-type="string">
            <text:p>Etxarren</text:p>
          </table:table-cell>
          <table:table-cell office:value-type="string" calcext:value-type="string">
            <text:p>13/02/2004</text:p>
          </table:table-cell>
          <table:table-cell table:formula="of:=RIGHT(TRIM([.E420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Gurguillano Tierra de labor “Etxarrenaldea”</text:p>
          </table:table-cell>
          <table:table-cell office:value-type="string" calcext:value-type="string">
            <text:p>Guirguillano </text:p>
          </table:table-cell>
          <table:table-cell/>
          <table:table-cell office:value-type="string" calcext:value-type="string">
            <text:p>13/02/2004</text:p>
          </table:table-cell>
          <table:table-cell table:formula="of:=RIGHT(TRIM([.E421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Mañeru </text:p>
          </table:table-cell>
          <table:table-cell/>
          <table:table-cell office:value-type="string" calcext:value-type="string">
            <text:p>13/02/2004</text:p>
          </table:table-cell>
          <table:table-cell table:formula="of:=RIGHT(TRIM([.E422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an Juan</text:p>
          </table:table-cell>
          <table:table-cell office:value-type="string" calcext:value-type="string">
            <text:p>Garralda </text:p>
          </table:table-cell>
          <table:table-cell/>
          <table:table-cell office:value-type="string" calcext:value-type="string">
            <text:p>13/03/2003</text:p>
          </table:table-cell>
          <table:table-cell table:formula="of:=RIGHT(TRIM([.E423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Salvador</text:p>
          </table:table-cell>
          <table:table-cell office:value-type="string" calcext:value-type="string">
            <text:p>Izalzu</text:p>
          </table:table-cell>
          <table:table-cell/>
          <table:table-cell office:value-type="string" calcext:value-type="string">
            <text:p>13/03/2003</text:p>
          </table:table-cell>
          <table:table-cell table:formula="of:=RIGHT(TRIM([.E424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Salvador</text:p>
          </table:table-cell>
          <table:table-cell office:value-type="string" calcext:value-type="string">
            <text:p>Jaurrieta</text:p>
          </table:table-cell>
          <table:table-cell/>
          <table:table-cell office:value-type="string" calcext:value-type="string">
            <text:p>13/03/2003</text:p>
          </table:table-cell>
          <table:table-cell table:formula="of:=RIGHT(TRIM([.E425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Cipriano</text:p>
          </table:table-cell>
          <table:table-cell office:value-type="string" calcext:value-type="string">
            <text:p>Roncal- Isaba</text:p>
          </table:table-cell>
          <table:table-cell/>
          <table:table-cell office:value-type="string" calcext:value-type="string">
            <text:p>13/03/2003</text:p>
          </table:table-cell>
          <table:table-cell table:formula="of:=RIGHT(TRIM([.E426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Urzainqui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/03/2003</text:p>
          </table:table-cell>
          <table:table-cell table:formula="of:=RIGHT(TRIM([.E427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29 Concwntración Parcelaria</text:p>
          </table:table-cell>
          <table:table-cell office:value-type="string" calcext:value-type="string">
            <text:p>Guesalaz</text:p>
          </table:table-cell>
          <table:table-cell office:value-type="string" calcext:value-type="string">
            <text:p><text:s/>Iturgoyen </text:p>
          </table:table-cell>
          <table:table-cell office:value-type="string" calcext:value-type="string">
            <text:p>13/09/2005</text:p>
          </table:table-cell>
          <table:table-cell table:formula="of:=RIGHT(TRIM([.E428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29 Concwntración Parcelaria</text:p>
          </table:table-cell>
          <table:table-cell office:value-type="string" calcext:value-type="string">
            <text:p>Guesalaz</text:p>
          </table:table-cell>
          <table:table-cell office:value-type="string" calcext:value-type="string">
            <text:p><text:s/>Iturgoyen</text:p>
          </table:table-cell>
          <table:table-cell office:value-type="string" calcext:value-type="string">
            <text:p>13/09/2005</text:p>
          </table:table-cell>
          <table:table-cell table:formula="of:=RIGHT(TRIM([.E429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Vicente</text:p>
          </table:table-cell>
          <table:table-cell office:value-type="string" calcext:value-type="string">
            <text:p>Sada </text:p>
          </table:table-cell>
          <table:table-cell/>
          <table:table-cell office:value-type="string" calcext:value-type="string">
            <text:p>13/11/2002</text:p>
          </table:table-cell>
          <table:table-cell table:formula="of:=RIGHT(TRIM([.E430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Aoiz </text:p>
          </table:table-cell>
          <table:table-cell/>
          <table:table-cell office:value-type="string" calcext:value-type="string">
            <text:p>13/11/2003</text:p>
          </table:table-cell>
          <table:table-cell table:formula="of:=RIGHT(TRIM([.E431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Casa Parroquial</text:p>
          </table:table-cell>
          <table:table-cell office:value-type="string" calcext:value-type="string">
            <text:p>Aoiz </text:p>
          </table:table-cell>
          <table:table-cell/>
          <table:table-cell office:value-type="string" calcext:value-type="string">
            <text:p>13/11/2003</text:p>
          </table:table-cell>
          <table:table-cell table:formula="of:=RIGHT(TRIM([.E432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Atrio frente a parroquia</text:p>
          </table:table-cell>
          <table:table-cell office:value-type="string" calcext:value-type="string">
            <text:p>Aoiz </text:p>
          </table:table-cell>
          <table:table-cell/>
          <table:table-cell office:value-type="string" calcext:value-type="string">
            <text:p>13/11/2003</text:p>
          </table:table-cell>
          <table:table-cell table:formula="of:=RIGHT(TRIM([.E433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Garaje c/ S. Miguel 1-C</text:p>
          </table:table-cell>
          <table:table-cell office:value-type="string" calcext:value-type="string">
            <text:p>Aoiz </text:p>
          </table:table-cell>
          <table:table-cell/>
          <table:table-cell office:value-type="string" calcext:value-type="string">
            <text:p>13/11/2003</text:p>
          </table:table-cell>
          <table:table-cell table:formula="of:=RIGHT(TRIM([.E434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de pastos</text:p>
          </table:table-cell>
          <table:table-cell office:value-type="string" calcext:value-type="string">
            <text:p>Ezprogui</text:p>
          </table:table-cell>
          <table:table-cell office:value-type="string" calcext:value-type="string">
            <text:p>Ayesa</text:p>
          </table:table-cell>
          <table:table-cell office:value-type="string" calcext:value-type="string">
            <text:p>13/11/2003</text:p>
          </table:table-cell>
          <table:table-cell table:formula="of:=RIGHT(TRIM([.E435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Andres</text:p>
          </table:table-cell>
          <table:table-cell office:value-type="string" calcext:value-type="string">
            <text:p>Ezprogui</text:p>
          </table:table-cell>
          <table:table-cell office:value-type="string" calcext:value-type="string">
            <text:p>Ayesa</text:p>
          </table:table-cell>
          <table:table-cell office:value-type="string" calcext:value-type="string">
            <text:p>13/11/2003</text:p>
          </table:table-cell>
          <table:table-cell table:formula="of:=RIGHT(TRIM([.E436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Aos </text:p>
          </table:table-cell>
          <table:table-cell office:value-type="string" calcext:value-type="string">
            <text:p>13/11/2003</text:p>
          </table:table-cell>
          <table:table-cell table:formula="of:=RIGHT(TRIM([.E437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Lanoa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Aos </text:p>
          </table:table-cell>
          <table:table-cell office:value-type="string" calcext:value-type="string">
            <text:p>13/11/2003</text:p>
          </table:table-cell>
          <table:table-cell table:formula="of:=RIGHT(TRIM([.E438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Lanoa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Aos </text:p>
          </table:table-cell>
          <table:table-cell office:value-type="string" calcext:value-type="string">
            <text:p>13/11/2003</text:p>
          </table:table-cell>
          <table:table-cell table:formula="of:=RIGHT(TRIM([.E439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Lanoa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Aos </text:p>
          </table:table-cell>
          <table:table-cell office:value-type="string" calcext:value-type="string">
            <text:p>13/11/2003</text:p>
          </table:table-cell>
          <table:table-cell table:formula="of:=RIGHT(TRIM([.E440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Lanoa parcela 104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Aos </text:p>
          </table:table-cell>
          <table:table-cell office:value-type="string" calcext:value-type="string">
            <text:p>13/11/2003</text:p>
          </table:table-cell>
          <table:table-cell table:formula="of:=RIGHT(TRIM([.E441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Artajo</text:p>
          </table:table-cell>
          <table:table-cell office:value-type="string" calcext:value-type="string">
            <text:p>13/11/2003</text:p>
          </table:table-cell>
          <table:table-cell table:formula="of:=RIGHT(TRIM([.E442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plaza Alberto Martin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Artajo</text:p>
          </table:table-cell>
          <table:table-cell office:value-type="string" calcext:value-type="string">
            <text:p>13/11/2003</text:p>
          </table:table-cell>
          <table:table-cell table:formula="of:=RIGHT(TRIM([.E443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parcela 302 en Llano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Artajo</text:p>
          </table:table-cell>
          <table:table-cell office:value-type="string" calcext:value-type="string">
            <text:p>13/11/2003</text:p>
          </table:table-cell>
          <table:table-cell table:formula="of:=RIGHT(TRIM([.E444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Meoz </text:p>
          </table:table-cell>
          <table:table-cell office:value-type="string" calcext:value-type="string">
            <text:p>13/11/2003</text:p>
          </table:table-cell>
          <table:table-cell table:formula="of:=RIGHT(TRIM([.E445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Murillo </text:p>
          </table:table-cell>
          <table:table-cell office:value-type="string" calcext:value-type="string">
            <text:p>13/11/2003</text:p>
          </table:table-cell>
          <table:table-cell table:formula="of:=RIGHT(TRIM([.E446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Solar debajo Zaldiburu</text:p>
          </table:table-cell>
          <table:table-cell office:value-type="string" calcext:value-type="string">
            <text:p>Eulate</text:p>
          </table:table-cell>
          <table:table-cell/>
          <table:table-cell office:value-type="string" calcext:value-type="string">
            <text:p>14/04/2001</text:p>
          </table:table-cell>
          <table:table-cell table:formula="of:=RIGHT(TRIM([.E447]);4)" office:value-type="string" office:string-value="2001" calcext:value-type="string">
            <text:p>200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de San Blas</text:p>
          </table:table-cell>
          <table:table-cell office:value-type="string" calcext:value-type="string">
            <text:p>Allín </text:p>
          </table:table-cell>
          <table:table-cell/>
          <table:table-cell office:value-type="string" calcext:value-type="string">
            <text:p>14/04/2005</text:p>
          </table:table-cell>
          <table:table-cell table:formula="of:=RIGHT(TRIM([.E448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de Santa Bárbara</text:p>
          </table:table-cell>
          <table:table-cell office:value-type="string" calcext:value-type="string">
            <text:p>Allín </text:p>
          </table:table-cell>
          <table:table-cell office:value-type="string" calcext:value-type="string">
            <text:p>Galdeano </text:p>
          </table:table-cell>
          <table:table-cell office:value-type="string" calcext:value-type="string">
            <text:p>14/04/2005</text:p>
          </table:table-cell>
          <table:table-cell table:formula="of:=RIGHT(TRIM([.E449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Allín </text:p>
          </table:table-cell>
          <table:table-cell office:value-type="string" calcext:value-type="string">
            <text:p>Larrión </text:p>
          </table:table-cell>
          <table:table-cell office:value-type="string" calcext:value-type="string">
            <text:p>14/04/2005</text:p>
          </table:table-cell>
          <table:table-cell table:formula="of:=RIGHT(TRIM([.E450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Vicente</text:p>
          </table:table-cell>
          <table:table-cell office:value-type="string" calcext:value-type="string">
            <text:p>Allín </text:p>
          </table:table-cell>
          <table:table-cell office:value-type="string" calcext:value-type="string">
            <text:p>Munieta </text:p>
          </table:table-cell>
          <table:table-cell office:value-type="string" calcext:value-type="string">
            <text:p>14/04/2005</text:p>
          </table:table-cell>
          <table:table-cell table:formula="of:=RIGHT(TRIM([.E451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Allín </text:p>
          </table:table-cell>
          <table:table-cell office:value-type="string" calcext:value-type="string">
            <text:p>Zubelqui </text:p>
          </table:table-cell>
          <table:table-cell office:value-type="string" calcext:value-type="string">
            <text:p>14/04/2005</text:p>
          </table:table-cell>
          <table:table-cell table:formula="of:=RIGHT(TRIM([.E452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de San Esteban</text:p>
          </table:table-cell>
          <table:table-cell office:value-type="string" calcext:value-type="string">
            <text:p>Allín </text:p>
          </table:table-cell>
          <table:table-cell office:value-type="string" calcext:value-type="string">
            <text:p>Artavia </text:p>
          </table:table-cell>
          <table:table-cell office:value-type="string" calcext:value-type="string">
            <text:p>14/04/2005</text:p>
          </table:table-cell>
          <table:table-cell table:formula="of:=RIGHT(TRIM([.E453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Sebastian</text:p>
          </table:table-cell>
          <table:table-cell office:value-type="string" calcext:value-type="string">
            <text:p>Allín </text:p>
          </table:table-cell>
          <table:table-cell office:value-type="string" calcext:value-type="string">
            <text:p>Eulz </text:p>
          </table:table-cell>
          <table:table-cell office:value-type="string" calcext:value-type="string">
            <text:p>14/04/2005</text:p>
          </table:table-cell>
          <table:table-cell table:formula="of:=RIGHT(TRIM([.E454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Pedro</text:p>
          </table:table-cell>
          <table:table-cell office:value-type="string" calcext:value-type="string">
            <text:p>Allín </text:p>
          </table:table-cell>
          <table:table-cell office:value-type="string" calcext:value-type="string">
            <text:p>Galdeano </text:p>
          </table:table-cell>
          <table:table-cell office:value-type="string" calcext:value-type="string">
            <text:p>14/04/2005</text:p>
          </table:table-cell>
          <table:table-cell table:formula="of:=RIGHT(TRIM([.E455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Leoz </text:p>
          </table:table-cell>
          <table:table-cell office:value-type="string" calcext:value-type="string">
            <text:p>Amatriain </text:p>
          </table:table-cell>
          <table:table-cell office:value-type="string" calcext:value-type="string">
            <text:p>14/04/2005</text:p>
          </table:table-cell>
          <table:table-cell table:formula="of:=RIGHT(TRIM([.E456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aje Corraliza de Lagaza</text:p>
          </table:table-cell>
          <table:table-cell office:value-type="string" calcext:value-type="string">
            <text:p>Lerín</text:p>
          </table:table-cell>
          <table:table-cell office:value-type="string" calcext:value-type="string">
            <text:p>Olivar </text:p>
          </table:table-cell>
          <table:table-cell office:value-type="string" calcext:value-type="string">
            <text:p>14/06/2005</text:p>
          </table:table-cell>
          <table:table-cell table:formula="of:=RIGHT(TRIM([.E457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María</text:p>
          </table:table-cell>
          <table:table-cell office:value-type="string" calcext:value-type="string">
            <text:p>Lerín</text:p>
          </table:table-cell>
          <table:table-cell/>
          <table:table-cell office:value-type="string" calcext:value-type="string">
            <text:p>14/06/2006</text:p>
          </table:table-cell>
          <table:table-cell table:formula="of:=RIGHT(TRIM([.E458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Virgen Blanca</text:p>
          </table:table-cell>
          <table:table-cell office:value-type="string" calcext:value-type="string">
            <text:p>Lerín</text:p>
          </table:table-cell>
          <table:table-cell/>
          <table:table-cell office:value-type="string" calcext:value-type="string">
            <text:p>14/06/2006</text:p>
          </table:table-cell>
          <table:table-cell table:formula="of:=RIGHT(TRIM([.E459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Arbolado en Elizondoa</text:p>
          </table:table-cell>
          <table:table-cell office:value-type="string" calcext:value-type="string">
            <text:p>Donamaría</text:p>
          </table:table-cell>
          <table:table-cell office:value-type="string" calcext:value-type="string">
            <text:p>Gaztelu </text:p>
          </table:table-cell>
          <table:table-cell office:value-type="string" calcext:value-type="string">
            <text:p>14/08/2007</text:p>
          </table:table-cell>
          <table:table-cell table:formula="of:=RIGHT(TRIM([.E460]);4)" office:value-type="string" office:string-value="2007" calcext:value-type="string">
            <text:p>200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Julian</text:p>
          </table:table-cell>
          <table:table-cell office:value-type="string" calcext:value-type="string">
            <text:p>Arce</text:p>
          </table:table-cell>
          <table:table-cell office:value-type="string" calcext:value-type="string">
            <text:p>Nagore </text:p>
          </table:table-cell>
          <table:table-cell office:value-type="string" calcext:value-type="string">
            <text:p>14/10/2003</text:p>
          </table:table-cell>
          <table:table-cell table:formula="of:=RIGHT(TRIM([.E461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Caseda</text:p>
          </table:table-cell>
          <table:table-cell/>
          <table:table-cell office:value-type="string" calcext:value-type="string">
            <text:p>14/10/2003</text:p>
          </table:table-cell>
          <table:table-cell table:formula="of:=RIGHT(TRIM([.E462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Complejo parroquial</text:p>
          </table:table-cell>
          <table:table-cell office:value-type="string" calcext:value-type="string">
            <text:p>Caseda</text:p>
          </table:table-cell>
          <table:table-cell office:value-type="string" calcext:value-type="string">
            <text:p>San Isidro </text:p>
          </table:table-cell>
          <table:table-cell office:value-type="string" calcext:value-type="string">
            <text:p>14/10/2003</text:p>
          </table:table-cell>
          <table:table-cell table:formula="of:=RIGHT(TRIM([.E463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Urroz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/10/2003</text:p>
          </table:table-cell>
          <table:table-cell table:formula="of:=RIGHT(TRIM([.E464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Casa – Calle San Anddrés nº 25 B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Zariquiegui</text:p>
          </table:table-cell>
          <table:table-cell office:value-type="string" calcext:value-type="string">
            <text:p>14/11/2001</text:p>
          </table:table-cell>
          <table:table-cell table:formula="of:=RIGHT(TRIM([.E465]);4)" office:value-type="string" office:string-value="2001" calcext:value-type="string">
            <text:p>200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Casa- Calle San Andrés nº 25 A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Zariquiegui</text:p>
          </table:table-cell>
          <table:table-cell office:value-type="string" calcext:value-type="string">
            <text:p>14/11/2001</text:p>
          </table:table-cell>
          <table:table-cell table:formula="of:=RIGHT(TRIM([.E466]);4)" office:value-type="string" office:string-value="2001" calcext:value-type="string">
            <text:p>200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ta Bárbara</text:p>
          </table:table-cell>
          <table:table-cell office:value-type="string" calcext:value-type="string">
            <text:p>Almandoz </text:p>
          </table:table-cell>
          <table:table-cell/>
          <table:table-cell office:value-type="string" calcext:value-type="string">
            <text:p>14/12/1999</text:p>
          </table:table-cell>
          <table:table-cell table:formula="of:=RIGHT(TRIM([.E467]);4)" office:value-type="string" office:string-value="1999" calcext:value-type="string">
            <text:p>199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 Roque</text:p>
          </table:table-cell>
          <table:table-cell office:value-type="string" calcext:value-type="string">
            <text:p>Arano </text:p>
          </table:table-cell>
          <table:table-cell/>
          <table:table-cell office:value-type="string" calcext:value-type="string">
            <text:p>14/12/1999</text:p>
          </table:table-cell>
          <table:table-cell table:formula="of:=RIGHT(TRIM([.E468]);4)" office:value-type="string" office:string-value="1999" calcext:value-type="string">
            <text:p>199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 Miguel</text:p>
          </table:table-cell>
          <table:table-cell office:value-type="string" calcext:value-type="string">
            <text:p>Doneztebe </text:p>
          </table:table-cell>
          <table:table-cell/>
          <table:table-cell office:value-type="string" calcext:value-type="string">
            <text:p>14/12/1999</text:p>
          </table:table-cell>
          <table:table-cell table:formula="of:=RIGHT(TRIM([.E469]);4)" office:value-type="string" office:string-value="1999" calcext:value-type="string">
            <text:p>199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 Lázaro</text:p>
          </table:table-cell>
          <table:table-cell office:value-type="string" calcext:value-type="string">
            <text:p>Goizueta </text:p>
          </table:table-cell>
          <table:table-cell/>
          <table:table-cell office:value-type="string" calcext:value-type="string">
            <text:p>14/12/1999</text:p>
          </table:table-cell>
          <table:table-cell table:formula="of:=RIGHT(TRIM([.E470]);4)" office:value-type="string" office:string-value="1999" calcext:value-type="string">
            <text:p>199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 Antón</text:p>
          </table:table-cell>
          <table:table-cell office:value-type="string" calcext:value-type="string">
            <text:p>Goizueta </text:p>
          </table:table-cell>
          <table:table-cell/>
          <table:table-cell office:value-type="string" calcext:value-type="string">
            <text:p>14/12/1999</text:p>
          </table:table-cell>
          <table:table-cell table:formula="of:=RIGHT(TRIM([.E471]);4)" office:value-type="string" office:string-value="1999" calcext:value-type="string">
            <text:p>199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 Marcos</text:p>
          </table:table-cell>
          <table:table-cell office:value-type="string" calcext:value-type="string">
            <text:p>Labayen </text:p>
          </table:table-cell>
          <table:table-cell/>
          <table:table-cell office:value-type="string" calcext:value-type="string">
            <text:p>14/12/1999</text:p>
          </table:table-cell>
          <table:table-cell table:formula="of:=RIGHT(TRIM([.E472]);4)" office:value-type="string" office:string-value="1999" calcext:value-type="string">
            <text:p>199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Terreno Aexo Ermita San Marco</text:p>
          </table:table-cell>
          <table:table-cell office:value-type="string" calcext:value-type="string">
            <text:p>Labayen </text:p>
          </table:table-cell>
          <table:table-cell/>
          <table:table-cell office:value-type="string" calcext:value-type="string">
            <text:p>14/12/1999</text:p>
          </table:table-cell>
          <table:table-cell table:formula="of:=RIGHT(TRIM([.E473]);4)" office:value-type="string" office:string-value="1999" calcext:value-type="string">
            <text:p>199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an Cosme y San Damian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Galdeano</text:p>
          </table:table-cell>
          <table:table-cell office:value-type="string" calcext:value-type="string">
            <text:p>14-04.2005</text:p>
          </table:table-cell>
          <table:table-cell table:formula="of:=RIGHT(TRIM([.E474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Andres</text:p>
          </table:table-cell>
          <table:table-cell office:value-type="string" calcext:value-type="string">
            <text:p>Esparza </text:p>
          </table:table-cell>
          <table:table-cell/>
          <table:table-cell office:value-type="string" calcext:value-type="string">
            <text:p>15/03/2003</text:p>
          </table:table-cell>
          <table:table-cell table:formula="of:=RIGHT(TRIM([.E475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Roman</text:p>
          </table:table-cell>
          <table:table-cell office:value-type="string" calcext:value-type="string">
            <text:p>Ezkaroz </text:p>
          </table:table-cell>
          <table:table-cell/>
          <table:table-cell office:value-type="string" calcext:value-type="string">
            <text:p>15/03/2003</text:p>
          </table:table-cell>
          <table:table-cell table:formula="of:=RIGHT(TRIM([.E476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an Esteban</text:p>
          </table:table-cell>
          <table:table-cell office:value-type="string" calcext:value-type="string">
            <text:p>Güesa </text:p>
          </table:table-cell>
          <table:table-cell/>
          <table:table-cell office:value-type="string" calcext:value-type="string">
            <text:p>15/03/2003</text:p>
          </table:table-cell>
          <table:table-cell table:formula="of:=RIGHT(TRIM([.E477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an Vicente</text:p>
          </table:table-cell>
          <table:table-cell office:value-type="string" calcext:value-type="string">
            <text:p>Güesa </text:p>
          </table:table-cell>
          <table:table-cell office:value-type="string" calcext:value-type="string">
            <text:p>Igal </text:p>
          </table:table-cell>
          <table:table-cell office:value-type="string" calcext:value-type="string">
            <text:p>15/03/2003</text:p>
          </table:table-cell>
          <table:table-cell table:formula="of:=RIGHT(TRIM([.E478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antiago</text:p>
          </table:table-cell>
          <table:table-cell office:value-type="string" calcext:value-type="string">
            <text:p>Valcarlos</text:p>
          </table:table-cell>
          <table:table-cell office:value-type="string" calcext:value-type="string">
            <text:p>Luzaide </text:p>
          </table:table-cell>
          <table:table-cell office:value-type="string" calcext:value-type="string">
            <text:p>15/03/2003</text:p>
          </table:table-cell>
          <table:table-cell table:formula="of:=RIGHT(TRIM([.E479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Terreno regadío nº9 Poligono 1 La planilla</text:p>
          </table:table-cell>
          <table:table-cell office:value-type="string" calcext:value-type="string">
            <text:p>Azagra </text:p>
          </table:table-cell>
          <table:table-cell/>
          <table:table-cell office:value-type="string" calcext:value-type="string">
            <text:p>15/10/2002</text:p>
          </table:table-cell>
          <table:table-cell table:formula="of:=RIGHT(TRIM([.E480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Regadío finca nº9 La planilla</text:p>
          </table:table-cell>
          <table:table-cell office:value-type="string" calcext:value-type="string">
            <text:p>Azagra </text:p>
          </table:table-cell>
          <table:table-cell/>
          <table:table-cell office:value-type="string" calcext:value-type="string">
            <text:p>15/10/2002</text:p>
          </table:table-cell>
          <table:table-cell table:formula="of:=RIGHT(TRIM([.E481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Lerga </text:p>
          </table:table-cell>
          <table:table-cell/>
          <table:table-cell office:value-type="string" calcext:value-type="string">
            <text:p>15/10/2003</text:p>
          </table:table-cell>
          <table:table-cell table:formula="of:=RIGHT(TRIM([.E482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Zabaldika </text:p>
          </table:table-cell>
          <table:table-cell office:value-type="string" calcext:value-type="string">
            <text:p>16/04/2003</text:p>
          </table:table-cell>
          <table:table-cell table:formula="of:=RIGHT(TRIM([.E483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Terreno de secano, nº 97 Concentración</text:p>
          </table:table-cell>
          <table:table-cell office:value-type="string" calcext:value-type="string">
            <text:p>Barbarin </text:p>
          </table:table-cell>
          <table:table-cell/>
          <table:table-cell office:value-type="string" calcext:value-type="string">
            <text:p>16/05/2005</text:p>
          </table:table-cell>
          <table:table-cell table:formula="of:=RIGHT(TRIM([.E484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97 concentración parcelaria</text:p>
          </table:table-cell>
          <table:table-cell office:value-type="string" calcext:value-type="string">
            <text:p>Barbarin </text:p>
          </table:table-cell>
          <table:table-cell/>
          <table:table-cell office:value-type="string" calcext:value-type="string">
            <text:p>16/05/2005</text:p>
          </table:table-cell>
          <table:table-cell table:formula="of:=RIGHT(TRIM([.E485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16/08/2003</text:p>
          </table:table-cell>
          <table:table-cell table:formula="of:=RIGHT(TRIM([.E486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Javier </text:p>
          </table:table-cell>
          <table:table-cell/>
          <table:table-cell office:value-type="string" calcext:value-type="string">
            <text:p>16/08/2003</text:p>
          </table:table-cell>
          <table:table-cell table:formula="of:=RIGHT(TRIM([.E487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Casa Parroquial</text:p>
          </table:table-cell>
          <table:table-cell office:value-type="string" calcext:value-type="string">
            <text:p>Javier </text:p>
          </table:table-cell>
          <table:table-cell/>
          <table:table-cell office:value-type="string" calcext:value-type="string">
            <text:p>16/08/2003</text:p>
          </table:table-cell>
          <table:table-cell table:formula="of:=RIGHT(TRIM([.E488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Leatxe </text:p>
          </table:table-cell>
          <table:table-cell/>
          <table:table-cell office:value-type="string" calcext:value-type="string">
            <text:p>16/08/2003</text:p>
          </table:table-cell>
          <table:table-cell table:formula="of:=RIGHT(TRIM([.E489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Liedena </text:p>
          </table:table-cell>
          <table:table-cell/>
          <table:table-cell office:value-type="string" calcext:value-type="string">
            <text:p>16/08/2003</text:p>
          </table:table-cell>
          <table:table-cell table:formula="of:=RIGHT(TRIM([.E490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l Abrevadero</text:p>
          </table:table-cell>
          <table:table-cell office:value-type="string" calcext:value-type="string">
            <text:p>Liedena </text:p>
          </table:table-cell>
          <table:table-cell/>
          <table:table-cell office:value-type="string" calcext:value-type="string">
            <text:p>16/08/2003</text:p>
          </table:table-cell>
          <table:table-cell table:formula="of:=RIGHT(TRIM([.E491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ta. Maria</text:p>
          </table:table-cell>
          <table:table-cell office:value-type="string" calcext:value-type="string">
            <text:p>Lizoain</text:p>
          </table:table-cell>
          <table:table-cell office:value-type="string" calcext:value-type="string">
            <text:p>Beortegui </text:p>
          </table:table-cell>
          <table:table-cell office:value-type="string" calcext:value-type="string">
            <text:p>16/08/2003</text:p>
          </table:table-cell>
          <table:table-cell table:formula="of:=RIGHT(TRIM([.E492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Lizoain</text:p>
          </table:table-cell>
          <table:table-cell office:value-type="string" calcext:value-type="string">
            <text:p>Lerruz </text:p>
          </table:table-cell>
          <table:table-cell office:value-type="string" calcext:value-type="string">
            <text:p>16/08/2003</text:p>
          </table:table-cell>
          <table:table-cell table:formula="of:=RIGHT(TRIM([.E493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Lizoa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/08/2003</text:p>
          </table:table-cell>
          <table:table-cell table:formula="of:=RIGHT(TRIM([.E494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Lizoain</text:p>
          </table:table-cell>
          <table:table-cell office:value-type="string" calcext:value-type="string">
            <text:p>Mendioroz </text:p>
          </table:table-cell>
          <table:table-cell office:value-type="string" calcext:value-type="string">
            <text:p>16/08/2003</text:p>
          </table:table-cell>
          <table:table-cell table:formula="of:=RIGHT(TRIM([.E495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ronton c/ S. Pedro</text:p>
          </table:table-cell>
          <table:table-cell office:value-type="string" calcext:value-type="string">
            <text:p>Lizoain</text:p>
          </table:table-cell>
          <table:table-cell/>
          <table:table-cell office:value-type="string" calcext:value-type="string">
            <text:p>16/08/2003</text:p>
          </table:table-cell>
          <table:table-cell table:formula="of:=RIGHT(TRIM([.E496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Lizoain</text:p>
          </table:table-cell>
          <table:table-cell office:value-type="string" calcext:value-type="string">
            <text:p>Oscariz </text:p>
          </table:table-cell>
          <table:table-cell office:value-type="string" calcext:value-type="string">
            <text:p>16/08/2003</text:p>
          </table:table-cell>
          <table:table-cell table:formula="of:=RIGHT(TRIM([.E497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Andres</text:p>
          </table:table-cell>
          <table:table-cell office:value-type="string" calcext:value-type="string">
            <text:p>Lizoain</text:p>
          </table:table-cell>
          <table:table-cell office:value-type="string" calcext:value-type="string">
            <text:p>Redin </text:p>
          </table:table-cell>
          <table:table-cell office:value-type="string" calcext:value-type="string">
            <text:p>16/08/2003</text:p>
          </table:table-cell>
          <table:table-cell table:formula="of:=RIGHT(TRIM([.E498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Purisima</text:p>
          </table:table-cell>
          <table:table-cell office:value-type="string" calcext:value-type="string">
            <text:p>Lizoain</text:p>
          </table:table-cell>
          <table:table-cell office:value-type="string" calcext:value-type="string">
            <text:p>Uroz </text:p>
          </table:table-cell>
          <table:table-cell office:value-type="string" calcext:value-type="string">
            <text:p>16/08/2003</text:p>
          </table:table-cell>
          <table:table-cell table:formula="of:=RIGHT(TRIM([.E499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Juan</text:p>
          </table:table-cell>
          <table:table-cell office:value-type="string" calcext:value-type="string">
            <text:p>Lizoain</text:p>
          </table:table-cell>
          <table:table-cell office:value-type="string" calcext:value-type="string">
            <text:p>Zalba </text:p>
          </table:table-cell>
          <table:table-cell office:value-type="string" calcext:value-type="string">
            <text:p>16/08/2003</text:p>
          </table:table-cell>
          <table:table-cell table:formula="of:=RIGHT(TRIM([.E500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Roman</text:p>
          </table:table-cell>
          <table:table-cell office:value-type="string" calcext:value-type="string">
            <text:p>Lizoain</text:p>
          </table:table-cell>
          <table:table-cell office:value-type="string" calcext:value-type="string">
            <text:p>Zunzarren </text:p>
          </table:table-cell>
          <table:table-cell office:value-type="string" calcext:value-type="string">
            <text:p>16/08/2003</text:p>
          </table:table-cell>
          <table:table-cell table:formula="of:=RIGHT(TRIM([.E501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Lumbi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/08/2003</text:p>
          </table:table-cell>
          <table:table-cell table:formula="of:=RIGHT(TRIM([.E502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Romanzado</text:p>
          </table:table-cell>
          <table:table-cell office:value-type="string" calcext:value-type="string">
            <text:p>Arbonies</text:p>
          </table:table-cell>
          <table:table-cell office:value-type="string" calcext:value-type="string">
            <text:p>16/08/2003</text:p>
          </table:table-cell>
          <table:table-cell table:formula="of:=RIGHT(TRIM([.E503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Romanzado</text:p>
          </table:table-cell>
          <table:table-cell office:value-type="string" calcext:value-type="string">
            <text:p>Domeño </text:p>
          </table:table-cell>
          <table:table-cell office:value-type="string" calcext:value-type="string">
            <text:p>16/08/2003</text:p>
          </table:table-cell>
          <table:table-cell table:formula="of:=RIGHT(TRIM([.E504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Vicente</text:p>
          </table:table-cell>
          <table:table-cell office:value-type="string" calcext:value-type="string">
            <text:p>Romanzado</text:p>
          </table:table-cell>
          <table:table-cell office:value-type="string" calcext:value-type="string">
            <text:p>Murillo Berroya </text:p>
          </table:table-cell>
          <table:table-cell office:value-type="string" calcext:value-type="string">
            <text:p>16/08/2003</text:p>
          </table:table-cell>
          <table:table-cell table:formula="of:=RIGHT(TRIM([.E505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<text:s/>Parroquia S. Saturnino</text:p>
          </table:table-cell>
          <table:table-cell office:value-type="string" calcext:value-type="string">
            <text:p>Romanzado</text:p>
          </table:table-cell>
          <table:table-cell office:value-type="string" calcext:value-type="string">
            <text:p>Usun</text:p>
          </table:table-cell>
          <table:table-cell office:value-type="string" calcext:value-type="string">
            <text:p>16/08/2003</text:p>
          </table:table-cell>
          <table:table-cell table:formula="of:=RIGHT(TRIM([.E506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Urraul Alto</text:p>
          </table:table-cell>
          <table:table-cell office:value-type="string" calcext:value-type="string">
            <text:p>Adoain </text:p>
          </table:table-cell>
          <table:table-cell office:value-type="string" calcext:value-type="string">
            <text:p>16/08/2003</text:p>
          </table:table-cell>
          <table:table-cell table:formula="of:=RIGHT(TRIM([.E507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Juan</text:p>
          </table:table-cell>
          <table:table-cell office:value-type="string" calcext:value-type="string">
            <text:p>Urraul Alto</text:p>
          </table:table-cell>
          <table:table-cell office:value-type="string" calcext:value-type="string">
            <text:p>Ayechu </text:p>
          </table:table-cell>
          <table:table-cell office:value-type="string" calcext:value-type="string">
            <text:p>16/08/2003</text:p>
          </table:table-cell>
          <table:table-cell table:formula="of:=RIGHT(TRIM([.E508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Urraul Alto</text:p>
          </table:table-cell>
          <table:table-cell office:value-type="string" calcext:value-type="string">
            <text:p>Elcuaz </text:p>
          </table:table-cell>
          <table:table-cell office:value-type="string" calcext:value-type="string">
            <text:p>16/08/2003</text:p>
          </table:table-cell>
          <table:table-cell table:formula="of:=RIGHT(TRIM([.E509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Andres</text:p>
          </table:table-cell>
          <table:table-cell office:value-type="string" calcext:value-type="string">
            <text:p>Urraul Alto</text:p>
          </table:table-cell>
          <table:table-cell office:value-type="string" calcext:value-type="string">
            <text:p>Eparoz </text:p>
          </table:table-cell>
          <table:table-cell office:value-type="string" calcext:value-type="string">
            <text:p>16/08/2003</text:p>
          </table:table-cell>
          <table:table-cell table:formula="of:=RIGHT(TRIM([.E510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Del Rosario</text:p>
          </table:table-cell>
          <table:table-cell office:value-type="string" calcext:value-type="string">
            <text:p>Urraul Alto</text:p>
          </table:table-cell>
          <table:table-cell office:value-type="string" calcext:value-type="string">
            <text:p>Imirizaldu </text:p>
          </table:table-cell>
          <table:table-cell office:value-type="string" calcext:value-type="string">
            <text:p>16/08/2003</text:p>
          </table:table-cell>
          <table:table-cell table:formula="of:=RIGHT(TRIM([.E511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Adrian</text:p>
          </table:table-cell>
          <table:table-cell office:value-type="string" calcext:value-type="string">
            <text:p>Urraul Alto</text:p>
          </table:table-cell>
          <table:table-cell office:value-type="string" calcext:value-type="string">
            <text:p>Irurozqui </text:p>
          </table:table-cell>
          <table:table-cell office:value-type="string" calcext:value-type="string">
            <text:p>16/08/2003</text:p>
          </table:table-cell>
          <table:table-cell table:formula="of:=RIGHT(TRIM([.E512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Atrio 300 m2</text:p>
          </table:table-cell>
          <table:table-cell office:value-type="string" calcext:value-type="string">
            <text:p>Urraul Alto</text:p>
          </table:table-cell>
          <table:table-cell office:value-type="string" calcext:value-type="string">
            <text:p>Irurozqui</text:p>
          </table:table-cell>
          <table:table-cell office:value-type="string" calcext:value-type="string">
            <text:p>16/08/2003</text:p>
          </table:table-cell>
          <table:table-cell table:formula="of:=RIGHT(TRIM([.E513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Purisima</text:p>
          </table:table-cell>
          <table:table-cell office:value-type="string" calcext:value-type="string">
            <text:p>Urraul Alto</text:p>
          </table:table-cell>
          <table:table-cell office:value-type="string" calcext:value-type="string">
            <text:p>Ongoz </text:p>
          </table:table-cell>
          <table:table-cell office:value-type="string" calcext:value-type="string">
            <text:p>16/08/2003</text:p>
          </table:table-cell>
          <table:table-cell table:formula="of:=RIGHT(TRIM([.E514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Urraul Alto</text:p>
          </table:table-cell>
          <table:table-cell office:value-type="string" calcext:value-type="string">
            <text:p>Ozcoidi </text:p>
          </table:table-cell>
          <table:table-cell office:value-type="string" calcext:value-type="string">
            <text:p>16/08/2003</text:p>
          </table:table-cell>
          <table:table-cell table:formula="of:=RIGHT(TRIM([.E515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Urraul Alto</text:p>
          </table:table-cell>
          <table:table-cell office:value-type="string" calcext:value-type="string">
            <text:p>Zabalza </text:p>
          </table:table-cell>
          <table:table-cell office:value-type="string" calcext:value-type="string">
            <text:p>16/08/2003</text:p>
          </table:table-cell>
          <table:table-cell table:formula="of:=RIGHT(TRIM([.E516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Cornelio</text:p>
          </table:table-cell>
          <table:table-cell office:value-type="string" calcext:value-type="string">
            <text:p>Urraul Bajo</text:p>
          </table:table-cell>
          <table:table-cell office:value-type="string" calcext:value-type="string">
            <text:p>Artieda </text:p>
          </table:table-cell>
          <table:table-cell office:value-type="string" calcext:value-type="string">
            <text:p>16/08/2003</text:p>
          </table:table-cell>
          <table:table-cell table:formula="of:=RIGHT(TRIM([.E517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ta. Quiteria</text:p>
          </table:table-cell>
          <table:table-cell office:value-type="string" calcext:value-type="string">
            <text:p>Urraul Bajo</text:p>
          </table:table-cell>
          <table:table-cell office:value-type="string" calcext:value-type="string">
            <text:p>Grez </text:p>
          </table:table-cell>
          <table:table-cell office:value-type="string" calcext:value-type="string">
            <text:p>16/08/2003</text:p>
          </table:table-cell>
          <table:table-cell table:formula="of:=RIGHT(TRIM([.E518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Juan Evangelista</text:p>
          </table:table-cell>
          <table:table-cell office:value-type="string" calcext:value-type="string">
            <text:p>Urraul Bajo</text:p>
          </table:table-cell>
          <table:table-cell office:value-type="string" calcext:value-type="string">
            <text:p>Nardues </text:p>
          </table:table-cell>
          <table:table-cell office:value-type="string" calcext:value-type="string">
            <text:p>16/08/2003</text:p>
          </table:table-cell>
          <table:table-cell table:formula="of:=RIGHT(TRIM([.E519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Purificacion</text:p>
          </table:table-cell>
          <table:table-cell office:value-type="string" calcext:value-type="string">
            <text:p>Urraul Bajo</text:p>
          </table:table-cell>
          <table:table-cell office:value-type="string" calcext:value-type="string">
            <text:p>Ripodas </text:p>
          </table:table-cell>
          <table:table-cell office:value-type="string" calcext:value-type="string">
            <text:p>16/08/2003</text:p>
          </table:table-cell>
          <table:table-cell table:formula="of:=RIGHT(TRIM([.E520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Purificacion</text:p>
          </table:table-cell>
          <table:table-cell office:value-type="string" calcext:value-type="string">
            <text:p>Urraul Bajo</text:p>
          </table:table-cell>
          <table:table-cell office:value-type="string" calcext:value-type="string">
            <text:p>Sansoain </text:p>
          </table:table-cell>
          <table:table-cell office:value-type="string" calcext:value-type="string">
            <text:p>16/08/2003</text:p>
          </table:table-cell>
          <table:table-cell table:formula="of:=RIGHT(TRIM([.E521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Andres</text:p>
          </table:table-cell>
          <table:table-cell office:value-type="string" calcext:value-type="string">
            <text:p>Urraul Bajo</text:p>
          </table:table-cell>
          <table:table-cell office:value-type="string" calcext:value-type="string">
            <text:p>San Vicente </text:p>
          </table:table-cell>
          <table:table-cell office:value-type="string" calcext:value-type="string">
            <text:p>16/08/2003</text:p>
          </table:table-cell>
          <table:table-cell table:formula="of:=RIGHT(TRIM([.E522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Juan</text:p>
          </table:table-cell>
          <table:table-cell office:value-type="string" calcext:value-type="string">
            <text:p>Urraul Bajo</text:p>
          </table:table-cell>
          <table:table-cell office:value-type="string" calcext:value-type="string">
            <text:p>Tabar </text:p>
          </table:table-cell>
          <table:table-cell office:value-type="string" calcext:value-type="string">
            <text:p>16/08/2003</text:p>
          </table:table-cell>
          <table:table-cell table:formula="of:=RIGHT(TRIM([.E523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Yesa </text:p>
          </table:table-cell>
          <table:table-cell/>
          <table:table-cell office:value-type="string" calcext:value-type="string">
            <text:p>16/08/2003</text:p>
          </table:table-cell>
          <table:table-cell table:formula="of:=RIGHT(TRIM([.E524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Almacen nº 21</text:p>
          </table:table-cell>
          <table:table-cell office:value-type="string" calcext:value-type="string">
            <text:p>Yesa </text:p>
          </table:table-cell>
          <table:table-cell/>
          <table:table-cell office:value-type="string" calcext:value-type="string">
            <text:p>16/08/2003</text:p>
          </table:table-cell>
          <table:table-cell table:formula="of:=RIGHT(TRIM([.E525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Burgui </text:p>
          </table:table-cell>
          <table:table-cell/>
          <table:table-cell office:value-type="string" calcext:value-type="string">
            <text:p>16/08/2006</text:p>
          </table:table-cell>
          <table:table-cell table:formula="of:=RIGHT(TRIM([.E526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Virgen Del Castillo</text:p>
          </table:table-cell>
          <table:table-cell office:value-type="string" calcext:value-type="string">
            <text:p>Burgui </text:p>
          </table:table-cell>
          <table:table-cell/>
          <table:table-cell office:value-type="string" calcext:value-type="string">
            <text:p>16/08/2006</text:p>
          </table:table-cell>
          <table:table-cell table:formula="of:=RIGHT(TRIM([.E527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Castillo Nuevo </text:p>
          </table:table-cell>
          <table:table-cell/>
          <table:table-cell office:value-type="string" calcext:value-type="string">
            <text:p>16/08/2006</text:p>
          </table:table-cell>
          <table:table-cell table:formula="of:=RIGHT(TRIM([.E528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antiago</text:p>
          </table:table-cell>
          <table:table-cell office:value-type="string" calcext:value-type="string">
            <text:p>Garde </text:p>
          </table:table-cell>
          <table:table-cell/>
          <table:table-cell office:value-type="string" calcext:value-type="string">
            <text:p>16/08/2006</text:p>
          </table:table-cell>
          <table:table-cell table:formula="of:=RIGHT(TRIM([.E529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pastos en Aranea</text:p>
          </table:table-cell>
          <table:table-cell office:value-type="string" calcext:value-type="string">
            <text:p>Garde </text:p>
          </table:table-cell>
          <table:table-cell/>
          <table:table-cell office:value-type="string" calcext:value-type="string">
            <text:p>16/08/2006</text:p>
          </table:table-cell>
          <table:table-cell table:formula="of:=RIGHT(TRIM([.E530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Roncal </text:p>
          </table:table-cell>
          <table:table-cell/>
          <table:table-cell office:value-type="string" calcext:value-type="string">
            <text:p>16/08/2006</text:p>
          </table:table-cell>
          <table:table-cell table:formula="of:=RIGHT(TRIM([.E531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Vidangoz </text:p>
          </table:table-cell>
          <table:table-cell/>
          <table:table-cell office:value-type="string" calcext:value-type="string">
            <text:p>16/08/2006</text:p>
          </table:table-cell>
          <table:table-cell table:formula="of:=RIGHT(TRIM([.E532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Parroquia antigua, c./ Pueblo Viejo</text:p>
          </table:table-cell>
          <table:table-cell office:value-type="string" calcext:value-type="string">
            <text:p>Barañain</text:p>
          </table:table-cell>
          <table:table-cell/>
          <table:table-cell office:value-type="string" calcext:value-type="string">
            <text:p>16/11/2004</text:p>
          </table:table-cell>
          <table:table-cell table:formula="of:=RIGHT(TRIM([.E533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Parroquia San Cosme y San Damian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Astrain </text:p>
          </table:table-cell>
          <table:table-cell office:value-type="string" calcext:value-type="string">
            <text:p>16/11/2004</text:p>
          </table:table-cell>
          <table:table-cell table:formula="of:=RIGHT(TRIM([.E534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Parroquia San Emeterio y San Celedonio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Cizur Menor </text:p>
          </table:table-cell>
          <table:table-cell office:value-type="string" calcext:value-type="string">
            <text:p>16/11/2004</text:p>
          </table:table-cell>
          <table:table-cell table:formula="of:=RIGHT(TRIM([.E535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Parroquia Santa María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Gazolaz </text:p>
          </table:table-cell>
          <table:table-cell office:value-type="string" calcext:value-type="string">
            <text:p>16/11/2004</text:p>
          </table:table-cell>
          <table:table-cell table:formula="of:=RIGHT(TRIM([.E536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Parroquia San Esteban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Muru-Astrin </text:p>
          </table:table-cell>
          <table:table-cell office:value-type="string" calcext:value-type="string">
            <text:p>16/11/2004</text:p>
          </table:table-cell>
          <table:table-cell table:formula="of:=RIGHT(TRIM([.E537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Paternain </text:p>
          </table:table-cell>
          <table:table-cell office:value-type="string" calcext:value-type="string">
            <text:p>16/11/2004</text:p>
          </table:table-cell>
          <table:table-cell table:formula="of:=RIGHT(TRIM([.E538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Undiano </text:p>
          </table:table-cell>
          <table:table-cell office:value-type="string" calcext:value-type="string">
            <text:p>16/11/2004</text:p>
          </table:table-cell>
          <table:table-cell table:formula="of:=RIGHT(TRIM([.E539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Parroquia San Andrés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Zariquiegui </text:p>
          </table:table-cell>
          <table:table-cell office:value-type="string" calcext:value-type="string">
            <text:p>16/11/2004</text:p>
          </table:table-cell>
          <table:table-cell table:formula="of:=RIGHT(TRIM([.E540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Parroquia San Miguel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Sagües</text:p>
          </table:table-cell>
          <table:table-cell office:value-type="string" calcext:value-type="string">
            <text:p>16/11/2004</text:p>
          </table:table-cell>
          <table:table-cell table:formula="of:=RIGHT(TRIM([.E541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Parroquia San Andrés</text:p>
          </table:table-cell>
          <table:table-cell office:value-type="string" calcext:value-type="string">
            <text:p>Cizur Mayor </text:p>
          </table:table-cell>
          <table:table-cell/>
          <table:table-cell office:value-type="string" calcext:value-type="string">
            <text:p>16/11/2004</text:p>
          </table:table-cell>
          <table:table-cell table:formula="of:=RIGHT(TRIM([.E542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ta. María</text:p>
          </table:table-cell>
          <table:table-cell office:value-type="string" calcext:value-type="string">
            <text:p>Desojo </text:p>
          </table:table-cell>
          <table:table-cell/>
          <table:table-cell office:value-type="string" calcext:value-type="string">
            <text:p>17/01/2002</text:p>
          </table:table-cell>
          <table:table-cell table:formula="of:=RIGHT(TRIM([.E543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Ntra. Sra. De Villanueva</text:p>
          </table:table-cell>
          <table:table-cell office:value-type="string" calcext:value-type="string">
            <text:p>Desojo </text:p>
          </table:table-cell>
          <table:table-cell/>
          <table:table-cell office:value-type="string" calcext:value-type="string">
            <text:p>17/01/2002</text:p>
          </table:table-cell>
          <table:table-cell table:formula="of:=RIGHT(TRIM([.E544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Román</text:p>
          </table:table-cell>
          <table:table-cell office:value-type="string" calcext:value-type="string">
            <text:p>Metauten </text:p>
          </table:table-cell>
          <table:table-cell/>
          <table:table-cell office:value-type="string" calcext:value-type="string">
            <text:p>17/01/2002</text:p>
          </table:table-cell>
          <table:table-cell table:formula="of:=RIGHT(TRIM([.E545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Nicolás</text:p>
          </table:table-cell>
          <table:table-cell office:value-type="string" calcext:value-type="string">
            <text:p>Metauten </text:p>
          </table:table-cell>
          <table:table-cell office:value-type="string" calcext:value-type="string">
            <text:p>Arteaga </text:p>
          </table:table-cell>
          <table:table-cell office:value-type="string" calcext:value-type="string">
            <text:p>17/01/2002</text:p>
          </table:table-cell>
          <table:table-cell table:formula="of:=RIGHT(TRIM([.E546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Metauten </text:p>
          </table:table-cell>
          <table:table-cell office:value-type="string" calcext:value-type="string">
            <text:p>Ollobarren </text:p>
          </table:table-cell>
          <table:table-cell office:value-type="string" calcext:value-type="string">
            <text:p>17/01/2002</text:p>
          </table:table-cell>
          <table:table-cell table:formula="of:=RIGHT(TRIM([.E547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Metauten </text:p>
          </table:table-cell>
          <table:table-cell office:value-type="string" calcext:value-type="string">
            <text:p>Ollogoyen </text:p>
          </table:table-cell>
          <table:table-cell office:value-type="string" calcext:value-type="string">
            <text:p>17/01/2002</text:p>
          </table:table-cell>
          <table:table-cell table:formula="of:=RIGHT(TRIM([.E548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Metauten </text:p>
          </table:table-cell>
          <table:table-cell office:value-type="string" calcext:value-type="string">
            <text:p>Zufia </text:p>
          </table:table-cell>
          <table:table-cell office:value-type="string" calcext:value-type="string">
            <text:p>17/01/2002</text:p>
          </table:table-cell>
          <table:table-cell table:formula="of:=RIGHT(TRIM([.E549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Oteiza De La Solana </text:p>
          </table:table-cell>
          <table:table-cell/>
          <table:table-cell office:value-type="string" calcext:value-type="string">
            <text:p>17/01/2002</text:p>
          </table:table-cell>
          <table:table-cell table:formula="of:=RIGHT(TRIM([.E550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. Tirso</text:p>
          </table:table-cell>
          <table:table-cell office:value-type="string" calcext:value-type="string">
            <text:p>Oteiza De La Solana </text:p>
          </table:table-cell>
          <table:table-cell/>
          <table:table-cell office:value-type="string" calcext:value-type="string">
            <text:p>17/01/2002</text:p>
          </table:table-cell>
          <table:table-cell table:formula="of:=RIGHT(TRIM([.E551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lanta Baja – Plaza El Salvador nº1</text:p>
          </table:table-cell>
          <table:table-cell office:value-type="string" calcext:value-type="string">
            <text:p>Azagr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/02/2005</text:p>
          </table:table-cell>
          <table:table-cell table:formula="of:=RIGHT(TRIM([.E552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Local planta baja Plaza del Salvador</text:p>
          </table:table-cell>
          <table:table-cell office:value-type="string" calcext:value-type="string">
            <text:p>Azagr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/02/2005</text:p>
          </table:table-cell>
          <table:table-cell table:formula="of:=RIGHT(TRIM([.E553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Burundoa</text:p>
          </table:table-cell>
          <table:table-cell office:value-type="string" calcext:value-type="string">
            <text:p>Gallues</text:p>
          </table:table-cell>
          <table:table-cell office:value-type="string" calcext:value-type="string">
            <text:p>Izal </text:p>
          </table:table-cell>
          <table:table-cell office:value-type="string" calcext:value-type="string">
            <text:p>17/03/2003</text:p>
          </table:table-cell>
          <table:table-cell table:formula="of:=RIGHT(TRIM([.E554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la sierra</text:p>
          </table:table-cell>
          <table:table-cell office:value-type="string" calcext:value-type="string">
            <text:p>Gallues</text:p>
          </table:table-cell>
          <table:table-cell office:value-type="string" calcext:value-type="string">
            <text:p>Uscarres </text:p>
          </table:table-cell>
          <table:table-cell office:value-type="string" calcext:value-type="string">
            <text:p>17/03/2003</text:p>
          </table:table-cell>
          <table:table-cell table:formula="of:=RIGHT(TRIM([.E555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Bartolome</text:p>
          </table:table-cell>
          <table:table-cell office:value-type="string" calcext:value-type="string">
            <text:p>Gallues</text:p>
          </table:table-cell>
          <table:table-cell/>
          <table:table-cell office:value-type="string" calcext:value-type="string">
            <text:p>17/03/2003</text:p>
          </table:table-cell>
          <table:table-cell table:formula="of:=RIGHT(TRIM([.E556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Cosme y S. Damian</text:p>
          </table:table-cell>
          <table:table-cell office:value-type="string" calcext:value-type="string">
            <text:p>Gallues</text:p>
          </table:table-cell>
          <table:table-cell office:value-type="string" calcext:value-type="string">
            <text:p>Icitz </text:p>
          </table:table-cell>
          <table:table-cell office:value-type="string" calcext:value-type="string">
            <text:p>17/03/2003</text:p>
          </table:table-cell>
          <table:table-cell table:formula="of:=RIGHT(TRIM([.E557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Vicente</text:p>
          </table:table-cell>
          <table:table-cell office:value-type="string" calcext:value-type="string">
            <text:p>Gallues</text:p>
          </table:table-cell>
          <table:table-cell office:value-type="string" calcext:value-type="string">
            <text:p>Izal </text:p>
          </table:table-cell>
          <table:table-cell office:value-type="string" calcext:value-type="string">
            <text:p>17/03/2003</text:p>
          </table:table-cell>
          <table:table-cell table:formula="of:=RIGHT(TRIM([.E558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Gallues</text:p>
          </table:table-cell>
          <table:table-cell office:value-type="string" calcext:value-type="string">
            <text:p>Uscarres </text:p>
          </table:table-cell>
          <table:table-cell office:value-type="string" calcext:value-type="string">
            <text:p>17/03/2003</text:p>
          </table:table-cell>
          <table:table-cell table:formula="of:=RIGHT(TRIM([.E559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Santa Cruz</text:p>
          </table:table-cell>
          <table:table-cell office:value-type="string" calcext:value-type="string">
            <text:p>Aguilar de Codés </text:p>
          </table:table-cell>
          <table:table-cell/>
          <table:table-cell office:value-type="string" calcext:value-type="string">
            <text:p>17/06/2005</text:p>
          </table:table-cell>
          <table:table-cell table:formula="of:=RIGHT(TRIM([.E560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Andrés</text:p>
          </table:table-cell>
          <table:table-cell office:value-type="string" calcext:value-type="string">
            <text:p>Ancín</text:p>
          </table:table-cell>
          <table:table-cell office:value-type="string" calcext:value-type="string">
            <text:p>Mendilibarri </text:p>
          </table:table-cell>
          <table:table-cell office:value-type="string" calcext:value-type="string">
            <text:p>17/06/2005</text:p>
          </table:table-cell>
          <table:table-cell table:formula="of:=RIGHT(TRIM([.E561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Fausto</text:p>
          </table:table-cell>
          <table:table-cell office:value-type="string" calcext:value-type="string">
            <text:p>Ancín</text:p>
          </table:table-cell>
          <table:table-cell office:value-type="string" calcext:value-type="string">
            <text:p>Mendilibarri </text:p>
          </table:table-cell>
          <table:table-cell office:value-type="string" calcext:value-type="string">
            <text:p>17/06/2005</text:p>
          </table:table-cell>
          <table:table-cell table:formula="of:=RIGHT(TRIM([.E562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ta. María</text:p>
          </table:table-cell>
          <table:table-cell office:value-type="string" calcext:value-type="string">
            <text:p>Armañanzas </text:p>
          </table:table-cell>
          <table:table-cell/>
          <table:table-cell office:value-type="string" calcext:value-type="string">
            <text:p>17/06/2005</text:p>
          </table:table-cell>
          <table:table-cell table:formula="of:=RIGHT(TRIM([.E563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Jorge</text:p>
          </table:table-cell>
          <table:table-cell office:value-type="string" calcext:value-type="string">
            <text:p>Azuelo </text:p>
          </table:table-cell>
          <table:table-cell/>
          <table:table-cell office:value-type="string" calcext:value-type="string">
            <text:p>17/06/2005</text:p>
          </table:table-cell>
          <table:table-cell table:formula="of:=RIGHT(TRIM([.E564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Andrés</text:p>
          </table:table-cell>
          <table:table-cell office:value-type="string" calcext:value-type="string">
            <text:p>El Busto </text:p>
          </table:table-cell>
          <table:table-cell/>
          <table:table-cell office:value-type="string" calcext:value-type="string">
            <text:p>17/06/2005</text:p>
          </table:table-cell>
          <table:table-cell table:formula="of:=RIGHT(TRIM([.E565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San Vicente Martir</text:p>
          </table:table-cell>
          <table:table-cell office:value-type="string" calcext:value-type="string">
            <text:p>Espronceda </text:p>
          </table:table-cell>
          <table:table-cell/>
          <table:table-cell office:value-type="string" calcext:value-type="string">
            <text:p>17/06/2005</text:p>
          </table:table-cell>
          <table:table-cell table:formula="of:=RIGHT(TRIM([.E566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Etayo y learza </text:p>
          </table:table-cell>
          <table:table-cell/>
          <table:table-cell office:value-type="string" calcext:value-type="string">
            <text:p>17/06/2005</text:p>
          </table:table-cell>
          <table:table-cell table:formula="of:=RIGHT(TRIM([.E567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Esteban</text:p>
          </table:table-cell>
          <table:table-cell office:value-type="string" calcext:value-type="string">
            <text:p>Genevilla </text:p>
          </table:table-cell>
          <table:table-cell/>
          <table:table-cell office:value-type="string" calcext:value-type="string">
            <text:p>17/06/2005</text:p>
          </table:table-cell>
          <table:table-cell table:formula="of:=RIGHT(TRIM([.E568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Lapoblación </text:p>
          </table:table-cell>
          <table:table-cell/>
          <table:table-cell office:value-type="string" calcext:value-type="string">
            <text:p>17/06/2005</text:p>
          </table:table-cell>
          <table:table-cell table:formula="of:=RIGHT(TRIM([.E569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María</text:p>
          </table:table-cell>
          <table:table-cell office:value-type="string" calcext:value-type="string">
            <text:p>Lapoblación </text:p>
          </table:table-cell>
          <table:table-cell office:value-type="string" calcext:value-type="string">
            <text:p>Meano</text:p>
          </table:table-cell>
          <table:table-cell office:value-type="string" calcext:value-type="string">
            <text:p>17/06/2005</text:p>
          </table:table-cell>
          <table:table-cell table:formula="of:=RIGHT(TRIM([.E570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Ntra. Sra del Rosario</text:p>
          </table:table-cell>
          <table:table-cell office:value-type="string" calcext:value-type="string">
            <text:p>Lazagurria </text:p>
          </table:table-cell>
          <table:table-cell/>
          <table:table-cell office:value-type="string" calcext:value-type="string">
            <text:p>17/06/2005</text:p>
          </table:table-cell>
          <table:table-cell table:formula="of:=RIGHT(TRIM([.E571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Mendavia </text:p>
          </table:table-cell>
          <table:table-cell/>
          <table:table-cell office:value-type="string" calcext:value-type="string">
            <text:p>17/06/2005</text:p>
          </table:table-cell>
          <table:table-cell table:formula="of:=RIGHT(TRIM([.E572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Natividad</text:p>
          </table:table-cell>
          <table:table-cell office:value-type="string" calcext:value-type="string">
            <text:p>Piedramillera </text:p>
          </table:table-cell>
          <table:table-cell/>
          <table:table-cell office:value-type="string" calcext:value-type="string">
            <text:p>17/06/2005</text:p>
          </table:table-cell>
          <table:table-cell table:formula="of:=RIGHT(TRIM([.E573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Templo de S. Andrés</text:p>
          </table:table-cell>
          <table:table-cell office:value-type="string" calcext:value-type="string">
            <text:p>San Adrian </text:p>
          </table:table-cell>
          <table:table-cell/>
          <table:table-cell office:value-type="string" calcext:value-type="string">
            <text:p>17/06/2005</text:p>
          </table:table-cell>
          <table:table-cell table:formula="of:=RIGHT(TRIM([.E574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Torralba del Rio</text:p>
          </table:table-cell>
          <table:table-cell office:value-type="string" calcext:value-type="string">
            <text:p>Otiñano </text:p>
          </table:table-cell>
          <table:table-cell office:value-type="string" calcext:value-type="string">
            <text:p>17/06/2005</text:p>
          </table:table-cell>
          <table:table-cell table:formula="of:=RIGHT(TRIM([.E575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Almacén Calle San martín nº 30A</text:p>
          </table:table-cell>
          <table:table-cell office:value-type="string" calcext:value-type="string">
            <text:p>Ibargoiti</text:p>
          </table:table-cell>
          <table:table-cell office:value-type="string" calcext:value-type="string">
            <text:p>Izco </text:p>
          </table:table-cell>
          <table:table-cell office:value-type="string" calcext:value-type="string">
            <text:p>17/06/2006</text:p>
          </table:table-cell>
          <table:table-cell table:formula="of:=RIGHT(TRIM([.E576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Zaldiribar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Meoz </text:p>
          </table:table-cell>
          <table:table-cell office:value-type="string" calcext:value-type="string">
            <text:p>17/10/2006</text:p>
          </table:table-cell>
          <table:table-cell table:formula="of:=RIGHT(TRIM([.E577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Zaldiribar 1.578 m2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Meoz </text:p>
          </table:table-cell>
          <table:table-cell office:value-type="string" calcext:value-type="string">
            <text:p>17/10/2006</text:p>
          </table:table-cell>
          <table:table-cell table:formula="of:=RIGHT(TRIM([.E578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Zaldiribar 3.436 m2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Meoz </text:p>
          </table:table-cell>
          <table:table-cell office:value-type="string" calcext:value-type="string">
            <text:p>17/10/2006</text:p>
          </table:table-cell>
          <table:table-cell table:formula="of:=RIGHT(TRIM([.E579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Zaldiribar 4.355 m2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Meoz </text:p>
          </table:table-cell>
          <table:table-cell office:value-type="string" calcext:value-type="string">
            <text:p>17/10/2006</text:p>
          </table:table-cell>
          <table:table-cell table:formula="of:=RIGHT(TRIM([.E580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Zaldiribar 8.968 m2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Meoz </text:p>
          </table:table-cell>
          <table:table-cell office:value-type="string" calcext:value-type="string">
            <text:p>17/10/2006</text:p>
          </table:table-cell>
          <table:table-cell table:formula="of:=RIGHT(TRIM([.E581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Murugain 3.944 m2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Meoz </text:p>
          </table:table-cell>
          <table:table-cell office:value-type="string" calcext:value-type="string">
            <text:p>17/10/2006</text:p>
          </table:table-cell>
          <table:table-cell table:formula="of:=RIGHT(TRIM([.E582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Iturzar 3.880 m2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Meoz </text:p>
          </table:table-cell>
          <table:table-cell office:value-type="string" calcext:value-type="string">
            <text:p>17/10/2006</text:p>
          </table:table-cell>
          <table:table-cell table:formula="of:=RIGHT(TRIM([.E583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2.</text:p>
          </table:table-cell>
          <table:table-cell office:value-type="string" calcext:value-type="string">
            <text:p>Parroquia San Pedro</text:p>
          </table:table-cell>
          <table:table-cell office:value-type="string" calcext:value-type="string">
            <text:p>Estella </text:p>
          </table:table-cell>
          <table:table-cell/>
          <table:table-cell office:value-type="string" calcext:value-type="string">
            <text:p>17/12/2004</text:p>
          </table:table-cell>
          <table:table-cell table:formula="of:=RIGHT(TRIM([.E584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2.</text:p>
          </table:table-cell>
          <table:table-cell office:value-type="string" calcext:value-type="string">
            <text:p>Parroquia San Miguel</text:p>
          </table:table-cell>
          <table:table-cell office:value-type="string" calcext:value-type="string">
            <text:p>Estella </text:p>
          </table:table-cell>
          <table:table-cell/>
          <table:table-cell office:value-type="string" calcext:value-type="string">
            <text:p>17/12/2004</text:p>
          </table:table-cell>
          <table:table-cell table:formula="of:=RIGHT(TRIM([.E585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2.</text:p>
          </table:table-cell>
          <table:table-cell office:value-type="string" calcext:value-type="string">
            <text:p>Iglesia Sn Pedro de Lizarra</text:p>
          </table:table-cell>
          <table:table-cell office:value-type="string" calcext:value-type="string">
            <text:p>Estella </text:p>
          </table:table-cell>
          <table:table-cell/>
          <table:table-cell office:value-type="string" calcext:value-type="string">
            <text:p>17/12/2004</text:p>
          </table:table-cell>
          <table:table-cell table:formula="of:=RIGHT(TRIM([.E586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2.</text:p>
          </table:table-cell>
          <table:table-cell office:value-type="string" calcext:value-type="string">
            <text:p>Parroquia San Juan Bautista</text:p>
          </table:table-cell>
          <table:table-cell office:value-type="string" calcext:value-type="string">
            <text:p>Estella </text:p>
          </table:table-cell>
          <table:table-cell/>
          <table:table-cell office:value-type="string" calcext:value-type="string">
            <text:p>17/12/2004</text:p>
          </table:table-cell>
          <table:table-cell table:formula="of:=RIGHT(TRIM([.E587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en Egibe</text:p>
          </table:table-cell>
          <table:table-cell office:value-type="string" calcext:value-type="string">
            <text:p>Aranatz </text:p>
          </table:table-cell>
          <table:table-cell/>
          <table:table-cell office:value-type="string" calcext:value-type="string">
            <text:p>18/08/2000</text:p>
          </table:table-cell>
          <table:table-cell table:formula="of:=RIGHT(TRIM([.E588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Pedro</text:p>
          </table:table-cell>
          <table:table-cell office:value-type="string" calcext:value-type="string">
            <text:p>Almandoz </text:p>
          </table:table-cell>
          <table:table-cell/>
          <table:table-cell office:value-type="string" calcext:value-type="string">
            <text:p>18/12/2001</text:p>
          </table:table-cell>
          <table:table-cell table:formula="of:=RIGHT(TRIM([.E589]);4)" office:value-type="string" office:string-value="2001" calcext:value-type="string">
            <text:p>200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Juan Bautista</text:p>
          </table:table-cell>
          <table:table-cell office:value-type="string" calcext:value-type="string">
            <text:p>Aritzkun </text:p>
          </table:table-cell>
          <table:table-cell/>
          <table:table-cell office:value-type="string" calcext:value-type="string">
            <text:p>18/12/2001</text:p>
          </table:table-cell>
          <table:table-cell table:formula="of:=RIGHT(TRIM([.E590]);4)" office:value-type="string" office:string-value="2001" calcext:value-type="string">
            <text:p>200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Arraiotz</text:p>
          </table:table-cell>
          <table:table-cell/>
          <table:table-cell office:value-type="string" calcext:value-type="string">
            <text:p>18/12/2001</text:p>
          </table:table-cell>
          <table:table-cell table:formula="of:=RIGHT(TRIM([.E591]);4)" office:value-type="string" office:string-value="2001" calcext:value-type="string">
            <text:p>200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Berroeta </text:p>
          </table:table-cell>
          <table:table-cell/>
          <table:table-cell office:value-type="string" calcext:value-type="string">
            <text:p>18/12/2001</text:p>
          </table:table-cell>
          <table:table-cell table:formula="of:=RIGHT(TRIM([.E592]);4)" office:value-type="string" office:string-value="2001" calcext:value-type="string">
            <text:p>200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Maya </text:p>
          </table:table-cell>
          <table:table-cell/>
          <table:table-cell office:value-type="string" calcext:value-type="string">
            <text:p>18/12/2001</text:p>
          </table:table-cell>
          <table:table-cell table:formula="of:=RIGHT(TRIM([.E593]);4)" office:value-type="string" office:string-value="2001" calcext:value-type="string">
            <text:p>200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Lorenzo</text:p>
          </table:table-cell>
          <table:table-cell office:value-type="string" calcext:value-type="string">
            <text:p>Ziga </text:p>
          </table:table-cell>
          <table:table-cell/>
          <table:table-cell office:value-type="string" calcext:value-type="string">
            <text:p>18/12/2001</text:p>
          </table:table-cell>
          <table:table-cell table:formula="of:=RIGHT(TRIM([.E594]);4)" office:value-type="string" office:string-value="2001" calcext:value-type="string">
            <text:p>200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ta. Barbara</text:p>
          </table:table-cell>
          <table:table-cell office:value-type="string" calcext:value-type="string">
            <text:p>Monreal </text:p>
          </table:table-cell>
          <table:table-cell/>
          <table:table-cell office:value-type="string" calcext:value-type="string">
            <text:p>19/11/1999</text:p>
          </table:table-cell>
          <table:table-cell table:formula="of:=RIGHT(TRIM([.E595]);4)" office:value-type="string" office:string-value="1999" calcext:value-type="string">
            <text:p>199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4 concentración parcelaria</text:p>
          </table:table-cell>
          <table:table-cell office:value-type="string" calcext:value-type="string">
            <text:p>Sesma </text:p>
          </table:table-cell>
          <table:table-cell/>
          <table:table-cell office:value-type="string" calcext:value-type="string">
            <text:p>20/03/2007</text:p>
          </table:table-cell>
          <table:table-cell table:formula="of:=RIGHT(TRIM([.E596]);4)" office:value-type="string" office:string-value="2007" calcext:value-type="string">
            <text:p>200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21 concentración parcelaria</text:p>
          </table:table-cell>
          <table:table-cell office:value-type="string" calcext:value-type="string">
            <text:p>Sesma </text:p>
          </table:table-cell>
          <table:table-cell/>
          <table:table-cell office:value-type="string" calcext:value-type="string">
            <text:p>20/03/2007</text:p>
          </table:table-cell>
          <table:table-cell table:formula="of:=RIGHT(TRIM([.E597]);4)" office:value-type="string" office:string-value="2007" calcext:value-type="string">
            <text:p>200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15-B concentración parcelaria</text:p>
          </table:table-cell>
          <table:table-cell office:value-type="string" calcext:value-type="string">
            <text:p>Sesma </text:p>
          </table:table-cell>
          <table:table-cell/>
          <table:table-cell office:value-type="string" calcext:value-type="string">
            <text:p>20/03/2007</text:p>
          </table:table-cell>
          <table:table-cell table:formula="of:=RIGHT(TRIM([.E598]);4)" office:value-type="string" office:string-value="2007" calcext:value-type="string">
            <text:p>200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Ayegui</text:p>
          </table:table-cell>
          <table:table-cell office:value-type="string" calcext:value-type="string">
            <text:p>Iratxe </text:p>
          </table:table-cell>
          <table:table-cell office:value-type="string" calcext:value-type="string">
            <text:p>20/05/2002</text:p>
          </table:table-cell>
          <table:table-cell table:formula="of:=RIGHT(TRIM([.E599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Ayegui</text:p>
          </table:table-cell>
          <table:table-cell office:value-type="string" calcext:value-type="string">
            <text:p>Iratxe </text:p>
          </table:table-cell>
          <table:table-cell office:value-type="string" calcext:value-type="string">
            <text:p>20/05/2002</text:p>
          </table:table-cell>
          <table:table-cell table:formula="of:=RIGHT(TRIM([.E600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Cecilia</text:p>
          </table:table-cell>
          <table:table-cell office:value-type="string" calcext:value-type="string">
            <text:p>Sorlada </text:p>
          </table:table-cell>
          <table:table-cell/>
          <table:table-cell office:value-type="string" calcext:value-type="string">
            <text:p>20/05/2002</text:p>
          </table:table-cell>
          <table:table-cell table:formula="of:=RIGHT(TRIM([.E601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Basílica Gregorio Hostiense</text:p>
          </table:table-cell>
          <table:table-cell office:value-type="string" calcext:value-type="string">
            <text:p>Sorlada </text:p>
          </table:table-cell>
          <table:table-cell/>
          <table:table-cell office:value-type="string" calcext:value-type="string">
            <text:p>20/05/2002</text:p>
          </table:table-cell>
          <table:table-cell table:formula="of:=RIGHT(TRIM([.E602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Cecilia</text:p>
          </table:table-cell>
          <table:table-cell office:value-type="string" calcext:value-type="string">
            <text:p>Sorlada </text:p>
          </table:table-cell>
          <table:table-cell/>
          <table:table-cell office:value-type="string" calcext:value-type="string">
            <text:p>20/05/2002</text:p>
          </table:table-cell>
          <table:table-cell table:formula="of:=RIGHT(TRIM([.E603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Basilica a S. Gregorio Ostiense</text:p>
          </table:table-cell>
          <table:table-cell office:value-type="string" calcext:value-type="string">
            <text:p>Sorlada </text:p>
          </table:table-cell>
          <table:table-cell/>
          <table:table-cell office:value-type="string" calcext:value-type="string">
            <text:p>20/05/2002</text:p>
          </table:table-cell>
          <table:table-cell table:formula="of:=RIGHT(TRIM([.E604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Juan Bautista</text:p>
          </table:table-cell>
          <table:table-cell office:value-type="string" calcext:value-type="string">
            <text:p>Oyeregui </text:p>
          </table:table-cell>
          <table:table-cell/>
          <table:table-cell office:value-type="string" calcext:value-type="string">
            <text:p>20/09/2004</text:p>
          </table:table-cell>
          <table:table-cell table:formula="of:=RIGHT(TRIM([.E605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Justo y Pastor</text:p>
          </table:table-cell>
          <table:table-cell office:value-type="string" calcext:value-type="string">
            <text:p>Zozaya </text:p>
          </table:table-cell>
          <table:table-cell/>
          <table:table-cell office:value-type="string" calcext:value-type="string">
            <text:p>20/09/2004</text:p>
          </table:table-cell>
          <table:table-cell table:formula="of:=RIGHT(TRIM([.E606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María</text:p>
          </table:table-cell>
          <table:table-cell office:value-type="string" calcext:value-type="string">
            <text:p>Allo </text:p>
          </table:table-cell>
          <table:table-cell/>
          <table:table-cell office:value-type="string" calcext:value-type="string">
            <text:p>20/10/2003</text:p>
          </table:table-cell>
          <table:table-cell table:formula="of:=RIGHT(TRIM([.E607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anto Cristo de las Aguas</text:p>
          </table:table-cell>
          <table:table-cell office:value-type="string" calcext:value-type="string">
            <text:p>Allo </text:p>
          </table:table-cell>
          <table:table-cell/>
          <table:table-cell office:value-type="string" calcext:value-type="string">
            <text:p>20/10/2003</text:p>
          </table:table-cell>
          <table:table-cell table:formula="of:=RIGHT(TRIM([.E608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Eugenia</text:p>
          </table:table-cell>
          <table:table-cell office:value-type="string" calcext:value-type="string">
            <text:p>Mues </text:p>
          </table:table-cell>
          <table:table-cell/>
          <table:table-cell office:value-type="string" calcext:value-type="string">
            <text:p>20/10/2003</text:p>
          </table:table-cell>
          <table:table-cell table:formula="of:=RIGHT(TRIM([.E609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María</text:p>
          </table:table-cell>
          <table:table-cell office:value-type="string" calcext:value-type="string">
            <text:p>Aras</text:p>
          </table:table-cell>
          <table:table-cell/>
          <table:table-cell office:value-type="string" calcext:value-type="string">
            <text:p>20/10/2005</text:p>
          </table:table-cell>
          <table:table-cell table:formula="of:=RIGHT(TRIM([.E610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Salvador</text:p>
          </table:table-cell>
          <table:table-cell office:value-type="string" calcext:value-type="string">
            <text:p>Esteribar </text:p>
          </table:table-cell>
          <table:table-cell/>
          <table:table-cell office:value-type="string" calcext:value-type="string">
            <text:p>21/01/2000</text:p>
          </table:table-cell>
          <table:table-cell table:formula="of:=RIGHT(TRIM([.E611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de San miguel</text:p>
          </table:table-cell>
          <table:table-cell office:value-type="string" calcext:value-type="string">
            <text:p>Aranaratxe </text:p>
          </table:table-cell>
          <table:table-cell/>
          <table:table-cell office:value-type="string" calcext:value-type="string">
            <text:p>21/01/2002</text:p>
          </table:table-cell>
          <table:table-cell table:formula="of:=RIGHT(TRIM([.E612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Ntra. Sra de los Remedios</text:p>
          </table:table-cell>
          <table:table-cell office:value-type="string" calcext:value-type="string">
            <text:p>Luquin </text:p>
          </table:table-cell>
          <table:table-cell/>
          <table:table-cell office:value-type="string" calcext:value-type="string">
            <text:p>21/01/2002</text:p>
          </table:table-cell>
          <table:table-cell table:formula="of:=RIGHT(TRIM([.E613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Ntra. Sra de La Cuesta</text:p>
          </table:table-cell>
          <table:table-cell office:value-type="string" calcext:value-type="string">
            <text:p>Mues</text:p>
          </table:table-cell>
          <table:table-cell/>
          <table:table-cell office:value-type="string" calcext:value-type="string">
            <text:p>21/01/2002</text:p>
          </table:table-cell>
          <table:table-cell table:formula="of:=RIGHT(TRIM([.E614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Ntra Sra,de los Remedios</text:p>
          </table:table-cell>
          <table:table-cell office:value-type="string" calcext:value-type="string">
            <text:p>Sesma </text:p>
          </table:table-cell>
          <table:table-cell/>
          <table:table-cell office:value-type="string" calcext:value-type="string">
            <text:p>21/01/2002</text:p>
          </table:table-cell>
          <table:table-cell table:formula="of:=RIGHT(TRIM([.E615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Aincioa </text:p>
          </table:table-cell>
          <table:table-cell office:value-type="string" calcext:value-type="string">
            <text:p>21/03/2003</text:p>
          </table:table-cell>
          <table:table-cell table:formula="of:=RIGHT(TRIM([.E616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Ardaiz </text:p>
          </table:table-cell>
          <table:table-cell office:value-type="string" calcext:value-type="string">
            <text:p>21/03/2003</text:p>
          </table:table-cell>
          <table:table-cell table:formula="of:=RIGHT(TRIM([.E617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21/03/2003</text:p>
          </table:table-cell>
          <table:table-cell table:formula="of:=RIGHT(TRIM([.E618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snoz </text:p>
          </table:table-cell>
          <table:table-cell office:value-type="string" calcext:value-type="string">
            <text:p>21/03/2003</text:p>
          </table:table-cell>
          <table:table-cell table:formula="of:=RIGHT(TRIM([.E619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Bartolomé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spinal </text:p>
          </table:table-cell>
          <table:table-cell office:value-type="string" calcext:value-type="string">
            <text:p>21/03/2003</text:p>
          </table:table-cell>
          <table:table-cell table:formula="of:=RIGHT(TRIM([.E620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Saturnino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Linzoain </text:p>
          </table:table-cell>
          <table:table-cell office:value-type="string" calcext:value-type="string">
            <text:p>21/03/2003</text:p>
          </table:table-cell>
          <table:table-cell table:formula="of:=RIGHT(TRIM([.E621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Andres y cementerio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Loizu </text:p>
          </table:table-cell>
          <table:table-cell office:value-type="string" calcext:value-type="string">
            <text:p>21/03/2003</text:p>
          </table:table-cell>
          <table:table-cell table:formula="of:=RIGHT(TRIM([.E622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Cristóbal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Mezquiriz </text:p>
          </table:table-cell>
          <table:table-cell office:value-type="string" calcext:value-type="string">
            <text:p>21/03/2003</text:p>
          </table:table-cell>
          <table:table-cell table:formula="of:=RIGHT(TRIM([.E623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Juan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Olondriz </text:p>
          </table:table-cell>
          <table:table-cell office:value-type="string" calcext:value-type="string">
            <text:p>21/03/2003</text:p>
          </table:table-cell>
          <table:table-cell table:formula="of:=RIGHT(TRIM([.E624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Viscarret </text:p>
          </table:table-cell>
          <table:table-cell office:value-type="string" calcext:value-type="string">
            <text:p>21/03/2003</text:p>
          </table:table-cell>
          <table:table-cell table:formula="of:=RIGHT(TRIM([.E625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UDELA/TUTERA Nº .1.</text:p>
          </table:table-cell>
          <table:table-cell office:value-type="string" calcext:value-type="string">
            <text:p>Parroquia San Miguel</text:p>
          </table:table-cell>
          <table:table-cell office:value-type="string" calcext:value-type="string">
            <text:p>Cadreita </text:p>
          </table:table-cell>
          <table:table-cell/>
          <table:table-cell office:value-type="string" calcext:value-type="string">
            <text:p>21/03/2007</text:p>
          </table:table-cell>
          <table:table-cell table:formula="of:=RIGHT(TRIM([.E626]);4)" office:value-type="string" office:string-value="2007" calcext:value-type="string">
            <text:p>200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UDELA/TUTERA Nº .1.</text:p>
          </table:table-cell>
          <table:table-cell office:value-type="string" calcext:value-type="string">
            <text:p>Iglesia Catedral</text:p>
          </table:table-cell>
          <table:table-cell office:value-type="string" calcext:value-type="string">
            <text:p>Tudela </text:p>
          </table:table-cell>
          <table:table-cell/>
          <table:table-cell office:value-type="string" calcext:value-type="string">
            <text:p>21/03/2007</text:p>
          </table:table-cell>
          <table:table-cell table:formula="of:=RIGHT(TRIM([.E627]);4)" office:value-type="string" office:string-value="2007" calcext:value-type="string">
            <text:p>200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ta. Maria</text:p>
          </table:table-cell>
          <table:table-cell office:value-type="string" calcext:value-type="string">
            <text:p>Tafalla </text:p>
          </table:table-cell>
          <table:table-cell/>
          <table:table-cell office:value-type="string" calcext:value-type="string">
            <text:p>21/08/2006</text:p>
          </table:table-cell>
          <table:table-cell table:formula="of:=RIGHT(TRIM([.E628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anta Cruz</text:p>
          </table:table-cell>
          <table:table-cell office:value-type="string" calcext:value-type="string">
            <text:p>Artazu </text:p>
          </table:table-cell>
          <table:table-cell/>
          <table:table-cell office:value-type="string" calcext:value-type="string">
            <text:p>21/11/2000</text:p>
          </table:table-cell>
          <table:table-cell table:formula="of:=RIGHT(TRIM([.E629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Finca 5.050 m/2 calle Legia</text:p>
          </table:table-cell>
          <table:table-cell office:value-type="string" calcext:value-type="string">
            <text:p>Vera de Bidasoa </text:p>
          </table:table-cell>
          <table:table-cell/>
          <table:table-cell office:value-type="string" calcext:value-type="string">
            <text:p>22/02/2007</text:p>
          </table:table-cell>
          <table:table-cell table:formula="of:=RIGHT(TRIM([.E630]);4)" office:value-type="string" office:string-value="2007" calcext:value-type="string">
            <text:p>200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12 concentración parcelaria</text:p>
          </table:table-cell>
          <table:table-cell office:value-type="string" calcext:value-type="string">
            <text:p>Andosilla </text:p>
          </table:table-cell>
          <table:table-cell/>
          <table:table-cell office:value-type="string" calcext:value-type="string">
            <text:p>22/03/2002</text:p>
          </table:table-cell>
          <table:table-cell table:formula="of:=RIGHT(TRIM([.E631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San Zoilo</text:p>
          </table:table-cell>
          <table:table-cell office:value-type="string" calcext:value-type="string">
            <text:p>Sansol </text:p>
          </table:table-cell>
          <table:table-cell/>
          <table:table-cell office:value-type="string" calcext:value-type="string">
            <text:p>22/05/2005</text:p>
          </table:table-cell>
          <table:table-cell table:formula="of:=RIGHT(TRIM([.E632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ta Crutz</text:p>
          </table:table-cell>
          <table:table-cell office:value-type="string" calcext:value-type="string">
            <text:p>Etxalar </text:p>
          </table:table-cell>
          <table:table-cell/>
          <table:table-cell office:value-type="string" calcext:value-type="string">
            <text:p>22/06/2001</text:p>
          </table:table-cell>
          <table:table-cell table:formula="of:=RIGHT(TRIM([.E633]);4)" office:value-type="string" office:string-value="2001" calcext:value-type="string">
            <text:p>200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Viña- Regadio – paraje El Raso del Barco</text:p>
          </table:table-cell>
          <table:table-cell office:value-type="string" calcext:value-type="string">
            <text:p>Azagra </text:p>
          </table:table-cell>
          <table:table-cell/>
          <table:table-cell office:value-type="string" calcext:value-type="string">
            <text:p>23.06-2005</text:p>
          </table:table-cell>
          <table:table-cell table:formula="of:=RIGHT(TRIM([.E634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2.</text:p>
          </table:table-cell>
          <table:table-cell office:value-type="string" calcext:value-type="string">
            <text:p>Catedral Metropolitana</text:p>
          </table:table-cell>
          <table:table-cell office:value-type="string" calcext:value-type="string">
            <text:p>Pamplona </text:p>
          </table:table-cell>
          <table:table-cell/>
          <table:table-cell office:value-type="string" calcext:value-type="string">
            <text:p>23/01/2007</text:p>
          </table:table-cell>
          <table:table-cell table:formula="of:=RIGHT(TRIM([.E635]);4)" office:value-type="string" office:string-value="2007" calcext:value-type="string">
            <text:p>200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de El Salvador</text:p>
          </table:table-cell>
          <table:table-cell office:value-type="string" calcext:value-type="string">
            <text:p>Azagra </text:p>
          </table:table-cell>
          <table:table-cell/>
          <table:table-cell office:value-type="string" calcext:value-type="string">
            <text:p>23/03/2005</text:p>
          </table:table-cell>
          <table:table-cell table:formula="of:=RIGHT(TRIM([.E636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Almacen – Calle Cortes de Navarra nº 32-A</text:p>
          </table:table-cell>
          <table:table-cell office:value-type="string" calcext:value-type="string">
            <text:p>Azagra </text:p>
          </table:table-cell>
          <table:table-cell/>
          <table:table-cell office:value-type="string" calcext:value-type="string">
            <text:p>23/03/2005</text:p>
          </table:table-cell>
          <table:table-cell table:formula="of:=RIGHT(TRIM([.E637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Félix Obispo</text:p>
          </table:table-cell>
          <table:table-cell office:value-type="string" calcext:value-type="string">
            <text:p>Mendaza y Acedo </text:p>
          </table:table-cell>
          <table:table-cell/>
          <table:table-cell office:value-type="string" calcext:value-type="string">
            <text:p>23/03/2005</text:p>
          </table:table-cell>
          <table:table-cell table:formula="of:=RIGHT(TRIM([.E638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ta. Engracia</text:p>
          </table:table-cell>
          <table:table-cell office:value-type="string" calcext:value-type="string">
            <text:p>Egüés</text:p>
          </table:table-cell>
          <table:table-cell office:value-type="string" calcext:value-type="string">
            <text:p>Sarriguren </text:p>
          </table:table-cell>
          <table:table-cell office:value-type="string" calcext:value-type="string">
            <text:p>23/05/2003</text:p>
          </table:table-cell>
          <table:table-cell table:formula="of:=RIGHT(TRIM([.E639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El Calvario</text:p>
          </table:table-cell>
          <table:table-cell office:value-type="string" calcext:value-type="string">
            <text:p>Los Arcos </text:p>
          </table:table-cell>
          <table:table-cell/>
          <table:table-cell office:value-type="string" calcext:value-type="string">
            <text:p>23/05/2005</text:p>
          </table:table-cell>
          <table:table-cell table:formula="of:=RIGHT(TRIM([.E640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Vicente martir</text:p>
          </table:table-cell>
          <table:table-cell office:value-type="string" calcext:value-type="string">
            <text:p>Abaigar </text:p>
          </table:table-cell>
          <table:table-cell/>
          <table:table-cell office:value-type="string" calcext:value-type="string">
            <text:p>23/06/2005</text:p>
          </table:table-cell>
          <table:table-cell table:formula="of:=RIGHT(TRIM([.E641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an Bartolomé</text:p>
          </table:table-cell>
          <table:table-cell office:value-type="string" calcext:value-type="string">
            <text:p>Abaigar </text:p>
          </table:table-cell>
          <table:table-cell/>
          <table:table-cell office:value-type="string" calcext:value-type="string">
            <text:p>23/06/2005</text:p>
          </table:table-cell>
          <table:table-cell table:formula="of:=RIGHT(TRIM([.E642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Acedo/Mendaza </text:p>
          </table:table-cell>
          <table:table-cell/>
          <table:table-cell office:value-type="string" calcext:value-type="string">
            <text:p>23/06/2005</text:p>
          </table:table-cell>
          <table:table-cell table:formula="of:=RIGHT(TRIM([.E643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inar en el paraje Laplanilla</text:p>
          </table:table-cell>
          <table:table-cell office:value-type="string" calcext:value-type="string">
            <text:p>Azagra </text:p>
          </table:table-cell>
          <table:table-cell/>
          <table:table-cell office:value-type="string" calcext:value-type="string">
            <text:p>23/06/2005</text:p>
          </table:table-cell>
          <table:table-cell table:formula="of:=RIGHT(TRIM([.E644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María</text:p>
          </table:table-cell>
          <table:table-cell office:value-type="string" calcext:value-type="string">
            <text:p>Bargota </text:p>
          </table:table-cell>
          <table:table-cell/>
          <table:table-cell office:value-type="string" calcext:value-type="string">
            <text:p>23/06/2005</text:p>
          </table:table-cell>
          <table:table-cell table:formula="of:=RIGHT(TRIM([.E645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Ntra. Sra. Del Poyo</text:p>
          </table:table-cell>
          <table:table-cell office:value-type="string" calcext:value-type="string">
            <text:p>Bargota </text:p>
          </table:table-cell>
          <table:table-cell/>
          <table:table-cell office:value-type="string" calcext:value-type="string">
            <text:p>23/06/2005</text:p>
          </table:table-cell>
          <table:table-cell table:formula="of:=RIGHT(TRIM([.E646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iago El Mayor</text:p>
          </table:table-cell>
          <table:table-cell office:value-type="string" calcext:value-type="string">
            <text:p>Cabredo </text:p>
          </table:table-cell>
          <table:table-cell/>
          <table:table-cell office:value-type="string" calcext:value-type="string">
            <text:p>23/06/2005</text:p>
          </table:table-cell>
          <table:table-cell table:formula="of:=RIGHT(TRIM([.E647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stos- Arbolado paraje Solcasa</text:p>
          </table:table-cell>
          <table:table-cell office:value-type="string" calcext:value-type="string">
            <text:p>Cabredo </text:p>
          </table:table-cell>
          <table:table-cell/>
          <table:table-cell office:value-type="string" calcext:value-type="string">
            <text:p>23/06/2005</text:p>
          </table:table-cell>
          <table:table-cell table:formula="of:=RIGHT(TRIM([.E648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iguel</text:p>
          </table:table-cell>
          <table:table-cell office:value-type="string" calcext:value-type="string">
            <text:p>Carcar </text:p>
          </table:table-cell>
          <table:table-cell/>
          <table:table-cell office:value-type="string" calcext:value-type="string">
            <text:p>23/06/2005</text:p>
          </table:table-cell>
          <table:table-cell table:formula="of:=RIGHT(TRIM([.E649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Casa parroquial</text:p>
          </table:table-cell>
          <table:table-cell office:value-type="string" calcext:value-type="string">
            <text:p>Carcar </text:p>
          </table:table-cell>
          <table:table-cell/>
          <table:table-cell office:value-type="string" calcext:value-type="string">
            <text:p>23/06/2005</text:p>
          </table:table-cell>
          <table:table-cell table:formula="of:=RIGHT(TRIM([.E650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Pedro</text:p>
          </table:table-cell>
          <table:table-cell office:value-type="string" calcext:value-type="string">
            <text:p>Lana</text:p>
          </table:table-cell>
          <table:table-cell office:value-type="string" calcext:value-type="string">
            <text:p>Galbarra</text:p>
          </table:table-cell>
          <table:table-cell office:value-type="string" calcext:value-type="string">
            <text:p>23/06/2005</text:p>
          </table:table-cell>
          <table:table-cell table:formula="of:=RIGHT(TRIM([.E651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Saturnino</text:p>
          </table:table-cell>
          <table:table-cell office:value-type="string" calcext:value-type="string">
            <text:p>Lana</text:p>
          </table:table-cell>
          <table:table-cell office:value-type="string" calcext:value-type="string">
            <text:p>Gastiain </text:p>
          </table:table-cell>
          <table:table-cell office:value-type="string" calcext:value-type="string">
            <text:p>23/06/2005</text:p>
          </table:table-cell>
          <table:table-cell table:formula="of:=RIGHT(TRIM([.E652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illán</text:p>
          </table:table-cell>
          <table:table-cell office:value-type="string" calcext:value-type="string">
            <text:p>Lana</text:p>
          </table:table-cell>
          <table:table-cell office:value-type="string" calcext:value-type="string">
            <text:p>Narcue </text:p>
          </table:table-cell>
          <table:table-cell office:value-type="string" calcext:value-type="string">
            <text:p>23/06/2005</text:p>
          </table:table-cell>
          <table:table-cell table:formula="of:=RIGHT(TRIM([.E653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María</text:p>
          </table:table-cell>
          <table:table-cell office:value-type="string" calcext:value-type="string">
            <text:p>Lana</text:p>
          </table:table-cell>
          <table:table-cell office:value-type="string" calcext:value-type="string">
            <text:p>Ulibarri </text:p>
          </table:table-cell>
          <table:table-cell office:value-type="string" calcext:value-type="string">
            <text:p>23/06/2005</text:p>
          </table:table-cell>
          <table:table-cell table:formula="of:=RIGHT(TRIM([.E654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Local adosado parroquia</text:p>
          </table:table-cell>
          <table:table-cell office:value-type="string" calcext:value-type="string">
            <text:p>Lana</text:p>
          </table:table-cell>
          <table:table-cell office:value-type="string" calcext:value-type="string">
            <text:p>Ulibarri </text:p>
          </table:table-cell>
          <table:table-cell office:value-type="string" calcext:value-type="string">
            <text:p>23/06/2005</text:p>
          </table:table-cell>
          <table:table-cell table:formula="of:=RIGHT(TRIM([.E655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Andres</text:p>
          </table:table-cell>
          <table:table-cell office:value-type="string" calcext:value-type="string">
            <text:p>Lana</text:p>
          </table:table-cell>
          <table:table-cell office:value-type="string" calcext:value-type="string">
            <text:p>Viloria </text:p>
          </table:table-cell>
          <table:table-cell office:value-type="string" calcext:value-type="string">
            <text:p>23/06/2005</text:p>
          </table:table-cell>
          <table:table-cell table:formula="of:=RIGHT(TRIM([.E656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iguel</text:p>
          </table:table-cell>
          <table:table-cell office:value-type="string" calcext:value-type="string">
            <text:p>Lodosa </text:p>
          </table:table-cell>
          <table:table-cell/>
          <table:table-cell office:value-type="string" calcext:value-type="string">
            <text:p>23/06/2005</text:p>
          </table:table-cell>
          <table:table-cell table:formula="of:=RIGHT(TRIM([.E657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iguel</text:p>
          </table:table-cell>
          <table:table-cell office:value-type="string" calcext:value-type="string">
            <text:p>Lodosa </text:p>
          </table:table-cell>
          <table:table-cell/>
          <table:table-cell office:value-type="string" calcext:value-type="string">
            <text:p>23/06/2005</text:p>
          </table:table-cell>
          <table:table-cell table:formula="of:=RIGHT(TRIM([.E658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Los Arcos </text:p>
          </table:table-cell>
          <table:table-cell/>
          <table:table-cell office:value-type="string" calcext:value-type="string">
            <text:p>23/06/2005</text:p>
          </table:table-cell>
          <table:table-cell table:formula="of:=RIGHT(TRIM([.E659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an Sebastian</text:p>
          </table:table-cell>
          <table:table-cell office:value-type="string" calcext:value-type="string">
            <text:p>Los Arcos </text:p>
          </table:table-cell>
          <table:table-cell/>
          <table:table-cell office:value-type="string" calcext:value-type="string">
            <text:p>23/06/2005</text:p>
          </table:table-cell>
          <table:table-cell table:formula="of:=RIGHT(TRIM([.E660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an Blas</text:p>
          </table:table-cell>
          <table:table-cell office:value-type="string" calcext:value-type="string">
            <text:p>Los Arcos </text:p>
          </table:table-cell>
          <table:table-cell/>
          <table:table-cell office:value-type="string" calcext:value-type="string">
            <text:p>23/06/2005</text:p>
          </table:table-cell>
          <table:table-cell table:formula="of:=RIGHT(TRIM([.E661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anto Cristo</text:p>
          </table:table-cell>
          <table:table-cell office:value-type="string" calcext:value-type="string">
            <text:p>Marañon </text:p>
          </table:table-cell>
          <table:table-cell/>
          <table:table-cell office:value-type="string" calcext:value-type="string">
            <text:p>23/06/2005</text:p>
          </table:table-cell>
          <table:table-cell table:formula="of:=RIGHT(TRIM([.E662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Mendavia</text:p>
          </table:table-cell>
          <table:table-cell office:value-type="string" calcext:value-type="string">
            <text:p>Ubago </text:p>
          </table:table-cell>
          <table:table-cell office:value-type="string" calcext:value-type="string">
            <text:p>23/06/2005</text:p>
          </table:table-cell>
          <table:table-cell table:formula="of:=RIGHT(TRIM([.E663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Juan</text:p>
          </table:table-cell>
          <table:table-cell office:value-type="string" calcext:value-type="string">
            <text:p>Mendaza</text:p>
          </table:table-cell>
          <table:table-cell office:value-type="string" calcext:value-type="string">
            <text:p>Asarta </text:p>
          </table:table-cell>
          <table:table-cell office:value-type="string" calcext:value-type="string">
            <text:p>23/06/2005</text:p>
          </table:table-cell>
          <table:table-cell table:formula="of:=RIGHT(TRIM([.E664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Mendaza</text:p>
          </table:table-cell>
          <table:table-cell office:value-type="string" calcext:value-type="string">
            <text:p>Acedo – Ubago </text:p>
          </table:table-cell>
          <table:table-cell office:value-type="string" calcext:value-type="string">
            <text:p>23/06/2005</text:p>
          </table:table-cell>
          <table:table-cell table:formula="of:=RIGHT(TRIM([.E665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Román</text:p>
          </table:table-cell>
          <table:table-cell office:value-type="string" calcext:value-type="string">
            <text:p>Mirafuentes </text:p>
          </table:table-cell>
          <table:table-cell/>
          <table:table-cell office:value-type="string" calcext:value-type="string">
            <text:p>23/06/2005</text:p>
          </table:table-cell>
          <table:table-cell table:formula="of:=RIGHT(TRIM([.E666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Esteban</text:p>
          </table:table-cell>
          <table:table-cell office:value-type="string" calcext:value-type="string">
            <text:p>Murieta </text:p>
          </table:table-cell>
          <table:table-cell/>
          <table:table-cell office:value-type="string" calcext:value-type="string">
            <text:p>23/06/2005</text:p>
          </table:table-cell>
          <table:table-cell table:formula="of:=RIGHT(TRIM([.E667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Pedro</text:p>
          </table:table-cell>
          <table:table-cell office:value-type="string" calcext:value-type="string">
            <text:p>Nazar </text:p>
          </table:table-cell>
          <table:table-cell/>
          <table:table-cell office:value-type="string" calcext:value-type="string">
            <text:p>23/06/2005</text:p>
          </table:table-cell>
          <table:table-cell table:formula="of:=RIGHT(TRIM([.E668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illan</text:p>
          </table:table-cell>
          <table:table-cell office:value-type="string" calcext:value-type="string">
            <text:p>Oco </text:p>
          </table:table-cell>
          <table:table-cell/>
          <table:table-cell office:value-type="string" calcext:value-type="string">
            <text:p>23/06/2005</text:p>
          </table:table-cell>
          <table:table-cell table:formula="of:=RIGHT(TRIM([.E669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iago</text:p>
          </table:table-cell>
          <table:table-cell office:value-type="string" calcext:value-type="string">
            <text:p>Olejua </text:p>
          </table:table-cell>
          <table:table-cell/>
          <table:table-cell office:value-type="string" calcext:value-type="string">
            <text:p>23/06/2005</text:p>
          </table:table-cell>
          <table:table-cell table:formula="of:=RIGHT(TRIM([.E670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María</text:p>
          </table:table-cell>
          <table:table-cell office:value-type="string" calcext:value-type="string">
            <text:p>Viana </text:p>
          </table:table-cell>
          <table:table-cell/>
          <table:table-cell office:value-type="string" calcext:value-type="string">
            <text:p>23/06/2005</text:p>
          </table:table-cell>
          <table:table-cell table:formula="of:=RIGHT(TRIM([.E671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María</text:p>
          </table:table-cell>
          <table:table-cell office:value-type="string" calcext:value-type="string">
            <text:p>Zúñiga </text:p>
          </table:table-cell>
          <table:table-cell/>
          <table:table-cell office:value-type="string" calcext:value-type="string">
            <text:p>23/06/2005</text:p>
          </table:table-cell>
          <table:table-cell table:formula="of:=RIGHT(TRIM([.E672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Virgen de Arquijas</text:p>
          </table:table-cell>
          <table:table-cell office:value-type="string" calcext:value-type="string">
            <text:p>Zúñiga </text:p>
          </table:table-cell>
          <table:table-cell/>
          <table:table-cell office:value-type="string" calcext:value-type="string">
            <text:p>23/06/2005</text:p>
          </table:table-cell>
          <table:table-cell table:formula="of:=RIGHT(TRIM([.E673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anto Cristo</text:p>
          </table:table-cell>
          <table:table-cell office:value-type="string" calcext:value-type="string">
            <text:p>Zúñiga </text:p>
          </table:table-cell>
          <table:table-cell/>
          <table:table-cell office:value-type="string" calcext:value-type="string">
            <text:p>23/06/2005</text:p>
          </table:table-cell>
          <table:table-cell table:formula="of:=RIGHT(TRIM([.E674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Virgen de Beatasis</text:p>
          </table:table-cell>
          <table:table-cell office:value-type="string" calcext:value-type="string">
            <text:p>Zúñiga </text:p>
          </table:table-cell>
          <table:table-cell/>
          <table:table-cell office:value-type="string" calcext:value-type="string">
            <text:p>23/06/2005</text:p>
          </table:table-cell>
          <table:table-cell table:formula="of:=RIGHT(TRIM([.E675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Juan Bautista</text:p>
          </table:table-cell>
          <table:table-cell office:value-type="string" calcext:value-type="string">
            <text:p>Saldías </text:p>
          </table:table-cell>
          <table:table-cell/>
          <table:table-cell office:value-type="string" calcext:value-type="string">
            <text:p>23/06/2201</text:p>
          </table:table-cell>
          <table:table-cell table:formula="of:=RIGHT(TRIM([.E676]);4)" office:value-type="string" office:string-value="2201" calcext:value-type="string">
            <text:p>220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Vivienda nº2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Etxabarri </text:p>
          </table:table-cell>
          <table:table-cell office:value-type="string" calcext:value-type="string">
            <text:p>23/10/2003</text:p>
          </table:table-cell>
          <table:table-cell table:formula="of:=RIGHT(TRIM([.E677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Vivienda nº1 duplex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Etxabarri </text:p>
          </table:table-cell>
          <table:table-cell office:value-type="string" calcext:value-type="string">
            <text:p>23/10/2003</text:p>
          </table:table-cell>
          <table:table-cell table:formula="of:=RIGHT(TRIM([.E678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Etxabarri </text:p>
          </table:table-cell>
          <table:table-cell office:value-type="string" calcext:value-type="string">
            <text:p>23/10/2003</text:p>
          </table:table-cell>
          <table:table-cell table:formula="of:=RIGHT(TRIM([.E679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Cuarto Trastero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Etxabarri </text:p>
          </table:table-cell>
          <table:table-cell office:value-type="string" calcext:value-type="string">
            <text:p>23/10/2003</text:p>
          </table:table-cell>
          <table:table-cell table:formula="of:=RIGHT(TRIM([.E680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Cuarto Trastero nº1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Etxabarri </text:p>
          </table:table-cell>
          <table:table-cell office:value-type="string" calcext:value-type="string">
            <text:p>23/10/2003</text:p>
          </table:table-cell>
          <table:table-cell table:formula="of:=RIGHT(TRIM([.E681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Despacho Parroquial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Etxabarri </text:p>
          </table:table-cell>
          <table:table-cell office:value-type="string" calcext:value-type="string">
            <text:p>23/10/2003</text:p>
          </table:table-cell>
          <table:table-cell table:formula="of:=RIGHT(TRIM([.E682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Despacho Parroquial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Etxabarri </text:p>
          </table:table-cell>
          <table:table-cell office:value-type="string" calcext:value-type="string">
            <text:p>23/10/2003</text:p>
          </table:table-cell>
          <table:table-cell table:formula="of:=RIGHT(TRIM([.E683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Cuarto trastero nº1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Etxabarri </text:p>
          </table:table-cell>
          <table:table-cell office:value-type="string" calcext:value-type="string">
            <text:p>23/10/2003</text:p>
          </table:table-cell>
          <table:table-cell table:formula="of:=RIGHT(TRIM([.E684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Cuarto Trastero nº2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Etxabarri </text:p>
          </table:table-cell>
          <table:table-cell office:value-type="string" calcext:value-type="string">
            <text:p>23/10/2003</text:p>
          </table:table-cell>
          <table:table-cell table:formula="of:=RIGHT(TRIM([.E685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Vivienda y despacho parroquial sin nº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Etxabarri </text:p>
          </table:table-cell>
          <table:table-cell office:value-type="string" calcext:value-type="string">
            <text:p>23/10/2003</text:p>
          </table:table-cell>
          <table:table-cell table:formula="of:=RIGHT(TRIM([.E686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Vivienda nº dos Planta Primera sin nº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Etxabarri </text:p>
          </table:table-cell>
          <table:table-cell office:value-type="string" calcext:value-type="string">
            <text:p>23/10/2003</text:p>
          </table:table-cell>
          <table:table-cell table:formula="of:=RIGHT(TRIM([.E687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Ntra. Sra. De Legarda</text:p>
          </table:table-cell>
          <table:table-cell office:value-type="string" calcext:value-type="string">
            <text:p>Mendavia </text:p>
          </table:table-cell>
          <table:table-cell/>
          <table:table-cell office:value-type="string" calcext:value-type="string">
            <text:p>23/11/2000</text:p>
          </table:table-cell>
          <table:table-cell table:formula="of:=RIGHT(TRIM([.E688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El Calvario</text:p>
          </table:table-cell>
          <table:table-cell office:value-type="string" calcext:value-type="string">
            <text:p>Mendavia </text:p>
          </table:table-cell>
          <table:table-cell/>
          <table:table-cell office:value-type="string" calcext:value-type="string">
            <text:p>23/11/2000</text:p>
          </table:table-cell>
          <table:table-cell table:formula="of:=RIGHT(TRIM([.E689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Ntra Sra de la Asunción</text:p>
          </table:table-cell>
          <table:table-cell office:value-type="string" calcext:value-type="string">
            <text:p>Barasoain </text:p>
          </table:table-cell>
          <table:table-cell/>
          <table:table-cell office:value-type="string" calcext:value-type="string">
            <text:p>23/12/2005</text:p>
          </table:table-cell>
          <table:table-cell table:formula="of:=RIGHT(TRIM([.E690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Ermita San Juan</text:p>
          </table:table-cell>
          <table:table-cell office:value-type="string" calcext:value-type="string">
            <text:p>Barasoain </text:p>
          </table:table-cell>
          <table:table-cell/>
          <table:table-cell office:value-type="string" calcext:value-type="string">
            <text:p>23/12/2005</text:p>
          </table:table-cell>
          <table:table-cell table:formula="of:=RIGHT(TRIM([.E691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Millan</text:p>
          </table:table-cell>
          <table:table-cell office:value-type="string" calcext:value-type="string">
            <text:p>Beire </text:p>
          </table:table-cell>
          <table:table-cell/>
          <table:table-cell office:value-type="string" calcext:value-type="string">
            <text:p>23/12/2005</text:p>
          </table:table-cell>
          <table:table-cell table:formula="of:=RIGHT(TRIM([.E692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Berbinzana </text:p>
          </table:table-cell>
          <table:table-cell/>
          <table:table-cell office:value-type="string" calcext:value-type="string">
            <text:p>23/12/2005</text:p>
          </table:table-cell>
          <table:table-cell table:formula="of:=RIGHT(TRIM([.E693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ta Fe</text:p>
          </table:table-cell>
          <table:table-cell office:value-type="string" calcext:value-type="string">
            <text:p>Caparroso </text:p>
          </table:table-cell>
          <table:table-cell/>
          <table:table-cell office:value-type="string" calcext:value-type="string">
            <text:p>23/12/2005</text:p>
          </table:table-cell>
          <table:table-cell table:formula="of:=RIGHT(TRIM([.E694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Corrales c/ Santa Fé 3A y 3B</text:p>
          </table:table-cell>
          <table:table-cell office:value-type="string" calcext:value-type="string">
            <text:p>Caparroso </text:p>
          </table:table-cell>
          <table:table-cell/>
          <table:table-cell office:value-type="string" calcext:value-type="string">
            <text:p>23/12/2005</text:p>
          </table:table-cell>
          <table:table-cell table:formula="of:=RIGHT(TRIM([.E695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Capilla barrio de la estación</text:p>
          </table:table-cell>
          <table:table-cell office:value-type="string" calcext:value-type="string">
            <text:p>Caparroso </text:p>
          </table:table-cell>
          <table:table-cell/>
          <table:table-cell office:value-type="string" calcext:value-type="string">
            <text:p>23/12/2005</text:p>
          </table:table-cell>
          <table:table-cell table:formula="of:=RIGHT(TRIM([.E696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ta. Maria</text:p>
          </table:table-cell>
          <table:table-cell office:value-type="string" calcext:value-type="string">
            <text:p>Falces </text:p>
          </table:table-cell>
          <table:table-cell/>
          <table:table-cell office:value-type="string" calcext:value-type="string">
            <text:p>23/12/2005</text:p>
          </table:table-cell>
          <table:table-cell table:formula="of:=RIGHT(TRIM([.E697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Ermita de El Salvador</text:p>
          </table:table-cell>
          <table:table-cell office:value-type="string" calcext:value-type="string">
            <text:p>Falces </text:p>
          </table:table-cell>
          <table:table-cell/>
          <table:table-cell office:value-type="string" calcext:value-type="string">
            <text:p>23/12/2005</text:p>
          </table:table-cell>
          <table:table-cell table:formula="of:=RIGHT(TRIM([.E698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antiago Apostol</text:p>
          </table:table-cell>
          <table:table-cell office:value-type="string" calcext:value-type="string">
            <text:p>Funes </text:p>
          </table:table-cell>
          <table:table-cell/>
          <table:table-cell office:value-type="string" calcext:value-type="string">
            <text:p>23/12/2005</text:p>
          </table:table-cell>
          <table:table-cell table:formula="of:=RIGHT(TRIM([.E699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Garinoain </text:p>
          </table:table-cell>
          <table:table-cell/>
          <table:table-cell office:value-type="string" calcext:value-type="string">
            <text:p>23/12/2005</text:p>
          </table:table-cell>
          <table:table-cell table:formula="of:=RIGHT(TRIM([.E700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2.</text:p>
          </table:table-cell>
          <table:table-cell office:value-type="string" calcext:value-type="string">
            <text:p>Vivienda duplex letra B Plaza los Fueros 28-29</text:p>
          </table:table-cell>
          <table:table-cell office:value-type="string" calcext:value-type="string">
            <text:p>Estella </text:p>
          </table:table-cell>
          <table:table-cell/>
          <table:table-cell office:value-type="string" calcext:value-type="string">
            <text:p>24/01/2004</text:p>
          </table:table-cell>
          <table:table-cell table:formula="of:=RIGHT(TRIM([.E701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2.</text:p>
          </table:table-cell>
          <table:table-cell office:value-type="string" calcext:value-type="string">
            <text:p>Casa Parroquial San Juan Bautista</text:p>
          </table:table-cell>
          <table:table-cell office:value-type="string" calcext:value-type="string">
            <text:p>Estella </text:p>
          </table:table-cell>
          <table:table-cell/>
          <table:table-cell office:value-type="string" calcext:value-type="string">
            <text:p>24/01/2005</text:p>
          </table:table-cell>
          <table:table-cell table:formula="of:=RIGHT(TRIM([.E702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Guesalaz</text:p>
          </table:table-cell>
          <table:table-cell office:value-type="string" calcext:value-type="string">
            <text:p>Estenoz </text:p>
          </table:table-cell>
          <table:table-cell office:value-type="string" calcext:value-type="string">
            <text:p>24/04/2004</text:p>
          </table:table-cell>
          <table:table-cell table:formula="of:=RIGHT(TRIM([.E703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Aibar </text:p>
          </table:table-cell>
          <table:table-cell/>
          <table:table-cell office:value-type="string" calcext:value-type="string">
            <text:p>24/10/2003</text:p>
          </table:table-cell>
          <table:table-cell table:formula="of:=RIGHT(TRIM([.E704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Bartolomé</text:p>
          </table:table-cell>
          <table:table-cell office:value-type="string" calcext:value-type="string">
            <text:p>Guesalaz </text:p>
          </table:table-cell>
          <table:table-cell/>
          <table:table-cell office:value-type="string" calcext:value-type="string">
            <text:p>24/12/2004</text:p>
          </table:table-cell>
          <table:table-cell table:formula="of:=RIGHT(TRIM([.E705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Guesalaz </text:p>
          </table:table-cell>
          <table:table-cell office:value-type="string" calcext:value-type="string">
            <text:p>Arguiñano </text:p>
          </table:table-cell>
          <table:table-cell office:value-type="string" calcext:value-type="string">
            <text:p>24/12/2004</text:p>
          </table:table-cell>
          <table:table-cell table:formula="of:=RIGHT(TRIM([.E706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Román</text:p>
          </table:table-cell>
          <table:table-cell office:value-type="string" calcext:value-type="string">
            <text:p>Guesalaz </text:p>
          </table:table-cell>
          <table:table-cell office:value-type="string" calcext:value-type="string">
            <text:p>Arzoz </text:p>
          </table:table-cell>
          <table:table-cell office:value-type="string" calcext:value-type="string">
            <text:p>24/12/2004</text:p>
          </table:table-cell>
          <table:table-cell table:formula="of:=RIGHT(TRIM([.E707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Guesalaz </text:p>
          </table:table-cell>
          <table:table-cell office:value-type="string" calcext:value-type="string">
            <text:p>Garisoain </text:p>
          </table:table-cell>
          <table:table-cell office:value-type="string" calcext:value-type="string">
            <text:p>24/12/2004</text:p>
          </table:table-cell>
          <table:table-cell table:formula="of:=RIGHT(TRIM([.E708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Román</text:p>
          </table:table-cell>
          <table:table-cell office:value-type="string" calcext:value-type="string">
            <text:p>Guesalaz </text:p>
          </table:table-cell>
          <table:table-cell office:value-type="string" calcext:value-type="string">
            <text:p>Irujo </text:p>
          </table:table-cell>
          <table:table-cell office:value-type="string" calcext:value-type="string">
            <text:p>24/12/2004</text:p>
          </table:table-cell>
          <table:table-cell table:formula="of:=RIGHT(TRIM([.E709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Guesalaz </text:p>
          </table:table-cell>
          <table:table-cell office:value-type="string" calcext:value-type="string">
            <text:p>Irurra </text:p>
          </table:table-cell>
          <table:table-cell office:value-type="string" calcext:value-type="string">
            <text:p>24/12/2004</text:p>
          </table:table-cell>
          <table:table-cell table:formula="of:=RIGHT(TRIM([.E710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Tierra de labor en la muga de Leranoz</text:p>
          </table:table-cell>
          <table:table-cell office:value-type="string" calcext:value-type="string">
            <text:p>Guesalaz </text:p>
          </table:table-cell>
          <table:table-cell office:value-type="string" calcext:value-type="string">
            <text:p>Irurra </text:p>
          </table:table-cell>
          <table:table-cell office:value-type="string" calcext:value-type="string">
            <text:p>24/12/2004</text:p>
          </table:table-cell>
          <table:table-cell table:formula="of:=RIGHT(TRIM([.E711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Millán</text:p>
          </table:table-cell>
          <table:table-cell office:value-type="string" calcext:value-type="string">
            <text:p>Guesalaz </text:p>
          </table:table-cell>
          <table:table-cell office:value-type="string" calcext:value-type="string">
            <text:p>Iturgaiz</text:p>
          </table:table-cell>
          <table:table-cell office:value-type="string" calcext:value-type="string">
            <text:p>24/12/2004</text:p>
          </table:table-cell>
          <table:table-cell table:formula="of:=RIGHT(TRIM([.E712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Andrés</text:p>
          </table:table-cell>
          <table:table-cell office:value-type="string" calcext:value-type="string">
            <text:p>Guesalaz </text:p>
          </table:table-cell>
          <table:table-cell office:value-type="string" calcext:value-type="string">
            <text:p>Izurzu </text:p>
          </table:table-cell>
          <table:table-cell office:value-type="string" calcext:value-type="string">
            <text:p>24/12/2004</text:p>
          </table:table-cell>
          <table:table-cell table:formula="of:=RIGHT(TRIM([.E713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Pedro</text:p>
          </table:table-cell>
          <table:table-cell office:value-type="string" calcext:value-type="string">
            <text:p>Guesalaz </text:p>
          </table:table-cell>
          <table:table-cell office:value-type="string" calcext:value-type="string">
            <text:p>Lerate </text:p>
          </table:table-cell>
          <table:table-cell office:value-type="string" calcext:value-type="string">
            <text:p>24/12/2004</text:p>
          </table:table-cell>
          <table:table-cell table:formula="of:=RIGHT(TRIM([.E714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Eulalia</text:p>
          </table:table-cell>
          <table:table-cell office:value-type="string" calcext:value-type="string">
            <text:p>Guesalaz </text:p>
          </table:table-cell>
          <table:table-cell office:value-type="string" calcext:value-type="string">
            <text:p>Muez </text:p>
          </table:table-cell>
          <table:table-cell office:value-type="string" calcext:value-type="string">
            <text:p>24/12/2004</text:p>
          </table:table-cell>
          <table:table-cell table:formula="of:=RIGHT(TRIM([.E715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Solar, calle Carretera</text:p>
          </table:table-cell>
          <table:table-cell office:value-type="string" calcext:value-type="string">
            <text:p>Guesalaz </text:p>
          </table:table-cell>
          <table:table-cell office:value-type="string" calcext:value-type="string">
            <text:p>Muez </text:p>
          </table:table-cell>
          <table:table-cell office:value-type="string" calcext:value-type="string">
            <text:p>24/12/2004</text:p>
          </table:table-cell>
          <table:table-cell table:formula="of:=RIGHT(TRIM([.E716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ta. Catalina</text:p>
          </table:table-cell>
          <table:table-cell office:value-type="string" calcext:value-type="string">
            <text:p>Guesalaz </text:p>
          </table:table-cell>
          <table:table-cell office:value-type="string" calcext:value-type="string">
            <text:p>Muniain </text:p>
          </table:table-cell>
          <table:table-cell office:value-type="string" calcext:value-type="string">
            <text:p>24/12/2004</text:p>
          </table:table-cell>
          <table:table-cell table:formula="of:=RIGHT(TRIM([.E717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ta. Magdalena</text:p>
          </table:table-cell>
          <table:table-cell office:value-type="string" calcext:value-type="string">
            <text:p>Guesalaz </text:p>
          </table:table-cell>
          <table:table-cell office:value-type="string" calcext:value-type="string">
            <text:p>Muzqui </text:p>
          </table:table-cell>
          <table:table-cell office:value-type="string" calcext:value-type="string">
            <text:p>24/12/2004</text:p>
          </table:table-cell>
          <table:table-cell table:formula="of:=RIGHT(TRIM([.E718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ta. Catalina</text:p>
          </table:table-cell>
          <table:table-cell office:value-type="string" calcext:value-type="string">
            <text:p>Guesalaz </text:p>
          </table:table-cell>
          <table:table-cell office:value-type="string" calcext:value-type="string">
            <text:p>Vidaurre </text:p>
          </table:table-cell>
          <table:table-cell office:value-type="string" calcext:value-type="string">
            <text:p>24/12/2004</text:p>
          </table:table-cell>
          <table:table-cell table:formula="of:=RIGHT(TRIM([.E719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Guirguillano</text:p>
          </table:table-cell>
          <table:table-cell office:value-type="string" calcext:value-type="string">
            <text:p>Arguiñariz </text:p>
          </table:table-cell>
          <table:table-cell office:value-type="string" calcext:value-type="string">
            <text:p>24/12/2004</text:p>
          </table:table-cell>
          <table:table-cell table:formula="of:=RIGHT(TRIM([.E720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Salinas de Oro </text:p>
          </table:table-cell>
          <table:table-cell/>
          <table:table-cell office:value-type="string" calcext:value-type="string">
            <text:p>24/12/2004</text:p>
          </table:table-cell>
          <table:table-cell table:formula="of:=RIGHT(TRIM([.E721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Cosme y S. Damian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Arandigoyen </text:p>
          </table:table-cell>
          <table:table-cell office:value-type="string" calcext:value-type="string">
            <text:p>24/12/2004</text:p>
          </table:table-cell>
          <table:table-cell table:formula="of:=RIGHT(TRIM([.E722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Azcona </text:p>
          </table:table-cell>
          <table:table-cell office:value-type="string" calcext:value-type="string">
            <text:p>24/12/2004</text:p>
          </table:table-cell>
          <table:table-cell table:formula="of:=RIGHT(TRIM([.E723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Salvador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Lorca </text:p>
          </table:table-cell>
          <table:table-cell office:value-type="string" calcext:value-type="string">
            <text:p>24/12/2004</text:p>
          </table:table-cell>
          <table:table-cell table:formula="of:=RIGHT(TRIM([.E724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Murillo </text:p>
          </table:table-cell>
          <table:table-cell office:value-type="string" calcext:value-type="string">
            <text:p>24/12/2004</text:p>
          </table:table-cell>
          <table:table-cell table:formula="of:=RIGHT(TRIM([.E725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Riezu </text:p>
          </table:table-cell>
          <table:table-cell office:value-type="string" calcext:value-type="string">
            <text:p>24/12/2004</text:p>
          </table:table-cell>
          <table:table-cell table:formula="of:=RIGHT(TRIM([.E726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Ugar </text:p>
          </table:table-cell>
          <table:table-cell office:value-type="string" calcext:value-type="string">
            <text:p>24/12/2004</text:p>
          </table:table-cell>
          <table:table-cell table:formula="of:=RIGHT(TRIM([.E727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24/12/2004</text:p>
          </table:table-cell>
          <table:table-cell table:formula="of:=RIGHT(TRIM([.E728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ta María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Zuriain </text:p>
          </table:table-cell>
          <table:table-cell office:value-type="string" calcext:value-type="string">
            <text:p>24/12/2004</text:p>
          </table:table-cell>
          <table:table-cell table:formula="of:=RIGHT(TRIM([.E729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Andres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Arizaleta </text:p>
          </table:table-cell>
          <table:table-cell office:value-type="string" calcext:value-type="string">
            <text:p>24/12/2004</text:p>
          </table:table-cell>
          <table:table-cell table:formula="of:=RIGHT(TRIM([.E730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Cristo de Burdindogui</text:p>
          </table:table-cell>
          <table:table-cell office:value-type="string" calcext:value-type="string">
            <text:p>Esteribar </text:p>
          </table:table-cell>
          <table:table-cell/>
          <table:table-cell office:value-type="string" calcext:value-type="string">
            <text:p>25/01/2000</text:p>
          </table:table-cell>
          <table:table-cell table:formula="of:=RIGHT(TRIM([.E731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Tirso y finca 4.250 m2</text:p>
          </table:table-cell>
          <table:table-cell office:value-type="string" calcext:value-type="string">
            <text:p>Esparza </text:p>
          </table:table-cell>
          <table:table-cell/>
          <table:table-cell office:value-type="string" calcext:value-type="string">
            <text:p>25/09/2000</text:p>
          </table:table-cell>
          <table:table-cell table:formula="of:=RIGHT(TRIM([.E732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Virgen de Los Milagros</text:p>
          </table:table-cell>
          <table:table-cell office:value-type="string" calcext:value-type="string">
            <text:p>Oroz Betelu </text:p>
          </table:table-cell>
          <table:table-cell/>
          <table:table-cell office:value-type="string" calcext:value-type="string">
            <text:p>25/09/2000</text:p>
          </table:table-cell>
          <table:table-cell table:formula="of:=RIGHT(TRIM([.E733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de San Juan</text:p>
          </table:table-cell>
          <table:table-cell office:value-type="string" calcext:value-type="string">
            <text:p>Armañanzas </text:p>
          </table:table-cell>
          <table:table-cell/>
          <table:table-cell office:value-type="string" calcext:value-type="string">
            <text:p>25/11/2000</text:p>
          </table:table-cell>
          <table:table-cell table:formula="of:=RIGHT(TRIM([.E734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Ntra. Sra de Loreto</text:p>
          </table:table-cell>
          <table:table-cell office:value-type="string" calcext:value-type="string">
            <text:p>Nazar </text:p>
          </table:table-cell>
          <table:table-cell/>
          <table:table-cell office:value-type="string" calcext:value-type="string">
            <text:p>25/11/2000</text:p>
          </table:table-cell>
          <table:table-cell table:formula="of:=RIGHT(TRIM([.E735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Gallipienzo </text:p>
          </table:table-cell>
          <table:table-cell/>
          <table:table-cell office:value-type="string" calcext:value-type="string">
            <text:p>25/11/2003</text:p>
          </table:table-cell>
          <table:table-cell table:formula="of:=RIGHT(TRIM([.E736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ta. Barbara</text:p>
          </table:table-cell>
          <table:table-cell office:value-type="string" calcext:value-type="string">
            <text:p>Eslava </text:p>
          </table:table-cell>
          <table:table-cell/>
          <table:table-cell office:value-type="string" calcext:value-type="string">
            <text:p>26/01/2000</text:p>
          </table:table-cell>
          <table:table-cell table:formula="of:=RIGHT(TRIM([.E737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Salvador en Barrelengu</text:p>
          </table:table-cell>
          <table:table-cell office:value-type="string" calcext:value-type="string">
            <text:p>Gallipienzo </text:p>
          </table:table-cell>
          <table:table-cell/>
          <table:table-cell office:value-type="string" calcext:value-type="string">
            <text:p>26/01/2000</text:p>
          </table:table-cell>
          <table:table-cell table:formula="of:=RIGHT(TRIM([.E738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Antonio</text:p>
          </table:table-cell>
          <table:table-cell office:value-type="string" calcext:value-type="string">
            <text:p>Lizoain</text:p>
          </table:table-cell>
          <table:table-cell office:value-type="string" calcext:value-type="string">
            <text:p>Aguinaga </text:p>
          </table:table-cell>
          <table:table-cell office:value-type="string" calcext:value-type="string">
            <text:p>26/01/2000</text:p>
          </table:table-cell>
          <table:table-cell table:formula="of:=RIGHT(TRIM([.E739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Arrako</text:p>
          </table:table-cell>
          <table:table-cell office:value-type="string" calcext:value-type="string">
            <text:p>Roncal</text:p>
          </table:table-cell>
          <table:table-cell office:value-type="string" calcext:value-type="string">
            <text:p>Isaba </text:p>
          </table:table-cell>
          <table:table-cell office:value-type="string" calcext:value-type="string">
            <text:p>26/01/2000</text:p>
          </table:table-cell>
          <table:table-cell table:formula="of:=RIGHT(TRIM([.E740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Idoia</text:p>
          </table:table-cell>
          <table:table-cell office:value-type="string" calcext:value-type="string">
            <text:p>Roncal</text:p>
          </table:table-cell>
          <table:table-cell office:value-type="string" calcext:value-type="string">
            <text:p>Isaba </text:p>
          </table:table-cell>
          <table:table-cell office:value-type="string" calcext:value-type="string">
            <text:p>26/01/2000</text:p>
          </table:table-cell>
          <table:table-cell table:formula="of:=RIGHT(TRIM([.E741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Virgen Del Castillo</text:p>
          </table:table-cell>
          <table:table-cell office:value-type="string" calcext:value-type="string">
            <text:p>Roncal</text:p>
          </table:table-cell>
          <table:table-cell office:value-type="string" calcext:value-type="string">
            <text:p>Roncal </text:p>
          </table:table-cell>
          <table:table-cell office:value-type="string" calcext:value-type="string">
            <text:p>26/01/2000</text:p>
          </table:table-cell>
          <table:table-cell table:formula="of:=RIGHT(TRIM([.E742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Miguel</text:p>
          </table:table-cell>
          <table:table-cell office:value-type="string" calcext:value-type="string">
            <text:p>Sada </text:p>
          </table:table-cell>
          <table:table-cell/>
          <table:table-cell office:value-type="string" calcext:value-type="string">
            <text:p>26/01/2000</text:p>
          </table:table-cell>
          <table:table-cell table:formula="of:=RIGHT(TRIM([.E743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ta. Lucia</text:p>
          </table:table-cell>
          <table:table-cell office:value-type="string" calcext:value-type="string">
            <text:p>Sada </text:p>
          </table:table-cell>
          <table:table-cell/>
          <table:table-cell office:value-type="string" calcext:value-type="string">
            <text:p>26/01/2000</text:p>
          </table:table-cell>
          <table:table-cell table:formula="of:=RIGHT(TRIM([.E744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ta. Eulalia</text:p>
          </table:table-cell>
          <table:table-cell office:value-type="string" calcext:value-type="string">
            <text:p>Romanzado</text:p>
          </table:table-cell>
          <table:table-cell office:value-type="string" calcext:value-type="string">
            <text:p><text:s/>Biguezal </text:p>
          </table:table-cell>
          <table:table-cell office:value-type="string" calcext:value-type="string">
            <text:p>26/03/2003</text:p>
          </table:table-cell>
          <table:table-cell table:formula="of:=RIGHT(TRIM([.E745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 Cristóbal</text:p>
          </table:table-cell>
          <table:table-cell office:value-type="string" calcext:value-type="string">
            <text:p>Aritzkun </text:p>
          </table:table-cell>
          <table:table-cell/>
          <table:table-cell office:value-type="string" calcext:value-type="string">
            <text:p>26/04/2000</text:p>
          </table:table-cell>
          <table:table-cell table:formula="of:=RIGHT(TRIM([.E746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 Fermín</text:p>
          </table:table-cell>
          <table:table-cell office:value-type="string" calcext:value-type="string">
            <text:p>Atzpilikueta</text:p>
          </table:table-cell>
          <table:table-cell/>
          <table:table-cell office:value-type="string" calcext:value-type="string">
            <text:p>26/04/2000</text:p>
          </table:table-cell>
          <table:table-cell table:formula="of:=RIGHT(TRIM([.E747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tiago</text:p>
          </table:table-cell>
          <table:table-cell office:value-type="string" calcext:value-type="string">
            <text:p>Atzpilikueta </text:p>
          </table:table-cell>
          <table:table-cell/>
          <table:table-cell office:value-type="string" calcext:value-type="string">
            <text:p>26/04/2000</text:p>
          </table:table-cell>
          <table:table-cell table:formula="of:=RIGHT(TRIM([.E748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 Marcos</text:p>
          </table:table-cell>
          <table:table-cell office:value-type="string" calcext:value-type="string">
            <text:p>Ciga </text:p>
          </table:table-cell>
          <table:table-cell/>
          <table:table-cell office:value-type="string" calcext:value-type="string">
            <text:p>26/04/2000</text:p>
          </table:table-cell>
          <table:table-cell table:formula="of:=RIGHT(TRIM([.E749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ta Bárbara</text:p>
          </table:table-cell>
          <table:table-cell office:value-type="string" calcext:value-type="string">
            <text:p>Elbetea </text:p>
          </table:table-cell>
          <table:table-cell/>
          <table:table-cell office:value-type="string" calcext:value-type="string">
            <text:p>26/04/2000</text:p>
          </table:table-cell>
          <table:table-cell table:formula="of:=RIGHT(TRIM([.E750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rmita Santa Engracia</text:p>
          </table:table-cell>
          <table:table-cell office:value-type="string" calcext:value-type="string">
            <text:p>Elizondo </text:p>
          </table:table-cell>
          <table:table-cell/>
          <table:table-cell office:value-type="string" calcext:value-type="string">
            <text:p>26/04/2000</text:p>
          </table:table-cell>
          <table:table-cell table:formula="of:=RIGHT(TRIM([.E751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 Pedro</text:p>
          </table:table-cell>
          <table:table-cell office:value-type="string" calcext:value-type="string">
            <text:p>Elizondo </text:p>
          </table:table-cell>
          <table:table-cell/>
          <table:table-cell office:value-type="string" calcext:value-type="string">
            <text:p>26/04/2000</text:p>
          </table:table-cell>
          <table:table-cell table:formula="of:=RIGHT(TRIM([.E752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Casa Parroquial</text:p>
          </table:table-cell>
          <table:table-cell office:value-type="string" calcext:value-type="string">
            <text:p>Arce</text:p>
          </table:table-cell>
          <table:table-cell office:value-type="string" calcext:value-type="string">
            <text:p>Nagore </text:p>
          </table:table-cell>
          <table:table-cell office:value-type="string" calcext:value-type="string">
            <text:p>26/06/2002</text:p>
          </table:table-cell>
          <table:table-cell table:formula="of:=RIGHT(TRIM([.E753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Marañon </text:p>
          </table:table-cell>
          <table:table-cell/>
          <table:table-cell office:value-type="string" calcext:value-type="string">
            <text:p>26/06/2005</text:p>
          </table:table-cell>
          <table:table-cell table:formula="of:=RIGHT(TRIM([.E754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an Juan Evangelista</text:p>
          </table:table-cell>
          <table:table-cell office:value-type="string" calcext:value-type="string">
            <text:p>Huarte </text:p>
          </table:table-cell>
          <table:table-cell/>
          <table:table-cell office:value-type="string" calcext:value-type="string">
            <text:p>26/09/2003</text:p>
          </table:table-cell>
          <table:table-cell table:formula="of:=RIGHT(TRIM([.E755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ta. Eufemia</text:p>
          </table:table-cell>
          <table:table-cell office:value-type="string" calcext:value-type="string">
            <text:p>Sada </text:p>
          </table:table-cell>
          <table:table-cell/>
          <table:table-cell office:value-type="string" calcext:value-type="string">
            <text:p>27/01/2000</text:p>
          </table:table-cell>
          <table:table-cell table:formula="of:=RIGHT(TRIM([.E756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Pedro</text:p>
          </table:table-cell>
          <table:table-cell office:value-type="string" calcext:value-type="string">
            <text:p>Jaurrieta </text:p>
          </table:table-cell>
          <table:table-cell/>
          <table:table-cell office:value-type="string" calcext:value-type="string">
            <text:p>27/06/2000</text:p>
          </table:table-cell>
          <table:table-cell table:formula="of:=RIGHT(TRIM([.E757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Bartolomé</text:p>
          </table:table-cell>
          <table:table-cell office:value-type="string" calcext:value-type="string">
            <text:p>Lumbier </text:p>
          </table:table-cell>
          <table:table-cell/>
          <table:table-cell office:value-type="string" calcext:value-type="string">
            <text:p>27/06/2000</text:p>
          </table:table-cell>
          <table:table-cell table:formula="of:=RIGHT(TRIM([.E758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La Trinidad</text:p>
          </table:table-cell>
          <table:table-cell office:value-type="string" calcext:value-type="string">
            <text:p>Lumbier </text:p>
          </table:table-cell>
          <table:table-cell/>
          <table:table-cell office:value-type="string" calcext:value-type="string">
            <text:p>27/06/2000</text:p>
          </table:table-cell>
          <table:table-cell table:formula="of:=RIGHT(TRIM([.E759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Pedro</text:p>
          </table:table-cell>
          <table:table-cell office:value-type="string" calcext:value-type="string">
            <text:p>Urroz </text:p>
          </table:table-cell>
          <table:table-cell/>
          <table:table-cell office:value-type="string" calcext:value-type="string">
            <text:p>27/06/2000</text:p>
          </table:table-cell>
          <table:table-cell table:formula="of:=RIGHT(TRIM([.E760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Ermita Ntra. Sñra del Perdón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Astrain </text:p>
          </table:table-cell>
          <table:table-cell office:value-type="string" calcext:value-type="string">
            <text:p>27/08/2001</text:p>
          </table:table-cell>
          <table:table-cell table:formula="of:=RIGHT(TRIM([.E761]);4)" office:value-type="string" office:string-value="2001" calcext:value-type="string">
            <text:p>200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anta María de las Viñas</text:p>
          </table:table-cell>
          <table:table-cell office:value-type="string" calcext:value-type="string">
            <text:p>Arroniz </text:p>
          </table:table-cell>
          <table:table-cell/>
          <table:table-cell office:value-type="string" calcext:value-type="string">
            <text:p>27/11/2000</text:p>
          </table:table-cell>
          <table:table-cell table:formula="of:=RIGHT(TRIM([.E762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anta Cecilia</text:p>
          </table:table-cell>
          <table:table-cell office:value-type="string" calcext:value-type="string">
            <text:p>Arroniz </text:p>
          </table:table-cell>
          <table:table-cell/>
          <table:table-cell office:value-type="string" calcext:value-type="string">
            <text:p>27/11/2000</text:p>
          </table:table-cell>
          <table:table-cell table:formula="of:=RIGHT(TRIM([.E763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an pedro</text:p>
          </table:table-cell>
          <table:table-cell office:value-type="string" calcext:value-type="string">
            <text:p>Arroniz </text:p>
          </table:table-cell>
          <table:table-cell/>
          <table:table-cell office:value-type="string" calcext:value-type="string">
            <text:p>27/11/2000</text:p>
          </table:table-cell>
          <table:table-cell table:formula="of:=RIGHT(TRIM([.E764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Ntra. Sra. De la Nieva</text:p>
          </table:table-cell>
          <table:table-cell office:value-type="string" calcext:value-type="string">
            <text:p>Dicastillo </text:p>
          </table:table-cell>
          <table:table-cell/>
          <table:table-cell office:value-type="string" calcext:value-type="string">
            <text:p>27/11/2000</text:p>
          </table:table-cell>
          <table:table-cell table:formula="of:=RIGHT(TRIM([.E765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El Calvario</text:p>
          </table:table-cell>
          <table:table-cell office:value-type="string" calcext:value-type="string">
            <text:p>Lodosa </text:p>
          </table:table-cell>
          <table:table-cell/>
          <table:table-cell office:value-type="string" calcext:value-type="string">
            <text:p>27/11/2000</text:p>
          </table:table-cell>
          <table:table-cell table:formula="of:=RIGHT(TRIM([.E766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de S. Adrián</text:p>
          </table:table-cell>
          <table:table-cell office:value-type="string" calcext:value-type="string">
            <text:p>Mirafuentes </text:p>
          </table:table-cell>
          <table:table-cell/>
          <table:table-cell office:value-type="string" calcext:value-type="string">
            <text:p>27/11/2000</text:p>
          </table:table-cell>
          <table:table-cell table:formula="of:=RIGHT(TRIM([.E767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Juan</text:p>
          </table:table-cell>
          <table:table-cell office:value-type="string" calcext:value-type="string">
            <text:p>Otxagabia </text:p>
          </table:table-cell>
          <table:table-cell/>
          <table:table-cell office:value-type="string" calcext:value-type="string">
            <text:p>28/02/2003</text:p>
          </table:table-cell>
          <table:table-cell table:formula="of:=RIGHT(TRIM([.E768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Intxusdoia 3.828 m2</text:p>
          </table:table-cell>
          <table:table-cell office:value-type="string" calcext:value-type="string">
            <text:p>Otxagabia </text:p>
          </table:table-cell>
          <table:table-cell/>
          <table:table-cell office:value-type="string" calcext:value-type="string">
            <text:p>28/02/2003</text:p>
          </table:table-cell>
          <table:table-cell table:formula="of:=RIGHT(TRIM([.E769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Iberroeta</text:p>
          </table:table-cell>
          <table:table-cell office:value-type="string" calcext:value-type="string">
            <text:p>Otxagabia </text:p>
          </table:table-cell>
          <table:table-cell/>
          <table:table-cell office:value-type="string" calcext:value-type="string">
            <text:p>28/02/2003</text:p>
          </table:table-cell>
          <table:table-cell table:formula="of:=RIGHT(TRIM([.E770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Artajona </text:p>
          </table:table-cell>
          <table:table-cell/>
          <table:table-cell office:value-type="string" calcext:value-type="string">
            <text:p>28/08/2006</text:p>
          </table:table-cell>
          <table:table-cell table:formula="of:=RIGHT(TRIM([.E771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Capilla calle Hospital</text:p>
          </table:table-cell>
          <table:table-cell office:value-type="string" calcext:value-type="string">
            <text:p>Artajona </text:p>
          </table:table-cell>
          <table:table-cell/>
          <table:table-cell office:value-type="string" calcext:value-type="string">
            <text:p>28/08/2006</text:p>
          </table:table-cell>
          <table:table-cell table:formula="of:=RIGHT(TRIM([.E772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Ntra. Sra de los Abades</text:p>
          </table:table-cell>
          <table:table-cell office:value-type="string" calcext:value-type="string">
            <text:p>Milagro </text:p>
          </table:table-cell>
          <table:table-cell/>
          <table:table-cell office:value-type="string" calcext:value-type="string">
            <text:p>28/08/2006</text:p>
          </table:table-cell>
          <table:table-cell table:formula="of:=RIGHT(TRIM([.E773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Ntra. Sra. De la Asunción</text:p>
          </table:table-cell>
          <table:table-cell office:value-type="string" calcext:value-type="string">
            <text:p>Oloriz </text:p>
          </table:table-cell>
          <table:table-cell/>
          <table:table-cell office:value-type="string" calcext:value-type="string">
            <text:p>28/08/2006</text:p>
          </table:table-cell>
          <table:table-cell table:formula="of:=RIGHT(TRIM([.E774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Bartolomé</text:p>
          </table:table-cell>
          <table:table-cell office:value-type="string" calcext:value-type="string">
            <text:p>Oloriz </text:p>
          </table:table-cell>
          <table:table-cell/>
          <table:table-cell office:value-type="string" calcext:value-type="string">
            <text:p>28/08/2006</text:p>
          </table:table-cell>
          <table:table-cell table:formula="of:=RIGHT(TRIM([.E775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San Martin de Unx </text:p>
          </table:table-cell>
          <table:table-cell/>
          <table:table-cell office:value-type="string" calcext:value-type="string">
            <text:p>28/08/2006</text:p>
          </table:table-cell>
          <table:table-cell table:formula="of:=RIGHT(TRIM([.E776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Casa Parroquial</text:p>
          </table:table-cell>
          <table:table-cell office:value-type="string" calcext:value-type="string">
            <text:p>Aranaratxe </text:p>
          </table:table-cell>
          <table:table-cell/>
          <table:table-cell office:value-type="string" calcext:value-type="string">
            <text:p>29/06/2002</text:p>
          </table:table-cell>
          <table:table-cell table:formula="of:=RIGHT(TRIM([.E777]);4)" office:value-type="string" office:string-value="2002" calcext:value-type="string">
            <text:p>200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Babil</text:p>
          </table:table-cell>
          <table:table-cell office:value-type="string" calcext:value-type="string">
            <text:p>Sangüesa </text:p>
          </table:table-cell>
          <table:table-cell/>
          <table:table-cell office:value-type="string" calcext:value-type="string">
            <text:p>29/08/2000</text:p>
          </table:table-cell>
          <table:table-cell table:formula="of:=RIGHT(TRIM([.E778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de La Nora</text:p>
          </table:table-cell>
          <table:table-cell office:value-type="string" calcext:value-type="string">
            <text:p>Sangüesa </text:p>
          </table:table-cell>
          <table:table-cell/>
          <table:table-cell office:value-type="string" calcext:value-type="string">
            <text:p>29/08/2000</text:p>
          </table:table-cell>
          <table:table-cell table:formula="of:=RIGHT(TRIM([.E779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del Socorro</text:p>
          </table:table-cell>
          <table:table-cell office:value-type="string" calcext:value-type="string">
            <text:p>Sangüesa </text:p>
          </table:table-cell>
          <table:table-cell/>
          <table:table-cell office:value-type="string" calcext:value-type="string">
            <text:p>29/08/2000</text:p>
          </table:table-cell>
          <table:table-cell table:formula="of:=RIGHT(TRIM([.E780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Virgen Del Camino</text:p>
          </table:table-cell>
          <table:table-cell office:value-type="string" calcext:value-type="string">
            <text:p>Sangüesa </text:p>
          </table:table-cell>
          <table:table-cell/>
          <table:table-cell office:value-type="string" calcext:value-type="string">
            <text:p>29/08/2000</text:p>
          </table:table-cell>
          <table:table-cell table:formula="of:=RIGHT(TRIM([.E781]);4)" office:value-type="string" office:string-value="2000" calcext:value-type="string">
            <text:p>20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Aranaz 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782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Arano 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783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Andrés</text:p>
          </table:table-cell>
          <table:table-cell office:value-type="string" calcext:value-type="string">
            <text:p>Azpilicueta 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784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 Francisco Javier</text:p>
          </table:table-cell>
          <table:table-cell office:value-type="string" calcext:value-type="string">
            <text:p>Azpilicueta 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785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Pedro</text:p>
          </table:table-cell>
          <table:table-cell office:value-type="string" calcext:value-type="string">
            <text:p>Beinza Labayen 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786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Arbolado en Lupegi</text:p>
          </table:table-cell>
          <table:table-cell office:value-type="string" calcext:value-type="string">
            <text:p>Berroeta 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787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Pedro</text:p>
          </table:table-cell>
          <table:table-cell office:value-type="string" calcext:value-type="string">
            <text:p>Domestebe 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788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Helechal “San Miguel ” 429m/2</text:p>
          </table:table-cell>
          <table:table-cell office:value-type="string" calcext:value-type="string">
            <text:p>Domestebe 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789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Helechal “San Miguel”991m/2</text:p>
          </table:table-cell>
          <table:table-cell office:value-type="string" calcext:value-type="string">
            <text:p>Domestebe 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790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Helechal “San Miguel” 8.180m/2</text:p>
          </table:table-cell>
          <table:table-cell office:value-type="string" calcext:value-type="string">
            <text:p>Domestebe 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791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Pedro</text:p>
          </table:table-cell>
          <table:table-cell office:value-type="string" calcext:value-type="string">
            <text:p>Elgorriaga 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792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tiago</text:p>
          </table:table-cell>
          <table:table-cell office:value-type="string" calcext:value-type="string">
            <text:p>Elizondo 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793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Finca en Erabeta</text:p>
          </table:table-cell>
          <table:table-cell office:value-type="string" calcext:value-type="string">
            <text:p>Elizondo 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794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Pedro</text:p>
          </table:table-cell>
          <table:table-cell office:value-type="string" calcext:value-type="string">
            <text:p>Errazu 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795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Finca en Eliza</text:p>
          </table:table-cell>
          <table:table-cell office:value-type="string" calcext:value-type="string">
            <text:p>Errazu 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796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ta María</text:p>
          </table:table-cell>
          <table:table-cell office:value-type="string" calcext:value-type="string">
            <text:p>Etxalar 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797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Goizueta 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798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Salvador</text:p>
          </table:table-cell>
          <table:table-cell office:value-type="string" calcext:value-type="string">
            <text:p>Irurita 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799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Ituren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800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Bartolomé</text:p>
          </table:table-cell>
          <table:table-cell office:value-type="string" calcext:value-type="string">
            <text:p>Lecaroz 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801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ta Catalina</text:p>
          </table:table-cell>
          <table:table-cell office:value-type="string" calcext:value-type="string">
            <text:p>Legasa 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802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Andrés</text:p>
          </table:table-cell>
          <table:table-cell office:value-type="string" calcext:value-type="string">
            <text:p>Narvarte 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803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oquia San Juan Bautista</text:p>
          </table:table-cell>
          <table:table-cell office:value-type="string" calcext:value-type="string">
            <text:p>Sumbilla 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804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Salvador</text:p>
          </table:table-cell>
          <table:table-cell office:value-type="string" calcext:value-type="string">
            <text:p>Urdax 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805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 Esteban</text:p>
          </table:table-cell>
          <table:table-cell office:value-type="string" calcext:value-type="string">
            <text:p>Urdax 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806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Esteban</text:p>
          </table:table-cell>
          <table:table-cell office:value-type="string" calcext:value-type="string">
            <text:p>Vera de Bidasoa 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807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 Martín </text:p>
          </table:table-cell>
          <table:table-cell office:value-type="string" calcext:value-type="string">
            <text:p>Vera de Bidasoa 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808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Ntra. Sñra de Las Mercedes</text:p>
          </table:table-cell>
          <table:table-cell office:value-type="string" calcext:value-type="string">
            <text:p>Vera de Bidasoa 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809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Miguel</text:p>
          </table:table-cell>
          <table:table-cell office:value-type="string" calcext:value-type="string">
            <text:p>Yanci 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810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ta Mª Asunta</text:p>
          </table:table-cell>
          <table:table-cell office:value-type="string" calcext:value-type="string">
            <text:p>Zubieta 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811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Zugarramurdi </text:p>
          </table:table-cell>
          <table:table-cell/>
          <table:table-cell office:value-type="string" calcext:value-type="string">
            <text:p>29/09/2004</text:p>
          </table:table-cell>
          <table:table-cell table:formula="of:=RIGHT(TRIM([.E812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Casa Parroquial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Undiano </text:p>
          </table:table-cell>
          <table:table-cell office:value-type="string" calcext:value-type="string">
            <text:p>30/01/1998</text:p>
          </table:table-cell>
          <table:table-cell table:formula="of:=RIGHT(TRIM([.E813]);4)" office:value-type="string" office:string-value="1998" calcext:value-type="string">
            <text:p>199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Casa parroquial Planta Baja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Undiano </text:p>
          </table:table-cell>
          <table:table-cell office:value-type="string" calcext:value-type="string">
            <text:p>30/01/1998</text:p>
          </table:table-cell>
          <table:table-cell table:formula="of:=RIGHT(TRIM([.E814]);4)" office:value-type="string" office:string-value="1998" calcext:value-type="string">
            <text:p>199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Casa Parroquial Planta Baja nº 3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Undiano </text:p>
          </table:table-cell>
          <table:table-cell office:value-type="string" calcext:value-type="string">
            <text:p>30/01/1998</text:p>
          </table:table-cell>
          <table:table-cell table:formula="of:=RIGHT(TRIM([.E815]);4)" office:value-type="string" office:string-value="1998" calcext:value-type="string">
            <text:p>199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Casa Parroquial Planta Baja nº4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Undiano </text:p>
          </table:table-cell>
          <table:table-cell office:value-type="string" calcext:value-type="string">
            <text:p>30/01/1998</text:p>
          </table:table-cell>
          <table:table-cell table:formula="of:=RIGHT(TRIM([.E816]);4)" office:value-type="string" office:string-value="1998" calcext:value-type="string">
            <text:p>199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Casa Parroquial Planta 1ª Izda.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Undiano </text:p>
          </table:table-cell>
          <table:table-cell office:value-type="string" calcext:value-type="string">
            <text:p>30/01/1998</text:p>
          </table:table-cell>
          <table:table-cell table:formula="of:=RIGHT(TRIM([.E817]);4)" office:value-type="string" office:string-value="1998" calcext:value-type="string">
            <text:p>199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Casa Parroquial Planta 1ª Dcha.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Undiano </text:p>
          </table:table-cell>
          <table:table-cell office:value-type="string" calcext:value-type="string">
            <text:p>30/01/1998</text:p>
          </table:table-cell>
          <table:table-cell table:formula="of:=RIGHT(TRIM([.E818]);4)" office:value-type="string" office:string-value="1998" calcext:value-type="string">
            <text:p>199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Casa parroquial Cuarto Trastero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Undiano </text:p>
          </table:table-cell>
          <table:table-cell office:value-type="string" calcext:value-type="string">
            <text:p>30/01/1998</text:p>
          </table:table-cell>
          <table:table-cell table:formula="of:=RIGHT(TRIM([.E819]);4)" office:value-type="string" office:string-value="1998" calcext:value-type="string">
            <text:p>199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Casa Parroquial Cuarto trastero nº 2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Undiano </text:p>
          </table:table-cell>
          <table:table-cell office:value-type="string" calcext:value-type="string">
            <text:p>30/01/1998</text:p>
          </table:table-cell>
          <table:table-cell table:formula="of:=RIGHT(TRIM([.E820]);4)" office:value-type="string" office:string-value="1998" calcext:value-type="string">
            <text:p>199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Casa Parroquial Cuarto Trastero nº 3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Undiano </text:p>
          </table:table-cell>
          <table:table-cell office:value-type="string" calcext:value-type="string">
            <text:p>30/01/1998</text:p>
          </table:table-cell>
          <table:table-cell table:formula="of:=RIGHT(TRIM([.E821]);4)" office:value-type="string" office:string-value="1998" calcext:value-type="string">
            <text:p>199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Casa Parroquial Cuarto trastero nº 4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Undiano </text:p>
          </table:table-cell>
          <table:table-cell office:value-type="string" calcext:value-type="string">
            <text:p>30/01/1998</text:p>
          </table:table-cell>
          <table:table-cell table:formula="of:=RIGHT(TRIM([.E822]);4)" office:value-type="string" office:string-value="1998" calcext:value-type="string">
            <text:p>1998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UDELA/TUTERA Nº .1.</text:p>
          </table:table-cell>
          <table:table-cell office:value-type="string" calcext:value-type="string">
            <text:p>Parroquia Santa Ana</text:p>
          </table:table-cell>
          <table:table-cell office:value-type="string" calcext:value-type="string">
            <text:p>Buñuel </text:p>
          </table:table-cell>
          <table:table-cell/>
          <table:table-cell office:value-type="string" calcext:value-type="string">
            <text:p>30/01/2006</text:p>
          </table:table-cell>
          <table:table-cell table:formula="of:=RIGHT(TRIM([.E823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UDELA/TUTERA Nº .1.</text:p>
          </table:table-cell>
          <table:table-cell office:value-type="string" calcext:value-type="string">
            <text:p>Parroquia San Salvador</text:p>
          </table:table-cell>
          <table:table-cell office:value-type="string" calcext:value-type="string">
            <text:p>Carcastillo </text:p>
          </table:table-cell>
          <table:table-cell/>
          <table:table-cell office:value-type="string" calcext:value-type="string">
            <text:p>30/01/2006</text:p>
          </table:table-cell>
          <table:table-cell table:formula="of:=RIGHT(TRIM([.E824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UDELA/TUTERA Nº .1.</text:p>
          </table:table-cell>
          <table:table-cell office:value-type="string" calcext:value-type="string">
            <text:p>Carcastillo Finca paraje El Villar 30/01/2006</text:p>
          </table:table-cell>
          <table:table-cell office:value-type="string" calcext:value-type="string">
            <text:p>Carcastillo </text:p>
          </table:table-cell>
          <table:table-cell/>
          <table:table-cell office:value-type="string" calcext:value-type="string">
            <text:p>30/01/2006</text:p>
          </table:table-cell>
          <table:table-cell table:formula="of:=RIGHT(TRIM([.E825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UDELA/TUTERA Nº .1.</text:p>
          </table:table-cell>
          <table:table-cell office:value-type="string" calcext:value-type="string">
            <text:p>Parroquia San Juan Bautista</text:p>
          </table:table-cell>
          <table:table-cell office:value-type="string" calcext:value-type="string">
            <text:p>Cortes </text:p>
          </table:table-cell>
          <table:table-cell/>
          <table:table-cell office:value-type="string" calcext:value-type="string">
            <text:p>30/01/2006</text:p>
          </table:table-cell>
          <table:table-cell table:formula="of:=RIGHT(TRIM([.E826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UDELA/TUTERA Nº .1.</text:p>
          </table:table-cell>
          <table:table-cell office:value-type="string" calcext:value-type="string">
            <text:p>Parroquia Ntra. Sñra de la Asuncion</text:p>
          </table:table-cell>
          <table:table-cell office:value-type="string" calcext:value-type="string">
            <text:p>Fustiñana </text:p>
          </table:table-cell>
          <table:table-cell/>
          <table:table-cell office:value-type="string" calcext:value-type="string">
            <text:p>30/01/2006</text:p>
          </table:table-cell>
          <table:table-cell table:formula="of:=RIGHT(TRIM([.E827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UDELA/TUTERA Nº .1.</text:p>
          </table:table-cell>
          <table:table-cell office:value-type="string" calcext:value-type="string">
            <text:p>Parroquia Santa María</text:p>
          </table:table-cell>
          <table:table-cell office:value-type="string" calcext:value-type="string">
            <text:p>Mélida </text:p>
          </table:table-cell>
          <table:table-cell/>
          <table:table-cell office:value-type="string" calcext:value-type="string">
            <text:p>30/01/2006</text:p>
          </table:table-cell>
          <table:table-cell table:formula="of:=RIGHT(TRIM([.E828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UDELA/TUTERA Nº .1.</text:p>
          </table:table-cell>
          <table:table-cell office:value-type="string" calcext:value-type="string">
            <text:p>Parroquia San Esteban</text:p>
          </table:table-cell>
          <table:table-cell office:value-type="string" calcext:value-type="string">
            <text:p>Tudela </text:p>
          </table:table-cell>
          <table:table-cell/>
          <table:table-cell office:value-type="string" calcext:value-type="string">
            <text:p>30/01/2006</text:p>
          </table:table-cell>
          <table:table-cell table:formula="of:=RIGHT(TRIM([.E829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UDELA/TUTERA Nº .1.</text:p>
          </table:table-cell>
          <table:table-cell office:value-type="string" calcext:value-type="string">
            <text:p>Parroquia San Jorge El Real</text:p>
          </table:table-cell>
          <table:table-cell office:value-type="string" calcext:value-type="string">
            <text:p>Tudela </text:p>
          </table:table-cell>
          <table:table-cell/>
          <table:table-cell office:value-type="string" calcext:value-type="string">
            <text:p>30/01/2006</text:p>
          </table:table-cell>
          <table:table-cell table:formula="of:=RIGHT(TRIM([.E830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UDELA/TUTERA Nº .1.</text:p>
          </table:table-cell>
          <table:table-cell office:value-type="string" calcext:value-type="string">
            <text:p>Parroquia Santa Eufemia</text:p>
          </table:table-cell>
          <table:table-cell office:value-type="string" calcext:value-type="string">
            <text:p>Villafranca de Navarra </text:p>
          </table:table-cell>
          <table:table-cell/>
          <table:table-cell office:value-type="string" calcext:value-type="string">
            <text:p>30/01/2006</text:p>
          </table:table-cell>
          <table:table-cell table:formula="of:=RIGHT(TRIM([.E831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UDELA/TUTERA Nº .1.</text:p>
          </table:table-cell>
          <table:table-cell office:value-type="string" calcext:value-type="string">
            <text:p>Ermita Virgen del Portal</text:p>
          </table:table-cell>
          <table:table-cell office:value-type="string" calcext:value-type="string">
            <text:p>Villafranca de Navarra </text:p>
          </table:table-cell>
          <table:table-cell/>
          <table:table-cell office:value-type="string" calcext:value-type="string">
            <text:p>30/01/2006</text:p>
          </table:table-cell>
          <table:table-cell table:formula="of:=RIGHT(TRIM([.E832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UDELA/TUTERA Nº .1.</text:p>
          </table:table-cell>
          <table:table-cell office:value-type="string" calcext:value-type="string">
            <text:p>Parroquia Santa Mª Magdalena</text:p>
          </table:table-cell>
          <table:table-cell office:value-type="string" calcext:value-type="string">
            <text:p>Tudela </text:p>
          </table:table-cell>
          <table:table-cell/>
          <table:table-cell office:value-type="string" calcext:value-type="string">
            <text:p>30/01/2007</text:p>
          </table:table-cell>
          <table:table-cell table:formula="of:=RIGHT(TRIM([.E833]);4)" office:value-type="string" office:string-value="2007" calcext:value-type="string">
            <text:p>2007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Inmaculada</text:p>
          </table:table-cell>
          <table:table-cell office:value-type="string" calcext:value-type="string">
            <text:p>Aribe </text:p>
          </table:table-cell>
          <table:table-cell/>
          <table:table-cell office:value-type="string" calcext:value-type="string">
            <text:p>30/04/2003</text:p>
          </table:table-cell>
          <table:table-cell table:formula="of:=RIGHT(TRIM([.E834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Nicolas</text:p>
          </table:table-cell>
          <table:table-cell office:value-type="string" calcext:value-type="string">
            <text:p>Burguete </text:p>
          </table:table-cell>
          <table:table-cell/>
          <table:table-cell office:value-type="string" calcext:value-type="string">
            <text:p>30/04/2003</text:p>
          </table:table-cell>
          <table:table-cell table:formula="of:=RIGHT(TRIM([.E835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an Andrés</text:p>
          </table:table-cell>
          <table:table-cell office:value-type="string" calcext:value-type="string">
            <text:p>Garayoa </text:p>
          </table:table-cell>
          <table:table-cell/>
          <table:table-cell office:value-type="string" calcext:value-type="string">
            <text:p>30/04/2003</text:p>
          </table:table-cell>
          <table:table-cell table:formula="of:=RIGHT(TRIM([.E836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an Pedro</text:p>
          </table:table-cell>
          <table:table-cell office:value-type="string" calcext:value-type="string">
            <text:p>Ibargoiti</text:p>
          </table:table-cell>
          <table:table-cell office:value-type="string" calcext:value-type="string">
            <text:p>Abínzano </text:p>
          </table:table-cell>
          <table:table-cell office:value-type="string" calcext:value-type="string">
            <text:p>30/04/2003</text:p>
          </table:table-cell>
          <table:table-cell table:formula="of:=RIGHT(TRIM([.E837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an Miguel</text:p>
          </table:table-cell>
          <table:table-cell office:value-type="string" calcext:value-type="string">
            <text:p>Ibargoiti</text:p>
          </table:table-cell>
          <table:table-cell office:value-type="string" calcext:value-type="string">
            <text:p>Salinas </text:p>
          </table:table-cell>
          <table:table-cell office:value-type="string" calcext:value-type="string">
            <text:p>30/04/2003</text:p>
          </table:table-cell>
          <table:table-cell table:formula="of:=RIGHT(TRIM([.E838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ta. Maria</text:p>
          </table:table-cell>
          <table:table-cell office:value-type="string" calcext:value-type="string">
            <text:p>Sarries</text:p>
          </table:table-cell>
          <table:table-cell office:value-type="string" calcext:value-type="string">
            <text:p>Ibilcieta </text:p>
          </table:table-cell>
          <table:table-cell office:value-type="string" calcext:value-type="string">
            <text:p>30/04/2003</text:p>
          </table:table-cell>
          <table:table-cell table:formula="of:=RIGHT(TRIM([.E839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Sarries </text:p>
          </table:table-cell>
          <table:table-cell/>
          <table:table-cell office:value-type="string" calcext:value-type="string">
            <text:p>30/04/2003</text:p>
          </table:table-cell>
          <table:table-cell table:formula="of:=RIGHT(TRIM([.E840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Vivienda B 2ª Planta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<text:s/>Eullz </text:p>
          </table:table-cell>
          <table:table-cell office:value-type="string" calcext:value-type="string">
            <text:p>30/07/2005</text:p>
          </table:table-cell>
          <table:table-cell table:formula="of:=RIGHT(TRIM([.E841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Despacho Parroquial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<text:s/>Eullz </text:p>
          </table:table-cell>
          <table:table-cell office:value-type="string" calcext:value-type="string">
            <text:p>30/07/2005</text:p>
          </table:table-cell>
          <table:table-cell table:formula="of:=RIGHT(TRIM([.E842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Casa parroquial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<text:s/>Eullz </text:p>
          </table:table-cell>
          <table:table-cell office:value-type="string" calcext:value-type="string">
            <text:p>30/07/2005</text:p>
          </table:table-cell>
          <table:table-cell table:formula="of:=RIGHT(TRIM([.E843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Casa parroquial vivienda A 1ª planta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<text:s/>Eullz </text:p>
          </table:table-cell>
          <table:table-cell office:value-type="string" calcext:value-type="string">
            <text:p>30/07/2005</text:p>
          </table:table-cell>
          <table:table-cell table:formula="of:=RIGHT(TRIM([.E844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Casa Parroquial vivienda planta baja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<text:s/>Eullz </text:p>
          </table:table-cell>
          <table:table-cell office:value-type="string" calcext:value-type="string">
            <text:p>30/07/2005</text:p>
          </table:table-cell>
          <table:table-cell table:formula="of:=RIGHT(TRIM([.E845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Casa parroquial vivienda B 2ª planta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<text:s/>Eullz </text:p>
          </table:table-cell>
          <table:table-cell office:value-type="string" calcext:value-type="string">
            <text:p>30/07/2005</text:p>
          </table:table-cell>
          <table:table-cell table:formula="of:=RIGHT(TRIM([.E846]);4)" office:value-type="string" office:string-value="2005" calcext:value-type="string">
            <text:p>200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rustica de pastos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Zuriain </text:p>
          </table:table-cell>
          <table:table-cell office:value-type="string" calcext:value-type="string">
            <text:p>30/08/2003</text:p>
          </table:table-cell>
          <table:table-cell table:formula="of:=RIGHT(TRIM([.E847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rustica de pastos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Zuriain </text:p>
          </table:table-cell>
          <table:table-cell office:value-type="string" calcext:value-type="string">
            <text:p>30/08/2003</text:p>
          </table:table-cell>
          <table:table-cell table:formula="of:=RIGHT(TRIM([.E848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Miguel monte Izag</text:p>
          </table:table-cell>
          <table:table-cell office:value-type="string" calcext:value-type="string">
            <text:p>Izagaondoa</text:p>
          </table:table-cell>
          <table:table-cell office:value-type="string" calcext:value-type="string">
            <text:p>Zuazu </text:p>
          </table:table-cell>
          <table:table-cell office:value-type="string" calcext:value-type="string">
            <text:p>30/12/1999</text:p>
          </table:table-cell>
          <table:table-cell table:formula="of:=RIGHT(TRIM([.E849]);4)" office:value-type="string" office:string-value="1999" calcext:value-type="string">
            <text:p>199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Bartolome y cementerio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Larrangoz </text:p>
          </table:table-cell>
          <table:table-cell office:value-type="string" calcext:value-type="string">
            <text:p>30/12/1999</text:p>
          </table:table-cell>
          <table:table-cell table:formula="of:=RIGHT(TRIM([.E850]);4)" office:value-type="string" office:string-value="1999" calcext:value-type="string">
            <text:p>199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ta. Columba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Meoz </text:p>
          </table:table-cell>
          <table:table-cell office:value-type="string" calcext:value-type="string">
            <text:p>30/12/1999</text:p>
          </table:table-cell>
          <table:table-cell table:formula="of:=RIGHT(TRIM([.E851]);4)" office:value-type="string" office:string-value="1999" calcext:value-type="string">
            <text:p>199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Quirico</text:p>
          </table:table-cell>
          <table:table-cell office:value-type="string" calcext:value-type="string">
            <text:p>Navascues </text:p>
          </table:table-cell>
          <table:table-cell/>
          <table:table-cell office:value-type="string" calcext:value-type="string">
            <text:p>30/12/1999</text:p>
          </table:table-cell>
          <table:table-cell table:formula="of:=RIGHT(TRIM([.E852]);4)" office:value-type="string" office:string-value="1999" calcext:value-type="string">
            <text:p>199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Virgen del Campo</text:p>
          </table:table-cell>
          <table:table-cell office:value-type="string" calcext:value-type="string">
            <text:p>Navascues </text:p>
          </table:table-cell>
          <table:table-cell/>
          <table:table-cell office:value-type="string" calcext:value-type="string">
            <text:p>30/12/1999</text:p>
          </table:table-cell>
          <table:table-cell table:formula="of:=RIGHT(TRIM([.E853]);4)" office:value-type="string" office:string-value="1999" calcext:value-type="string">
            <text:p>199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y pinar 93.743 m2</text:p>
          </table:table-cell>
          <table:table-cell office:value-type="string" calcext:value-type="string">
            <text:p>Sarries </text:p>
          </table:table-cell>
          <table:table-cell/>
          <table:table-cell office:value-type="string" calcext:value-type="string">
            <text:p>30/12/1999</text:p>
          </table:table-cell>
          <table:table-cell table:formula="of:=RIGHT(TRIM([.E854]);4)" office:value-type="string" office:string-value="1999" calcext:value-type="string">
            <text:p>199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Miguel</text:p>
          </table:table-cell>
          <table:table-cell office:value-type="string" calcext:value-type="string">
            <text:p>Vidangoz </text:p>
          </table:table-cell>
          <table:table-cell/>
          <table:table-cell office:value-type="string" calcext:value-type="string">
            <text:p>30/12/1999</text:p>
          </table:table-cell>
          <table:table-cell table:formula="of:=RIGHT(TRIM([.E855]);4)" office:value-type="string" office:string-value="1999" calcext:value-type="string">
            <text:p>199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La Asuncion</text:p>
          </table:table-cell>
          <table:table-cell office:value-type="string" calcext:value-type="string">
            <text:p>Vidangoz </text:p>
          </table:table-cell>
          <table:table-cell/>
          <table:table-cell office:value-type="string" calcext:value-type="string">
            <text:p>30/12/1999</text:p>
          </table:table-cell>
          <table:table-cell table:formula="of:=RIGHT(TRIM([.E856]);4)" office:value-type="string" office:string-value="1999" calcext:value-type="string">
            <text:p>199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Juan</text:p>
          </table:table-cell>
          <table:table-cell office:value-type="string" calcext:value-type="string">
            <text:p>Vidangoz </text:p>
          </table:table-cell>
          <table:table-cell/>
          <table:table-cell office:value-type="string" calcext:value-type="string">
            <text:p>30/12/1999</text:p>
          </table:table-cell>
          <table:table-cell table:formula="of:=RIGHT(TRIM([.E857]);4)" office:value-type="string" office:string-value="1999" calcext:value-type="string">
            <text:p>199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UDELA/TUTERA Nº .2.</text:p>
          </table:table-cell>
          <table:table-cell office:value-type="string" calcext:value-type="string">
            <text:p>Ermita San Sebastian</text:p>
          </table:table-cell>
          <table:table-cell office:value-type="string" calcext:value-type="string">
            <text:p>Cintruénigo </text:p>
          </table:table-cell>
          <table:table-cell/>
          <table:table-cell office:value-type="string" calcext:value-type="string">
            <text:p>31/01/2004</text:p>
          </table:table-cell>
          <table:table-cell table:formula="of:=RIGHT(TRIM([.E858]);4)" office:value-type="string" office:string-value="2004" calcext:value-type="string">
            <text:p>200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UDELA/TUTERA Nº .2.</text:p>
          </table:table-cell>
          <table:table-cell office:value-type="string" calcext:value-type="string">
            <text:p>Parroquia Santa María Magdalena</text:p>
          </table:table-cell>
          <table:table-cell office:value-type="string" calcext:value-type="string">
            <text:p>Ablitas </text:p>
          </table:table-cell>
          <table:table-cell/>
          <table:table-cell office:value-type="string" calcext:value-type="string">
            <text:p>31/01/2006</text:p>
          </table:table-cell>
          <table:table-cell table:formula="of:=RIGHT(TRIM([.E859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UDELA/TUTERA Nº .2.</text:p>
          </table:table-cell>
          <table:table-cell office:value-type="string" calcext:value-type="string">
            <text:p>Parroquia San Miguel</text:p>
          </table:table-cell>
          <table:table-cell office:value-type="string" calcext:value-type="string">
            <text:p>Barillas </text:p>
          </table:table-cell>
          <table:table-cell/>
          <table:table-cell office:value-type="string" calcext:value-type="string">
            <text:p>31/01/2006</text:p>
          </table:table-cell>
          <table:table-cell table:formula="of:=RIGHT(TRIM([.E860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UDELA/TUTERA Nº .2.</text:p>
          </table:table-cell>
          <table:table-cell office:value-type="string" calcext:value-type="string">
            <text:p>Parroquia Ntra. Sñra. De la Asunción</text:p>
          </table:table-cell>
          <table:table-cell office:value-type="string" calcext:value-type="string">
            <text:p>Cascante </text:p>
          </table:table-cell>
          <table:table-cell/>
          <table:table-cell office:value-type="string" calcext:value-type="string">
            <text:p>31/01/2006</text:p>
          </table:table-cell>
          <table:table-cell table:formula="of:=RIGHT(TRIM([.E861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UDELA/TUTERA Nº .2.</text:p>
          </table:table-cell>
          <table:table-cell office:value-type="string" calcext:value-type="string">
            <text:p>Basílica El Romero</text:p>
          </table:table-cell>
          <table:table-cell office:value-type="string" calcext:value-type="string">
            <text:p>Cascante </text:p>
          </table:table-cell>
          <table:table-cell/>
          <table:table-cell office:value-type="string" calcext:value-type="string">
            <text:p>31/01/2006</text:p>
          </table:table-cell>
          <table:table-cell table:formula="of:=RIGHT(TRIM([.E862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UDELA/TUTERA Nº .2.</text:p>
          </table:table-cell>
          <table:table-cell office:value-type="string" calcext:value-type="string">
            <text:p>Parroquia Ntra. Sñra de la Victoria </text:p>
          </table:table-cell>
          <table:table-cell office:value-type="string" calcext:value-type="string">
            <text:p>Cascante </text:p>
          </table:table-cell>
          <table:table-cell/>
          <table:table-cell office:value-type="string" calcext:value-type="string">
            <text:p>31/01/2006</text:p>
          </table:table-cell>
          <table:table-cell table:formula="of:=RIGHT(TRIM([.E863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UDELA/TUTERA Nº .2.</text:p>
          </table:table-cell>
          <table:table-cell office:value-type="string" calcext:value-type="string">
            <text:p>Parroquia San Juan Bautista</text:p>
          </table:table-cell>
          <table:table-cell office:value-type="string" calcext:value-type="string">
            <text:p>Cintruénigo </text:p>
          </table:table-cell>
          <table:table-cell/>
          <table:table-cell office:value-type="string" calcext:value-type="string">
            <text:p>31/01/2006</text:p>
          </table:table-cell>
          <table:table-cell table:formula="of:=RIGHT(TRIM([.E864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UDELA/TUTERA Nº .2.</text:p>
          </table:table-cell>
          <table:table-cell office:value-type="string" calcext:value-type="string">
            <text:p>Viña regadio El Prado</text:p>
          </table:table-cell>
          <table:table-cell office:value-type="string" calcext:value-type="string">
            <text:p>Cintruénigo </text:p>
          </table:table-cell>
          <table:table-cell/>
          <table:table-cell office:value-type="string" calcext:value-type="string">
            <text:p>31/01/2006</text:p>
          </table:table-cell>
          <table:table-cell table:formula="of:=RIGHT(TRIM([.E865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UDELA/TUTERA Nº .2.</text:p>
          </table:table-cell>
          <table:table-cell office:value-type="string" calcext:value-type="string">
            <text:p>Parroquia Ntra. Sñra del Rosario</text:p>
          </table:table-cell>
          <table:table-cell office:value-type="string" calcext:value-type="string">
            <text:p>Corella </text:p>
          </table:table-cell>
          <table:table-cell/>
          <table:table-cell office:value-type="string" calcext:value-type="string">
            <text:p>31/01/2006</text:p>
          </table:table-cell>
          <table:table-cell table:formula="of:=RIGHT(TRIM([.E866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UDELA/TUTERA Nº .2.</text:p>
          </table:table-cell>
          <table:table-cell office:value-type="string" calcext:value-type="string">
            <text:p>Parroquia Santa María la Real</text:p>
          </table:table-cell>
          <table:table-cell office:value-type="string" calcext:value-type="string">
            <text:p>Fitero </text:p>
          </table:table-cell>
          <table:table-cell/>
          <table:table-cell office:value-type="string" calcext:value-type="string">
            <text:p>31/01/2006</text:p>
          </table:table-cell>
          <table:table-cell table:formula="of:=RIGHT(TRIM([.E867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UDELA/TUTERA Nº .2.</text:p>
          </table:table-cell>
          <table:table-cell office:value-type="string" calcext:value-type="string">
            <text:p>Parroquia Santa Mª Magdalena</text:p>
          </table:table-cell>
          <table:table-cell office:value-type="string" calcext:value-type="string">
            <text:p>Monteagudo </text:p>
          </table:table-cell>
          <table:table-cell/>
          <table:table-cell office:value-type="string" calcext:value-type="string">
            <text:p>31/01/2006</text:p>
          </table:table-cell>
          <table:table-cell table:formula="of:=RIGHT(TRIM([.E868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Clemente</text:p>
          </table:table-cell>
          <table:table-cell office:value-type="string" calcext:value-type="string">
            <text:p>Navascues</text:p>
          </table:table-cell>
          <table:table-cell office:value-type="string" calcext:value-type="string">
            <text:p>Aspurz </text:p>
          </table:table-cell>
          <table:table-cell office:value-type="string" calcext:value-type="string">
            <text:p>31/03/2003</text:p>
          </table:table-cell>
          <table:table-cell table:formula="of:=RIGHT(TRIM([.E869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Cristóbal</text:p>
          </table:table-cell>
          <table:table-cell office:value-type="string" calcext:value-type="string">
            <text:p>Navascues</text:p>
          </table:table-cell>
          <table:table-cell/>
          <table:table-cell office:value-type="string" calcext:value-type="string">
            <text:p>31/03/2003</text:p>
          </table:table-cell>
          <table:table-cell table:formula="of:=RIGHT(TRIM([.E870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Saturnino</text:p>
          </table:table-cell>
          <table:table-cell office:value-type="string" calcext:value-type="string">
            <text:p>Navascues</text:p>
          </table:table-cell>
          <table:table-cell office:value-type="string" calcext:value-type="string">
            <text:p>Ustes</text:p>
          </table:table-cell>
          <table:table-cell office:value-type="string" calcext:value-type="string">
            <text:p>31/03/2003</text:p>
          </table:table-cell>
          <table:table-cell table:formula="of:=RIGHT(TRIM([.E871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La Hortaliza</text:p>
          </table:table-cell>
          <table:table-cell office:value-type="string" calcext:value-type="string">
            <text:p>Navascues</text:p>
          </table:table-cell>
          <table:table-cell/>
          <table:table-cell office:value-type="string" calcext:value-type="string">
            <text:p>31/03/2003</text:p>
          </table:table-cell>
          <table:table-cell table:formula="of:=RIGHT(TRIM([.E872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Oloriz </text:p>
          </table:table-cell>
          <table:table-cell/>
          <table:table-cell office:value-type="string" calcext:value-type="string">
            <text:p>31/08/2006</text:p>
          </table:table-cell>
          <table:table-cell table:formula="of:=RIGHT(TRIM([.E873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Tafalla </text:p>
          </table:table-cell>
          <table:table-cell/>
          <table:table-cell office:value-type="string" calcext:value-type="string">
            <text:p>31/08/2006</text:p>
          </table:table-cell>
          <table:table-cell table:formula="of:=RIGHT(TRIM([.E874]);4)" office:value-type="string" office:string-value="2006" calcext:value-type="string">
            <text:p>2006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Izagandoa</text:p>
          </table:table-cell>
          <table:table-cell office:value-type="string" calcext:value-type="string">
            <text:p>Ardanaz de Izaga </text:p>
          </table:table-cell>
          <table:table-cell office:value-type="string" calcext:value-type="string">
            <text:p>31/10/2003</text:p>
          </table:table-cell>
          <table:table-cell table:formula="of:=RIGHT(TRIM([.E875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ta. Agueda</text:p>
          </table:table-cell>
          <table:table-cell office:value-type="string" calcext:value-type="string">
            <text:p>Izagandoa</text:p>
          </table:table-cell>
          <table:table-cell office:value-type="string" calcext:value-type="string">
            <text:p>Idoate </text:p>
          </table:table-cell>
          <table:table-cell office:value-type="string" calcext:value-type="string">
            <text:p>31/10/2003</text:p>
          </table:table-cell>
          <table:table-cell table:formula="of:=RIGHT(TRIM([.E876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Purificacion</text:p>
          </table:table-cell>
          <table:table-cell office:value-type="string" calcext:value-type="string">
            <text:p>Izagandoa</text:p>
          </table:table-cell>
          <table:table-cell office:value-type="string" calcext:value-type="string">
            <text:p>Indurain</text:p>
          </table:table-cell>
          <table:table-cell office:value-type="string" calcext:value-type="string">
            <text:p>31/10/2003</text:p>
          </table:table-cell>
          <table:table-cell table:formula="of:=RIGHT(TRIM([.E877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Izagandoa</text:p>
          </table:table-cell>
          <table:table-cell office:value-type="string" calcext:value-type="string">
            <text:p>Iriso </text:p>
          </table:table-cell>
          <table:table-cell office:value-type="string" calcext:value-type="string">
            <text:p>31/10/2003</text:p>
          </table:table-cell>
          <table:table-cell table:formula="of:=RIGHT(TRIM([.E878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ta. Eulalia</text:p>
          </table:table-cell>
          <table:table-cell office:value-type="string" calcext:value-type="string">
            <text:p>Izagandoa</text:p>
          </table:table-cell>
          <table:table-cell office:value-type="string" calcext:value-type="string">
            <text:p>Lizarraga </text:p>
          </table:table-cell>
          <table:table-cell office:value-type="string" calcext:value-type="string">
            <text:p>31/10/2003</text:p>
          </table:table-cell>
          <table:table-cell table:formula="of:=RIGHT(TRIM([.E879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Izagandoa</text:p>
          </table:table-cell>
          <table:table-cell office:value-type="string" calcext:value-type="string">
            <text:p>Reta </text:p>
          </table:table-cell>
          <table:table-cell office:value-type="string" calcext:value-type="string">
            <text:p>31/10/2003</text:p>
          </table:table-cell>
          <table:table-cell table:formula="of:=RIGHT(TRIM([.E880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Bertetxera</text:p>
          </table:table-cell>
          <table:table-cell office:value-type="string" calcext:value-type="string">
            <text:p>Izagandoa</text:p>
          </table:table-cell>
          <table:table-cell office:value-type="string" calcext:value-type="string">
            <text:p>Reta </text:p>
          </table:table-cell>
          <table:table-cell office:value-type="string" calcext:value-type="string">
            <text:p>31/10/2003</text:p>
          </table:table-cell>
          <table:table-cell table:formula="of:=RIGHT(TRIM([.E881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Izagandoa</text:p>
          </table:table-cell>
          <table:table-cell office:value-type="string" calcext:value-type="string">
            <text:p>Turrillas </text:p>
          </table:table-cell>
          <table:table-cell office:value-type="string" calcext:value-type="string">
            <text:p>31/10/2003</text:p>
          </table:table-cell>
          <table:table-cell table:formula="of:=RIGHT(TRIM([.E882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Almacen paraje Zerkupe</text:p>
          </table:table-cell>
          <table:table-cell office:value-type="string" calcext:value-type="string">
            <text:p>Izagandoa</text:p>
          </table:table-cell>
          <table:table-cell/>
          <table:table-cell office:value-type="string" calcext:value-type="string">
            <text:p>31/10/2003</text:p>
          </table:table-cell>
          <table:table-cell table:formula="of:=RIGHT(TRIM([.E883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Izagando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/10/2003</text:p>
          </table:table-cell>
          <table:table-cell table:formula="of:=RIGHT(TRIM([.E884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Purificacion</text:p>
          </table:table-cell>
          <table:table-cell office:value-type="string" calcext:value-type="string">
            <text:p>Izagandoa</text:p>
          </table:table-cell>
          <table:table-cell office:value-type="string" calcext:value-type="string">
            <text:p>Zuazu </text:p>
          </table:table-cell>
          <table:table-cell office:value-type="string" calcext:value-type="string">
            <text:p>31/10/2003</text:p>
          </table:table-cell>
          <table:table-cell table:formula="of:=RIGHT(TRIM([.E885]);4)" office:value-type="string" office:string-value="2003" calcext:value-type="string">
            <text:p>200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de La Asunción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Etxabarri </text:p>
          </table:table-cell>
          <table:table-cell table:style-name="ce19" office:value-type="date" office:date-value="2005-04-04" calcext:value-type="date">
            <text:p>04/04/2005</text:p>
          </table:table-cell>
          <table:table-cell table:formula="of:=RIGHT(TRIM([.E886]);4)" office:value-type="string" office:string-value="8446" calcext:value-type="string">
            <text:p>844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Ruinas 102 m/2 c./ San Andrés</text:p>
          </table:table-cell>
          <table:table-cell office:value-type="string" calcext:value-type="string">
            <text:p>Zizur Mayor </text:p>
          </table:table-cell>
          <table:table-cell/>
          <table:table-cell table:style-name="ce19" office:value-type="date" office:date-value="2004-06-11" calcext:value-type="date">
            <text:p>06/11/2004</text:p>
          </table:table-cell>
          <table:table-cell table:formula="of:=RIGHT(TRIM([.E887]);4)" office:value-type="string" office:string-value="8149" calcext:value-type="string">
            <text:p>814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Anue Leazkue </text:p>
          </table:table-cell>
          <table:table-cell table:number-columns-repeated="2"/>
          <table:table-cell table:formula="of:=RIGHT(TRIM([.E88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Añorbe </text:p>
          </table:table-cell>
          <table:table-cell table:number-columns-repeated="2"/>
          <table:table-cell table:formula="of:=RIGHT(TRIM([.E88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Belascoain </text:p>
          </table:table-cell>
          <table:table-cell table:number-columns-repeated="2"/>
          <table:table-cell table:formula="of:=RIGHT(TRIM([.E89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Galar </text:p>
          </table:table-cell>
          <table:table-cell office:value-type="string" calcext:value-type="string">
            <text:p>Salinas </text:p>
          </table:table-cell>
          <table:table-cell/>
          <table:table-cell table:formula="of:=RIGHT(TRIM([.E891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Aldaba </text:p>
          </table:table-cell>
          <table:table-cell/>
          <table:table-cell table:formula="of:=RIGHT(TRIM([.E892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Juslapeña </text:p>
          </table:table-cell>
          <table:table-cell office:value-type="string" calcext:value-type="string">
            <text:p>Unzu </text:p>
          </table:table-cell>
          <table:table-cell/>
          <table:table-cell table:formula="of:=RIGHT(TRIM([.E893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Legarda </text:p>
          </table:table-cell>
          <table:table-cell table:number-columns-repeated="2"/>
          <table:table-cell table:formula="of:=RIGHT(TRIM([.E894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Olza </text:p>
          </table:table-cell>
          <table:table-cell office:value-type="string" calcext:value-type="string">
            <text:p>Asiain </text:p>
          </table:table-cell>
          <table:table-cell/>
          <table:table-cell table:formula="of:=RIGHT(TRIM([.E89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Olza </text:p>
          </table:table-cell>
          <table:table-cell office:value-type="string" calcext:value-type="string">
            <text:p>Izu </text:p>
          </table:table-cell>
          <table:table-cell/>
          <table:table-cell table:formula="of:=RIGHT(TRIM([.E89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Olza </text:p>
          </table:table-cell>
          <table:table-cell office:value-type="string" calcext:value-type="string">
            <text:p>Ibero </text:p>
          </table:table-cell>
          <table:table-cell/>
          <table:table-cell table:formula="of:=RIGHT(TRIM([.E897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Tirapu </text:p>
          </table:table-cell>
          <table:table-cell table:number-columns-repeated="2"/>
          <table:table-cell table:formula="of:=RIGHT(TRIM([.E89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Ucar </text:p>
          </table:table-cell>
          <table:table-cell table:number-columns-repeated="2"/>
          <table:table-cell table:formula="of:=RIGHT(TRIM([.E89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Uterga </text:p>
          </table:table-cell>
          <table:table-cell table:number-columns-repeated="2"/>
          <table:table-cell table:formula="of:=RIGHT(TRIM([.E90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Zabalza </text:p>
          </table:table-cell>
          <table:table-cell table:number-columns-repeated="2"/>
          <table:table-cell table:formula="of:=RIGHT(TRIM([.E901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Alsasua </text:p>
          </table:table-cell>
          <table:table-cell table:number-columns-repeated="2"/>
          <table:table-cell table:formula="of:=RIGHT(TRIM([.E902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Araiz</text:p>
          </table:table-cell>
          <table:table-cell office:value-type="string" calcext:value-type="string">
            <text:p>Uztegui </text:p>
          </table:table-cell>
          <table:table-cell/>
          <table:table-cell table:formula="of:=RIGHT(TRIM([.E903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Areso </text:p>
          </table:table-cell>
          <table:table-cell table:number-columns-repeated="2"/>
          <table:table-cell table:formula="of:=RIGHT(TRIM([.E904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Arruazu </text:p>
          </table:table-cell>
          <table:table-cell table:number-columns-repeated="2"/>
          <table:table-cell table:formula="of:=RIGHT(TRIM([.E90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Atez</text:p>
          </table:table-cell>
          <table:table-cell office:value-type="string" calcext:value-type="string">
            <text:p>Beunza </text:p>
          </table:table-cell>
          <table:table-cell/>
          <table:table-cell table:formula="of:=RIGHT(TRIM([.E90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Atez</text:p>
          </table:table-cell>
          <table:table-cell office:value-type="string" calcext:value-type="string">
            <text:p>Eróstegui </text:p>
          </table:table-cell>
          <table:table-cell/>
          <table:table-cell table:formula="of:=RIGHT(TRIM([.E907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Basaburua</text:p>
          </table:table-cell>
          <table:table-cell office:value-type="string" calcext:value-type="string">
            <text:p>Igoa </text:p>
          </table:table-cell>
          <table:table-cell/>
          <table:table-cell table:formula="of:=RIGHT(TRIM([.E90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Basaburua</text:p>
          </table:table-cell>
          <table:table-cell office:value-type="string" calcext:value-type="string">
            <text:p>Jaunsaras </text:p>
          </table:table-cell>
          <table:table-cell/>
          <table:table-cell table:formula="of:=RIGHT(TRIM([.E90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Ciordia </text:p>
          </table:table-cell>
          <table:table-cell table:number-columns-repeated="2"/>
          <table:table-cell table:formula="of:=RIGHT(TRIM([.E91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Ergoyena</text:p>
          </table:table-cell>
          <table:table-cell office:value-type="string" calcext:value-type="string">
            <text:p>Torrano </text:p>
          </table:table-cell>
          <table:table-cell/>
          <table:table-cell table:formula="of:=RIGHT(TRIM([.E911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Azpirotz – Lezaeta </text:p>
          </table:table-cell>
          <table:table-cell/>
          <table:table-cell table:formula="of:=RIGHT(TRIM([.E912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Arraitz </text:p>
          </table:table-cell>
          <table:table-cell/>
          <table:table-cell table:formula="of:=RIGHT(TRIM([.E913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Cenoz </text:p>
          </table:table-cell>
          <table:table-cell/>
          <table:table-cell table:formula="of:=RIGHT(TRIM([.E914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Gorrontz </text:p>
          </table:table-cell>
          <table:table-cell/>
          <table:table-cell table:formula="of:=RIGHT(TRIM([.E91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Urrizola – Galain </text:p>
          </table:table-cell>
          <table:table-cell/>
          <table:table-cell table:formula="of:=RIGHT(TRIM([.E91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Urdiain</text:p>
          </table:table-cell>
          <table:table-cell office:value-type="string" calcext:value-type="string">
            <text:p><text:s/></text:p>
          </table:table-cell>
          <table:table-cell/>
          <table:table-cell table:formula="of:=RIGHT(TRIM([.E917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castañal</text:p>
          </table:table-cell>
          <table:table-cell office:value-type="string" calcext:value-type="string">
            <text:p>Araiz</text:p>
          </table:table-cell>
          <table:table-cell office:value-type="string" calcext:value-type="string">
            <text:p>Uztegui </text:p>
          </table:table-cell>
          <table:table-cell/>
          <table:table-cell table:formula="of:=RIGHT(TRIM([.E91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anta Catalina</text:p>
          </table:table-cell>
          <table:table-cell office:value-type="string" calcext:value-type="string">
            <text:p>Odieta </text:p>
          </table:table-cell>
          <table:table-cell office:value-type="string" calcext:value-type="string">
            <text:p>Ciaurriz </text:p>
          </table:table-cell>
          <table:table-cell/>
          <table:table-cell table:formula="of:=RIGHT(TRIM([.E91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Tierra de labor</text:p>
          </table:table-cell>
          <table:table-cell office:value-type="string" calcext:value-type="string">
            <text:p>Anué</text:p>
          </table:table-cell>
          <table:table-cell office:value-type="string" calcext:value-type="string">
            <text:p>Burutain </text:p>
          </table:table-cell>
          <table:table-cell/>
          <table:table-cell table:formula="of:=RIGHT(TRIM([.E92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El Pilar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Lekunberri </text:p>
          </table:table-cell>
          <table:table-cell/>
          <table:table-cell table:formula="of:=RIGHT(TRIM([.E921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Babil</text:p>
          </table:table-cell>
          <table:table-cell office:value-type="string" calcext:value-type="string">
            <text:p>Araquil</text:p>
          </table:table-cell>
          <table:table-cell office:value-type="string" calcext:value-type="string">
            <text:p>Erroz </text:p>
          </table:table-cell>
          <table:table-cell/>
          <table:table-cell table:formula="of:=RIGHT(TRIM([.E922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Anué</text:p>
          </table:table-cell>
          <table:table-cell office:value-type="string" calcext:value-type="string">
            <text:p>Burutain </text:p>
          </table:table-cell>
          <table:table-cell/>
          <table:table-cell table:formula="of:=RIGHT(TRIM([.E923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Anué</text:p>
          </table:table-cell>
          <table:table-cell office:value-type="string" calcext:value-type="string">
            <text:p>Arizu </text:p>
          </table:table-cell>
          <table:table-cell/>
          <table:table-cell table:formula="of:=RIGHT(TRIM([.E924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Berrioplano </text:p>
          </table:table-cell>
          <table:table-cell office:value-type="string" calcext:value-type="string">
            <text:p>Ballariain </text:p>
          </table:table-cell>
          <table:table-cell/>
          <table:table-cell table:formula="of:=RIGHT(TRIM([.E92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Gulina </text:p>
          </table:table-cell>
          <table:table-cell/>
          <table:table-cell table:formula="of:=RIGHT(TRIM([.E92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Aguinaga </text:p>
          </table:table-cell>
          <table:table-cell/>
          <table:table-cell table:formula="of:=RIGHT(TRIM([.E927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Juslapeña </text:p>
          </table:table-cell>
          <table:table-cell office:value-type="string" calcext:value-type="string">
            <text:p>Garciriain </text:p>
          </table:table-cell>
          <table:table-cell/>
          <table:table-cell table:formula="of:=RIGHT(TRIM([.E92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. Pedro</text:p>
          </table:table-cell>
          <table:table-cell office:value-type="string" calcext:value-type="string">
            <text:p>Odieta </text:p>
          </table:table-cell>
          <table:table-cell office:value-type="string" calcext:value-type="string">
            <text:p>Anocibar </text:p>
          </table:table-cell>
          <table:table-cell/>
          <table:table-cell table:formula="of:=RIGHT(TRIM([.E92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Olaibar </text:p>
          </table:table-cell>
          <table:table-cell office:value-type="string" calcext:value-type="string">
            <text:p>Olabe </text:p>
          </table:table-cell>
          <table:table-cell/>
          <table:table-cell table:formula="of:=RIGHT(TRIM([.E93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Puente La Reina </text:p>
          </table:table-cell>
          <table:table-cell table:number-columns-repeated="2"/>
          <table:table-cell table:formula="of:=RIGHT(TRIM([.E931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Araquil</text:p>
          </table:table-cell>
          <table:table-cell office:value-type="string" calcext:value-type="string">
            <text:p>Urrizola </text:p>
          </table:table-cell>
          <table:table-cell/>
          <table:table-cell table:formula="of:=RIGHT(TRIM([.E932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Basaburua </text:p>
          </table:table-cell>
          <table:table-cell office:value-type="string" calcext:value-type="string">
            <text:p>Arrarats </text:p>
          </table:table-cell>
          <table:table-cell/>
          <table:table-cell table:formula="of:=RIGHT(TRIM([.E933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Basaburua </text:p>
          </table:table-cell>
          <table:table-cell office:value-type="string" calcext:value-type="string">
            <text:p>Itxaso </text:p>
          </table:table-cell>
          <table:table-cell/>
          <table:table-cell table:formula="of:=RIGHT(TRIM([.E934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Betelu </text:p>
          </table:table-cell>
          <table:table-cell table:number-columns-repeated="2"/>
          <table:table-cell table:formula="of:=RIGHT(TRIM([.E93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Ergoyena</text:p>
          </table:table-cell>
          <table:table-cell office:value-type="string" calcext:value-type="string">
            <text:p>Unanua </text:p>
          </table:table-cell>
          <table:table-cell/>
          <table:table-cell table:formula="of:=RIGHT(TRIM([.E93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Pedro</text:p>
          </table:table-cell>
          <table:table-cell office:value-type="string" calcext:value-type="string">
            <text:p>Iturmendi </text:p>
          </table:table-cell>
          <table:table-cell table:number-columns-repeated="2"/>
          <table:table-cell table:formula="of:=RIGHT(TRIM([.E937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Astitz </text:p>
          </table:table-cell>
          <table:table-cell/>
          <table:table-cell table:formula="of:=RIGHT(TRIM([.E93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Muguiro </text:p>
          </table:table-cell>
          <table:table-cell/>
          <table:table-cell table:formula="of:=RIGHT(TRIM([.E93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Larrainzar </text:p>
          </table:table-cell>
          <table:table-cell/>
          <table:table-cell table:formula="of:=RIGHT(TRIM([.E94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Pedro</text:p>
          </table:table-cell>
          <table:table-cell office:value-type="string" calcext:value-type="string">
            <text:p>Urdiain </text:p>
          </table:table-cell>
          <table:table-cell table:number-columns-repeated="2"/>
          <table:table-cell table:formula="of:=RIGHT(TRIM([.E941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Román</text:p>
          </table:table-cell>
          <table:table-cell office:value-type="string" calcext:value-type="string">
            <text:p>Ezcabarte </text:p>
          </table:table-cell>
          <table:table-cell office:value-type="string" calcext:value-type="string">
            <text:p>Arre </text:p>
          </table:table-cell>
          <table:table-cell/>
          <table:table-cell table:formula="of:=RIGHT(TRIM([.E942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antiago</text:p>
          </table:table-cell>
          <table:table-cell office:value-type="string" calcext:value-type="string">
            <text:p>Ezcabarte </text:p>
          </table:table-cell>
          <table:table-cell office:value-type="string" calcext:value-type="string">
            <text:p>Oricain </text:p>
          </table:table-cell>
          <table:table-cell/>
          <table:table-cell table:formula="of:=RIGHT(TRIM([.E943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antiago</text:p>
          </table:table-cell>
          <table:table-cell office:value-type="string" calcext:value-type="string">
            <text:p>Puente La Reina </text:p>
          </table:table-cell>
          <table:table-cell table:number-columns-repeated="2"/>
          <table:table-cell table:formula="of:=RIGHT(TRIM([.E944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antiago</text:p>
          </table:table-cell>
          <table:table-cell office:value-type="string" calcext:value-type="string">
            <text:p>Araiz</text:p>
          </table:table-cell>
          <table:table-cell office:value-type="string" calcext:value-type="string">
            <text:p>Inza </text:p>
          </table:table-cell>
          <table:table-cell/>
          <table:table-cell table:formula="of:=RIGHT(TRIM([.E94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antiago</text:p>
          </table:table-cell>
          <table:table-cell office:value-type="string" calcext:value-type="string">
            <text:p>Bacaicoa </text:p>
          </table:table-cell>
          <table:table-cell table:number-columns-repeated="2"/>
          <table:table-cell table:formula="of:=RIGHT(TRIM([.E94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La Trinidad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Aguinaga </text:p>
          </table:table-cell>
          <table:table-cell/>
          <table:table-cell table:formula="of:=RIGHT(TRIM([.E947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Zamartze</text:p>
          </table:table-cell>
          <table:table-cell office:value-type="string" calcext:value-type="string">
            <text:p>Uharte – Araquil </text:p>
          </table:table-cell>
          <table:table-cell table:number-columns-repeated="2"/>
          <table:table-cell table:formula="of:=RIGHT(TRIM([.E94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ta. Barbara</text:p>
          </table:table-cell>
          <table:table-cell office:value-type="string" calcext:value-type="string">
            <text:p>Atez</text:p>
          </table:table-cell>
          <table:table-cell office:value-type="string" calcext:value-type="string">
            <text:p>Amalain </text:p>
          </table:table-cell>
          <table:table-cell/>
          <table:table-cell table:formula="of:=RIGHT(TRIM([.E94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ta. Eulalia</text:p>
          </table:table-cell>
          <table:table-cell office:value-type="string" calcext:value-type="string">
            <text:p>Juslapeña</text:p>
          </table:table-cell>
          <table:table-cell office:value-type="string" calcext:value-type="string">
            <text:p>Belzunce </text:p>
          </table:table-cell>
          <table:table-cell/>
          <table:table-cell table:formula="of:=RIGHT(TRIM([.E95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antos Juan y Pablo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Alli </text:p>
          </table:table-cell>
          <table:table-cell/>
          <table:table-cell table:formula="of:=RIGHT(TRIM([.E951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anta Krutz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Etxarri </text:p>
          </table:table-cell>
          <table:table-cell/>
          <table:table-cell table:formula="of:=RIGHT(TRIM([.E952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anta Lucia</text:p>
          </table:table-cell>
          <table:table-cell office:value-type="string" calcext:value-type="string">
            <text:p>Muruzabal </text:p>
          </table:table-cell>
          <table:table-cell table:number-columns-repeated="2"/>
          <table:table-cell table:formula="of:=RIGHT(TRIM([.E953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anta Maria</text:p>
          </table:table-cell>
          <table:table-cell office:value-type="string" calcext:value-type="string">
            <text:p>Etxarri Aranaz </text:p>
          </table:table-cell>
          <table:table-cell table:number-columns-repeated="2"/>
          <table:table-cell table:formula="of:=RIGHT(TRIM([.E954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anto Tomás</text:p>
          </table:table-cell>
          <table:table-cell office:value-type="string" calcext:value-type="string">
            <text:p>Odieta </text:p>
          </table:table-cell>
          <table:table-cell office:value-type="string" calcext:value-type="string">
            <text:p>Anocibar </text:p>
          </table:table-cell>
          <table:table-cell/>
          <table:table-cell table:formula="of:=RIGHT(TRIM([.E95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anto Tomás</text:p>
          </table:table-cell>
          <table:table-cell office:value-type="string" calcext:value-type="string">
            <text:p>Ollo </text:p>
          </table:table-cell>
          <table:table-cell table:number-columns-repeated="2"/>
          <table:table-cell table:formula="of:=RIGHT(TRIM([.E95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Ezcabarte </text:p>
          </table:table-cell>
          <table:table-cell office:value-type="string" calcext:value-type="string">
            <text:p>Arre </text:p>
          </table:table-cell>
          <table:table-cell/>
          <table:table-cell table:formula="of:=RIGHT(TRIM([.E957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Arrigorria</text:p>
          </table:table-cell>
          <table:table-cell office:value-type="string" calcext:value-type="string">
            <text:p>Zabalza </text:p>
          </table:table-cell>
          <table:table-cell office:value-type="string" calcext:value-type="string">
            <text:p>Arraiza </text:p>
          </table:table-cell>
          <table:table-cell/>
          <table:table-cell table:formula="of:=RIGHT(TRIM([.E95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Asiaran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Alli </text:p>
          </table:table-cell>
          <table:table-cell/>
          <table:table-cell table:formula="of:=RIGHT(TRIM([.E95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Herrian</text:p>
          </table:table-cell>
          <table:table-cell office:value-type="string" calcext:value-type="string">
            <text:p>Araiz</text:p>
          </table:table-cell>
          <table:table-cell office:value-type="string" calcext:value-type="string">
            <text:p>Arriba </text:p>
          </table:table-cell>
          <table:table-cell/>
          <table:table-cell table:formula="of:=RIGHT(TRIM([.E96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Cementerio</text:p>
          </table:table-cell>
          <table:table-cell office:value-type="string" calcext:value-type="string">
            <text:p>Odieta </text:p>
          </table:table-cell>
          <table:table-cell office:value-type="string" calcext:value-type="string">
            <text:p>Anocibar </text:p>
          </table:table-cell>
          <table:table-cell/>
          <table:table-cell table:formula="of:=RIGHT(TRIM([.E961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stos Ardantzeburu</text:p>
          </table:table-cell>
          <table:table-cell office:value-type="string" calcext:value-type="string">
            <text:p>Ollo </text:p>
          </table:table-cell>
          <table:table-cell office:value-type="string" calcext:value-type="string">
            <text:p>Anoz </text:p>
          </table:table-cell>
          <table:table-cell/>
          <table:table-cell table:formula="of:=RIGHT(TRIM([.E962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Capilla Del Carmen</text:p>
          </table:table-cell>
          <table:table-cell office:value-type="string" calcext:value-type="string">
            <text:p>Belascoain </text:p>
          </table:table-cell>
          <table:table-cell table:number-columns-repeated="2"/>
          <table:table-cell table:formula="of:=RIGHT(TRIM([.E963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Virgen de Aitziber</text:p>
          </table:table-cell>
          <table:table-cell office:value-type="string" calcext:value-type="string">
            <text:p>Urdiain </text:p>
          </table:table-cell>
          <table:table-cell table:number-columns-repeated="2"/>
          <table:table-cell table:formula="of:=RIGHT(TRIM([.E964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anta Cruz de Irigoyen</text:p>
          </table:table-cell>
          <table:table-cell office:value-type="string" calcext:value-type="string">
            <text:p>Betelu </text:p>
          </table:table-cell>
          <table:table-cell table:number-columns-repeated="2"/>
          <table:table-cell table:formula="of:=RIGHT(TRIM([.E96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El Milagro</text:p>
          </table:table-cell>
          <table:table-cell office:value-type="string" calcext:value-type="string">
            <text:p>Ciordia </text:p>
          </table:table-cell>
          <table:table-cell table:number-columns-repeated="2"/>
          <table:table-cell table:formula="of:=RIGHT(TRIM([.E96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El Rosario</text:p>
          </table:table-cell>
          <table:table-cell office:value-type="string" calcext:value-type="string">
            <text:p>Biurrun </text:p>
          </table:table-cell>
          <table:table-cell table:number-columns-repeated="2"/>
          <table:table-cell table:formula="of:=RIGHT(TRIM([.E967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El Rosario</text:p>
          </table:table-cell>
          <table:table-cell office:value-type="string" calcext:value-type="string">
            <text:p>Odieta </text:p>
          </table:table-cell>
          <table:table-cell office:value-type="string" calcext:value-type="string">
            <text:p>Guelbenzu </text:p>
          </table:table-cell>
          <table:table-cell/>
          <table:table-cell table:formula="of:=RIGHT(TRIM([.E96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Cereal en Leciaga</text:p>
          </table:table-cell>
          <table:table-cell office:value-type="string" calcext:value-type="string">
            <text:p>Odieta </text:p>
          </table:table-cell>
          <table:table-cell office:value-type="string" calcext:value-type="string">
            <text:p>Guelbenzu </text:p>
          </table:table-cell>
          <table:table-cell/>
          <table:table-cell table:formula="of:=RIGHT(TRIM([.E96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Andres Apostol</text:p>
          </table:table-cell>
          <table:table-cell office:value-type="string" calcext:value-type="string">
            <text:p>Atarrabia </text:p>
          </table:table-cell>
          <table:table-cell table:number-columns-repeated="2"/>
          <table:table-cell table:formula="of:=RIGHT(TRIM([.E97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Gaztanieta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Astitz </text:p>
          </table:table-cell>
          <table:table-cell/>
          <table:table-cell table:formula="of:=RIGHT(TRIM([.E971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Virgen Blanca</text:p>
          </table:table-cell>
          <table:table-cell office:value-type="string" calcext:value-type="string">
            <text:p>Ciriza </text:p>
          </table:table-cell>
          <table:table-cell table:number-columns-repeated="2"/>
          <table:table-cell table:formula="of:=RIGHT(TRIM([.E972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pastos – hasta Soro</text:p>
          </table:table-cell>
          <table:table-cell office:value-type="string" calcext:value-type="string">
            <text:p>Araiz</text:p>
          </table:table-cell>
          <table:table-cell office:value-type="string" calcext:value-type="string">
            <text:p>Inza </text:p>
          </table:table-cell>
          <table:table-cell/>
          <table:table-cell table:formula="of:=RIGHT(TRIM([.E973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Blas</text:p>
          </table:table-cell>
          <table:table-cell office:value-type="string" calcext:value-type="string">
            <text:p>Olza</text:p>
          </table:table-cell>
          <table:table-cell office:value-type="string" calcext:value-type="string">
            <text:p><text:s/></text:p>
          </table:table-cell>
          <table:table-cell/>
          <table:table-cell table:formula="of:=RIGHT(TRIM([.E974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Juan</text:p>
          </table:table-cell>
          <table:table-cell office:value-type="string" calcext:value-type="string">
            <text:p>Berrioplano </text:p>
          </table:table-cell>
          <table:table-cell office:value-type="string" calcext:value-type="string">
            <text:p>Oteiza </text:p>
          </table:table-cell>
          <table:table-cell/>
          <table:table-cell table:formula="of:=RIGHT(TRIM([.E97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Juan</text:p>
          </table:table-cell>
          <table:table-cell office:value-type="string" calcext:value-type="string">
            <text:p>Bacaicoa </text:p>
          </table:table-cell>
          <table:table-cell table:number-columns-repeated="2"/>
          <table:table-cell table:formula="of:=RIGHT(TRIM([.E97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Juan</text:p>
          </table:table-cell>
          <table:table-cell office:value-type="string" calcext:value-type="string">
            <text:p>Basaburua</text:p>
          </table:table-cell>
          <table:table-cell office:value-type="string" calcext:value-type="string">
            <text:p>Beruete </text:p>
          </table:table-cell>
          <table:table-cell/>
          <table:table-cell table:formula="of:=RIGHT(TRIM([.E977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Juan</text:p>
          </table:table-cell>
          <table:table-cell office:value-type="string" calcext:value-type="string">
            <text:p>Irañeta </text:p>
          </table:table-cell>
          <table:table-cell table:number-columns-repeated="2"/>
          <table:table-cell table:formula="of:=RIGHT(TRIM([.E97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Juan</text:p>
          </table:table-cell>
          <table:table-cell office:value-type="string" calcext:value-type="string">
            <text:p>Uharte – Araquil </text:p>
          </table:table-cell>
          <table:table-cell table:number-columns-repeated="2"/>
          <table:table-cell table:formula="of:=RIGHT(TRIM([.E97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Araquil</text:p>
          </table:table-cell>
          <table:table-cell office:value-type="string" calcext:value-type="string">
            <text:p>Izurdiaga </text:p>
          </table:table-cell>
          <table:table-cell/>
          <table:table-cell table:formula="of:=RIGHT(TRIM([.E98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Martin – Irura</text:p>
          </table:table-cell>
          <table:table-cell office:value-type="string" calcext:value-type="string">
            <text:p>Ergoyena</text:p>
          </table:table-cell>
          <table:table-cell office:value-type="string" calcext:value-type="string">
            <text:p>Lizarraga </text:p>
          </table:table-cell>
          <table:table-cell/>
          <table:table-cell table:formula="of:=RIGHT(TRIM([.E981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arcela</text:p>
          </table:table-cell>
          <table:table-cell office:value-type="string" calcext:value-type="string">
            <text:p>Ansoain</text:p>
          </table:table-cell>
          <table:table-cell table:number-columns-repeated="2"/>
          <table:table-cell table:formula="of:=RIGHT(TRIM([.E982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Anibe</text:p>
          </table:table-cell>
          <table:table-cell office:value-type="string" calcext:value-type="string">
            <text:p>Larraun </text:p>
          </table:table-cell>
          <table:table-cell office:value-type="string" calcext:value-type="string">
            <text:p>Azpirotz </text:p>
          </table:table-cell>
          <table:table-cell/>
          <table:table-cell table:formula="of:=RIGHT(TRIM([.E983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Eunate</text:p>
          </table:table-cell>
          <table:table-cell office:value-type="string" calcext:value-type="string">
            <text:p>Muruzabal </text:p>
          </table:table-cell>
          <table:table-cell table:number-columns-repeated="2"/>
          <table:table-cell table:formula="of:=RIGHT(TRIM([.E984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– Goiticolanda</text:p>
          </table:table-cell>
          <table:table-cell office:value-type="string" calcext:value-type="string">
            <text:p>Basaburua</text:p>
          </table:table-cell>
          <table:table-cell office:value-type="string" calcext:value-type="string">
            <text:p>Oroquieta Erviti </text:p>
          </table:table-cell>
          <table:table-cell/>
          <table:table-cell table:formula="of:=RIGHT(TRIM([.E98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La Concepcion – Iturtxiqui</text:p>
          </table:table-cell>
          <table:table-cell office:value-type="string" calcext:value-type="string">
            <text:p>Etxarri Aranaz </text:p>
          </table:table-cell>
          <table:table-cell table:number-columns-repeated="2"/>
          <table:table-cell table:formula="of:=RIGHT(TRIM([.E98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paraje Gomazin</text:p>
          </table:table-cell>
          <table:table-cell office:value-type="string" calcext:value-type="string">
            <text:p>Puente La Reina </text:p>
          </table:table-cell>
          <table:table-cell table:number-columns-repeated="2"/>
          <table:table-cell table:formula="of:=RIGHT(TRIM([.E987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Zabal S. Pedro</text:p>
          </table:table-cell>
          <table:table-cell office:value-type="string" calcext:value-type="string">
            <text:p>Irañeta </text:p>
          </table:table-cell>
          <table:table-cell table:number-columns-repeated="2"/>
          <table:table-cell table:formula="of:=RIGHT(TRIM([.E98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El Salvador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Sarasa </text:p>
          </table:table-cell>
          <table:table-cell/>
          <table:table-cell table:formula="of:=RIGHT(TRIM([.E98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Tierras de labor junto a la Iglesia</text:p>
          </table:table-cell>
          <table:table-cell office:value-type="string" calcext:value-type="string">
            <text:p>Areso </text:p>
          </table:table-cell>
          <table:table-cell table:number-columns-repeated="2"/>
          <table:table-cell table:formula="of:=RIGHT(TRIM([.E99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Terreno Elizaberria</text:p>
          </table:table-cell>
          <table:table-cell office:value-type="string" calcext:value-type="string">
            <text:p>Olza </text:p>
          </table:table-cell>
          <table:table-cell office:value-type="string" calcext:value-type="string">
            <text:p>Izcue</text:p>
          </table:table-cell>
          <table:table-cell/>
          <table:table-cell table:formula="of:=RIGHT(TRIM([.E991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stos en Illalagorri</text:p>
          </table:table-cell>
          <table:table-cell office:value-type="string" calcext:value-type="string">
            <text:p>Juslapeña </text:p>
          </table:table-cell>
          <table:table-cell office:value-type="string" calcext:value-type="string">
            <text:p>Nuin </text:p>
          </table:table-cell>
          <table:table-cell/>
          <table:table-cell table:formula="of:=RIGHT(TRIM([.E992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stos en Illalagorri</text:p>
          </table:table-cell>
          <table:table-cell office:value-type="string" calcext:value-type="string">
            <text:p>Juslapeña </text:p>
          </table:table-cell>
          <table:table-cell office:value-type="string" calcext:value-type="string">
            <text:p>Nuin </text:p>
          </table:table-cell>
          <table:table-cell/>
          <table:table-cell table:formula="of:=RIGHT(TRIM([.E993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Vivienda Zamartzealde</text:p>
          </table:table-cell>
          <table:table-cell office:value-type="string" calcext:value-type="string">
            <text:p>Uharte – Araquil </text:p>
          </table:table-cell>
          <table:table-cell table:number-columns-repeated="2"/>
          <table:table-cell table:formula="of:=RIGHT(TRIM([.E994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Vivienda Zamartzealde</text:p>
          </table:table-cell>
          <table:table-cell office:value-type="string" calcext:value-type="string">
            <text:p>Uharte – Araquil </text:p>
          </table:table-cell>
          <table:table-cell table:number-columns-repeated="2"/>
          <table:table-cell table:formula="of:=RIGHT(TRIM([.E99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Anue </text:p>
          </table:table-cell>
          <table:table-cell office:value-type="string" calcext:value-type="string">
            <text:p>Olagüe </text:p>
          </table:table-cell>
          <table:table-cell/>
          <table:table-cell table:formula="of:=RIGHT(TRIM([.E99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Anue </text:p>
          </table:table-cell>
          <table:table-cell office:value-type="string" calcext:value-type="string">
            <text:p>Esain </text:p>
          </table:table-cell>
          <table:table-cell/>
          <table:table-cell table:formula="of:=RIGHT(TRIM([.E997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Ezcabarte</text:p>
          </table:table-cell>
          <table:table-cell office:value-type="string" calcext:value-type="string">
            <text:p>Orrio </text:p>
          </table:table-cell>
          <table:table-cell/>
          <table:table-cell table:formula="of:=RIGHT(TRIM([.E99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Galar </text:p>
          </table:table-cell>
          <table:table-cell office:value-type="string" calcext:value-type="string">
            <text:p>Subiza </text:p>
          </table:table-cell>
          <table:table-cell/>
          <table:table-cell table:formula="of:=RIGHT(TRIM([.E99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Ochovi </text:p>
          </table:table-cell>
          <table:table-cell/>
          <table:table-cell table:formula="of:=RIGHT(TRIM([.E100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Juslapeña </text:p>
          </table:table-cell>
          <table:table-cell office:value-type="string" calcext:value-type="string">
            <text:p>Aristregui </text:p>
          </table:table-cell>
          <table:table-cell/>
          <table:table-cell table:formula="of:=RIGHT(TRIM([.E1001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Obanos </text:p>
          </table:table-cell>
          <table:table-cell table:number-columns-repeated="2"/>
          <table:table-cell table:formula="of:=RIGHT(TRIM([.E1002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Odieta </text:p>
          </table:table-cell>
          <table:table-cell office:value-type="string" calcext:value-type="string">
            <text:p>Ostiz </text:p>
          </table:table-cell>
          <table:table-cell/>
          <table:table-cell table:formula="of:=RIGHT(TRIM([.E1003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Olza </text:p>
          </table:table-cell>
          <table:table-cell office:value-type="string" calcext:value-type="string">
            <text:p>Arazuri </text:p>
          </table:table-cell>
          <table:table-cell/>
          <table:table-cell table:formula="of:=RIGHT(TRIM([.E1004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Araiz</text:p>
          </table:table-cell>
          <table:table-cell office:value-type="string" calcext:value-type="string">
            <text:p>Atallo </text:p>
          </table:table-cell>
          <table:table-cell/>
          <table:table-cell table:formula="of:=RIGHT(TRIM([.E100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Araquil</text:p>
          </table:table-cell>
          <table:table-cell office:value-type="string" calcext:value-type="string">
            <text:p>Izurdiaga </text:p>
          </table:table-cell>
          <table:table-cell/>
          <table:table-cell table:formula="of:=RIGHT(TRIM([.E100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Iribas </text:p>
          </table:table-cell>
          <table:table-cell/>
          <table:table-cell table:formula="of:=RIGHT(TRIM([.E1007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Lekunberri </text:p>
          </table:table-cell>
          <table:table-cell/>
          <table:table-cell table:formula="of:=RIGHT(TRIM([.E100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Madoz </text:p>
          </table:table-cell>
          <table:table-cell/>
          <table:table-cell table:formula="of:=RIGHT(TRIM([.E100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Aldabe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Ilarregui </text:p>
          </table:table-cell>
          <table:table-cell/>
          <table:table-cell table:formula="of:=RIGHT(TRIM([.E101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anta Agueda</text:p>
          </table:table-cell>
          <table:table-cell office:value-type="string" calcext:value-type="string">
            <text:p>Berrioplano </text:p>
          </table:table-cell>
          <table:table-cell office:value-type="string" calcext:value-type="string">
            <text:p>Aizoain</text:p>
          </table:table-cell>
          <table:table-cell/>
          <table:table-cell table:formula="of:=RIGHT(TRIM([.E1011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anta Agueda</text:p>
          </table:table-cell>
          <table:table-cell office:value-type="string" calcext:value-type="string">
            <text:p>Legarda </text:p>
          </table:table-cell>
          <table:table-cell table:number-columns-repeated="2"/>
          <table:table-cell table:formula="of:=RIGHT(TRIM([.E1012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Solar S. Anton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Madoz </text:p>
          </table:table-cell>
          <table:table-cell/>
          <table:table-cell table:formula="of:=RIGHT(TRIM([.E1013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Purificación</text:p>
          </table:table-cell>
          <table:table-cell office:value-type="string" calcext:value-type="string">
            <text:p>Berrioplano </text:p>
          </table:table-cell>
          <table:table-cell table:number-columns-repeated="2"/>
          <table:table-cell table:formula="of:=RIGHT(TRIM([.E1014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Purificación</text:p>
          </table:table-cell>
          <table:table-cell office:value-type="string" calcext:value-type="string">
            <text:p>Berrioplano </text:p>
          </table:table-cell>
          <table:table-cell office:value-type="string" calcext:value-type="string">
            <text:p>Elcarte </text:p>
          </table:table-cell>
          <table:table-cell/>
          <table:table-cell table:formula="of:=RIGHT(TRIM([.E101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Purificación</text:p>
          </table:table-cell>
          <table:table-cell office:value-type="string" calcext:value-type="string">
            <text:p>Ezcabarte </text:p>
          </table:table-cell>
          <table:table-cell office:value-type="string" calcext:value-type="string">
            <text:p>Anoz </text:p>
          </table:table-cell>
          <table:table-cell/>
          <table:table-cell table:formula="of:=RIGHT(TRIM([.E101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Orrio Solar</text:p>
          </table:table-cell>
          <table:table-cell office:value-type="string" calcext:value-type="string">
            <text:p>Ezcabarte </text:p>
          </table:table-cell>
          <table:table-cell table:number-columns-repeated="2"/>
          <table:table-cell table:formula="of:=RIGHT(TRIM([.E1017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pastos Kaskallu</text:p>
          </table:table-cell>
          <table:table-cell office:value-type="string" calcext:value-type="string">
            <text:p>Araquil</text:p>
          </table:table-cell>
          <table:table-cell office:value-type="string" calcext:value-type="string">
            <text:p>Aizcorbe </text:p>
          </table:table-cell>
          <table:table-cell/>
          <table:table-cell table:formula="of:=RIGHT(TRIM([.E101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Antonio</text:p>
          </table:table-cell>
          <table:table-cell office:value-type="string" calcext:value-type="string">
            <text:p>Lakuntza </text:p>
          </table:table-cell>
          <table:table-cell table:number-columns-repeated="2"/>
          <table:table-cell table:formula="of:=RIGHT(TRIM([.E101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Anue </text:p>
          </table:table-cell>
          <table:table-cell office:value-type="string" calcext:value-type="string">
            <text:p>Etulain </text:p>
          </table:table-cell>
          <table:table-cell/>
          <table:table-cell table:formula="of:=RIGHT(TRIM([.E102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. Esteban</text:p>
          </table:table-cell>
          <table:table-cell office:value-type="string" calcext:value-type="string">
            <text:p>Añorbe </text:p>
          </table:table-cell>
          <table:table-cell table:number-columns-repeated="2"/>
          <table:table-cell table:formula="of:=RIGHT(TRIM([.E1021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Berrioplano </text:p>
          </table:table-cell>
          <table:table-cell office:value-type="string" calcext:value-type="string">
            <text:p>Larragüeta </text:p>
          </table:table-cell>
          <table:table-cell/>
          <table:table-cell table:formula="of:=RIGHT(TRIM([.E1022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Berriozar </text:p>
          </table:table-cell>
          <table:table-cell table:number-columns-repeated="2"/>
          <table:table-cell table:formula="of:=RIGHT(TRIM([.E1023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Echarri</text:p>
          </table:table-cell>
          <table:table-cell table:number-columns-repeated="2"/>
          <table:table-cell table:formula="of:=RIGHT(TRIM([.E1024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Ezcabarte </text:p>
          </table:table-cell>
          <table:table-cell office:value-type="string" calcext:value-type="string">
            <text:p>Eusa </text:p>
          </table:table-cell>
          <table:table-cell/>
          <table:table-cell table:formula="of:=RIGHT(TRIM([.E102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Ezcabarte </text:p>
          </table:table-cell>
          <table:table-cell office:value-type="string" calcext:value-type="string">
            <text:p>Cildoz </text:p>
          </table:table-cell>
          <table:table-cell/>
          <table:table-cell table:formula="of:=RIGHT(TRIM([.E102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Galar </text:p>
          </table:table-cell>
          <table:table-cell office:value-type="string" calcext:value-type="string">
            <text:p>Esparza </text:p>
          </table:table-cell>
          <table:table-cell/>
          <table:table-cell table:formula="of:=RIGHT(TRIM([.E1027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Sarasate </text:p>
          </table:table-cell>
          <table:table-cell/>
          <table:table-cell table:formula="of:=RIGHT(TRIM([.E102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Juslapeña </text:p>
          </table:table-cell>
          <table:table-cell office:value-type="string" calcext:value-type="string">
            <text:p>Larrayoz </text:p>
          </table:table-cell>
          <table:table-cell/>
          <table:table-cell table:formula="of:=RIGHT(TRIM([.E102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Muruzabal </text:p>
          </table:table-cell>
          <table:table-cell table:number-columns-repeated="2"/>
          <table:table-cell table:formula="of:=RIGHT(TRIM([.E103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Odieta </text:p>
          </table:table-cell>
          <table:table-cell office:value-type="string" calcext:value-type="string">
            <text:p>Gascue </text:p>
          </table:table-cell>
          <table:table-cell/>
          <table:table-cell table:formula="of:=RIGHT(TRIM([.E1031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Ollo </text:p>
          </table:table-cell>
          <table:table-cell office:value-type="string" calcext:value-type="string">
            <text:p>Ilzarbe </text:p>
          </table:table-cell>
          <table:table-cell/>
          <table:table-cell table:formula="of:=RIGHT(TRIM([.E1032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Araiz</text:p>
          </table:table-cell>
          <table:table-cell office:value-type="string" calcext:value-type="string">
            <text:p>Azcárate </text:p>
          </table:table-cell>
          <table:table-cell/>
          <table:table-cell table:formula="of:=RIGHT(TRIM([.E1033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Araquil</text:p>
          </table:table-cell>
          <table:table-cell office:value-type="string" calcext:value-type="string">
            <text:p>Yabar </text:p>
          </table:table-cell>
          <table:table-cell/>
          <table:table-cell table:formula="of:=RIGHT(TRIM([.E1034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Atez</text:p>
          </table:table-cell>
          <table:table-cell office:value-type="string" calcext:value-type="string">
            <text:p>Ciganda </text:p>
          </table:table-cell>
          <table:table-cell/>
          <table:table-cell table:formula="of:=RIGHT(TRIM([.E103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Imoz</text:p>
          </table:table-cell>
          <table:table-cell office:value-type="string" calcext:value-type="string">
            <text:p>Etxaleku </text:p>
          </table:table-cell>
          <table:table-cell/>
          <table:table-cell table:formula="of:=RIGHT(TRIM([.E103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Azpirotz </text:p>
          </table:table-cell>
          <table:table-cell/>
          <table:table-cell table:formula="of:=RIGHT(TRIM([.E1037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Alcotz </text:p>
          </table:table-cell>
          <table:table-cell/>
          <table:table-cell table:formula="of:=RIGHT(TRIM([.E103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Elso </text:p>
          </table:table-cell>
          <table:table-cell/>
          <table:table-cell table:formula="of:=RIGHT(TRIM([.E103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Lorenzo</text:p>
          </table:table-cell>
          <table:table-cell office:value-type="string" calcext:value-type="string">
            <text:p>Ezcabarte </text:p>
          </table:table-cell>
          <table:table-cell office:value-type="string" calcext:value-type="string">
            <text:p>Azoz </text:p>
          </table:table-cell>
          <table:table-cell/>
          <table:table-cell table:formula="of:=RIGHT(TRIM([.E104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Lorenzo</text:p>
          </table:table-cell>
          <table:table-cell office:value-type="string" calcext:value-type="string">
            <text:p>Juslapeña </text:p>
          </table:table-cell>
          <table:table-cell office:value-type="string" calcext:value-type="string">
            <text:p>Osinaga </text:p>
          </table:table-cell>
          <table:table-cell/>
          <table:table-cell table:formula="of:=RIGHT(TRIM([.E1041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. Lorenzo</text:p>
          </table:table-cell>
          <table:table-cell office:value-type="string" calcext:value-type="string">
            <text:p>Obanos</text:p>
          </table:table-cell>
          <table:table-cell office:value-type="string" calcext:value-type="string">
            <text:p><text:s/></text:p>
          </table:table-cell>
          <table:table-cell/>
          <table:table-cell table:formula="of:=RIGHT(TRIM([.E1042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Lorenzo</text:p>
          </table:table-cell>
          <table:table-cell office:value-type="string" calcext:value-type="string">
            <text:p>Olaibar </text:p>
          </table:table-cell>
          <table:table-cell office:value-type="string" calcext:value-type="string">
            <text:p>Zandio </text:p>
          </table:table-cell>
          <table:table-cell/>
          <table:table-cell table:formula="of:=RIGHT(TRIM([.E1043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Lorenzo</text:p>
          </table:table-cell>
          <table:table-cell office:value-type="string" calcext:value-type="string">
            <text:p>Olza </text:p>
          </table:table-cell>
          <table:table-cell office:value-type="string" calcext:value-type="string">
            <text:p>Lizasoain </text:p>
          </table:table-cell>
          <table:table-cell/>
          <table:table-cell table:formula="of:=RIGHT(TRIM([.E1044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Lorenzo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Oderiz </text:p>
          </table:table-cell>
          <table:table-cell/>
          <table:table-cell table:formula="of:=RIGHT(TRIM([.E104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Lorenzo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Guerendiain </text:p>
          </table:table-cell>
          <table:table-cell/>
          <table:table-cell table:formula="of:=RIGHT(TRIM([.E104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celo</text:p>
          </table:table-cell>
          <table:table-cell office:value-type="string" calcext:value-type="string">
            <text:p>Berrioplano </text:p>
          </table:table-cell>
          <table:table-cell office:value-type="string" calcext:value-type="string">
            <text:p>Artica </text:p>
          </table:table-cell>
          <table:table-cell/>
          <table:table-cell table:formula="of:=RIGHT(TRIM([.E1047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arcelo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Elzaburu </text:p>
          </table:table-cell>
          <table:table-cell/>
          <table:table-cell table:formula="of:=RIGHT(TRIM([.E104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Nicolás</text:p>
          </table:table-cell>
          <table:table-cell office:value-type="string" calcext:value-type="string">
            <text:p>Olaibar </text:p>
          </table:table-cell>
          <table:table-cell office:value-type="string" calcext:value-type="string">
            <text:p>Enderiz </text:p>
          </table:table-cell>
          <table:table-cell/>
          <table:table-cell table:formula="of:=RIGHT(TRIM([.E104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. Nicolás</text:p>
          </table:table-cell>
          <table:table-cell office:value-type="string" calcext:value-type="string">
            <text:p>Uterga </text:p>
          </table:table-cell>
          <table:table-cell table:number-columns-repeated="2"/>
          <table:table-cell table:formula="of:=RIGHT(TRIM([.E105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Pedroko</text:p>
          </table:table-cell>
          <table:table-cell office:value-type="string" calcext:value-type="string">
            <text:p>Arruazu </text:p>
          </table:table-cell>
          <table:table-cell table:number-columns-repeated="2"/>
          <table:table-cell table:formula="of:=RIGHT(TRIM([.E1051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Vicente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Larumbe </text:p>
          </table:table-cell>
          <table:table-cell/>
          <table:table-cell table:formula="of:=RIGHT(TRIM([.E1052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Vicente</text:p>
          </table:table-cell>
          <table:table-cell office:value-type="string" calcext:value-type="string">
            <text:p>Araquil</text:p>
          </table:table-cell>
          <table:table-cell office:value-type="string" calcext:value-type="string">
            <text:p>Etxarren </text:p>
          </table:table-cell>
          <table:table-cell/>
          <table:table-cell table:formula="of:=RIGHT(TRIM([.E1053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Vicente</text:p>
          </table:table-cell>
          <table:table-cell office:value-type="string" calcext:value-type="string">
            <text:p>Uharte – Araquil </text:p>
          </table:table-cell>
          <table:table-cell table:number-columns-repeated="2"/>
          <table:table-cell table:formula="of:=RIGHT(TRIM([.E1054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Santa Cruz</text:p>
          </table:table-cell>
          <table:table-cell office:value-type="string" calcext:value-type="string">
            <text:p>Lanz </text:p>
          </table:table-cell>
          <table:table-cell table:number-columns-repeated="2"/>
          <table:table-cell table:formula="of:=RIGHT(TRIM([.E105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La Santa Cruz</text:p>
          </table:table-cell>
          <table:table-cell office:value-type="string" calcext:value-type="string">
            <text:p>Areso </text:p>
          </table:table-cell>
          <table:table-cell table:number-columns-repeated="2"/>
          <table:table-cell table:formula="of:=RIGHT(TRIM([.E105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pastos – hasta Sorobe</text:p>
          </table:table-cell>
          <table:table-cell office:value-type="string" calcext:value-type="string">
            <text:p>Araiz</text:p>
          </table:table-cell>
          <table:table-cell office:value-type="string" calcext:value-type="string">
            <text:p>Inza </text:p>
          </table:table-cell>
          <table:table-cell/>
          <table:table-cell table:formula="of:=RIGHT(TRIM([.E1057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ta. Krutz</text:p>
          </table:table-cell>
          <table:table-cell office:value-type="string" calcext:value-type="string">
            <text:p>Leitza </text:p>
          </table:table-cell>
          <table:table-cell table:number-columns-repeated="2"/>
          <table:table-cell table:formula="of:=RIGHT(TRIM([.E105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ta. Lucia</text:p>
          </table:table-cell>
          <table:table-cell office:value-type="string" calcext:value-type="string">
            <text:p>Uharte – Araquil </text:p>
          </table:table-cell>
          <table:table-cell table:number-columns-repeated="2"/>
          <table:table-cell table:formula="of:=RIGHT(TRIM([.E105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ta. Lucia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Elso </text:p>
          </table:table-cell>
          <table:table-cell/>
          <table:table-cell table:formula="of:=RIGHT(TRIM([.E106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ta. Maria</text:p>
          </table:table-cell>
          <table:table-cell office:value-type="string" calcext:value-type="string">
            <text:p>Araquil</text:p>
          </table:table-cell>
          <table:table-cell office:value-type="string" calcext:value-type="string">
            <text:p>Etxeberri </text:p>
          </table:table-cell>
          <table:table-cell/>
          <table:table-cell table:formula="of:=RIGHT(TRIM([.E1061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ta. Maria</text:p>
          </table:table-cell>
          <table:table-cell office:value-type="string" calcext:value-type="string">
            <text:p>Arbizu </text:p>
          </table:table-cell>
          <table:table-cell table:number-columns-repeated="2"/>
          <table:table-cell table:formula="of:=RIGHT(TRIM([.E1062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rado</text:p>
          </table:table-cell>
          <table:table-cell office:value-type="string" calcext:value-type="string">
            <text:p>Odieta </text:p>
          </table:table-cell>
          <table:table-cell office:value-type="string" calcext:value-type="string">
            <text:p>Ostiz </text:p>
          </table:table-cell>
          <table:table-cell/>
          <table:table-cell table:formula="of:=RIGHT(TRIM([.E1063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Odieta </text:p>
          </table:table-cell>
          <table:table-cell office:value-type="string" calcext:value-type="string">
            <text:p>Ostiz </text:p>
          </table:table-cell>
          <table:table-cell/>
          <table:table-cell table:formula="of:=RIGHT(TRIM([.E1064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Aitzaga</text:p>
          </table:table-cell>
          <table:table-cell office:value-type="string" calcext:value-type="string">
            <text:p>Iturmendi </text:p>
          </table:table-cell>
          <table:table-cell table:number-columns-repeated="2"/>
          <table:table-cell table:formula="of:=RIGHT(TRIM([.E106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Aldabea</text:p>
          </table:table-cell>
          <table:table-cell office:value-type="string" calcext:value-type="string">
            <text:p>Arbizu </text:p>
          </table:table-cell>
          <table:table-cell table:number-columns-repeated="2"/>
          <table:table-cell table:formula="of:=RIGHT(TRIM([.E106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anta Barbara</text:p>
          </table:table-cell>
          <table:table-cell office:value-type="string" calcext:value-type="string">
            <text:p>Ucar </text:p>
          </table:table-cell>
          <table:table-cell table:number-columns-repeated="2"/>
          <table:table-cell table:formula="of:=RIGHT(TRIM([.E1067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anta Bárbara</text:p>
          </table:table-cell>
          <table:table-cell office:value-type="string" calcext:value-type="string">
            <text:p>Legarda </text:p>
          </table:table-cell>
          <table:table-cell table:number-columns-repeated="2"/>
          <table:table-cell table:formula="of:=RIGHT(TRIM([.E106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anta Eulalia</text:p>
          </table:table-cell>
          <table:table-cell office:value-type="string" calcext:value-type="string">
            <text:p>Berrioplano </text:p>
          </table:table-cell>
          <table:table-cell office:value-type="string" calcext:value-type="string">
            <text:p>Berriosuso </text:p>
          </table:table-cell>
          <table:table-cell/>
          <table:table-cell table:formula="of:=RIGHT(TRIM([.E106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anta Eulalia</text:p>
          </table:table-cell>
          <table:table-cell office:value-type="string" calcext:value-type="string">
            <text:p>Echauri </text:p>
          </table:table-cell>
          <table:table-cell table:number-columns-repeated="2"/>
          <table:table-cell table:formula="of:=RIGHT(TRIM([.E107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anta Eulalia</text:p>
          </table:table-cell>
          <table:table-cell office:value-type="string" calcext:value-type="string">
            <text:p>Ezcabarte </text:p>
          </table:table-cell>
          <table:table-cell office:value-type="string" calcext:value-type="string">
            <text:p>Ezcaba </text:p>
          </table:table-cell>
          <table:table-cell/>
          <table:table-cell table:formula="of:=RIGHT(TRIM([.E1071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anta Eulalia</text:p>
          </table:table-cell>
          <table:table-cell office:value-type="string" calcext:value-type="string">
            <text:p>Olza </text:p>
          </table:table-cell>
          <table:table-cell office:value-type="string" calcext:value-type="string">
            <text:p>Izcue </text:p>
          </table:table-cell>
          <table:table-cell/>
          <table:table-cell table:formula="of:=RIGHT(TRIM([.E1072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Legarra</text:p>
          </table:table-cell>
          <table:table-cell office:value-type="string" calcext:value-type="string">
            <text:p>Olza </text:p>
          </table:table-cell>
          <table:table-cell office:value-type="string" calcext:value-type="string">
            <text:p>Lizasoain </text:p>
          </table:table-cell>
          <table:table-cell/>
          <table:table-cell table:formula="of:=RIGHT(TRIM([.E1073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. Blas</text:p>
          </table:table-cell>
          <table:table-cell office:value-type="string" calcext:value-type="string">
            <text:p>Muruzabal</text:p>
          </table:table-cell>
          <table:table-cell table:number-columns-repeated="2"/>
          <table:table-cell table:formula="of:=RIGHT(TRIM([.E1074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José</text:p>
          </table:table-cell>
          <table:table-cell office:value-type="string" calcext:value-type="string">
            <text:p>Atez</text:p>
          </table:table-cell>
          <table:table-cell office:value-type="string" calcext:value-type="string">
            <text:p>Eguaras </text:p>
          </table:table-cell>
          <table:table-cell/>
          <table:table-cell table:formula="of:=RIGHT(TRIM([.E107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. Juan</text:p>
          </table:table-cell>
          <table:table-cell office:value-type="string" calcext:value-type="string">
            <text:p>Añorbe</text:p>
          </table:table-cell>
          <table:table-cell office:value-type="string" calcext:value-type="string">
            <text:p><text:s/></text:p>
          </table:table-cell>
          <table:table-cell/>
          <table:table-cell table:formula="of:=RIGHT(TRIM([.E107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. Juan</text:p>
          </table:table-cell>
          <table:table-cell office:value-type="string" calcext:value-type="string">
            <text:p>Odieta </text:p>
          </table:table-cell>
          <table:table-cell office:value-type="string" calcext:value-type="string">
            <text:p>Guendulain </text:p>
          </table:table-cell>
          <table:table-cell/>
          <table:table-cell table:formula="of:=RIGHT(TRIM([.E1077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Juan</text:p>
          </table:table-cell>
          <table:table-cell office:value-type="string" calcext:value-type="string">
            <text:p>Urdiain </text:p>
          </table:table-cell>
          <table:table-cell table:number-columns-repeated="2"/>
          <table:table-cell table:formula="of:=RIGHT(TRIM([.E1078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anto Domingo</text:p>
          </table:table-cell>
          <table:table-cell office:value-type="string" calcext:value-type="string">
            <text:p>Eneriz </text:p>
          </table:table-cell>
          <table:table-cell table:number-columns-repeated="2"/>
          <table:table-cell table:formula="of:=RIGHT(TRIM([.E1079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Antonio Abad</text:p>
          </table:table-cell>
          <table:table-cell office:value-type="string" calcext:value-type="string">
            <text:p>Araquil</text:p>
          </table:table-cell>
          <table:table-cell office:value-type="string" calcext:value-type="string">
            <text:p>Eguiarreta </text:p>
          </table:table-cell>
          <table:table-cell/>
          <table:table-cell table:formula="of:=RIGHT(TRIM([.E1080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Simon y S. Judas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Lizaso </text:p>
          </table:table-cell>
          <table:table-cell/>
          <table:table-cell table:formula="of:=RIGHT(TRIM([.E1081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Cubierto</text:p>
          </table:table-cell>
          <table:table-cell office:value-type="string" calcext:value-type="string">
            <text:p>Ezcabarte </text:p>
          </table:table-cell>
          <table:table-cell office:value-type="string" calcext:value-type="string">
            <text:p>Cildoz </text:p>
          </table:table-cell>
          <table:table-cell/>
          <table:table-cell table:formula="of:=RIGHT(TRIM([.E1082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Zamarzalde</text:p>
          </table:table-cell>
          <table:table-cell office:value-type="string" calcext:value-type="string">
            <text:p>Uharte – Araquil </text:p>
          </table:table-cell>
          <table:table-cell table:number-columns-repeated="2"/>
          <table:table-cell table:formula="of:=RIGHT(TRIM([.E1083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Zamarzalde</text:p>
          </table:table-cell>
          <table:table-cell office:value-type="string" calcext:value-type="string">
            <text:p>Uharte – Araquil </text:p>
          </table:table-cell>
          <table:table-cell table:number-columns-repeated="2"/>
          <table:table-cell table:formula="of:=RIGHT(TRIM([.E1084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Zamarzalde</text:p>
          </table:table-cell>
          <table:table-cell office:value-type="string" calcext:value-type="string">
            <text:p>Uharte – Araquil </text:p>
          </table:table-cell>
          <table:table-cell table:number-columns-repeated="2"/>
          <table:table-cell table:formula="of:=RIGHT(TRIM([.E1085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Zamarzalde</text:p>
          </table:table-cell>
          <table:table-cell office:value-type="string" calcext:value-type="string">
            <text:p>Uharte – Araquil </text:p>
          </table:table-cell>
          <table:table-cell table:number-columns-repeated="2"/>
          <table:table-cell table:formula="of:=RIGHT(TRIM([.E1086]);4)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Zamarzalde</text:p>
          </table:table-cell>
          <table:table-cell office:value-type="string" calcext:value-type="string">
            <text:p>Uharte – Araquil </text:p>
          </table:table-cell>
          <table:table-cell table:number-columns-repeated="2"/>
          <table:table-cell table:formula="of:=RIGHT(TRIM([.E1087]);4)">
            <text:p/>
          </table:table-cell>
          <table:table-cell table:number-columns-repeated="1018"/>
        </table:table-row>
      </table:table>
      <table:table table:name="AboutTheData" table:style-name="ta3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bout the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table:style-name="ce17" office:value-type="string" calcext:value-type="string">
            <text:p>EL ARZOBISPADO DE PAMPLONA Y OBISPADO DE TUDELA HAN INMATRICULADO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DESDE 1998 A 2007 LOS INMUEBLES QUE A CONTINUACION SE DESCRIB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6">
          <table:table-cell table:style-name="ce18" office:value-type="string" calcext:value-type="string">
            <text:p><text:a xlink:href="http://plataforma-ekimena.org/?page_id=215&amp;page=1" xlink:type="simple">http://plataforma-ekimena.org/?page_id=215&amp;page=1</text:a></text:p>
          </table:table-cell>
          <table:table-cell table:number-columns-repeated="1023"/>
        </table:table-row>
        <table:table-row table:style-name="ro6">
          <table:table-cell table:style-name="ce18" office:value-type="string" calcext:value-type="string">
            <text:p><text:a xlink:href="http://plataforma-ekimena.org/?page_id=215&amp;page=2" xlink:type="simple">http://plataforma-ekimena.org/?page_id=215&amp;page=2</text:a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text> 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text> 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s" number:country="ES">
      <number:minutes number:style="long"/>
      <number:text>:</number:text>
      <number:seconds number:style="long"/>
    </number:time-style>
    <number:time-style style:name="N10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s" number:country="ES">
      <number:minutes number:style="long"/>
      <number:text>:</number:text>
      <number:seconds number:style="long" number:decimal-places="1"/>
    </number:time-style>
    <number:number-style style:name="N10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Campo_20_de_20_la_20_tabla_20_dinámica" style:display-name="Excel Built-in Excel Built-in Campo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Excel_20_Built-in_20_Categoría_20_de_20_la_20_tabla_20_dinámica" style:display-name="Excel Built-in Excel Built-in Categoría de la tabla dinámica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Excel_20_Built-in_20_Esquina_20_de_20_la_20_tabla_20_dinámica" style:display-name="Excel Built-in Excel Built-in Esquina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Excel_20_Built-in_20_Resultado_20_de_20_la_20_tabla_20_dinámica" style:display-name="Excel Built-in Excel Built-in Resultado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cel_20_Built-in_20_Título_20_de_20_la_20_tabla_20_dinámica" style:display-name="Excel Built-in Excel Built-in Título de la tabla dinámica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cel_20_Built-in_20_Valor_20_de_20_la_20_tabla_20_dinámica" style:display-name="Excel Built-in Excel Built-in Valor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 style:data-style-name="N2" text:time-value="22:03:45.7013593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ivotTableAnalysis" style:display-name="PageStyle_PivotTableAnaly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urchProperty1998-2007" style:display-name="PageStyle_ChurchProperty1998-200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outTheData" style:display-name="PageStyle_AboutThe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22:05:57.648860390</dc:date>
    <meta:generator>LibreOffice/4.2.7.2$Linux_X86_64 LibreOffice_project/420m0$Build-2</meta:generator>
    <meta:editing-duration>PT16H58M35S</meta:editing-duration>
    <meta:editing-cycles>146</meta:editing-cycles>
    <dc:creator>Alberto Labarga</dc:creator>
    <meta:document-statistic meta:table-count="3" meta:cell-count="56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150" chart:reverse-direction="false" text:line-break="false" chart:link-data-style-to-source="tru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3.419cm" svg:height="7.643cm" xlink:href=".." xlink:type="simple" chart:class="chart:bar" chart:style-name="ch1">
        <chart:title svg:x="5.761cm" svg:y="0.287cm" chart:style-name="ch2">
          <text:p>Total</text:p>
        </chart:title>
        <chart:legend chart:legend-position="end" svg:x="11.182cm" svg:y="3.522cm" style:legend-expansion="high" chart:style-name="ch3"/>
        <chart:plot-area chart:style-name="ch4" table:cell-range-address="PivotTableAnalysis.A4:PivotTableAnalysis.A21 PivotTableAnalysis.B3:PivotTableAnalysis.B3" chart:data-source-has-labels="both" svg:x="0.268cm" svg:y="1.59cm" svg:width="10.646cm" svg:height="5.901cm">
          <chartooo:coordinate-region svg:x="0.889cm" svg:y="1.789cm" svg:width="10.025cm" svg:height="4.536cm"/>
          <chart:axis chart:dimension="x" chart:name="primary-x" chart:style-name="ch5" chartooo:axis-type="auto">
            <chartooo:date-scale/>
            <chart:categories table:cell-range-address="PivotTableAnalysis.A4:PivotTableAnalysis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ivotTableAnalysis.A4:PivotTableAnalysis.A21" chart:label-cell-address="PivotTableAnalysis.B3:PivotTableAnalysis.B3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ivotTableAnalysis.B3:PivotTableAnalysis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8</text:p>
                <draw:g>
                  <svg:desc>PivotTableAnalysis.A4:PivotTableAnalysis.A21</svg:desc>
                </draw:g>
              </table:table-cell>
              <table:table-cell office:value-type="float" office:value="NaN">
                <text:p>NaN</text:p>
                <draw:g>
                  <svg:desc>PivotTableAnalysis.A4:PivotTableAnalysis.A21</svg:desc>
                </draw:g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T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tal Resultado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